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2.46062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02Empleados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IdEmp</text:p>
          </table:table-cell>
          <table:table-cell office:value-type="string" table:style-name="ce1">
            <text:p>DescEmp</text:p>
          </table:table-cell>
          <table:table-cell office:value-type="string" table:style-name="ce1">
            <text:p>IdOfna</text:p>
          </table:table-cell>
          <table:table-cell office:value-type="string" table:style-name="ce1">
            <text:p>Clave</text:p>
          </table:table-cell>
          <table:table-cell office:value-type="string" table:style-name="ce1">
            <text:p>Nivel</text:p>
          </table:table-cell>
          <table:table-cell office:value-type="string" table:style-name="ce1">
            <text:p>RFC</text:p>
          </table:table-cell>
          <table:table-cell office:value-type="string" table:style-name="ce1">
            <text:p>Plaza</text:p>
          </table:table-cell>
          <table:table-cell office:value-type="string" table:style-name="ce1">
            <text:p>Puesto</text:p>
          </table:table-cell>
          <table:table-cell office:value-type="string" table:style-name="ce1">
            <text:p>Perfil</text:p>
          </table:table-cell>
          <table:table-cell office:value-type="string" table:style-name="ce1">
            <text:p>FecIngr</text:p>
          </table:table-cell>
          <table:table-cell office:value-type="string" table:style-name="ce1">
            <text:p>Baja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01</text:p>
          </table:table-cell>
          <table:table-cell office:value-type="string" table:style-name="ce1">
            <text:p>AGUILAR HERNANDEZ <text:s text:c="2"/>ANA ROSA</text:p>
          </table:table-cell>
          <table:table-cell office:value-type="string" table:style-name="ce1">
            <text:p>3001C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UHA64110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BACHILLERATO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02</text:p>
          </table:table-cell>
          <table:table-cell office:value-type="string" table:style-name="ce1">
            <text:p>AGUILAR SANCHEZ MARIA GETULIA</text:p>
          </table:table-cell>
          <table:table-cell office:value-type="string" table:style-name="ce1">
            <text:p>300E2</text:p>
          </table:table-cell>
          <table:table-cell office:value-type="string" table:style-name="ce1">
            <text:p>C285ZA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AUSG590610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JEFE DE DEPARTAMENTO</text:p>
          </table:table-cell>
          <table:table-cell office:value-type="string" table:style-name="ce1">
            <text:p>LIC.E EN PEDAGOGIA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03</text:p>
          </table:table-cell>
          <table:table-cell office:value-type="string" table:style-name="ce1">
            <text:p>AGUILAR <text:s/>UTRERA YOLANDA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UUY61102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BACHILLERATO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04</text:p>
          </table:table-cell>
          <table:table-cell office:value-type="string" table:style-name="ce1">
            <text:p>ANTELI MANTILLA <text:s/>RAFAELA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AEMR55032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BACHILLERATO Y 4º SEMESTRE EN PEDAGOGIA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09</text:p>
          </table:table-cell>
          <table:table-cell office:value-type="string" table:style-name="ce1">
            <text:p>CARDENAS <text:s/>HERNANDEZ <text:s/>ANGELA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B3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AHA53020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13</text:p>
          </table:table-cell>
          <table:table-cell office:value-type="string" table:style-name="ce1">
            <text:p>CHIMAL <text:s/>LEONARDO RAFAEL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CILR58032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LIC. EN PEDAGOGIA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14</text:p>
          </table:table-cell>
          <table:table-cell office:value-type="string" table:style-name="ce1">
            <text:p>CHONTAL BARCENAS MARILU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COBM59052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SECUNDARIA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18</text:p>
          </table:table-cell>
          <table:table-cell office:value-type="string" table:style-name="ce1">
            <text:p>FIGUEROA CARLIN <text:s/>REBECA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FICR58082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BACHILLERATO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19</text:p>
          </table:table-cell>
          <table:table-cell office:value-type="string" table:style-name="ce1">
            <text:p>GARCIA <text:s/>CRUZ <text:s/>GAUDENCIA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GACG58083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<text:s/>OFICINA</text:p>
          </table:table-cell>
          <table:table-cell office:value-type="string" table:style-name="ce1">
            <text:p>SECUNDARIA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20</text:p>
          </table:table-cell>
          <table:table-cell office:value-type="string" table:style-name="ce1">
            <text:p>GARCIA MEDINA JUAN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GAMJ63032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SECUNDARIA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23</text:p>
          </table:table-cell>
          <table:table-cell office:value-type="string" table:style-name="ce1">
            <text:p>GONZALEZ <text:s/>HERNANDEZ <text:s/>HUGO ARTURO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GOHH58031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 SERV. GRALES.</text:p>
          </table:table-cell>
          <table:table-cell office:value-type="string" table:style-name="ce1">
            <text:p>BACHILLERATO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27</text:p>
          </table:table-cell>
          <table:table-cell office:value-type="string" table:style-name="ce1">
            <text:p>GUTIERREZ HERNANDEZ ALICIA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B3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GUHA61062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2o SEM. PEDAGOGIA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34</text:p>
          </table:table-cell>
          <table:table-cell office:value-type="string" table:style-name="ce1">
            <text:p>MARTINEZ PINO <text:s/>SERGIO DARIO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MAPS55120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LIC. EN ADMON. DE EMPRESAS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37</text:p>
          </table:table-cell>
          <table:table-cell office:value-type="string" table:style-name="ce1">
            <text:p>MENDEZ QUINTANA <text:s/>DORA MARIA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B285ZA2</text:p>
          </table:table-cell>
          <table:table-cell office:value-type="string" table:style-name="ce1">
            <text:p>27ZA</text:p>
          </table:table-cell>
          <table:table-cell office:value-type="string" table:style-name="ce1">
            <text:p>MEQD59092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SUPERIOR</text:p>
          </table:table-cell>
          <table:table-cell office:value-type="string" table:style-name="ce1">
            <text:p>LIC. EN PEDAGOGIA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38</text:p>
          </table:table-cell>
          <table:table-cell office:value-type="string" table:style-name="ce1">
            <text:p>MENDOZA <text:s/>SORIANO <text:s/>MIRNA IRAIS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B3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MESM60092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BACHILLERATO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40</text:p>
          </table:table-cell>
          <table:table-cell office:value-type="string" table:style-name="ce1">
            <text:p>NOLASCO <text:s/>LARIOS <text:s/>PATRICIA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NOLP560718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LIC. EN PEDAGOGIA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41</text:p>
          </table:table-cell>
          <table:table-cell office:value-type="string" table:style-name="ce1">
            <text:p>OLIVEROS <text:s/>GARCIA <text:s/>JULITA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OIGJ53061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EN LIC. DE PEDAGOGIA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44</text:p>
          </table:table-cell>
          <table:table-cell office:value-type="string" table:style-name="ce1">
            <text:p>PALE MENDEZ MARIA PATRICIA GUADALUPE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AMP60022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81-01-11T00:00:00" table:style-name="ce2">
            <text:p>11/0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52</text:p>
          </table:table-cell>
          <table:table-cell office:value-type="string" table:style-name="ce1">
            <text:p>RODRIGUEZ CABALLERO <text:s text:c="2"/>GLORIA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ROCG53041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EN PEDAGOGIA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53</text:p>
          </table:table-cell>
          <table:table-cell office:value-type="string" table:style-name="ce1">
            <text:p>RODRIGUEZ <text:s/>VAZQUEZ JOSE ROBERTO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C288ZB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ROVR570202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JEFE DE DEPARTAMENTO</text:p>
          </table:table-cell>
          <table:table-cell office:value-type="string" table:style-name="ce1">
            <text:p>LIC. EN PEDAGOGIA</text:p>
          </table:table-cell>
          <table:table-cell office:value-type="date" office:date-value="2004-01-01T00:00:00" table:style-name="ce2">
            <text:p>01/01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55</text:p>
          </table:table-cell>
          <table:table-cell office:value-type="string" table:style-name="ce1">
            <text:p>SANCHEZ <text:s/>ELSA EDITH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SAEL62042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SECUNDARIA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58</text:p>
          </table:table-cell>
          <table:table-cell office:value-type="string" table:style-name="ce1">
            <text:p>SERNA SANCHEZ CARMEN LUZ</text:p>
          </table:table-cell>
          <table:table-cell office:value-type="string" table:style-name="ce1">
            <text:p>3012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59</text:p>
          </table:table-cell>
          <table:table-cell office:value-type="string" table:style-name="ce1">
            <text:p>SIMBRON <text:s/>SALAZAR CLAUDIA CARMEN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SISC44070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ECIAL. EN PROYECTOS TEC.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61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I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62</text:p>
          </table:table-cell>
          <table:table-cell office:value-type="string" table:style-name="ce1">
            <text:p>TRUJILLO RODRIGUEZ <text:s/>GEORGINA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TURG65122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81-04-01T00:00:00" table:style-name="ce2">
            <text:p>01/04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63</text:p>
          </table:table-cell>
          <table:table-cell office:value-type="string" table:style-name="ce1">
            <text:p>VALLE <text:s/>OCHOA FILEMON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VAOF47112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LIC. EN PEDAGOGIA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67</text:p>
          </table:table-cell>
          <table:table-cell office:value-type="string" table:style-name="ce1">
            <text:p>CARMONA <text:s/>VEGA ALBERTINA</text:p>
          </table:table-cell>
          <table:table-cell office:value-type="string" table:style-name="ce1">
            <text:p>300E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AVA56042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SECUNDARIA Y CARRERA TECNICA</text:p>
          </table:table-cell>
          <table:table-cell office:value-type="date" office:date-value="1982-01-01T00:00:00" table:style-name="ce2">
            <text:p>01/01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76</text:p>
          </table:table-cell>
          <table:table-cell office:value-type="string" table:style-name="ce1">
            <text:p>VELASCO VEGA LIDIA AMPARO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VEVL60080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"C"</text:p>
          </table:table-cell>
          <table:table-cell office:value-type="string" table:style-name="ce1">
            <text:p>BACHILLERATO</text:p>
          </table:table-cell>
          <table:table-cell office:value-type="date" office:date-value="1982-01-01T00:00:00" table:style-name="ce2">
            <text:p>01/01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78</text:p>
          </table:table-cell>
          <table:table-cell office:value-type="string" table:style-name="ce1">
            <text:p>SANTIAGO <text:s/>SANTIAGO <text:s/>ALICIA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B3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SASA60072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BACHILLERATO</text:p>
          </table:table-cell>
          <table:table-cell office:value-type="date" office:date-value="1982-04-01T00:00:00" table:style-name="ce2">
            <text:p>01/04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80</text:p>
          </table:table-cell>
          <table:table-cell office:value-type="string" table:style-name="ce1">
            <text:p>FERNANDEZ SANCHEZ <text:s/>JUANA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FESJ49101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82-01-16T00:00:00" table:style-name="ce2">
            <text:p>16/01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85</text:p>
          </table:table-cell>
          <table:table-cell office:value-type="string" table:style-name="ce1">
            <text:p>VILLA ANDRADE EZEQUIEL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B285ZA2</text:p>
          </table:table-cell>
          <table:table-cell office:value-type="string" table:style-name="ce1">
            <text:p>ZA2</text:p>
          </table:table-cell>
          <table:table-cell office:value-type="string" table:style-name="ce1">
            <text:p>VIAE58070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SUPERIOR</text:p>
          </table:table-cell>
          <table:table-cell table:style-name="ce1"/>
          <table:table-cell office:value-type="date" office:date-value="2005-02-16T00:00:00" table:style-name="ce2">
            <text:p>16/02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87</text:p>
          </table:table-cell>
          <table:table-cell office:value-type="string" table:style-name="ce1">
            <text:p>CANO RODRIGUEZ SALVADOR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CARS57110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SECUNDARIA</text:p>
          </table:table-cell>
          <table:table-cell office:value-type="date" office:date-value="1982-02-01T00:00:00" table:style-name="ce2">
            <text:p>01/02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89</text:p>
          </table:table-cell>
          <table:table-cell office:value-type="string" table:style-name="ce1">
            <text:p>HERNANDEZ <text:s/>GONZALEZ <text:s/>ADRIAN</text:p>
          </table:table-cell>
          <table:table-cell office:value-type="string" table:style-name="ce1">
            <text:p>300E4</text:p>
          </table:table-cell>
          <table:table-cell office:value-type="string" table:style-name="ce1">
            <text:p>B285ZA2</text:p>
          </table:table-cell>
          <table:table-cell office:value-type="string" table:style-name="ce1">
            <text:p>27ZA</text:p>
          </table:table-cell>
          <table:table-cell office:value-type="string" table:style-name="ce1">
            <text:p>HEGA56030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SUPERIOR</text:p>
          </table:table-cell>
          <table:table-cell office:value-type="string" table:style-name="ce1">
            <text:p>BACHILLERATO</text:p>
          </table:table-cell>
          <table:table-cell office:value-type="date" office:date-value="1982-02-01T00:00:00" table:style-name="ce2">
            <text:p>01/02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90</text:p>
          </table:table-cell>
          <table:table-cell office:value-type="string" table:style-name="ce1">
            <text:p>HERNANDEZ TESILLOS MARIBEL</text:p>
          </table:table-cell>
          <table:table-cell office:value-type="string" table:style-name="ce1">
            <text:p>300I4</text:p>
          </table:table-cell>
          <table:table-cell office:value-type="string" table:style-name="ce1">
            <text:p>B285ZA2</text:p>
          </table:table-cell>
          <table:table-cell office:value-type="string" table:style-name="ce1">
            <text:p>27ZA</text:p>
          </table:table-cell>
          <table:table-cell office:value-type="string" table:style-name="ce1">
            <text:p>HETM60121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SUPERIOR</text:p>
          </table:table-cell>
          <table:table-cell office:value-type="string" table:style-name="ce1">
            <text:p>LIC. EN PEDAGOGIA</text:p>
          </table:table-cell>
          <table:table-cell office:value-type="date" office:date-value="1982-02-01T00:00:00" table:style-name="ce2">
            <text:p>01/02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91</text:p>
          </table:table-cell>
          <table:table-cell office:value-type="string" table:style-name="ce1">
            <text:p>LIMA <text:s/>GARCIA MARTHA PATRICIA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B385ZA2</text:p>
          </table:table-cell>
          <table:table-cell office:value-type="string" table:style-name="ce1">
            <text:p>27ZA</text:p>
          </table:table-cell>
          <table:table-cell office:value-type="string" table:style-name="ce1">
            <text:p>LIGM57050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SUPERIOR</text:p>
          </table:table-cell>
          <table:table-cell office:value-type="string" table:style-name="ce1">
            <text:p>PASANTE DE LIC. EN PEDAGOGIA</text:p>
          </table:table-cell>
          <table:table-cell office:value-type="date" office:date-value="1982-04-16T00:00:00" table:style-name="ce2">
            <text:p>16/04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97</text:p>
          </table:table-cell>
          <table:table-cell office:value-type="string" table:style-name="ce1">
            <text:p>DOMINGUEZ SANCHEZ MARIA VICTORIA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DOSV55072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PRIMARIA</text:p>
          </table:table-cell>
          <table:table-cell office:value-type="date" office:date-value="1982-02-16T00:00:00" table:style-name="ce2">
            <text:p>16/02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98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16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99</text:p>
          </table:table-cell>
          <table:table-cell office:value-type="string" table:style-name="ce1">
            <text:p>LARA SERNA <text:s/>DINAH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LASD46053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PASANTE DE LIC. EN PEDAGOGIA</text:p>
          </table:table-cell>
          <table:table-cell office:value-type="date" office:date-value="1982-02-16T00:00:00" table:style-name="ce2">
            <text:p>16/02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01</text:p>
          </table:table-cell>
          <table:table-cell office:value-type="string" table:style-name="ce1">
            <text:p>MORALES <text:s/>GABRIEL RODOLFO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OGR53041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PADAGOGIA</text:p>
          </table:table-cell>
          <table:table-cell office:value-type="date" office:date-value="1982-02-16T00:00:00" table:style-name="ce2">
            <text:p>16/02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07</text:p>
          </table:table-cell>
          <table:table-cell office:value-type="string" table:style-name="ce1">
            <text:p>DOMINGUEZ CORTES MARIA YOLANDA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DOCY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table:style-name="ce1"/>
          <table:table-cell office:value-type="date" office:date-value="2005-02-16T00:00:00" table:style-name="ce2">
            <text:p>16/02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11</text:p>
          </table:table-cell>
          <table:table-cell office:value-type="string" table:style-name="ce1">
            <text:p>MORALES HERNANDEZ <text:s/>ALMA DELIA</text:p>
          </table:table-cell>
          <table:table-cell office:value-type="string" table:style-name="ce1">
            <text:p>300E2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MOHA59042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LIC. EN PEDAGOGIA</text:p>
          </table:table-cell>
          <table:table-cell office:value-type="date" office:date-value="1982-03-01T00:00:00" table:style-name="ce2">
            <text:p>01/03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13</text:p>
          </table:table-cell>
          <table:table-cell office:value-type="string" table:style-name="ce1">
            <text:p>OLIVARES <text:s/>CARO <text:s/>MARIA MAGDALENA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OICM51072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BACHILLERATO</text:p>
          </table:table-cell>
          <table:table-cell office:value-type="date" office:date-value="1982-03-01T00:00:00" table:style-name="ce2">
            <text:p>01/03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16</text:p>
          </table:table-cell>
          <table:table-cell office:value-type="string" table:style-name="ce1">
            <text:p>RUIZ LOPEZ <text:s/>NOEMI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ULN58072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BACHILLERATO</text:p>
          </table:table-cell>
          <table:table-cell office:value-type="date" office:date-value="1982-03-01T00:00:00" table:style-name="ce2">
            <text:p>01/03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17</text:p>
          </table:table-cell>
          <table:table-cell office:value-type="string" table:style-name="ce1">
            <text:p>VAZQUEZ GARCIA <text:s/>LUZ DEL CARMEN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B3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VAGL47022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BACHILLERATO</text:p>
          </table:table-cell>
          <table:table-cell office:value-type="date" office:date-value="1982-06-01T00:00:00" table:style-name="ce2">
            <text:p>01/06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18</text:p>
          </table:table-cell>
          <table:table-cell office:value-type="string" table:style-name="ce1">
            <text:p>SENA <text:s/>ALFONSIN <text:s/>MARTHA JUDITH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SEAM57091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BACHILLERATO</text:p>
          </table:table-cell>
          <table:table-cell office:value-type="date" office:date-value="1982-09-16T00:00:00" table:style-name="ce2">
            <text:p>16/09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20</text:p>
          </table:table-cell>
          <table:table-cell office:value-type="string" table:style-name="ce1">
            <text:p>VAZQUEZ VILLEGAS <text:s/>TERESA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B3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VAVT60020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82-03-01T00:00:00" table:style-name="ce2">
            <text:p>01/03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24</text:p>
          </table:table-cell>
          <table:table-cell office:value-type="string" table:style-name="ce1">
            <text:p>MENDEZ ANDRADE <text:s/>OMAR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MEAO53010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PASANTE DE LIC. EN DERECHO</text:p>
          </table:table-cell>
          <table:table-cell office:value-type="date" office:date-value="1982-03-15T00:00:00" table:style-name="ce2">
            <text:p>15/03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26</text:p>
          </table:table-cell>
          <table:table-cell office:value-type="string" table:style-name="ce1">
            <text:p>SOSA <text:s/>GARCIA ANGEL ALFREDO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SOGA571014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-PROFESOR NORMALISTA</text:p>
          </table:table-cell>
          <table:table-cell office:value-type="date" office:date-value="2000-08-01T00:00:00" table:style-name="ce2">
            <text:p>01/08/20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28</text:p>
          </table:table-cell>
          <table:table-cell office:value-type="string" table:style-name="ce1">
            <text:p>FICACHE MARTINEZ INES DEL CARMEN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FIMI56021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LIC. EN DERECHO</text:p>
          </table:table-cell>
          <table:table-cell office:value-type="date" office:date-value="1982-03-16T00:00:00" table:style-name="ce2">
            <text:p>16/03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31</text:p>
          </table:table-cell>
          <table:table-cell office:value-type="string" table:style-name="ce1">
            <text:p>TREJO JIMENEZ <text:s text:c="2"/>VERONICA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TEJV61071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"C"</text:p>
          </table:table-cell>
          <table:table-cell office:value-type="string" table:style-name="ce1">
            <text:p>PASANTE LIC. CONTADURIA PUBLICA Y AUDITORIA</text:p>
          </table:table-cell>
          <table:table-cell office:value-type="date" office:date-value="1998-03-16T00:00:00" table:style-name="ce2">
            <text:p>16/03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44</text:p>
          </table:table-cell>
          <table:table-cell office:value-type="string" table:style-name="ce1">
            <text:p>RAMIREZ GUERRERO <text:s/>FELIPE DE JESUS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AGF58020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PASANTE DE LIC. EN PEDAGOGIA</text:p>
          </table:table-cell>
          <table:table-cell office:value-type="date" office:date-value="1982-04-01T00:00:00" table:style-name="ce2">
            <text:p>01/04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45</text:p>
          </table:table-cell>
          <table:table-cell office:value-type="string" table:style-name="ce1">
            <text:p>RAMIREZ PEDRAZA <text:s/>OLGA TERESA</text:p>
          </table:table-cell>
          <table:table-cell office:value-type="string" table:style-name="ce1">
            <text:p>300I1</text:p>
          </table:table-cell>
          <table:table-cell office:value-type="string" table:style-name="ce1">
            <text:p>B265262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RAPO62030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COORD.EN TEC. DE COMPUT.</text:p>
          </table:table-cell>
          <table:table-cell office:value-type="string" table:style-name="ce1">
            <text:p>SECUNDARIA</text:p>
          </table:table-cell>
          <table:table-cell office:value-type="date" office:date-value="1982-04-01T00:00:00" table:style-name="ce2">
            <text:p>01/04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51</text:p>
          </table:table-cell>
          <table:table-cell office:value-type="string" table:style-name="ce1">
            <text:p>RUIZ MESTIZO <text:s/>GEMA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RUMG610104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SECUNDARIA</text:p>
          </table:table-cell>
          <table:table-cell office:value-type="date" office:date-value="1982-04-01T00:00:00" table:style-name="ce2">
            <text:p>01/04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54</text:p>
          </table:table-cell>
          <table:table-cell office:value-type="string" table:style-name="ce1">
            <text:p>JIMENEZ <text:s/>PEREZ <text:s/>MARITZA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JIPM63011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EN PEDAGOGIA</text:p>
          </table:table-cell>
          <table:table-cell office:value-type="date" office:date-value="2004-03-16T00:00:00" table:style-name="ce2">
            <text:p>16/03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59</text:p>
          </table:table-cell>
          <table:table-cell office:value-type="string" table:style-name="ce1">
            <text:p>GONZALEZ DOMINGUEZ CLARA</text:p>
          </table:table-cell>
          <table:table-cell office:value-type="string" table:style-name="ce1">
            <text:p>300C3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GODC61081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SECUNDARIA -CARRERA COMERCIAL</text:p>
          </table:table-cell>
          <table:table-cell office:value-type="date" office:date-value="1982-04-16T00:00:00" table:style-name="ce2">
            <text:p>16/04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61</text:p>
          </table:table-cell>
          <table:table-cell office:value-type="string" table:style-name="ce1">
            <text:p>OBIL PEREYRA <text:s/>SOCORRO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OIPS58030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BACHILLERATO Y CARRERA COMERCIAL</text:p>
          </table:table-cell>
          <table:table-cell office:value-type="date" office:date-value="1982-04-16T00:00:00" table:style-name="ce2">
            <text:p>16/04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62</text:p>
          </table:table-cell>
          <table:table-cell office:value-type="string" table:style-name="ce1">
            <text:p>PACHECO LOPEZ <text:s/>SILVIA</text:p>
          </table:table-cell>
          <table:table-cell office:value-type="string" table:style-name="ce1">
            <text:p>300E4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PALS59020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SECUNDARIA</text:p>
          </table:table-cell>
          <table:table-cell office:value-type="date" office:date-value="1982-04-15T00:00:00" table:style-name="ce2">
            <text:p>15/04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63</text:p>
          </table:table-cell>
          <table:table-cell office:value-type="string" table:style-name="ce1">
            <text:p>ATZIN PEREZ <text:s/>ASCENCION</text:p>
          </table:table-cell>
          <table:table-cell office:value-type="string" table:style-name="ce1">
            <text:p>3007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AIPA55081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PASANTE DE LIC. EN DERECHO</text:p>
          </table:table-cell>
          <table:table-cell office:value-type="date" office:date-value="1982-05-01T00:00:00" table:style-name="ce2">
            <text:p>01/05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65</text:p>
          </table:table-cell>
          <table:table-cell office:value-type="string" table:style-name="ce1">
            <text:p>MENDOZA DOMINGUEZ WILFRIDO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MEDW62110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BACHILLERATO</text:p>
          </table:table-cell>
          <table:table-cell office:value-type="date" office:date-value="1982-05-01T00:00:00" table:style-name="ce2">
            <text:p>01/05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69</text:p>
          </table:table-cell>
          <table:table-cell office:value-type="string" table:style-name="ce1">
            <text:p>DIAZ VILLA <text:s/>MARTHA</text:p>
          </table:table-cell>
          <table:table-cell office:value-type="string" table:style-name="ce1">
            <text:p>300I4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DIVM63011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BACHILLERATO Y CARRERA COMERCIAL (CONT. PRIV.)</text:p>
          </table:table-cell>
          <table:table-cell office:value-type="date" office:date-value="1982-05-16T00:00:00" table:style-name="ce2">
            <text:p>16/05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73</text:p>
          </table:table-cell>
          <table:table-cell office:value-type="string" table:style-name="ce1">
            <text:p>CASTAÑEDA BARRIOS MARIA CELIA</text:p>
          </table:table-cell>
          <table:table-cell office:value-type="string" table:style-name="ce1">
            <text:p>3022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74</text:p>
          </table:table-cell>
          <table:table-cell office:value-type="string" table:style-name="ce1">
            <text:p>ESTANISLAO <text:s/>GUZMAN TERESA DE JESUS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B3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EAFT600924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CARRERA COMERCIAL</text:p>
          </table:table-cell>
          <table:table-cell office:value-type="date" office:date-value="1982-06-01T00:00:00" table:style-name="ce2">
            <text:p>01/06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75</text:p>
          </table:table-cell>
          <table:table-cell office:value-type="string" table:style-name="ce1">
            <text:p>PONCE MORALES PATRICIA</text:p>
          </table:table-cell>
          <table:table-cell office:value-type="string" table:style-name="ce1">
            <text:p>300E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76</text:p>
          </table:table-cell>
          <table:table-cell office:value-type="string" table:style-name="ce1">
            <text:p>RODRIGUEZ HERNANDEZ MARILU</text:p>
          </table:table-cell>
          <table:table-cell office:value-type="string" table:style-name="ce1">
            <text:p>300C4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ROHM55041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SECUNDARIA</text:p>
          </table:table-cell>
          <table:table-cell office:value-type="date" office:date-value="1982-06-01T00:00:00" table:style-name="ce2">
            <text:p>01/06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78</text:p>
          </table:table-cell>
          <table:table-cell office:value-type="string" table:style-name="ce1">
            <text:p>CARPINTERO HERNANDEZ GUMERCINDO HERMILO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APG51011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.- MANTENIMIENTO</text:p>
          </table:table-cell>
          <table:table-cell office:value-type="string" table:style-name="ce1">
            <text:p>BACHILLERATO</text:p>
          </table:table-cell>
          <table:table-cell office:value-type="date" office:date-value="1982-06-16T00:00:00" table:style-name="ce2">
            <text:p>16/06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81</text:p>
          </table:table-cell>
          <table:table-cell office:value-type="string" table:style-name="ce1">
            <text:p>MEXICANO ACOSTA <text:s/>ALEJANDRA ISABEL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MEAA56070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BACHILLERATO</text:p>
          </table:table-cell>
          <table:table-cell office:value-type="date" office:date-value="1982-06-16T00:00:00" table:style-name="ce2">
            <text:p>16/06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90</text:p>
          </table:table-cell>
          <table:table-cell office:value-type="string" table:style-name="ce1">
            <text:p>INTRIAGO <text:s/>MORENO <text:s/>MARIA IDALIA</text:p>
          </table:table-cell>
          <table:table-cell office:value-type="string" table:style-name="ce1">
            <text:p>300I1</text:p>
          </table:table-cell>
          <table:table-cell office:value-type="string" table:style-name="ce1">
            <text:p>B285ZA2</text:p>
          </table:table-cell>
          <table:table-cell office:value-type="string" table:style-name="ce1">
            <text:p>27ZA</text:p>
          </table:table-cell>
          <table:table-cell office:value-type="string" table:style-name="ce1">
            <text:p>IIMI51022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SUPERIOR</text:p>
          </table:table-cell>
          <table:table-cell office:value-type="string" table:style-name="ce1">
            <text:p>LIC. EN PEDAGOGIA</text:p>
          </table:table-cell>
          <table:table-cell office:value-type="date" office:date-value="1981-11-01T00:00:00" table:style-name="ce2">
            <text:p>01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93</text:p>
          </table:table-cell>
          <table:table-cell office:value-type="string" table:style-name="ce1">
            <text:p>MONTES VELEZ <text:s/>ESTHER LEONOR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MOVE48070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PRIMARIA</text:p>
          </table:table-cell>
          <table:table-cell office:value-type="date" office:date-value="1993-07-01T00:00:00" table:style-name="ce2">
            <text:p>01/07/199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96</text:p>
          </table:table-cell>
          <table:table-cell office:value-type="string" table:style-name="ce1">
            <text:p>TRUJILLO RODRIGUEZ <text:s/>HERMELINDA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TURH63100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OFICINA</text:p>
          </table:table-cell>
          <table:table-cell office:value-type="string" table:style-name="ce1">
            <text:p>SECUNDARIA</text:p>
          </table:table-cell>
          <table:table-cell office:value-type="date" office:date-value="1982-07-01T00:00:00" table:style-name="ce2">
            <text:p>01/07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97</text:p>
          </table:table-cell>
          <table:table-cell office:value-type="string" table:style-name="ce1">
            <text:p>GUTIERREZ HERNANDEZ YOLANDA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GUHY59040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82-07-16T00:00:00" table:style-name="ce2">
            <text:p>16/07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98</text:p>
          </table:table-cell>
          <table:table-cell office:value-type="string" table:style-name="ce1">
            <text:p>HERNANDEZ <text:s/>VALDIVIA <text:s/>MARIA CECILIA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HEVC65033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82-07-16T00:00:00" table:style-name="ce2">
            <text:p>16/07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00</text:p>
          </table:table-cell>
          <table:table-cell office:value-type="string" table:style-name="ce1">
            <text:p>VILLA MELCHOR <text:s/>AGUSTINA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VIMA55090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SECUNDARIA</text:p>
          </table:table-cell>
          <table:table-cell office:value-type="date" office:date-value="1982-07-16T00:00:00" table:style-name="ce2">
            <text:p>16/07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03</text:p>
          </table:table-cell>
          <table:table-cell office:value-type="string" table:style-name="ce1">
            <text:p>HERNANDEZ Y HERNANDEZ <text:s/>VIOLETA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HEHV58012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BACHILLERATO</text:p>
          </table:table-cell>
          <table:table-cell office:value-type="date" office:date-value="1982-08-01T00:00:00" table:style-name="ce2">
            <text:p>01/08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04</text:p>
          </table:table-cell>
          <table:table-cell office:value-type="string" table:style-name="ce1">
            <text:p>HERRERA <text:s/>RIVAS BEATRIZ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B3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HERB48100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BACHILLERATO</text:p>
          </table:table-cell>
          <table:table-cell office:value-type="date" office:date-value="1982-07-01T00:00:00" table:style-name="ce2">
            <text:p>01/07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05</text:p>
          </table:table-cell>
          <table:table-cell office:value-type="string" table:style-name="ce1">
            <text:p>HERRERA Y HERRERA <text:s/>LUIS</text:p>
          </table:table-cell>
          <table:table-cell office:value-type="string" table:style-name="ce1">
            <text:p>300C4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HEHL47110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SECUNDARIA</text:p>
          </table:table-cell>
          <table:table-cell office:value-type="date" office:date-value="1982-08-01T00:00:00" table:style-name="ce2">
            <text:p>01/08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06</text:p>
          </table:table-cell>
          <table:table-cell office:value-type="string" table:style-name="ce1">
            <text:p>LEAL PAQUINI <text:s text:c="2"/>ARNULFO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LEPA570702</text:p>
          </table:table-cell>
          <table:table-cell table:style-name="ce1"/>
          <table:table-cell office:value-type="string" table:style-name="ce1">
            <text:p>TECNICO DOCENTE</text:p>
          </table:table-cell>
          <table:table-cell office:value-type="string" table:style-name="ce1">
            <text:p>LIC. EN ECONOMIA</text:p>
          </table:table-cell>
          <table:table-cell office:value-type="date" office:date-value="1982-10-16T00:00:00" table:style-name="ce2">
            <text:p>16/10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13</text:p>
          </table:table-cell>
          <table:table-cell office:value-type="string" table:style-name="ce1">
            <text:p>YEPEZ SANDOVAL MARIA DEL PILAR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B365262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YESP49012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COORD.EN TEC. DE COMPUT.</text:p>
          </table:table-cell>
          <table:table-cell office:value-type="string" table:style-name="ce1">
            <text:p>BACHILLERATO</text:p>
          </table:table-cell>
          <table:table-cell office:value-type="date" office:date-value="1982-08-16T00:00:00" table:style-name="ce2">
            <text:p>16/08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14</text:p>
          </table:table-cell>
          <table:table-cell office:value-type="string" table:style-name="ce1">
            <text:p>ABURTO VASQUEZ <text:s/>MARIO DE JESUS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B285ZA2</text:p>
          </table:table-cell>
          <table:table-cell office:value-type="string" table:style-name="ce1">
            <text:p>27ZA</text:p>
          </table:table-cell>
          <table:table-cell office:value-type="string" table:style-name="ce1">
            <text:p>AUVM56022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SUPERIOR (COMISIONADO AL SNTEA NACION</text:p>
          </table:table-cell>
          <table:table-cell office:value-type="string" table:style-name="ce1">
            <text:p>SECUNDARIA</text:p>
          </table:table-cell>
          <table:table-cell office:value-type="date" office:date-value="1982-09-01T00:00:00" table:style-name="ce2">
            <text:p>01/09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23</text:p>
          </table:table-cell>
          <table:table-cell office:value-type="string" table:style-name="ce1">
            <text:p>DELGADO <text:s/>SANCHEZ ALICIA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DESA57080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SECUNDARIA</text:p>
          </table:table-cell>
          <table:table-cell office:value-type="date" office:date-value="1982-09-01T00:00:00" table:style-name="ce2">
            <text:p>01/09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26</text:p>
          </table:table-cell>
          <table:table-cell office:value-type="string" table:style-name="ce1">
            <text:p>GOMEZ TORRES <text:s/>RICARDO CARMEN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GOTR54040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BACHILLERATO</text:p>
          </table:table-cell>
          <table:table-cell office:value-type="date" office:date-value="1982-09-01T00:00:00" table:style-name="ce2">
            <text:p>01/09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27</text:p>
          </table:table-cell>
          <table:table-cell office:value-type="string" table:style-name="ce1">
            <text:p>HERNANDEZ MOLINA <text:s/>MARIA BERTHA</text:p>
          </table:table-cell>
          <table:table-cell office:value-type="string" table:style-name="ce1">
            <text:p>300C3</text:p>
          </table:table-cell>
          <table:table-cell office:value-type="string" table:style-name="ce1">
            <text:p>B285ZA2</text:p>
          </table:table-cell>
          <table:table-cell office:value-type="string" table:style-name="ce1">
            <text:p>27ZA</text:p>
          </table:table-cell>
          <table:table-cell office:value-type="string" table:style-name="ce1">
            <text:p>HEMB58110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SUPERIOR</text:p>
          </table:table-cell>
          <table:table-cell office:value-type="string" table:style-name="ce1">
            <text:p>PASANTE DE LIC. EN SOCIOLOGIA</text:p>
          </table:table-cell>
          <table:table-cell office:value-type="date" office:date-value="1982-09-01T00:00:00" table:style-name="ce2">
            <text:p>01/09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28</text:p>
          </table:table-cell>
          <table:table-cell office:value-type="string" table:style-name="ce1">
            <text:p>MARIANO VALERA <text:s/>MIGUEL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C282ZO3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AVM62092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LIC. EN EDUCACION</text:p>
          </table:table-cell>
          <table:table-cell office:value-type="date" office:date-value="1982-09-01T00:00:00" table:style-name="ce2">
            <text:p>01/09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30</text:p>
          </table:table-cell>
          <table:table-cell office:value-type="string" table:style-name="ce1">
            <text:p>PEREZ OCAMPO MARIA DE LA CRUZ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PEOC64050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ECIAL. EN PROYECTOS TEC.</text:p>
          </table:table-cell>
          <table:table-cell office:value-type="string" table:style-name="ce1">
            <text:p>2o. SEM. COMERCIO</text:p>
          </table:table-cell>
          <table:table-cell office:value-type="date" office:date-value="1982-10-01T00:00:00" table:style-name="ce2">
            <text:p>01/10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31</text:p>
          </table:table-cell>
          <table:table-cell office:value-type="string" table:style-name="ce1">
            <text:p>QUINTERO <text:s/>GOMEZ BARBARA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QUGB521204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BACHILLERATO Y CARRERA COMERCIAL</text:p>
          </table:table-cell>
          <table:table-cell office:value-type="date" office:date-value="1982-09-01T00:00:00" table:style-name="ce2">
            <text:p>01/09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47</text:p>
          </table:table-cell>
          <table:table-cell office:value-type="string" table:style-name="ce1">
            <text:p>MARTINEZ <text:s/>VAZQUEZ MARINA</text:p>
          </table:table-cell>
          <table:table-cell office:value-type="string" table:style-name="ce1">
            <text:p>3007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AVM63071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82-10-01T00:00:00" table:style-name="ce2">
            <text:p>01/10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66</text:p>
          </table:table-cell>
          <table:table-cell office:value-type="string" table:style-name="ce1">
            <text:p>VILLATORO <text:s/>RAMIREZ MIGUEL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VIRM57092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EN PEDAGOGIA</text:p>
          </table:table-cell>
          <table:table-cell office:value-type="date" office:date-value="1982-10-16T00:00:00" table:style-name="ce2">
            <text:p>16/10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69</text:p>
          </table:table-cell>
          <table:table-cell office:value-type="string" table:style-name="ce1">
            <text:p>ORTIZ <text:s/>SANABIA <text:s/>TERESA DE JESUS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B285ZA2</text:p>
          </table:table-cell>
          <table:table-cell office:value-type="string" table:style-name="ce1">
            <text:p>27ZA</text:p>
          </table:table-cell>
          <table:table-cell office:value-type="string" table:style-name="ce1">
            <text:p>OIST58052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SUPERIOR</text:p>
          </table:table-cell>
          <table:table-cell office:value-type="string" table:style-name="ce1">
            <text:p>LIC. EN ADMON. DE EMPRESAS</text:p>
          </table:table-cell>
          <table:table-cell office:value-type="date" office:date-value="1982-11-01T00:00:00" table:style-name="ce2">
            <text:p>01/11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76</text:p>
          </table:table-cell>
          <table:table-cell office:value-type="string" table:style-name="ce1">
            <text:p>CONTRERAS ROLDAN <text:s/>MIGUEL ANGEL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CORM43011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</text:p>
          </table:table-cell>
          <table:table-cell office:value-type="date" office:date-value="1983-01-16T00:00:00" table:style-name="ce2">
            <text:p>16/01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80</text:p>
          </table:table-cell>
          <table:table-cell office:value-type="string" table:style-name="ce1">
            <text:p>FERTO MOTA <text:s/>FERNANDO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FEMF61062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2003-10-01T00:00:00" table:style-name="ce2">
            <text:p>01/10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90</text:p>
          </table:table-cell>
          <table:table-cell office:value-type="string" table:style-name="ce1">
            <text:p>VILLAFAÑEZ CARBAJAL <text:s text:c="2"/>ENRIQUETA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B3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VICE59102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83-02-01T00:00:00" table:style-name="ce2">
            <text:p>01/02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93</text:p>
          </table:table-cell>
          <table:table-cell office:value-type="string" table:style-name="ce1">
            <text:p>FLORES NUÑEZ <text:s/>BEATRIZ ELENA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FONB59081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PASANTE DE LIC. EN ECONOMIA</text:p>
          </table:table-cell>
          <table:table-cell office:value-type="date" office:date-value="1983-02-16T00:00:00" table:style-name="ce2">
            <text:p>16/02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96</text:p>
          </table:table-cell>
          <table:table-cell office:value-type="string" table:style-name="ce1">
            <text:p>DIAZ FABIAN MAURILIA GRACIELA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B3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DIFM560114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83-03-01T00:00:00" table:style-name="ce2">
            <text:p>01/03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97</text:p>
          </table:table-cell>
          <table:table-cell office:value-type="string" table:style-name="ce1">
            <text:p>DOMINGUEZ MONFIL JOSE IGNACIO</text:p>
          </table:table-cell>
          <table:table-cell office:value-type="string" table:style-name="ce1">
            <text:p>300C3</text:p>
          </table:table-cell>
          <table:table-cell office:value-type="string" table:style-name="ce1">
            <text:p>B285ZA2</text:p>
          </table:table-cell>
          <table:table-cell office:value-type="string" table:style-name="ce1">
            <text:p>27ZA</text:p>
          </table:table-cell>
          <table:table-cell office:value-type="string" table:style-name="ce1">
            <text:p>DOMI55102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SUPERIOR</text:p>
          </table:table-cell>
          <table:table-cell office:value-type="string" table:style-name="ce1">
            <text:p>PASANTE DE LIC. EN ADMON. DE EMPRESAS</text:p>
          </table:table-cell>
          <table:table-cell office:value-type="date" office:date-value="1983-01-31T00:00:00" table:style-name="ce2">
            <text:p>31/01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00</text:p>
          </table:table-cell>
          <table:table-cell office:value-type="string" table:style-name="ce1">
            <text:p>VAZQUEZ <text:s/>HERNANDEZ MARIA MAGDALENA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VAHM68052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SECUNDARIA</text:p>
          </table:table-cell>
          <table:table-cell office:value-type="date" office:date-value="1983-03-01T00:00:00" table:style-name="ce2">
            <text:p>01/03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06</text:p>
          </table:table-cell>
          <table:table-cell office:value-type="string" table:style-name="ce1">
            <text:p>CRUZ MARTINEZ JULIAN</text:p>
          </table:table-cell>
          <table:table-cell office:value-type="string" table:style-name="ce1">
            <text:p>3003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UMJ62051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ECIAL. EN PROYECTOS TEC.</text:p>
          </table:table-cell>
          <table:table-cell office:value-type="string" table:style-name="ce1">
            <text:p>BACHILLERATO Y 5º SEMESTRE DE LIC. EN DERECHO</text:p>
          </table:table-cell>
          <table:table-cell office:value-type="date" office:date-value="1983-04-01T00:00:00" table:style-name="ce2">
            <text:p>01/04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09</text:p>
          </table:table-cell>
          <table:table-cell office:value-type="string" table:style-name="ce1">
            <text:p>ARCHUNDIA GARCIA REMEDIOS</text:p>
          </table:table-cell>
          <table:table-cell office:value-type="string" table:style-name="ce1">
            <text:p>300C3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AUGR44090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SECUNDARIA -CARRERA COMERCIAL</text:p>
          </table:table-cell>
          <table:table-cell office:value-type="date" office:date-value="1983-04-16T00:00:00" table:style-name="ce2">
            <text:p>16/04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25</text:p>
          </table:table-cell>
          <table:table-cell office:value-type="string" table:style-name="ce1">
            <text:p>MUÑOZ Y MENDIETA <text:s/>MARIO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UMM38120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CONTADOR PUBLICO Y AUDITOR</text:p>
          </table:table-cell>
          <table:table-cell office:value-type="date" office:date-value="1983-06-01T00:00:00" table:style-name="ce2">
            <text:p>01/06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35</text:p>
          </table:table-cell>
          <table:table-cell office:value-type="string" table:style-name="ce1">
            <text:p>FERNANDEZ BLANCO MIGUEL ANGEL</text:p>
          </table:table-cell>
          <table:table-cell office:value-type="string" table:style-name="ce1">
            <text:p>300F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39</text:p>
          </table:table-cell>
          <table:table-cell office:value-type="string" table:style-name="ce1">
            <text:p>SAUCEDO <text:s/>LAREDO GUADALUPE</text:p>
          </table:table-cell>
          <table:table-cell office:value-type="string" table:style-name="ce1">
            <text:p>300E2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SALG52080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SECUNDARIA</text:p>
          </table:table-cell>
          <table:table-cell office:value-type="date" office:date-value="1983-04-16T00:00:00" table:style-name="ce2">
            <text:p>16/04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47</text:p>
          </table:table-cell>
          <table:table-cell office:value-type="string" table:style-name="ce1">
            <text:p>CONTRERAS <text:s/>HERNANDEZ MAGDALENA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B3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COHM55073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BACHILLERATO</text:p>
          </table:table-cell>
          <table:table-cell office:value-type="date" office:date-value="1983-08-01T00:00:00" table:style-name="ce2">
            <text:p>01/08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50</text:p>
          </table:table-cell>
          <table:table-cell office:value-type="string" table:style-name="ce1">
            <text:p>ROBLES ROMERO <text:s/>JOSE ARTURO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ZA</text:p>
          </table:table-cell>
          <table:table-cell office:value-type="string" table:style-name="ce1">
            <text:p>RORA57062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PASANTE DE LIC. EN ADMON. DE EMPRESAS</text:p>
          </table:table-cell>
          <table:table-cell office:value-type="date" office:date-value="1983-06-21T00:00:00" table:style-name="ce2">
            <text:p>21/06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51</text:p>
          </table:table-cell>
          <table:table-cell office:value-type="string" table:style-name="ce1">
            <text:p>ZAYAS <text:s/>DOMINGUEZ MA. DEL CARMEN S.</text:p>
          </table:table-cell>
          <table:table-cell office:value-type="string" table:style-name="ce1">
            <text:p>300I1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ZADC57123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LIC. EN PEDAGOGIA</text:p>
          </table:table-cell>
          <table:table-cell office:value-type="date" office:date-value="1983-07-16T00:00:00" table:style-name="ce2">
            <text:p>16/07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56</text:p>
          </table:table-cell>
          <table:table-cell office:value-type="string" table:style-name="ce1">
            <text:p>PEREZ ZURITA <text:s/>NINIVE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EZN52050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PASANTE PROF. EDUCACION PRIMARIA</text:p>
          </table:table-cell>
          <table:table-cell office:value-type="date" office:date-value="1983-08-16T00:00:00" table:style-name="ce2">
            <text:p>16/08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65</text:p>
          </table:table-cell>
          <table:table-cell office:value-type="string" table:style-name="ce1">
            <text:p>DIAZ VASQUEZ <text:s text:c="2"/>GRACIELA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DIVG61081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ECIAL. EN PROYECTOS TEC.</text:p>
          </table:table-cell>
          <table:table-cell office:value-type="string" table:style-name="ce1">
            <text:p>SECUNDARIA</text:p>
          </table:table-cell>
          <table:table-cell office:value-type="date" office:date-value="1983-06-16T00:00:00" table:style-name="ce2">
            <text:p>16/06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66</text:p>
          </table:table-cell>
          <table:table-cell office:value-type="string" table:style-name="ce1">
            <text:p>AGUILAR <text:s/>UTRERA <text:s/>MARIA DOLORES</text:p>
          </table:table-cell>
          <table:table-cell office:value-type="string" table:style-name="ce1">
            <text:p>300B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AUUD65122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SECUNDARIA Y <text:s/>CARRERA COMERCIAL</text:p>
          </table:table-cell>
          <table:table-cell office:value-type="date" office:date-value="1983-09-16T00:00:00" table:style-name="ce2">
            <text:p>16/09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98</text:p>
          </table:table-cell>
          <table:table-cell office:value-type="string" table:style-name="ce1">
            <text:p>TRIANA MUÑOZ <text:s/>ESPERANZA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B3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TIME59112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88-07-01T00:00:00" table:style-name="ce2">
            <text:p>01/07/198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18</text:p>
          </table:table-cell>
          <table:table-cell office:value-type="string" table:style-name="ce1">
            <text:p>RODRIGUEZ <text:s/>RIVAS <text:s/>VICTOR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RORV51091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ERATO</text:p>
          </table:table-cell>
          <table:table-cell office:value-type="date" office:date-value="1984-02-16T00:00:00" table:style-name="ce2">
            <text:p>16/02/198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25</text:p>
          </table:table-cell>
          <table:table-cell office:value-type="string" table:style-name="ce1">
            <text:p>MARTINEZ PANES <text:s/>VIRGINIA</text:p>
          </table:table-cell>
          <table:table-cell office:value-type="string" table:style-name="ce1">
            <text:p>300I4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APV45120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PRIMARIA- CARRERA COMERCIAL</text:p>
          </table:table-cell>
          <table:table-cell office:value-type="date" office:date-value="1983-07-01T00:00:00" table:style-name="ce2">
            <text:p>01/07/198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27</text:p>
          </table:table-cell>
          <table:table-cell office:value-type="string" table:style-name="ce1">
            <text:p>MANITAS MONROY <text:s/>LAURA BEATRIZ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AML59101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84-04-01T00:00:00" table:style-name="ce2">
            <text:p>01/04/198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33</text:p>
          </table:table-cell>
          <table:table-cell office:value-type="string" table:style-name="ce1">
            <text:p>GOMEZ <text:s/>LIBREROS <text:s/>ROSA MARIA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GOLR57041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LIC. EN SOCIOLOGIA</text:p>
          </table:table-cell>
          <table:table-cell office:value-type="date" office:date-value="1984-01-01T00:00:00" table:style-name="ce2">
            <text:p>01/01/198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35</text:p>
          </table:table-cell>
          <table:table-cell office:value-type="string" table:style-name="ce1">
            <text:p>FLORES ALVAREZ <text:s/>GERARDO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C288ZB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FOAG590625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JEFE DE DEPARTAMENTO</text:p>
          </table:table-cell>
          <table:table-cell office:value-type="string" table:style-name="ce1">
            <text:p>PASANTE DE LIC. EN SOCIOLOGIA</text:p>
          </table:table-cell>
          <table:table-cell office:value-type="date" office:date-value="1984-03-16T00:00:00" table:style-name="ce2">
            <text:p>16/03/198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46</text:p>
          </table:table-cell>
          <table:table-cell office:value-type="string" table:style-name="ce1">
            <text:p>HERNANDEZ MORALES <text:s/>GUILLERMO</text:p>
          </table:table-cell>
          <table:table-cell office:value-type="string" table:style-name="ce1">
            <text:p>300F3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HEMG571219</text:p>
          </table:table-cell>
          <table:table-cell table:style-name="ce1"/>
          <table:table-cell office:value-type="string" table:style-name="ce1">
            <text:p>JEFE DE OFICINA</text:p>
          </table:table-cell>
          <table:table-cell office:value-type="string" table:style-name="ce1">
            <text:p>LICENCIADO EN ESTADISTICA</text:p>
          </table:table-cell>
          <table:table-cell office:value-type="date" office:date-value="1984-06-01T00:00:00" table:style-name="ce2">
            <text:p>01/06/198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48</text:p>
          </table:table-cell>
          <table:table-cell office:value-type="string" table:style-name="ce1">
            <text:p>JOAQUIN SAULO FARRERA OCAÑA</text:p>
          </table:table-cell>
          <table:table-cell office:value-type="string" table:style-name="ce1">
            <text:p>300Z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50</text:p>
          </table:table-cell>
          <table:table-cell office:value-type="string" table:style-name="ce1">
            <text:p>VIVEROS HUESCA CLARA ELVIRA</text:p>
          </table:table-cell>
          <table:table-cell office:value-type="string" table:style-name="ce1">
            <text:p>301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51</text:p>
          </table:table-cell>
          <table:table-cell office:value-type="string" table:style-name="ce1">
            <text:p>LAGUNES GALVAN EMMA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B3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LAGE54042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LIC. CONTADURIA PUBLICA Y AUDITORIA</text:p>
          </table:table-cell>
          <table:table-cell office:value-type="date" office:date-value="1984-06-01T00:00:00" table:style-name="ce2">
            <text:p>01/06/198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56</text:p>
          </table:table-cell>
          <table:table-cell office:value-type="string" table:style-name="ce1">
            <text:p>GONZALEZ MARIN <text:s/>BEATRIZ CRISTINA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B3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GOMB59093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</text:p>
          </table:table-cell>
          <table:table-cell office:value-type="date" office:date-value="1984-06-16T00:00:00" table:style-name="ce2">
            <text:p>16/06/198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62</text:p>
          </table:table-cell>
          <table:table-cell office:value-type="string" table:style-name="ce1">
            <text:p>ROSAS <text:s text:c="2"/>TERESA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ROTE63021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TECNICO EN TRABAJO SOCIAL</text:p>
          </table:table-cell>
          <table:table-cell office:value-type="date" office:date-value="1984-07-01T00:00:00" table:style-name="ce2">
            <text:p>01/07/198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64</text:p>
          </table:table-cell>
          <table:table-cell office:value-type="string" table:style-name="ce1">
            <text:p>MURRIETA CEBALLOS MA. DEL SOCORRO</text:p>
          </table:table-cell>
          <table:table-cell office:value-type="string" table:style-name="ce1">
            <text:p>300I2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MUCS48062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. EN PROYECTOS TECNICOS</text:p>
          </table:table-cell>
          <table:table-cell office:value-type="string" table:style-name="ce1">
            <text:p>SECUNDARIA</text:p>
          </table:table-cell>
          <table:table-cell office:value-type="date" office:date-value="1984-07-16T00:00:00" table:style-name="ce2">
            <text:p>16/07/198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90</text:p>
          </table:table-cell>
          <table:table-cell office:value-type="string" table:style-name="ce1">
            <text:p>SANCHEZ PEREA MARIA DE LOURDES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B285ZA2</text:p>
          </table:table-cell>
          <table:table-cell office:value-type="string" table:style-name="ce1">
            <text:p>ZA2</text:p>
          </table:table-cell>
          <table:table-cell office:value-type="string" table:style-name="ce1">
            <text:p>SAPL60022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SUPERIOR</text:p>
          </table:table-cell>
          <table:table-cell office:value-type="string" table:style-name="ce1">
            <text:p>PASANTE DE LIC. EN DERECHO</text:p>
          </table:table-cell>
          <table:table-cell office:value-type="date" office:date-value="1985-06-16T00:00:00" table:style-name="ce2">
            <text:p>16/06/198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94</text:p>
          </table:table-cell>
          <table:table-cell office:value-type="string" table:style-name="ce1">
            <text:p>DIAZ ORTIZ <text:s/>ISMAEL</text:p>
          </table:table-cell>
          <table:table-cell office:value-type="string" table:style-name="ce1">
            <text:p>300C4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DIOI59062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.-</text:p>
          </table:table-cell>
          <table:table-cell office:value-type="string" table:style-name="ce1">
            <text:p>SECUNDARIA</text:p>
          </table:table-cell>
          <table:table-cell office:value-type="date" office:date-value="1985-07-01T00:00:00" table:style-name="ce2">
            <text:p>01/07/198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96</text:p>
          </table:table-cell>
          <table:table-cell office:value-type="string" table:style-name="ce1">
            <text:p>VELAZQUEZ <text:s/>MONTIEL LILIANA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VEML62022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PEDAGOGIA</text:p>
          </table:table-cell>
          <table:table-cell office:value-type="date" office:date-value="1985-07-01T00:00:00" table:style-name="ce2">
            <text:p>01/07/198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98</text:p>
          </table:table-cell>
          <table:table-cell office:value-type="string" table:style-name="ce1">
            <text:p>JIMENEZ CASTRO CARLOS MANUEL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JICC50052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PASANTE DE LIC. EN PSICOLOGIA</text:p>
          </table:table-cell>
          <table:table-cell office:value-type="date" office:date-value="1985-09-01T00:00:00" table:style-name="ce2">
            <text:p>01/09/198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02</text:p>
          </table:table-cell>
          <table:table-cell office:value-type="string" table:style-name="ce1">
            <text:p>RIQUELME RAMIREZ JESUS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RIRJ37062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BACHILLERATO</text:p>
          </table:table-cell>
          <table:table-cell office:value-type="date" office:date-value="1985-11-01T00:00:00" table:style-name="ce2">
            <text:p>01/11/198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04</text:p>
          </table:table-cell>
          <table:table-cell office:value-type="string" table:style-name="ce1">
            <text:p>LOYA <text:s/>DOMINGUEZ <text:s/>MARIA LUISA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LODL54082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84-05-16T00:00:00" table:style-name="ce2">
            <text:p>16/05/198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13</text:p>
          </table:table-cell>
          <table:table-cell office:value-type="string" table:style-name="ce1">
            <text:p>VILLA MELCHOR <text:s text:c="2"/>ROSA MARIA</text:p>
          </table:table-cell>
          <table:table-cell office:value-type="string" table:style-name="ce1">
            <text:p>300E4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VIMR63030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BACHILLERATO</text:p>
          </table:table-cell>
          <table:table-cell office:value-type="date" office:date-value="1986-01-16T00:00:00" table:style-name="ce2">
            <text:p>16/01/198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17</text:p>
          </table:table-cell>
          <table:table-cell office:value-type="string" table:style-name="ce1">
            <text:p>SOLIS PRIETO <text:s/>JOSE LUIS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B3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SOPL56040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BACHILLERATO</text:p>
          </table:table-cell>
          <table:table-cell office:value-type="date" office:date-value="1986-01-16T00:00:00" table:style-name="ce2">
            <text:p>16/01/198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21</text:p>
          </table:table-cell>
          <table:table-cell office:value-type="string" table:style-name="ce1">
            <text:p>ORTEGA <text:s/>ROSAS <text:s/>ALICIA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OERA66112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BACHILLERATO</text:p>
          </table:table-cell>
          <table:table-cell office:value-type="date" office:date-value="1986-02-01T00:00:00" table:style-name="ce2">
            <text:p>01/02/198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22</text:p>
          </table:table-cell>
          <table:table-cell office:value-type="string" table:style-name="ce1">
            <text:p>SANCHEZ LOPEZ MARIA DEL ROSARIO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SALR68050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SECUNDARIA</text:p>
          </table:table-cell>
          <table:table-cell office:value-type="date" office:date-value="1986-03-01T00:00:00" table:style-name="ce2">
            <text:p>01/03/198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33</text:p>
          </table:table-cell>
          <table:table-cell office:value-type="string" table:style-name="ce1">
            <text:p>LOPEZ <text:s/>MARTHA SILVIA</text:p>
          </table:table-cell>
          <table:table-cell office:value-type="string" table:style-name="ce1">
            <text:p>300E4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LOMA51012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</text:p>
          </table:table-cell>
          <table:table-cell office:value-type="date" office:date-value="1986-06-16T00:00:00" table:style-name="ce2">
            <text:p>16/06/198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38</text:p>
          </table:table-cell>
          <table:table-cell office:value-type="string" table:style-name="ce1">
            <text:p>GONZALEZ VELEZ <text:s text:c="2"/>SARA</text:p>
          </table:table-cell>
          <table:table-cell office:value-type="string" table:style-name="ce1">
            <text:p>300C3</text:p>
          </table:table-cell>
          <table:table-cell office:value-type="string" table:style-name="ce1">
            <text:p>B3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GOVS61050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 -CARRERA COMERCIAL</text:p>
          </table:table-cell>
          <table:table-cell office:value-type="date" office:date-value="1986-05-01T00:00:00" table:style-name="ce2">
            <text:p>01/05/198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43</text:p>
          </table:table-cell>
          <table:table-cell office:value-type="string" table:style-name="ce1">
            <text:p>CASTILLO ROMERO IGNACIO LEONARDO</text:p>
          </table:table-cell>
          <table:table-cell office:value-type="string" table:style-name="ce1">
            <text:p>300F3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CARI611127</text:p>
          </table:table-cell>
          <table:table-cell table:style-name="ce1"/>
          <table:table-cell office:value-type="string" table:style-name="ce1">
            <text:p>JEFE DE OFICINA</text:p>
          </table:table-cell>
          <table:table-cell table:style-name="ce1"/>
          <table:table-cell office:value-type="date" office:date-value="1986-09-01T00:00:00" table:style-name="ce2">
            <text:p>01/09/198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52</text:p>
          </table:table-cell>
          <table:table-cell office:value-type="string" table:style-name="ce1">
            <text:p>MENDIOLA GARCIA <text:s/>AGUSTIN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EGA54073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86-12-01T00:00:00" table:style-name="ce2">
            <text:p>01/12/198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55</text:p>
          </table:table-cell>
          <table:table-cell office:value-type="string" table:style-name="ce1">
            <text:p>CRUZ LEON CELESTINA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ULC63040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LIC. EN ADMON. <text:s/>DE EMPRESAS</text:p>
          </table:table-cell>
          <table:table-cell office:value-type="date" office:date-value="1987-01-16T00:00:00" table:style-name="ce2">
            <text:p>16/01/198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57</text:p>
          </table:table-cell>
          <table:table-cell office:value-type="string" table:style-name="ce1">
            <text:p>CERVANTES TELLEZ YOOL MARIA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TY63070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SECUNDARIA</text:p>
          </table:table-cell>
          <table:table-cell office:value-type="date" office:date-value="1987-02-01T00:00:00" table:style-name="ce2">
            <text:p>01/02/198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60</text:p>
          </table:table-cell>
          <table:table-cell office:value-type="string" table:style-name="ce1">
            <text:p>LUNA AVILA BLANCA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LUAB62021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87-03-01T00:00:00" table:style-name="ce2">
            <text:p>01/03/198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68</text:p>
          </table:table-cell>
          <table:table-cell office:value-type="string" table:style-name="ce1">
            <text:p>BELTRAN <text:s/>SALAS <text:s/>LUZ MARIA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BESL58082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ANTROPOLOGIA</text:p>
          </table:table-cell>
          <table:table-cell office:value-type="date" office:date-value="1984-04-01T00:00:00" table:style-name="ce2">
            <text:p>01/04/198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71</text:p>
          </table:table-cell>
          <table:table-cell office:value-type="string" table:style-name="ce1">
            <text:p>SALAZAR SALAZAR <text:s/>BERTHA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SASB650904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BACHILLERATO</text:p>
          </table:table-cell>
          <table:table-cell office:value-type="date" office:date-value="1987-06-16T00:00:00" table:style-name="ce2">
            <text:p>16/06/198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79</text:p>
          </table:table-cell>
          <table:table-cell office:value-type="string" table:style-name="ce1">
            <text:p>CORTES <text:s/>FORTINO</text:p>
          </table:table-cell>
          <table:table-cell office:value-type="string" table:style-name="ce1">
            <text:p>300H</text:p>
          </table:table-cell>
          <table:table-cell office:value-type="string" table:style-name="ce1">
            <text:p>B281271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COFO63032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LIC. EN CIENCIAS DE LA COMUNICACIÓN</text:p>
          </table:table-cell>
          <table:table-cell office:value-type="date" office:date-value="1987-09-16T00:00:00" table:style-name="ce2">
            <text:p>16/09/198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83</text:p>
          </table:table-cell>
          <table:table-cell office:value-type="string" table:style-name="ce1">
            <text:p>MELCHOR IBARRA <text:s/>JOSEFINA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EIJ63031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BACHILLERATO</text:p>
          </table:table-cell>
          <table:table-cell office:value-type="date" office:date-value="1987-10-16T00:00:00" table:style-name="ce2">
            <text:p>16/10/198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84</text:p>
          </table:table-cell>
          <table:table-cell office:value-type="string" table:style-name="ce1">
            <text:p>CRUZ ACEVEDO <text:s/>GUADALUPE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UAG64121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ECIALISTA EN PROYECTOS TECNICOS</text:p>
          </table:table-cell>
          <table:table-cell office:value-type="string" table:style-name="ce1">
            <text:p>SECUNDARIA</text:p>
          </table:table-cell>
          <table:table-cell office:value-type="date" office:date-value="1987-10-16T00:00:00" table:style-name="ce2">
            <text:p>16/10/198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06</text:p>
          </table:table-cell>
          <table:table-cell office:value-type="string" table:style-name="ce1">
            <text:p>GARCIA CANCHOLA HUGO</text:p>
          </table:table-cell>
          <table:table-cell office:value-type="string" table:style-name="ce1">
            <text:p>300W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08</text:p>
          </table:table-cell>
          <table:table-cell office:value-type="string" table:style-name="ce1">
            <text:p>VELEZ GUZMAN <text:s/>RAFAEL</text:p>
          </table:table-cell>
          <table:table-cell office:value-type="string" table:style-name="ce1">
            <text:p>300I4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VEGR60050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PASANTE LIC. EN ANTROPOLOGIA</text:p>
          </table:table-cell>
          <table:table-cell office:value-type="date" office:date-value="1988-10-01T00:00:00" table:style-name="ce2">
            <text:p>01/10/198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15</text:p>
          </table:table-cell>
          <table:table-cell office:value-type="string" table:style-name="ce1">
            <text:p>VAZQUEZ RICALDE <text:s/>SILVIA MAGALLY</text:p>
          </table:table-cell>
          <table:table-cell office:value-type="string" table:style-name="ce1">
            <text:p>300I4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VARS560323</text:p>
          </table:table-cell>
          <table:table-cell table:style-name="ce1"/>
          <table:table-cell office:value-type="string" table:style-name="ce1">
            <text:p>JEFE DE OFICINA</text:p>
          </table:table-cell>
          <table:table-cell office:value-type="string" table:style-name="ce1">
            <text:p>LIC. EN ANTROPOLOGIA</text:p>
          </table:table-cell>
          <table:table-cell office:value-type="date" office:date-value="1986-03-16T00:00:00" table:style-name="ce2">
            <text:p>16/03/198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19</text:p>
          </table:table-cell>
          <table:table-cell office:value-type="string" table:style-name="ce1">
            <text:p>BAUTISTA <text:s/>ANTONIO <text:s/>ROSA ELENA</text:p>
          </table:table-cell>
          <table:table-cell office:value-type="string" table:style-name="ce1">
            <text:p>3018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BAAR57010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LIC. TRABAJO SOCIAL</text:p>
          </table:table-cell>
          <table:table-cell office:value-type="date" office:date-value="1989-05-01T00:00:00" table:style-name="ce2">
            <text:p>01/05/198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22</text:p>
          </table:table-cell>
          <table:table-cell office:value-type="string" table:style-name="ce1">
            <text:p>HERRERA <text:s/>CASTRO <text:s/>GEMA ROSA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HECG68041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BACHILLERATO</text:p>
          </table:table-cell>
          <table:table-cell office:value-type="date" office:date-value="1989-05-01T00:00:00" table:style-name="ce2">
            <text:p>01/05/198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23</text:p>
          </table:table-cell>
          <table:table-cell office:value-type="string" table:style-name="ce1">
            <text:p>PONCE GUEVARA MARIA ERIKA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OGE63121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BACHILLERATO</text:p>
          </table:table-cell>
          <table:table-cell office:value-type="date" office:date-value="1989-05-16T00:00:00" table:style-name="ce2">
            <text:p>16/05/198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28</text:p>
          </table:table-cell>
          <table:table-cell office:value-type="string" table:style-name="ce1">
            <text:p>LOPEZ RAMIREZ <text:s text:c="2"/>SONIA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LORS67091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BACHILLERATO</text:p>
          </table:table-cell>
          <table:table-cell office:value-type="date" office:date-value="1989-06-01T00:00:00" table:style-name="ce2">
            <text:p>01/06/198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35</text:p>
          </table:table-cell>
          <table:table-cell office:value-type="string" table:style-name="ce1">
            <text:p>CRUZ FIGUEROA <text:s/>CLEMENTE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CUFC65030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CONTADOR PUBLICO Y AUDITOR</text:p>
          </table:table-cell>
          <table:table-cell office:value-type="date" office:date-value="1989-07-16T00:00:00" table:style-name="ce2">
            <text:p>16/07/198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38</text:p>
          </table:table-cell>
          <table:table-cell office:value-type="string" table:style-name="ce1">
            <text:p>MARIN TRUJILLO <text:s/>DORA MARIA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ATD61032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TECNICO EN TRABAJO SOCIAL</text:p>
          </table:table-cell>
          <table:table-cell office:value-type="date" office:date-value="1987-07-16T00:00:00" table:style-name="ce2">
            <text:p>16/07/198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40</text:p>
          </table:table-cell>
          <table:table-cell office:value-type="string" table:style-name="ce1">
            <text:p>MONTALVO RAMIREZ <text:s/>MARIA DEL CARMEN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ORC66071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89-08-16T00:00:00" table:style-name="ce2">
            <text:p>16/08/198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58</text:p>
          </table:table-cell>
          <table:table-cell office:value-type="string" table:style-name="ce1">
            <text:p>DELGADO <text:s/>PACHECO <text:s/>BEATRIZ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DEPB58072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BACHILLERATO</text:p>
          </table:table-cell>
          <table:table-cell office:value-type="date" office:date-value="1989-11-01T00:00:00" table:style-name="ce2">
            <text:p>01/11/198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59</text:p>
          </table:table-cell>
          <table:table-cell office:value-type="string" table:style-name="ce1">
            <text:p>AGUILAR <text:s/>HUERTA <text:s/>MARGARITO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B3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AUHM64071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LIC. EN PEDAGOGIA</text:p>
          </table:table-cell>
          <table:table-cell office:value-type="date" office:date-value="1989-11-01T00:00:00" table:style-name="ce2">
            <text:p>01/11/198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61</text:p>
          </table:table-cell>
          <table:table-cell office:value-type="string" table:style-name="ce1">
            <text:p>AGUILAR SANCHEZ DORA</text:p>
          </table:table-cell>
          <table:table-cell office:value-type="string" table:style-name="ce1">
            <text:p>300E1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62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5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66</text:p>
          </table:table-cell>
          <table:table-cell office:value-type="string" table:style-name="ce1">
            <text:p>SANTAMARIA <text:s/>RIVERA <text:s/>ISABEL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SARI66101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 -CARRERA COMERCIAL</text:p>
          </table:table-cell>
          <table:table-cell office:value-type="date" office:date-value="1990-01-16T00:00:00" table:style-name="ce2">
            <text:p>16/01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69</text:p>
          </table:table-cell>
          <table:table-cell office:value-type="string" table:style-name="ce1">
            <text:p>SANCHEZ TENCHIPE <text:s/>MIGUELINA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SATM64092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90-01-16T00:00:00" table:style-name="ce2">
            <text:p>16/01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70</text:p>
          </table:table-cell>
          <table:table-cell office:value-type="string" table:style-name="ce1">
            <text:p>MARURI GUTIERREZ JORGE LUIS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MAGJ72042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CARRERA TECNICA</text:p>
          </table:table-cell>
          <table:table-cell office:value-type="date" office:date-value="1990-02-01T00:00:00" table:style-name="ce2">
            <text:p>01/02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72</text:p>
          </table:table-cell>
          <table:table-cell office:value-type="string" table:style-name="ce1">
            <text:p>SEGURA <text:s/>CASTRO MARIA CELIA</text:p>
          </table:table-cell>
          <table:table-cell office:value-type="string" table:style-name="ce1">
            <text:p>300C3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SECC62090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 -CARRERA COMERCIAL</text:p>
          </table:table-cell>
          <table:table-cell office:value-type="date" office:date-value="1990-02-16T00:00:00" table:style-name="ce2">
            <text:p>16/02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77</text:p>
          </table:table-cell>
          <table:table-cell office:value-type="string" table:style-name="ce1">
            <text:p>NAJERA <text:s/>GARCIA <text:s/>EDUARDO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NAGE61121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EN DERECHO</text:p>
          </table:table-cell>
          <table:table-cell office:value-type="date" office:date-value="1990-03-01T00:00:00" table:style-name="ce2">
            <text:p>01/03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83</text:p>
          </table:table-cell>
          <table:table-cell office:value-type="string" table:style-name="ce1">
            <text:p>LEON <text:s/>PAJONARES <text:s/>SILVIA</text:p>
          </table:table-cell>
          <table:table-cell office:value-type="string" table:style-name="ce1">
            <text:p>300C3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LEPS60022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SECUNDARIA -CARRERA COMERCIAL</text:p>
          </table:table-cell>
          <table:table-cell office:value-type="date" office:date-value="1990-04-01T00:00:00" table:style-name="ce2">
            <text:p>01/04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84</text:p>
          </table:table-cell>
          <table:table-cell office:value-type="string" table:style-name="ce1">
            <text:p>VALENCIA MORA <text:s text:c="2"/>EVA LUZ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VAME65021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</text:p>
          </table:table-cell>
          <table:table-cell office:value-type="date" office:date-value="1990-03-01T00:00:00" table:style-name="ce2">
            <text:p>01/03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89</text:p>
          </table:table-cell>
          <table:table-cell office:value-type="string" table:style-name="ce1">
            <text:p>OROZCO BELTRAN <text:s/>URIEL</text:p>
          </table:table-cell>
          <table:table-cell office:value-type="string" table:style-name="ce1">
            <text:p>300C3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OOBU66061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PASANTE DE LIC. EN CONTADURIA</text:p>
          </table:table-cell>
          <table:table-cell office:value-type="date" office:date-value="1990-05-16T00:00:00" table:style-name="ce2">
            <text:p>16/05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92</text:p>
          </table:table-cell>
          <table:table-cell office:value-type="string" table:style-name="ce1">
            <text:p>CRUZ MARTINEZ <text:s/>ISIDRO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CUMI57031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3er. SEM. LIC. CONTADURIA</text:p>
          </table:table-cell>
          <table:table-cell office:value-type="date" office:date-value="1990-05-16T00:00:00" table:style-name="ce2">
            <text:p>16/05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02</text:p>
          </table:table-cell>
          <table:table-cell office:value-type="string" table:style-name="ce1">
            <text:p>NAVA HERNANDEZ <text:s/>SEBASTIAN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NAHS670822</text:p>
          </table:table-cell>
          <table:table-cell table:style-name="ce1"/>
          <table:table-cell office:value-type="string" table:style-name="ce1">
            <text:p>TECNICO DOCENTE</text:p>
          </table:table-cell>
          <table:table-cell office:value-type="string" table:style-name="ce1">
            <text:p>TECNICO AGROPECUARIO</text:p>
          </table:table-cell>
          <table:table-cell office:value-type="date" office:date-value="1991-01-01T00:00:00" table:style-name="ce2">
            <text:p>01/01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04</text:p>
          </table:table-cell>
          <table:table-cell office:value-type="string" table:style-name="ce1">
            <text:p>OROZCO BELTRAN <text:s/>MARIA MINERVA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OOBM54053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LIC. EN ADMON. DE EMPRESAS</text:p>
          </table:table-cell>
          <table:table-cell office:value-type="date" office:date-value="1990-07-16T00:00:00" table:style-name="ce2">
            <text:p>16/07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05</text:p>
          </table:table-cell>
          <table:table-cell office:value-type="string" table:style-name="ce1">
            <text:p>GARCIA <text:s/>ATILANO ELVIRA ESPERANZA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GAAE63051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TRABAJO SOCIAL</text:p>
          </table:table-cell>
          <table:table-cell office:value-type="date" office:date-value="1991-01-01T00:00:00" table:style-name="ce2">
            <text:p>01/01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08</text:p>
          </table:table-cell>
          <table:table-cell office:value-type="string" table:style-name="ce1">
            <text:p>EUSEBIO <text:s/>FERMIN <text:s/>MIGUEL ANGEL</text:p>
          </table:table-cell>
          <table:table-cell office:value-type="string" table:style-name="ce1">
            <text:p>300C4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EUFM61050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PRIMARIA</text:p>
          </table:table-cell>
          <table:table-cell office:value-type="date" office:date-value="1990-08-01T00:00:00" table:style-name="ce2">
            <text:p>01/08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12</text:p>
          </table:table-cell>
          <table:table-cell office:value-type="string" table:style-name="ce1">
            <text:p>VICENCIO HERNANDEZ <text:s/>LUCIA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VIHL62121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BACHILLERATO</text:p>
          </table:table-cell>
          <table:table-cell office:value-type="date" office:date-value="1990-08-01T00:00:00" table:style-name="ce2">
            <text:p>01/08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14</text:p>
          </table:table-cell>
          <table:table-cell office:value-type="string" table:style-name="ce1">
            <text:p>GUILLEN <text:s/>COUTIÑO <text:s/>CECILIA</text:p>
          </table:table-cell>
          <table:table-cell office:value-type="string" table:style-name="ce1">
            <text:p>300H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GUCC66112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PASANTE DE LIC. DISEÑO GRAFICO</text:p>
          </table:table-cell>
          <table:table-cell office:value-type="date" office:date-value="1990-08-16T00:00:00" table:style-name="ce2">
            <text:p>16/08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16</text:p>
          </table:table-cell>
          <table:table-cell office:value-type="string" table:style-name="ce1">
            <text:p>HERNANDEZ <text:s/>MARTINEZ <text:s/>ROCIO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HEMR660604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 - CARRERA COMERCIAL</text:p>
          </table:table-cell>
          <table:table-cell office:value-type="date" office:date-value="1990-09-16T00:00:00" table:style-name="ce2">
            <text:p>16/09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17</text:p>
          </table:table-cell>
          <table:table-cell office:value-type="string" table:style-name="ce1">
            <text:p>ORTEGA <text:s/>ORTEGA AIDA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OEOA660724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90-09-16T00:00:00" table:style-name="ce2">
            <text:p>16/09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20</text:p>
          </table:table-cell>
          <table:table-cell office:value-type="string" table:style-name="ce1">
            <text:p>TORRES <text:s/>GONZALEZ MARIA JULIA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TOGJ66122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TRABAJO SOCIAL</text:p>
          </table:table-cell>
          <table:table-cell office:value-type="date" office:date-value="1990-09-16T00:00:00" table:style-name="ce2">
            <text:p>16/09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21</text:p>
          </table:table-cell>
          <table:table-cell office:value-type="string" table:style-name="ce1">
            <text:p>HERNANDEZ <text:s/>ROMAN <text:s/>MARIBEL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HERM660314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TRABAJO SOCIAL</text:p>
          </table:table-cell>
          <table:table-cell office:value-type="date" office:date-value="1990-10-01T00:00:00" table:style-name="ce2">
            <text:p>01/10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23</text:p>
          </table:table-cell>
          <table:table-cell office:value-type="string" table:style-name="ce1">
            <text:p>MARTINEZ CONTRERAS <text:s/>IGNACIA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B3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MACI50073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BACHILLERATO</text:p>
          </table:table-cell>
          <table:table-cell office:value-type="date" office:date-value="1990-10-01T00:00:00" table:style-name="ce2">
            <text:p>01/10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24</text:p>
          </table:table-cell>
          <table:table-cell office:value-type="string" table:style-name="ce1">
            <text:p>LOPEZ MELCHOR <text:s text:c="2"/>LIBIA CECILIA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LOML71112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0-10-01T00:00:00" table:style-name="ce2">
            <text:p>01/10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27</text:p>
          </table:table-cell>
          <table:table-cell office:value-type="string" table:style-name="ce1">
            <text:p>RAMIREZ PIEDRAS PATRICIA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RAPP58082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0-10-16T00:00:00" table:style-name="ce2">
            <text:p>16/10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31</text:p>
          </table:table-cell>
          <table:table-cell office:value-type="string" table:style-name="ce1">
            <text:p>CARRASCO <text:s/>TOLEDO RUBICELIA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CATR70091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0-10-16T00:00:00" table:style-name="ce2">
            <text:p>16/10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35</text:p>
          </table:table-cell>
          <table:table-cell office:value-type="string" table:style-name="ce1">
            <text:p>GAYOSSO <text:s/>RONZON <text:s/>M. ANTONIA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GARA68121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TRABAJADOR SOCIAL</text:p>
          </table:table-cell>
          <table:table-cell office:value-type="date" office:date-value="1990-10-16T00:00:00" table:style-name="ce2">
            <text:p>16/10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39</text:p>
          </table:table-cell>
          <table:table-cell office:value-type="string" table:style-name="ce1">
            <text:p>MARTINEZ GUZMAN <text:s/>GABRIELA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MAGG68040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</text:p>
          </table:table-cell>
          <table:table-cell office:value-type="date" office:date-value="1990-11-01T00:00:00" table:style-name="ce2">
            <text:p>01/11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43</text:p>
          </table:table-cell>
          <table:table-cell office:value-type="string" table:style-name="ce1">
            <text:p>HERNANDEZ <text:s/>MOLINA <text:s/>CRISTINA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HEMC60060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ANTROPOLOGIA</text:p>
          </table:table-cell>
          <table:table-cell office:value-type="date" office:date-value="1990-11-16T00:00:00" table:style-name="ce2">
            <text:p>16/11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49</text:p>
          </table:table-cell>
          <table:table-cell office:value-type="string" table:style-name="ce1">
            <text:p>GARCIA <text:s/>CRUZ <text:s/>CELIA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GACC62120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EN PEDAGOGIA</text:p>
          </table:table-cell>
          <table:table-cell office:value-type="date" office:date-value="1999-01-01T00:00:00" table:style-name="ce2">
            <text:p>01/01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58</text:p>
          </table:table-cell>
          <table:table-cell office:value-type="string" table:style-name="ce1">
            <text:p>ESTUDILLO AGUILAR ALMAQUIO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EUAA650922D1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 INTERINO</text:p>
          </table:table-cell>
          <table:table-cell office:value-type="string" table:style-name="ce1">
            <text:p>CARRERA TECNICA ADMINISTRATIVA</text:p>
          </table:table-cell>
          <table:table-cell office:value-type="date" office:date-value="2004-01-01T00:00:00" table:style-name="ce2">
            <text:p>01/01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62</text:p>
          </table:table-cell>
          <table:table-cell office:value-type="string" table:style-name="ce1">
            <text:p>ALBA ROJAS DANIEL</text:p>
          </table:table-cell>
          <table:table-cell office:value-type="string" table:style-name="ce1">
            <text:p>300C4</text:p>
          </table:table-cell>
          <table:table-cell office:value-type="string" table:style-name="ce1">
            <text:p>B21819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AARD61121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ESPECIALIZADO</text:p>
          </table:table-cell>
          <table:table-cell office:value-type="string" table:style-name="ce1">
            <text:p>SECUNDARIA</text:p>
          </table:table-cell>
          <table:table-cell office:value-type="date" office:date-value="1990-12-01T00:00:00" table:style-name="ce2">
            <text:p>01/12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66</text:p>
          </table:table-cell>
          <table:table-cell office:value-type="string" table:style-name="ce1">
            <text:p>OLIVARES AQUINO MARIA DEL CARMEN</text:p>
          </table:table-cell>
          <table:table-cell office:value-type="string" table:style-name="ce1">
            <text:p>300F2</text:p>
          </table:table-cell>
          <table:table-cell table:number-columns-repeated="4" table:style-name="ce1"/>
          <table:table-cell office:value-type="string" table:style-name="ce1">
            <text:p>SECRETARIA C</text:p>
          </table:table-cell>
          <table:table-cell office:value-type="string" table:style-name="ce1">
            <text:p>SECUNDARIA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67</text:p>
          </table:table-cell>
          <table:table-cell office:value-type="string" table:style-name="ce1">
            <text:p>MEJIA <text:s/>VARELA MAURICIA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MEVM58092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</text:p>
          </table:table-cell>
          <table:table-cell office:value-type="date" office:date-value="1991-01-16T00:00:00" table:style-name="ce2">
            <text:p>16/01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73</text:p>
          </table:table-cell>
          <table:table-cell office:value-type="string" table:style-name="ce1">
            <text:p>MEDINA <text:s/>LARA <text:s/>LEDY LUZ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ELL61072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E PEDAGOGIA</text:p>
          </table:table-cell>
          <table:table-cell office:value-type="date" office:date-value="1991-02-01T00:00:00" table:style-name="ce2">
            <text:p>01/02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77</text:p>
          </table:table-cell>
          <table:table-cell office:value-type="string" table:style-name="ce1">
            <text:p>MENDIOLA <text:s/>MORALES <text:s/>JUAN RAUL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AMJ590624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0-11-16T00:00:00" table:style-name="ce2">
            <text:p>16/11/19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79</text:p>
          </table:table-cell>
          <table:table-cell office:value-type="string" table:style-name="ce1">
            <text:p>PEREZ RANGEL <text:s/>ANA LILIA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ERA70030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. MEDIO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91-02-16T00:00:00" table:style-name="ce2">
            <text:p>16/02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81</text:p>
          </table:table-cell>
          <table:table-cell office:value-type="string" table:style-name="ce1">
            <text:p>SALAS SANTAMARIA <text:s text:c="2"/>JESUS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SASJ72101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4º SEMESTRE DE LIC. EN CONTADURIA</text:p>
          </table:table-cell>
          <table:table-cell office:value-type="date" office:date-value="1991-03-01T00:00:00" table:style-name="ce2">
            <text:p>01/03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87</text:p>
          </table:table-cell>
          <table:table-cell office:value-type="string" table:style-name="ce1">
            <text:p>ESPINOZA LOPEZ <text:s/>LORENZO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EILL700824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1-03-01T00:00:00" table:style-name="ce2">
            <text:p>01/03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93</text:p>
          </table:table-cell>
          <table:table-cell office:value-type="string" table:style-name="ce1">
            <text:p>DE LA LUZ <text:s/>VELASCO <text:s/>MARIA ELENA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LUVE59072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91-04-16T00:00:00" table:style-name="ce2">
            <text:p>16/04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98</text:p>
          </table:table-cell>
          <table:table-cell office:value-type="string" table:style-name="ce1">
            <text:p>GUEVARA MARTINEZ DULCE MARIA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GUMD68051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BACHILLERATO</text:p>
          </table:table-cell>
          <table:table-cell office:value-type="date" office:date-value="1991-04-16T00:00:00" table:style-name="ce2">
            <text:p>16/04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01</text:p>
          </table:table-cell>
          <table:table-cell office:value-type="string" table:style-name="ce1">
            <text:p>JIMENEZ LEYTON <text:s/>ARACELI</text:p>
          </table:table-cell>
          <table:table-cell office:value-type="string" table:style-name="ce1">
            <text:p>3004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07</text:p>
          </table:table-cell>
          <table:table-cell office:value-type="string" table:style-name="ce1">
            <text:p>MUÑOZ GUZMAN <text:s/>NORMA LIDIA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MUGN67070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CO MEDIO</text:p>
          </table:table-cell>
          <table:table-cell office:value-type="string" table:style-name="ce1">
            <text:p>BACHILLERATO</text:p>
          </table:table-cell>
          <table:table-cell office:value-type="date" office:date-value="1991-05-16T00:00:00" table:style-name="ce2">
            <text:p>16/05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09</text:p>
          </table:table-cell>
          <table:table-cell office:value-type="string" table:style-name="ce1">
            <text:p>RIVERA <text:s/>REYES <text:s/>MARIA DE JESUS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RIRJ68082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91-05-16T00:00:00" table:style-name="ce2">
            <text:p>16/05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18</text:p>
          </table:table-cell>
          <table:table-cell office:value-type="string" table:style-name="ce1">
            <text:p>PEREZ DE LA CRUZ <text:s/>GUADALUPE</text:p>
          </table:table-cell>
          <table:table-cell office:value-type="string" table:style-name="ce1">
            <text:p>3018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PECG71052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LIC. EN CONTADURIA</text:p>
          </table:table-cell>
          <table:table-cell office:value-type="date" office:date-value="1991-05-16T00:00:00" table:style-name="ce2">
            <text:p>16/05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22</text:p>
          </table:table-cell>
          <table:table-cell office:value-type="string" table:style-name="ce1">
            <text:p>VAZQUEZ <text:s/>SALAZAR <text:s/>ISMAEL</text:p>
          </table:table-cell>
          <table:table-cell office:value-type="string" table:style-name="ce1">
            <text:p>3007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VASI64062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PEDAGOGIA</text:p>
          </table:table-cell>
          <table:table-cell office:value-type="date" office:date-value="1991-07-01T00:00:00" table:style-name="ce2">
            <text:p>01/07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33</text:p>
          </table:table-cell>
          <table:table-cell office:value-type="string" table:style-name="ce1">
            <text:p>FERNANDEZ <text:s/>SANCHEZ <text:s/>MARIA DE JESUS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FESJ67051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TECNICO ASISTENTE EJECUTIVO</text:p>
          </table:table-cell>
          <table:table-cell office:value-type="date" office:date-value="1991-08-16T00:00:00" table:style-name="ce2">
            <text:p>16/08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35</text:p>
          </table:table-cell>
          <table:table-cell office:value-type="string" table:style-name="ce1">
            <text:p>MARQUEZ RODRIGUEZ <text:s/>GERMAN</text:p>
          </table:table-cell>
          <table:table-cell office:value-type="string" table:style-name="ce1">
            <text:p>3019</text:p>
          </table:table-cell>
          <table:table-cell table:number-columns-repeated="4" table:style-name="ce1"/>
          <table:table-cell office:value-type="string" table:style-name="ce1">
            <text:p>COORDINADOR DE ZONA</text:p>
          </table:table-cell>
          <table:table-cell office:value-type="string" table:style-name="ce1">
            <text:p>LIC EN INFORMATICA</text:p>
          </table:table-cell>
          <table:table-cell office:value-type="date" office:date-value="2009-09-01T00:00:00" table:style-name="ce2">
            <text:p>01/09/200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38</text:p>
          </table:table-cell>
          <table:table-cell office:value-type="string" table:style-name="ce1">
            <text:p>RODRIGUEZ HERNANDEZ <text:s/>ANABEL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ROHA67040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</text:p>
          </table:table-cell>
          <table:table-cell office:value-type="date" office:date-value="1991-09-16T00:00:00" table:style-name="ce2">
            <text:p>16/09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41</text:p>
          </table:table-cell>
          <table:table-cell office:value-type="string" table:style-name="ce1">
            <text:p>VARGAS <text:s/>RIVERA <text:s/>ROSA MARIA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VARR68051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ANTROPOLOGIA</text:p>
          </table:table-cell>
          <table:table-cell office:value-type="date" office:date-value="1991-10-01T00:00:00" table:style-name="ce2">
            <text:p>01/10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42</text:p>
          </table:table-cell>
          <table:table-cell office:value-type="string" table:style-name="ce1">
            <text:p>ALMENDRA AVENDAÑO <text:s text:c="2"/>JUANA AURORA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AEAJ64100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PEDAGOGIA</text:p>
          </table:table-cell>
          <table:table-cell office:value-type="date" office:date-value="1991-09-16T00:00:00" table:style-name="ce2">
            <text:p>16/09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43</text:p>
          </table:table-cell>
          <table:table-cell office:value-type="string" table:style-name="ce1">
            <text:p>HERNANDEZ SALVADOR <text:s/>MANUEL</text:p>
          </table:table-cell>
          <table:table-cell office:value-type="string" table:style-name="ce1">
            <text:p>300B3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HESM660222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INGENIERO AGRONOMO</text:p>
          </table:table-cell>
          <table:table-cell office:value-type="date" office:date-value="1991-09-16T00:00:00" table:style-name="ce2">
            <text:p>16/09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45</text:p>
          </table:table-cell>
          <table:table-cell office:value-type="string" table:style-name="ce1">
            <text:p>NOGUERA GREGOIRE <text:s/>EUGENIA MARGARITA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NOGE65072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EN PEDAGOGIA</text:p>
          </table:table-cell>
          <table:table-cell office:value-type="date" office:date-value="1991-09-16T00:00:00" table:style-name="ce2">
            <text:p>16/09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46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21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48</text:p>
          </table:table-cell>
          <table:table-cell office:value-type="string" table:style-name="ce1">
            <text:p>DIAZ VILLA <text:s/>MARIA DEL PILAR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DIVP66101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91-10-01T00:00:00" table:style-name="ce2">
            <text:p>01/10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50</text:p>
          </table:table-cell>
          <table:table-cell office:value-type="string" table:style-name="ce1">
            <text:p>ECHEVARRIA MIRANDA ALEJANDRO</text:p>
          </table:table-cell>
          <table:table-cell office:value-type="string" table:style-name="ce1">
            <text:p>300C2</text:p>
          </table:table-cell>
          <table:table-cell table:number-columns-repeated="4" table:style-name="ce1"/>
          <table:table-cell office:value-type="string" table:style-name="ce1">
            <text:p>JEFE DE LA OFICINA DE ADQUISICIONE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56</text:p>
          </table:table-cell>
          <table:table-cell office:value-type="string" table:style-name="ce1">
            <text:p>ALVAREZ PEREZ JESUS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AAPJ67040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LIC. PEDAGOGIA</text:p>
          </table:table-cell>
          <table:table-cell office:value-type="date" office:date-value="1991-11-16T00:00:00" table:style-name="ce2">
            <text:p>16/11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58</text:p>
          </table:table-cell>
          <table:table-cell office:value-type="string" table:style-name="ce1">
            <text:p>SAINZ <text:s/>PIZZINI <text:s/>JOSE RAMON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SAPR58071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2-01-01T00:00:00" table:style-name="ce2">
            <text:p>01/01/199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63</text:p>
          </table:table-cell>
          <table:table-cell office:value-type="string" table:style-name="ce1">
            <text:p>URIBE <text:s/>MIJANGOS JUAN</text:p>
          </table:table-cell>
          <table:table-cell office:value-type="string" table:style-name="ce1">
            <text:p>3018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UIMJ63052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EN EDUCACION</text:p>
          </table:table-cell>
          <table:table-cell office:value-type="date" office:date-value="1992-01-01T00:00:00" table:style-name="ce2">
            <text:p>01/01/199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69</text:p>
          </table:table-cell>
          <table:table-cell office:value-type="string" table:style-name="ce1">
            <text:p>JUAREZ ABURTO JERONIMO</text:p>
          </table:table-cell>
          <table:table-cell office:value-type="string" table:style-name="ce1">
            <text:p>300E5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JUAJ59093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 MANTENIMIENTO DE SISTEMAS</text:p>
          </table:table-cell>
          <table:table-cell office:value-type="string" table:style-name="ce1">
            <text:p>PASANTE DE LIC. INFORMATICA</text:p>
          </table:table-cell>
          <table:table-cell office:value-type="date" office:date-value="1992-02-01T00:00:00" table:style-name="ce2">
            <text:p>01/02/199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73</text:p>
          </table:table-cell>
          <table:table-cell office:value-type="string" table:style-name="ce1">
            <text:p>CISNEROS FRANCO LORETO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CIFL62121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TECNICO EN TOPOGRAFIA</text:p>
          </table:table-cell>
          <table:table-cell office:value-type="date" office:date-value="1992-02-16T00:00:00" table:style-name="ce2">
            <text:p>16/02/199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82</text:p>
          </table:table-cell>
          <table:table-cell office:value-type="string" table:style-name="ce1">
            <text:p>DOMINGUEZ CORTES <text:s/>DORA MARIA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DOCD61091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EN DERECHO</text:p>
          </table:table-cell>
          <table:table-cell office:value-type="date" office:date-value="1992-06-01T00:00:00" table:style-name="ce2">
            <text:p>01/06/199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86</text:p>
          </table:table-cell>
          <table:table-cell office:value-type="string" table:style-name="ce1">
            <text:p>AQUINO DOMINGUEZ CRISTINA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AUDC68072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LIC. EDUCACION PRIMARIA</text:p>
          </table:table-cell>
          <table:table-cell office:value-type="date" office:date-value="1992-06-16T00:00:00" table:style-name="ce2">
            <text:p>16/06/199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91</text:p>
          </table:table-cell>
          <table:table-cell office:value-type="string" table:style-name="ce1">
            <text:p>MELCHOR MORALES <text:s/>FELIPE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MEMF57020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SECUNDARIA</text:p>
          </table:table-cell>
          <table:table-cell office:value-type="date" office:date-value="1992-08-01T00:00:00" table:style-name="ce2">
            <text:p>01/08/199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92</text:p>
          </table:table-cell>
          <table:table-cell office:value-type="string" table:style-name="ce1">
            <text:p>CORDOBA <text:s/>JAIME CECILIA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COJC62112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 YCARRERA COMERCIAL</text:p>
          </table:table-cell>
          <table:table-cell office:value-type="date" office:date-value="1992-08-16T00:00:00" table:style-name="ce2">
            <text:p>16/08/199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93</text:p>
          </table:table-cell>
          <table:table-cell office:value-type="string" table:style-name="ce1">
            <text:p>GOMEZ MEZA LUIS FERNANDO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GOML73111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2-08-16T00:00:00" table:style-name="ce2">
            <text:p>16/08/199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97</text:p>
          </table:table-cell>
          <table:table-cell office:value-type="string" table:style-name="ce1">
            <text:p>GORRA <text:s/>RAMON <text:s/>MARTHA ELENA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B3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GORM68072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BACHILLERATO</text:p>
          </table:table-cell>
          <table:table-cell office:value-type="date" office:date-value="1992-09-16T00:00:00" table:style-name="ce2">
            <text:p>16/09/199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98</text:p>
          </table:table-cell>
          <table:table-cell office:value-type="string" table:style-name="ce1">
            <text:p>LANDA HERNANDEZ <text:s/>GRACIELA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LAHG70060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1er. SEM. PEDAGOGIA</text:p>
          </table:table-cell>
          <table:table-cell office:value-type="date" office:date-value="1992-10-16T00:00:00" table:style-name="ce2">
            <text:p>16/10/199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99</text:p>
          </table:table-cell>
          <table:table-cell office:value-type="string" table:style-name="ce1">
            <text:p>QUESADA <text:s/>SEDAS DORALINA</text:p>
          </table:table-cell>
          <table:table-cell office:value-type="string" table:style-name="ce1">
            <text:p>300H</text:p>
          </table:table-cell>
          <table:table-cell office:value-type="string" table:style-name="ce1">
            <text:p>B28127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QUSD68062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JEFE DE OFICINA</text:p>
          </table:table-cell>
          <table:table-cell office:value-type="string" table:style-name="ce1">
            <text:p>LIC. EN CIENCIAS DE LA COMUNICACIÓN</text:p>
          </table:table-cell>
          <table:table-cell office:value-type="date" office:date-value="1992-10-23T00:00:00" table:style-name="ce2">
            <text:p>23/10/199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03</text:p>
          </table:table-cell>
          <table:table-cell office:value-type="string" table:style-name="ce1">
            <text:p>MALPICA <text:s/>AGUILAR LUZ DEL CARMEN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MAAL63012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TECNICO EN TRABAJO SOCIAL</text:p>
          </table:table-cell>
          <table:table-cell office:value-type="date" office:date-value="1992-11-01T00:00:00" table:style-name="ce2">
            <text:p>01/11/199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05</text:p>
          </table:table-cell>
          <table:table-cell office:value-type="string" table:style-name="ce1">
            <text:p>VASQUEZ CASTILLO <text:s/>AIDA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VACA65031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CONTADOR PUBLICO Y AUDITOR</text:p>
          </table:table-cell>
          <table:table-cell office:value-type="date" office:date-value="1993-01-01T00:00:00" table:style-name="ce2">
            <text:p>01/01/199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17</text:p>
          </table:table-cell>
          <table:table-cell office:value-type="string" table:style-name="ce1">
            <text:p>ZAVALA GOMEZ <text:s/>RITO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ZAGR67012685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MED. VET. ZOOCTENISTA</text:p>
          </table:table-cell>
          <table:table-cell office:value-type="date" office:date-value="2004-06-01T00:00:00" table:style-name="ce2">
            <text:p>01/06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19</text:p>
          </table:table-cell>
          <table:table-cell office:value-type="string" table:style-name="ce1">
            <text:p>QUINO SANTOS <text:s text:c="2"/>ELVIA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QUSE481117PY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3-03-16T00:00:00" table:style-name="ce2">
            <text:p>16/03/199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23</text:p>
          </table:table-cell>
          <table:table-cell office:value-type="string" table:style-name="ce1">
            <text:p>DEL MORAL GAMALLO DULCE MARIA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OGD69120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LIC. EN PEDAGOGIA</text:p>
          </table:table-cell>
          <table:table-cell office:value-type="date" office:date-value="1993-05-16T00:00:00" table:style-name="ce2">
            <text:p>16/05/199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29</text:p>
          </table:table-cell>
          <table:table-cell office:value-type="string" table:style-name="ce1">
            <text:p>HERNANDEZ <text:s/>BADILLO <text:s/>CLOTILDE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HEBC72060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3-07-16T00:00:00" table:style-name="ce2">
            <text:p>16/07/199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31</text:p>
          </table:table-cell>
          <table:table-cell office:value-type="string" table:style-name="ce1">
            <text:p>ROLON LOPEZ BEATRIZ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ROLB61072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EN EDUCACION MEDIA</text:p>
          </table:table-cell>
          <table:table-cell office:value-type="date" office:date-value="1993-08-16T00:00:00" table:style-name="ce2">
            <text:p>16/08/199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34</text:p>
          </table:table-cell>
          <table:table-cell office:value-type="string" table:style-name="ce1">
            <text:p>ENCARNACION <text:s/>RODRIGUEZ MELITON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EARM690424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CARRERA COMERCIAL, SECUNDARIA</text:p>
          </table:table-cell>
          <table:table-cell office:value-type="date" office:date-value="1993-07-01T00:00:00" table:style-name="ce2">
            <text:p>01/07/199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42</text:p>
          </table:table-cell>
          <table:table-cell office:value-type="string" table:style-name="ce1">
            <text:p>LOPEZ GOMEZ <text:s/>DOROTEA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LOGD60052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93-11-16T00:00:00" table:style-name="ce2">
            <text:p>16/11/199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51</text:p>
          </table:table-cell>
          <table:table-cell office:value-type="string" table:style-name="ce1">
            <text:p>SANCHEZ OLIVARES <text:s/>JACINTA</text:p>
          </table:table-cell>
          <table:table-cell office:value-type="string" table:style-name="ce1">
            <text:p>3004</text:p>
          </table:table-cell>
          <table:table-cell office:value-type="string" table:style-name="ce1">
            <text:p>B37025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SAOJ65081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BACHILLERATO</text:p>
          </table:table-cell>
          <table:table-cell office:value-type="date" office:date-value="1994-04-16T00:00:00" table:style-name="ce2">
            <text:p>16/04/199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55</text:p>
          </table:table-cell>
          <table:table-cell office:value-type="string" table:style-name="ce1">
            <text:p>BLANCO GARCIA <text:s/>FEBE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BAGF61061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4-05-16T00:00:00" table:style-name="ce2">
            <text:p>16/05/199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63</text:p>
          </table:table-cell>
          <table:table-cell office:value-type="string" table:style-name="ce1">
            <text:p>AHUMADA <text:s/>NARVAEZ EDGAR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AUNE74092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6o. SEM. LIC. INFORMATICA</text:p>
          </table:table-cell>
          <table:table-cell office:value-type="date" office:date-value="1995-01-16T00:00:00" table:style-name="ce2">
            <text:p>16/01/199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64</text:p>
          </table:table-cell>
          <table:table-cell office:value-type="string" table:style-name="ce1">
            <text:p>RASGADO <text:s/>RAMIREZ <text:s/>HECTOR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RARH65090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EN CONTADOOR PUB. Y AUDITOR.</text:p>
          </table:table-cell>
          <table:table-cell office:value-type="date" office:date-value="1994-09-16T00:00:00" table:style-name="ce2">
            <text:p>16/09/199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66</text:p>
          </table:table-cell>
          <table:table-cell office:value-type="string" table:style-name="ce1">
            <text:p>MENDEZ GARCIA ANA LUISA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B24323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MEGA 720111</text:p>
          </table:table-cell>
          <table:table-cell table:style-name="ce1"/>
          <table:table-cell office:value-type="string" table:style-name="ce1">
            <text:p>SECRETARIA "C"</text:p>
          </table:table-cell>
          <table:table-cell table:style-name="ce1"/>
          <table:table-cell office:value-type="date" office:date-value="2005-08-01T00:00:00" table:style-name="ce2">
            <text:p>01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71</text:p>
          </table:table-cell>
          <table:table-cell office:value-type="string" table:style-name="ce1">
            <text:p>GARCIA GARCIA <text:s/>JULIA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GAGJ61020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EN TECNICAS DE LA COMUNICACIÓN</text:p>
          </table:table-cell>
          <table:table-cell office:value-type="date" office:date-value="1994-11-01T00:00:00" table:style-name="ce2">
            <text:p>01/11/199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75</text:p>
          </table:table-cell>
          <table:table-cell office:value-type="string" table:style-name="ce1">
            <text:p>MORONES GUZMAN NORMA OLIVIA</text:p>
          </table:table-cell>
          <table:table-cell office:value-type="string" table:style-name="ce1">
            <text:p>300E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76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6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83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9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86</text:p>
          </table:table-cell>
          <table:table-cell office:value-type="string" table:style-name="ce1">
            <text:p>LOPEZ LOPEZ <text:s/>AURORA ELENA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LOLA72110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CARRERA COMERCIAL</text:p>
          </table:table-cell>
          <table:table-cell office:value-type="date" office:date-value="1995-04-01T00:00:00" table:style-name="ce2">
            <text:p>01/04/199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95</text:p>
          </table:table-cell>
          <table:table-cell office:value-type="string" table:style-name="ce1">
            <text:p>AGUILAR TELIS <text:s/>MARIA DE LOS ANGELES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AUTA71100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LIC. EN PEDAGOGIA</text:p>
          </table:table-cell>
          <table:table-cell office:value-type="date" office:date-value="1995-05-16T00:00:00" table:style-name="ce2">
            <text:p>16/05/199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07</text:p>
          </table:table-cell>
          <table:table-cell office:value-type="string" table:style-name="ce1">
            <text:p>ZAVALA CORDERO JOAQUINA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ZACJ45082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CARRERA COMERCIAL</text:p>
          </table:table-cell>
          <table:table-cell office:value-type="date" office:date-value="1995-06-01T00:00:00" table:style-name="ce2">
            <text:p>01/06/199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16</text:p>
          </table:table-cell>
          <table:table-cell office:value-type="string" table:style-name="ce1">
            <text:p>VAZQUEZ MARTIN <text:s/>JOSE</text:p>
          </table:table-cell>
          <table:table-cell office:value-type="string" table:style-name="ce1">
            <text:p>3007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VAMJ62021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NORMAL SUPERIOR</text:p>
          </table:table-cell>
          <table:table-cell office:value-type="date" office:date-value="1995-08-01T00:00:00" table:style-name="ce2">
            <text:p>01/08/199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17</text:p>
          </table:table-cell>
          <table:table-cell office:value-type="string" table:style-name="ce1">
            <text:p>GONZALEZ LOPEZ CARLOS CESAR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GOLC63090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EN ING. AGRONOMO</text:p>
          </table:table-cell>
          <table:table-cell office:value-type="date" office:date-value="1995-08-01T00:00:00" table:style-name="ce2">
            <text:p>01/08/199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34</text:p>
          </table:table-cell>
          <table:table-cell office:value-type="string" table:style-name="ce1">
            <text:p>NEVAREZ <text:s/>MARTINEZ <text:s/>ADRIAN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NEMA66080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LIC. EN ADMON. DE EMPRESAS</text:p>
          </table:table-cell>
          <table:table-cell office:value-type="date" office:date-value="1995-09-01T00:00:00" table:style-name="ce2">
            <text:p>01/09/199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36</text:p>
          </table:table-cell>
          <table:table-cell office:value-type="string" table:style-name="ce1">
            <text:p>ESPRONCEDA PLACERES <text:s/>CARLOS EDUARDO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EOPC56050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LIC. EN DERECHO</text:p>
          </table:table-cell>
          <table:table-cell office:value-type="date" office:date-value="1995-10-01T00:00:00" table:style-name="ce2">
            <text:p>01/10/199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37</text:p>
          </table:table-cell>
          <table:table-cell office:value-type="string" table:style-name="ce1">
            <text:p>OLIVEROS AZAMAR <text:s text:c="2"/>ANA JUDITH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OIAA63092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. TRABAJO SOCIAL</text:p>
          </table:table-cell>
          <table:table-cell office:value-type="date" office:date-value="1995-11-16T00:00:00" table:style-name="ce2">
            <text:p>16/11/199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RODRIGUEZ COBOS ANA LUZ</text:p>
          </table:table-cell>
          <table:table-cell office:value-type="string" table:style-name="ce1">
            <text:p>300I2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ROCA68090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BACHILLERATO</text:p>
          </table:table-cell>
          <table:table-cell office:value-type="date" office:date-value="1995-12-01T00:00:00" table:style-name="ce2">
            <text:p>01/12/199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48</text:p>
          </table:table-cell>
          <table:table-cell office:value-type="string" table:style-name="ce1">
            <text:p>VAZQUEZ <text:s/>LARA IGNACIO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VALI71020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ING. INDUSTRIAL EN PRODUCCION</text:p>
          </table:table-cell>
          <table:table-cell office:value-type="date" office:date-value="1996-02-16T00:00:00" table:style-name="ce2">
            <text:p>16/02/199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50</text:p>
          </table:table-cell>
          <table:table-cell office:value-type="string" table:style-name="ce1">
            <text:p>ARRIAGA MIJANGOS <text:s/>ALFREDO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AIMA58122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6-03-01T00:00:00" table:style-name="ce2">
            <text:p>01/03/199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51</text:p>
          </table:table-cell>
          <table:table-cell office:value-type="string" table:style-name="ce1">
            <text:p>MENDOZA GONZALEZ JUANA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EGJ45062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6-03-16T00:00:00" table:style-name="ce2">
            <text:p>16/03/199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56</text:p>
          </table:table-cell>
          <table:table-cell office:value-type="string" table:style-name="ce1">
            <text:p>LOZANO CRUZ NORMA ALICIA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C2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LOCN690711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LIC. EN DERECHO</text:p>
          </table:table-cell>
          <table:table-cell office:value-type="date" office:date-value="2004-06-01T00:00:00" table:style-name="ce2">
            <text:p>01/06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60</text:p>
          </table:table-cell>
          <table:table-cell office:value-type="string" table:style-name="ce1">
            <text:p>MORA ARRONIZ <text:s/>ELDA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OAE70102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LIC. EN DERECHO</text:p>
          </table:table-cell>
          <table:table-cell office:value-type="date" office:date-value="1996-06-01T00:00:00" table:style-name="ce2">
            <text:p>01/06/199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62</text:p>
          </table:table-cell>
          <table:table-cell office:value-type="string" table:style-name="ce1">
            <text:p>SEOANE VALIENTE <text:s/>JORGE LUIS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SEVJ58070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EN RELACIONES INTERNACIONALES</text:p>
          </table:table-cell>
          <table:table-cell office:value-type="date" office:date-value="1982-08-01T00:00:00" table:style-name="ce2">
            <text:p>01/08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64</text:p>
          </table:table-cell>
          <table:table-cell office:value-type="string" table:style-name="ce1">
            <text:p>CALDERA <text:s/>MORENO TOMAS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C288ZB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CAMT550213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JEFE DEPARTAMENTO</text:p>
          </table:table-cell>
          <table:table-cell table:style-name="ce1"/>
          <table:table-cell office:value-type="date" office:date-value="2005-04-16T00:00:00" table:style-name="ce2">
            <text:p>16/04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67</text:p>
          </table:table-cell>
          <table:table-cell office:value-type="string" table:style-name="ce1">
            <text:p>CRUZ DE LA CRUZ LETICIA</text:p>
          </table:table-cell>
          <table:table-cell office:value-type="string" table:style-name="ce1">
            <text:p>3003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CUCL73072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6-06-01T00:00:00" table:style-name="ce2">
            <text:p>01/06/199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71</text:p>
          </table:table-cell>
          <table:table-cell office:value-type="string" table:style-name="ce1">
            <text:p>MATEO DIAZ <text:s/>FRANCISCO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ADF590119</text:p>
          </table:table-cell>
          <table:table-cell table:style-name="ce1"/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6-07-01T00:00:00" table:style-name="ce2">
            <text:p>01/07/199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74</text:p>
          </table:table-cell>
          <table:table-cell office:value-type="string" table:style-name="ce1">
            <text:p>CAMBRANY <text:s/>AGUILAR CESAR AUGUSTO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CAAC68042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TECNICO EN ELECTROMECANICA</text:p>
          </table:table-cell>
          <table:table-cell office:value-type="date" office:date-value="1996-07-01T00:00:00" table:style-name="ce2">
            <text:p>01/07/199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82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1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84</text:p>
          </table:table-cell>
          <table:table-cell office:value-type="string" table:style-name="ce1">
            <text:p>VAZQUEZ LOPEZ JOSE ESTEBAN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VALE67090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EN ING. QUIMICO</text:p>
          </table:table-cell>
          <table:table-cell office:value-type="date" office:date-value="1996-09-16T00:00:00" table:style-name="ce2">
            <text:p>16/09/199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5</text:p>
          </table:table-cell>
          <table:table-cell office:value-type="string" table:style-name="ce1">
            <text:p>DE LA BARRERA <text:s/>JIMENEZ ADRIANA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B3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BAJA70070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96-11-16T00:00:00" table:style-name="ce2">
            <text:p>16/11/199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98</text:p>
          </table:table-cell>
          <table:table-cell office:value-type="string" table:style-name="ce1">
            <text:p>CASTAGNE <text:s/>VELASCO <text:s/>IVONNE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CAVI60040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CARRERA COMERCIAL</text:p>
          </table:table-cell>
          <table:table-cell office:value-type="date" office:date-value="1996-12-01T00:00:00" table:style-name="ce2">
            <text:p>01/12/199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01</text:p>
          </table:table-cell>
          <table:table-cell office:value-type="string" table:style-name="ce1">
            <text:p>DOMINGUEZ <text:s/>SALOMON <text:s/>LUZ DEL CARMEN</text:p>
          </table:table-cell>
          <table:table-cell office:value-type="string" table:style-name="ce1">
            <text:p>3018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DOSL77072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TECNICO EN COMPUTACION FISCAL Y CONTABLE</text:p>
          </table:table-cell>
          <table:table-cell office:value-type="date" office:date-value="1997-01-16T00:00:00" table:style-name="ce2">
            <text:p>16/01/199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04</text:p>
          </table:table-cell>
          <table:table-cell office:value-type="string" table:style-name="ce1">
            <text:p>JIMENEZ <text:s/>DEL VALLE BLANCA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C285ZA2</text:p>
          </table:table-cell>
          <table:table-cell office:value-type="string" table:style-name="ce1">
            <text:p>27ZA</text:p>
          </table:table-cell>
          <table:table-cell office:value-type="string" table:style-name="ce1">
            <text:p>JIVB63112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SUPERIOR</text:p>
          </table:table-cell>
          <table:table-cell office:value-type="string" table:style-name="ce1">
            <text:p>LIC. EN CONTADURIA PUBLICO Y AUDITOR</text:p>
          </table:table-cell>
          <table:table-cell office:value-type="date" office:date-value="1997-02-16T00:00:00" table:style-name="ce2">
            <text:p>16/02/199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16</text:p>
          </table:table-cell>
          <table:table-cell office:value-type="string" table:style-name="ce1">
            <text:p>CUEVAS VARELA MA. JULIA</text:p>
          </table:table-cell>
          <table:table-cell office:value-type="string" table:style-name="ce1">
            <text:p>300E4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CUVJ55080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MEDIO</text:p>
          </table:table-cell>
          <table:table-cell office:value-type="string" table:style-name="ce1">
            <text:p>PAS. LIC. EDUC.ESPECIALIZADA SICOPEDAGOGICA</text:p>
          </table:table-cell>
          <table:table-cell office:value-type="date" office:date-value="1997-04-01T00:00:00" table:style-name="ce2">
            <text:p>01/04/199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21</text:p>
          </table:table-cell>
          <table:table-cell office:value-type="string" table:style-name="ce1">
            <text:p>MENDOZA PALMERO GLENDA ESPERANZA</text:p>
          </table:table-cell>
          <table:table-cell office:value-type="string" table:style-name="ce1">
            <text:p>300E4</text:p>
          </table:table-cell>
          <table:table-cell office:value-type="string" table:style-name="ce1">
            <text:p>C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EPG700416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ANALISTA ADMINISTRATIVO.</text:p>
          </table:table-cell>
          <table:table-cell office:value-type="string" table:style-name="ce1">
            <text:p>BACHILLERATO Y CARRERA COMERCIAL</text:p>
          </table:table-cell>
          <table:table-cell office:value-type="date" office:date-value="1997-05-01T00:00:00" table:style-name="ce2">
            <text:p>01/05/199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25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4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32</text:p>
          </table:table-cell>
          <table:table-cell office:value-type="string" table:style-name="ce1">
            <text:p>REYES SESEÑA <text:s/>ROBERTO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RESR71010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7-09-01T00:00:00" table:style-name="ce2">
            <text:p>01/09/199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33</text:p>
          </table:table-cell>
          <table:table-cell office:value-type="string" table:style-name="ce1">
            <text:p>SANTANDER GARCIA ENRIQUE</text:p>
          </table:table-cell>
          <table:table-cell office:value-type="string" table:style-name="ce1">
            <text:p>3023</text:p>
          </table:table-cell>
          <table:table-cell table:number-columns-repeated="4" table:style-name="ce1"/>
          <table:table-cell office:value-type="string" table:style-name="ce1">
            <text:p>COORDINADOR DE ZON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34</text:p>
          </table:table-cell>
          <table:table-cell office:value-type="string" table:style-name="ce1">
            <text:p>ANDRADE <text:s/>VICCON JOSE BLAZ FILIBERTO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B25924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AAVB63112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ESPCIAL. EN PROYECTOS TEC.</text:p>
          </table:table-cell>
          <table:table-cell office:value-type="string" table:style-name="ce1">
            <text:p>SECUNDARIA</text:p>
          </table:table-cell>
          <table:table-cell office:value-type="date" office:date-value="1997-10-01T00:00:00" table:style-name="ce2">
            <text:p>01/10/199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41</text:p>
          </table:table-cell>
          <table:table-cell office:value-type="string" table:style-name="ce1">
            <text:p>DEL ANGEL <text:s/>VILLANUEVA <text:s/>JUAN</text:p>
          </table:table-cell>
          <table:table-cell office:value-type="string" table:style-name="ce1">
            <text:p>3004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AEVJ68020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ING. AGRONOMO</text:p>
          </table:table-cell>
          <table:table-cell office:value-type="date" office:date-value="1997-12-01T00:00:00" table:style-name="ce2">
            <text:p>01/12/199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46</text:p>
          </table:table-cell>
          <table:table-cell office:value-type="string" table:style-name="ce1">
            <text:p>RANGEL SOBERANES <text:s text:c="2"/>MARIA SOLEDAD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RASS631217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8-01-16T00:00:00" table:style-name="ce2">
            <text:p>16/01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48</text:p>
          </table:table-cell>
          <table:table-cell office:value-type="string" table:style-name="ce1">
            <text:p>DIAZ CASANOVA <text:s/>CARLOS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DICC660714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AGRONOMIA</text:p>
          </table:table-cell>
          <table:table-cell office:value-type="date" office:date-value="1996-11-01T00:00:00" table:style-name="ce2">
            <text:p>01/11/199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52</text:p>
          </table:table-cell>
          <table:table-cell office:value-type="string" table:style-name="ce1">
            <text:p>RIVERA CRUZ ALMA DELIA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RICA74010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LIC. EN PSICOLOGIA</text:p>
          </table:table-cell>
          <table:table-cell office:value-type="date" office:date-value="1982-03-16T00:00:00" table:style-name="ce2">
            <text:p>16/03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53</text:p>
          </table:table-cell>
          <table:table-cell office:value-type="string" table:style-name="ce1">
            <text:p>CUERVO <text:s/>GONZALEZ <text:s/>ALBA LUZ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CUGA75012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LIC. EN TRABAJO SOCIAL</text:p>
          </table:table-cell>
          <table:table-cell office:value-type="date" office:date-value="1998-03-16T00:00:00" table:style-name="ce2">
            <text:p>16/03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54</text:p>
          </table:table-cell>
          <table:table-cell office:value-type="string" table:style-name="ce1">
            <text:p>ALPIREZ <text:s/>ESPINOZA <text:s/>EVA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AIEE71010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EN TRABAJO SOCIAL</text:p>
          </table:table-cell>
          <table:table-cell office:value-type="date" office:date-value="1998-03-16T00:00:00" table:style-name="ce2">
            <text:p>16/03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56</text:p>
          </table:table-cell>
          <table:table-cell office:value-type="string" table:style-name="ce1">
            <text:p>MARIN CARMONA <text:s/>ISMAEL</text:p>
          </table:table-cell>
          <table:table-cell office:value-type="string" table:style-name="ce1">
            <text:p>3018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ACI71032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LIC. EN PEDAGOGIA</text:p>
          </table:table-cell>
          <table:table-cell office:value-type="date" office:date-value="1998-01-16T00:00:00" table:style-name="ce2">
            <text:p>16/01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61</text:p>
          </table:table-cell>
          <table:table-cell office:value-type="string" table:style-name="ce1">
            <text:p>WOODHOUSE <text:s/>ROJAS ADRIANA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WORA72112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8-05-16T00:00:00" table:style-name="ce2">
            <text:p>16/05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62</text:p>
          </table:table-cell>
          <table:table-cell office:value-type="string" table:style-name="ce1">
            <text:p>MENDOZA MENDOZA <text:s/>DELIA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EMD61082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CONTADOR PUBLICO Y AUDITOR</text:p>
          </table:table-cell>
          <table:table-cell office:value-type="date" office:date-value="1998-08-01T00:00:00" table:style-name="ce2">
            <text:p>01/08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63</text:p>
          </table:table-cell>
          <table:table-cell office:value-type="string" table:style-name="ce1">
            <text:p>GOMEZ ZAVALA CORNELIO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GOZC61030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EN TEC. EN CONTABILIDAD</text:p>
          </table:table-cell>
          <table:table-cell office:value-type="date" office:date-value="1998-08-01T00:00:00" table:style-name="ce2">
            <text:p>01/08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65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2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67</text:p>
          </table:table-cell>
          <table:table-cell office:value-type="string" table:style-name="ce1">
            <text:p>ZAVALA RIVERA <text:s/>ARMANDO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ZARA71051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TECNICO AGROPECUARIO</text:p>
          </table:table-cell>
          <table:table-cell office:value-type="date" office:date-value="1998-08-01T00:00:00" table:style-name="ce2">
            <text:p>01/08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72</text:p>
          </table:table-cell>
          <table:table-cell office:value-type="string" table:style-name="ce1">
            <text:p>PEREZ <text:s/>LANDA TERESITA DE JESUS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PELT62100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8-08-16T00:00:00" table:style-name="ce2">
            <text:p>16/08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73</text:p>
          </table:table-cell>
          <table:table-cell office:value-type="string" table:style-name="ce1">
            <text:p>VALENCIA <text:s/>DEL ANGEL <text:s/>MARIA DE JESUS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VAAJ64122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8-07-16T00:00:00" table:style-name="ce2">
            <text:p>16/07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75</text:p>
          </table:table-cell>
          <table:table-cell office:value-type="string" table:style-name="ce1">
            <text:p>HERNANDEZ <text:s/>ARCOS CONSUELO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HEAC69122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PEDAGOGIA</text:p>
          </table:table-cell>
          <table:table-cell office:value-type="date" office:date-value="1997-10-16T00:00:00" table:style-name="ce2">
            <text:p>16/10/199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78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2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80</text:p>
          </table:table-cell>
          <table:table-cell office:value-type="string" table:style-name="ce1">
            <text:p>ZENTENO <text:s/>ISIDORO <text:s/>FABIOLA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ZEIF78072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6º SEMESTRE DE LA LIC. EN COMUNICACION</text:p>
          </table:table-cell>
          <table:table-cell office:value-type="date" office:date-value="1998-09-16T00:00:00" table:style-name="ce2">
            <text:p>16/09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87</text:p>
          </table:table-cell>
          <table:table-cell office:value-type="string" table:style-name="ce1">
            <text:p>HERNANDEZ PAREDES <text:s/>JORGE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HEPJ52011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8o. SEM. LIC. CONTADURIA</text:p>
          </table:table-cell>
          <table:table-cell office:value-type="date" office:date-value="1998-09-16T00:00:00" table:style-name="ce2">
            <text:p>16/09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89</text:p>
          </table:table-cell>
          <table:table-cell office:value-type="string" table:style-name="ce1">
            <text:p>VILLANUEVA <text:s/>GOMEZ <text:s/>MARIA DEL CARMEN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B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VIGC64110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ANALISTA ADMINISTRATIVO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1998-10-01T00:00:00" table:style-name="ce2">
            <text:p>01/10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90</text:p>
          </table:table-cell>
          <table:table-cell office:value-type="string" table:style-name="ce1">
            <text:p>REYES CANDELARIO <text:s text:c="2"/>BENITO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RECB70121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. LIC. EN DERECHO</text:p>
          </table:table-cell>
          <table:table-cell office:value-type="date" office:date-value="1998-10-01T00:00:00" table:style-name="ce2">
            <text:p>01/10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94</text:p>
          </table:table-cell>
          <table:table-cell office:value-type="string" table:style-name="ce1">
            <text:p>VALENCIA LEON GENOVEVA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VALG650609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EN ADMON. DE EMPRESAS</text:p>
          </table:table-cell>
          <table:table-cell office:value-type="date" office:date-value="1996-11-01T00:00:00" table:style-name="ce2">
            <text:p>01/11/199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95</text:p>
          </table:table-cell>
          <table:table-cell office:value-type="string" table:style-name="ce1">
            <text:p>ROMERO HERNÁNDEZ ISAIAS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V282Z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ROH1680216FP0</text:p>
          </table:table-cell>
          <table:table-cell table:style-name="ce1"/>
          <table:table-cell office:value-type="string" table:style-name="ce1">
            <text:p>TECNICO DOCENTE</text:p>
          </table:table-cell>
          <table:table-cell office:value-type="string" table:style-name="ce1">
            <text:p>LICENCIATURA EN CONTADURIA</text:p>
          </table:table-cell>
          <table:table-cell office:value-type="date" office:date-value="1998-01-16T00:00:00" table:style-name="ce2">
            <text:p>16/01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02</text:p>
          </table:table-cell>
          <table:table-cell office:value-type="string" table:style-name="ce1">
            <text:p>GOMEZ CANCELA ALEJANDRO</text:p>
          </table:table-cell>
          <table:table-cell office:value-type="string" table:style-name="ce1">
            <text:p>300C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04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A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10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17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11</text:p>
          </table:table-cell>
          <table:table-cell office:value-type="string" table:style-name="ce1">
            <text:p>GARCIA NAVA <text:s/>ISIDRO TOMAS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GANI750515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9-03-01T00:00:00" table:style-name="ce2">
            <text:p>01/03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12</text:p>
          </table:table-cell>
          <table:table-cell office:value-type="string" table:style-name="ce1">
            <text:p>GUZMAN GUERRERO <text:s/>MIGUEL ANGEL</text:p>
          </table:table-cell>
          <table:table-cell office:value-type="string" table:style-name="ce1">
            <text:p>300C4</text:p>
          </table:table-cell>
          <table:table-cell office:value-type="string" table:style-name="ce1">
            <text:p>C388ZB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GUGM530929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USE.- JEFE DE DEPARTAMENTO</text:p>
          </table:table-cell>
          <table:table-cell office:value-type="string" table:style-name="ce1">
            <text:p>LIC. EN DERECHO</text:p>
          </table:table-cell>
          <table:table-cell office:value-type="date" office:date-value="1999-03-01T00:00:00" table:style-name="ce2">
            <text:p>01/03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14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2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19</text:p>
          </table:table-cell>
          <table:table-cell office:value-type="string" table:style-name="ce1">
            <text:p>TORRES MARTINEZ CARLOS HECTOR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C2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TOMC640224-PF3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TECNICO LABORATORISTA CLINICO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29</text:p>
          </table:table-cell>
          <table:table-cell office:value-type="string" table:style-name="ce1">
            <text:p>CASTRO MOSCOSO FRANCISCO JAVIER</text:p>
          </table:table-cell>
          <table:table-cell office:value-type="string" table:style-name="ce1">
            <text:p>300C2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31</text:p>
          </table:table-cell>
          <table:table-cell office:value-type="string" table:style-name="ce1">
            <text:p>CURIEL <text:s/>TAMAYO <text:s/>VICTOR MANUEL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C2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CUTV710824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9-06-01T00:00:00" table:style-name="ce2">
            <text:p>01/06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33</text:p>
          </table:table-cell>
          <table:table-cell office:value-type="string" table:style-name="ce1">
            <text:p>VAZQUEZ MANUEL <text:s/>ROSARIO</text:p>
          </table:table-cell>
          <table:table-cell office:value-type="string" table:style-name="ce1">
            <text:p>3003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VAMR770807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9-06-01T00:00:00" table:style-name="ce2">
            <text:p>01/06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36</text:p>
          </table:table-cell>
          <table:table-cell office:value-type="string" table:style-name="ce1">
            <text:p>LARA <text:s/>LOPEZ <text:s/>CONCEPCION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LALC52120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 Y CARRERA COMERCIAL</text:p>
          </table:table-cell>
          <table:table-cell office:value-type="date" office:date-value="1999-03-01T00:00:00" table:style-name="ce2">
            <text:p>01/03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40</text:p>
          </table:table-cell>
          <table:table-cell office:value-type="string" table:style-name="ce1">
            <text:p>DIAZ <text:s/>MARIN <text:s/>GENARO</text:p>
          </table:table-cell>
          <table:table-cell office:value-type="string" table:style-name="ce1">
            <text:p>3004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DIMG62071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9-08-16T00:00:00" table:style-name="ce2">
            <text:p>16/08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41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4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42</text:p>
          </table:table-cell>
          <table:table-cell office:value-type="string" table:style-name="ce1">
            <text:p>ALARCON GRAJALES JOSE AURELIO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AAGA61043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5-09-01T00:00:00" table:style-name="ce2">
            <text:p>01/09/199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43</text:p>
          </table:table-cell>
          <table:table-cell office:value-type="string" table:style-name="ce1">
            <text:p>SANCHEZ NAVARRETE MARCELA YADIRA</text:p>
          </table:table-cell>
          <table:table-cell office:value-type="string" table:style-name="ce1">
            <text:p>300A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47</text:p>
          </table:table-cell>
          <table:table-cell office:value-type="string" table:style-name="ce1">
            <text:p>GOMEZ DEL ANGEL JUANA JANET</text:p>
          </table:table-cell>
          <table:table-cell office:value-type="string" table:style-name="ce1">
            <text:p>300C4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GOAJ770423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SECUNDARIAY CARRERA COMERCIAL</text:p>
          </table:table-cell>
          <table:table-cell office:value-type="date" office:date-value="1999-12-01T00:00:00" table:style-name="ce2">
            <text:p>01/12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48</text:p>
          </table:table-cell>
          <table:table-cell office:value-type="string" table:style-name="ce1">
            <text:p>DIAZ AVILES MARIA NORMA ELIZABETH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DIAN70012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EN ADMON. DE EMPRESAS</text:p>
          </table:table-cell>
          <table:table-cell office:value-type="date" office:date-value="1999-12-01T00:00:00" table:style-name="ce2">
            <text:p>01/12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49</text:p>
          </table:table-cell>
          <table:table-cell office:value-type="string" table:style-name="ce1">
            <text:p>OSTOS NAVA JUAN ANTONIO</text:p>
          </table:table-cell>
          <table:table-cell office:value-type="string" table:style-name="ce1">
            <text:p>3004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OONJ69010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NORMAL SUPERIOR</text:p>
          </table:table-cell>
          <table:table-cell office:value-type="date" office:date-value="1999-12-01T00:00:00" table:style-name="ce2">
            <text:p>01/12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52</text:p>
          </table:table-cell>
          <table:table-cell office:value-type="string" table:style-name="ce1">
            <text:p>GIRON SANTIAGO MARIA DE <text:s/>LA LUZ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C285ZA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GISL48020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SUPERIOR</text:p>
          </table:table-cell>
          <table:table-cell office:value-type="string" table:style-name="ce1">
            <text:p>PASANTE EN LIC. FILOSOFIA Y LETRAS</text:p>
          </table:table-cell>
          <table:table-cell office:value-type="date" office:date-value="1982-08-01T00:00:00" table:style-name="ce2">
            <text:p>01/08/198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54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E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55</text:p>
          </table:table-cell>
          <table:table-cell office:value-type="string" table:style-name="ce1">
            <text:p>DE LA CRUZ <text:s/>BUSTOS <text:s/>MATEO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CUBM64112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TECNICO EN CONTABILIDAD</text:p>
          </table:table-cell>
          <table:table-cell office:value-type="date" office:date-value="1999-05-01T00:00:00" table:style-name="ce2">
            <text:p>01/05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57</text:p>
          </table:table-cell>
          <table:table-cell office:value-type="string" table:style-name="ce1">
            <text:p>CARMONA GUZMAN <text:s/>JOSE LUIS</text:p>
          </table:table-cell>
          <table:table-cell office:value-type="string" table:style-name="ce1">
            <text:p>300E4</text:p>
          </table:table-cell>
          <table:table-cell office:value-type="string" table:style-name="ce1">
            <text:p>C288ZB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CAGL720618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USE.- JEFE DEPARTAMENTO</text:p>
          </table:table-cell>
          <table:table-cell office:value-type="string" table:style-name="ce1">
            <text:p>PASANTE DE LIC. EN INFORMATICA</text:p>
          </table:table-cell>
          <table:table-cell office:value-type="date" office:date-value="2000-04-01T00:00:00" table:style-name="ce2">
            <text:p>01/04/20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60</text:p>
          </table:table-cell>
          <table:table-cell office:value-type="string" table:style-name="ce1">
            <text:p>JIMENEZ <text:s/>TRUJILLO <text:s/>ARTURO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JITA56081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7-11-16T00:00:00" table:style-name="ce2">
            <text:p>16/11/199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70</text:p>
          </table:table-cell>
          <table:table-cell office:value-type="string" table:style-name="ce1">
            <text:p>PUENTE BERNABEL <text:s text:c="2"/>JORGE ANTONIO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PUBJ580603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2000-09-01T00:00:00" table:style-name="ce2">
            <text:p>01/09/20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71</text:p>
          </table:table-cell>
          <table:table-cell office:value-type="string" table:style-name="ce1">
            <text:p>HERVER TORRES <text:s text:c="2"/>LUIS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HETL621123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EN ADMON. AGROPECUARIA YPESQUERA</text:p>
          </table:table-cell>
          <table:table-cell office:value-type="date" office:date-value="2000-09-16T00:00:00" table:style-name="ce2">
            <text:p>16/09/20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72</text:p>
          </table:table-cell>
          <table:table-cell office:value-type="string" table:style-name="ce1">
            <text:p>HERRERA PRIEGO <text:s/>MARINA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HEPM76081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EN CIENCIAS DE LA EDUCACION</text:p>
          </table:table-cell>
          <table:table-cell office:value-type="date" office:date-value="2001-02-01T00:00:00" table:style-name="ce2">
            <text:p>01/02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73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2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77</text:p>
          </table:table-cell>
          <table:table-cell office:value-type="string" table:style-name="ce1">
            <text:p>MERCADO HERRERA THELMA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EHT73120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LIC. EN PEDAGOGIA</text:p>
          </table:table-cell>
          <table:table-cell office:value-type="date" office:date-value="1988-10-01T00:00:00" table:style-name="ce2">
            <text:p>01/10/198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78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22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79</text:p>
          </table:table-cell>
          <table:table-cell office:value-type="string" table:style-name="ce1">
            <text:p>VARGAS LOPEZ VICTOR HUGO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VALV72042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EN PEDAGOGIA</text:p>
          </table:table-cell>
          <table:table-cell office:value-type="date" office:date-value="2003-10-01T00:00:00" table:style-name="ce2">
            <text:p>01/10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81</text:p>
          </table:table-cell>
          <table:table-cell office:value-type="string" table:style-name="ce1">
            <text:p>HERNANDEZ OSTOS CARLOS ALBERTO</text:p>
          </table:table-cell>
          <table:table-cell office:value-type="string" table:style-name="ce1">
            <text:p>300Z</text:p>
          </table:table-cell>
          <table:table-cell office:value-type="string" table:style-name="ce1">
            <text:p>C2953A3</text:p>
          </table:table-cell>
          <table:table-cell office:value-type="string" table:style-name="ce1">
            <text:p>3A</text:p>
          </table:table-cell>
          <table:table-cell office:value-type="string" table:style-name="ce1">
            <text:p>HEOC690607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REGIONAL</text:p>
          </table:table-cell>
          <table:table-cell office:value-type="string" table:style-name="ce1">
            <text:p>PASANTE DEI NG. CIVIL</text:p>
          </table:table-cell>
          <table:table-cell office:value-type="date" office:date-value="2004-12-01T00:00:00" table:style-name="ce2">
            <text:p>0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82</text:p>
          </table:table-cell>
          <table:table-cell office:value-type="string" table:style-name="ce1">
            <text:p>CANCELADO</text:p>
          </table:table-cell>
          <table:table-cell office:value-type="string" table:style-name="ce1">
            <text:p>300C2</text:p>
          </table:table-cell>
          <table:table-cell table:number-columns-repeated="4" table:style-name="ce1"/>
          <table:table-cell office:value-type="string" table:style-name="ce1">
            <text:p>JEFE DE DEPARTAMENTO</text:p>
          </table:table-cell>
          <table:table-cell office:value-type="string" table:style-name="ce1">
            <text:p>LICENCIADA</text:p>
          </table:table-cell>
          <table:table-cell office:value-type="date" office:date-value="2014-05-01T00:00:00" table:style-name="ce2">
            <text:p>01/05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83</text:p>
          </table:table-cell>
          <table:table-cell office:value-type="string" table:style-name="ce1">
            <text:p>MONTIEL BENITEZ CONCEPCION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OBC66041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ROFA. DE EDUC. PRIMARIA</text:p>
          </table:table-cell>
          <table:table-cell office:value-type="date" office:date-value="2001-08-01T00:00:00" table:style-name="ce2">
            <text:p>01/08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87</text:p>
          </table:table-cell>
          <table:table-cell office:value-type="string" table:style-name="ce1">
            <text:p>PRIETO SALAMANCA NELLY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PISN641014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EN PEDAGOGIA</text:p>
          </table:table-cell>
          <table:table-cell office:value-type="date" office:date-value="1998-10-16T00:00:00" table:style-name="ce2">
            <text:p>16/10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88</text:p>
          </table:table-cell>
          <table:table-cell office:value-type="string" table:style-name="ce1">
            <text:p>RAMIREZ MORALES JUAN CARLOS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RAMJ681001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2001-09-16T00:00:00" table:style-name="ce2">
            <text:p>16/09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89</text:p>
          </table:table-cell>
          <table:table-cell office:value-type="string" table:style-name="ce1">
            <text:p>LANDA MORALES INOCENCIO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LAMI65122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7-09-01T00:00:00" table:style-name="ce2">
            <text:p>01/09/199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90</text:p>
          </table:table-cell>
          <table:table-cell office:value-type="string" table:style-name="ce1">
            <text:p>ALVAREZ LOPEZ IHARA IRAN</text:p>
          </table:table-cell>
          <table:table-cell office:value-type="string" table:style-name="ce1">
            <text:p>3018</text:p>
          </table:table-cell>
          <table:table-cell office:value-type="string" table:style-name="ce1">
            <text:p>C2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AALI770911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</text:p>
          </table:table-cell>
          <table:table-cell office:value-type="string" table:style-name="ce1">
            <text:p>LIC. EN CIENCIAS DE LA COMUNICACIÓN</text:p>
          </table:table-cell>
          <table:table-cell office:value-type="date" office:date-value="2003-04-01T00:00:00" table:style-name="ce2">
            <text:p>01/04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93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16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95</text:p>
          </table:table-cell>
          <table:table-cell office:value-type="string" table:style-name="ce1">
            <text:p>CASTRO BLAS GONZALO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CABG691130</text:p>
          </table:table-cell>
          <table:table-cell table:style-name="ce1"/>
          <table:table-cell office:value-type="string" table:style-name="ce1">
            <text:p>TECNICO DOCENTE</text:p>
          </table:table-cell>
          <table:table-cell office:value-type="string" table:style-name="ce1">
            <text:p>PASANTE DE LIC. EN DERECHO</text:p>
          </table:table-cell>
          <table:table-cell office:value-type="date" office:date-value="2002-02-01T00:00:00" table:style-name="ce2">
            <text:p>01/02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96</text:p>
          </table:table-cell>
          <table:table-cell office:value-type="string" table:style-name="ce1">
            <text:p>OLIVARES MENDEZ RAUL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OIMR60041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LA LIC. EN ANTROPOLOGIA</text:p>
          </table:table-cell>
          <table:table-cell office:value-type="date" office:date-value="1998-07-01T00:00:00" table:style-name="ce2">
            <text:p>01/07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99</text:p>
          </table:table-cell>
          <table:table-cell office:value-type="string" table:style-name="ce1">
            <text:p>ATZIN OLMEDO MARIA ISABEL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AIOI710820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EN LIC. EN PEDAGOGIA</text:p>
          </table:table-cell>
          <table:table-cell office:value-type="date" office:date-value="1998-03-01T00:00:00" table:style-name="ce2">
            <text:p>01/03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00</text:p>
          </table:table-cell>
          <table:table-cell office:value-type="string" table:style-name="ce1">
            <text:p>CANCINO OROZCO MONICA GUADALUPE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CAOM600924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. PROF. EN EDUCACION PRIMARIA</text:p>
          </table:table-cell>
          <table:table-cell office:value-type="date" office:date-value="1999-08-01T00:00:00" table:style-name="ce2">
            <text:p>01/08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01</text:p>
          </table:table-cell>
          <table:table-cell office:value-type="string" table:style-name="ce1">
            <text:p>CIENFUEGOS CORNEJO ALBERTO</text:p>
          </table:table-cell>
          <table:table-cell office:value-type="string" table:style-name="ce1">
            <text:p>3018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CICA65112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1998-01-01T00:00:00" table:style-name="ce2">
            <text:p>01/01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02</text:p>
          </table:table-cell>
          <table:table-cell office:value-type="string" table:style-name="ce1">
            <text:p>NARCISO MASISO LUIS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C282ZO1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NAML57081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ING .ELECTROMEC. EN PRODUCCION</text:p>
          </table:table-cell>
          <table:table-cell office:value-type="date" office:date-value="1997-10-01T00:00:00" table:style-name="ce2">
            <text:p>01/10/199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03</text:p>
          </table:table-cell>
          <table:table-cell office:value-type="string" table:style-name="ce1">
            <text:p>TAXILAGA RODRIGUEZ MIGUEL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TARM64042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6o. SEM. LIC. EN CONTADURIA</text:p>
          </table:table-cell>
          <table:table-cell office:value-type="date" office:date-value="1996-11-01T00:00:00" table:style-name="ce2">
            <text:p>01/11/199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04</text:p>
          </table:table-cell>
          <table:table-cell office:value-type="string" table:style-name="ce1">
            <text:p>LARA RUIZ CECILIO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LARC69112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2001-04-16T00:00:00" table:style-name="ce2">
            <text:p>16/04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05</text:p>
          </table:table-cell>
          <table:table-cell office:value-type="string" table:style-name="ce1">
            <text:p>HERNANDEZ GUERRERO VICTOR HUGO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HEGV710916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2001-04-01T00:00:00" table:style-name="ce2">
            <text:p>01/04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06</text:p>
          </table:table-cell>
          <table:table-cell office:value-type="string" table:style-name="ce1">
            <text:p>HERNANDEZ TEJEDA CELSO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HETC670728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TD. COORD.PROYECTO TOTONACO</text:p>
          </table:table-cell>
          <table:table-cell office:value-type="string" table:style-name="ce1">
            <text:p>2º SEMESTRE DE LIC. EN PEDAGOGIA</text:p>
          </table:table-cell>
          <table:table-cell office:value-type="date" office:date-value="1998-04-01T00:00:00" table:style-name="ce2">
            <text:p>01/04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07</text:p>
          </table:table-cell>
          <table:table-cell office:value-type="string" table:style-name="ce1">
            <text:p>BLANCO CARRASCO DAGOBERTO</text:p>
          </table:table-cell>
          <table:table-cell office:value-type="string" table:style-name="ce1">
            <text:p>3018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BACD68012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2º SEMESTRE LIC. EN C.SOCIALES</text:p>
          </table:table-cell>
          <table:table-cell office:value-type="date" office:date-value="1999-05-01T00:00:00" table:style-name="ce2">
            <text:p>01/05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09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19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10</text:p>
          </table:table-cell>
          <table:table-cell office:value-type="string" table:style-name="ce1">
            <text:p>MORA CRUZ JULIA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OCJ67041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PASANTE DE LIC. EN PEDAGOGIA Y TECNICO PROGRAMADOR</text:p>
          </table:table-cell>
          <table:table-cell office:value-type="date" office:date-value="1996-11-01T00:00:00" table:style-name="ce2">
            <text:p>01/11/199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17</text:p>
          </table:table-cell>
          <table:table-cell office:value-type="string" table:style-name="ce1">
            <text:p>VERGARA SOSA MARIA DE LOS A.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VESA520325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MAESTRO DE EDUCACION PRIMARIA</text:p>
          </table:table-cell>
          <table:table-cell office:value-type="date" office:date-value="2000-06-16T00:00:00" table:style-name="ce2">
            <text:p>16/06/20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19</text:p>
          </table:table-cell>
          <table:table-cell office:value-type="string" table:style-name="ce1">
            <text:p>JIMENEZ FIGUEROA PEDRO ANTONIO</text:p>
          </table:table-cell>
          <table:table-cell office:value-type="string" table:style-name="ce1">
            <text:p>300I1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21</text:p>
          </table:table-cell>
          <table:table-cell office:value-type="string" table:style-name="ce1">
            <text:p>RUIZ ANTONIO JOSE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RUAJ640707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EDUCACION MEDIA (CIENCIAS SOCIALES)</text:p>
          </table:table-cell>
          <table:table-cell office:value-type="date" office:date-value="2002-06-01T00:00:00" table:style-name="ce2">
            <text:p>01/06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27</text:p>
          </table:table-cell>
          <table:table-cell office:value-type="string" table:style-name="ce1">
            <text:p>PAREDES HERNANDEZ DIANA BRENDA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C288ZB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PAHD690415</text:p>
          </table:table-cell>
          <table:table-cell table:style-name="ce1"/>
          <table:table-cell office:value-type="string" table:style-name="ce1">
            <text:p>JEFE DEPARTAMENTO</text:p>
          </table:table-cell>
          <table:table-cell office:value-type="string" table:style-name="ce1">
            <text:p>PASANTE DE CONTADURIA PUBLICA</text:p>
          </table:table-cell>
          <table:table-cell office:value-type="date" office:date-value="2001-06-01T00:00:00" table:style-name="ce2">
            <text:p>01/06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29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F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31</text:p>
          </table:table-cell>
          <table:table-cell office:value-type="string" table:style-name="ce1">
            <text:p>CORTES ARCOS JAIRO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C2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COAJ750714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LIC. EN DERECHO</text:p>
          </table:table-cell>
          <table:table-cell office:value-type="date" office:date-value="2004-06-01T00:00:00" table:style-name="ce2">
            <text:p>01/06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32</text:p>
          </table:table-cell>
          <table:table-cell office:value-type="string" table:style-name="ce1">
            <text:p>RIVERA ANDRADE JORGE IVAN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RIAJ75042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LIC. EN EDUCACION FISICA</text:p>
          </table:table-cell>
          <table:table-cell office:value-type="date" office:date-value="2003-03-16T00:00:00" table:style-name="ce2">
            <text:p>16/03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34</text:p>
          </table:table-cell>
          <table:table-cell office:value-type="string" table:style-name="ce1">
            <text:p>PONCE VILLAR CARLOS</text:p>
          </table:table-cell>
          <table:table-cell office:value-type="string" table:style-name="ce1">
            <text:p>3014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35</text:p>
          </table:table-cell>
          <table:table-cell office:value-type="string" table:style-name="ce1">
            <text:p>ROMERO VARGAS MARIA RUTH</text:p>
          </table:table-cell>
          <table:table-cell office:value-type="string" table:style-name="ce1">
            <text:p>300C3</text:p>
          </table:table-cell>
          <table:table-cell office:value-type="string" table:style-name="ce1">
            <text:p>C388ZB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ROVR450314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JEFE DE DEPARTAMENTO</text:p>
          </table:table-cell>
          <table:table-cell office:value-type="string" table:style-name="ce1">
            <text:p>MTRA.EDUC.PRIMARIA Y CONTADOR PUBLICO</text:p>
          </table:table-cell>
          <table:table-cell office:value-type="date" office:date-value="2003-03-15T00:00:00" table:style-name="ce2">
            <text:p>15/03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37</text:p>
          </table:table-cell>
          <table:table-cell office:value-type="string" table:style-name="ce1">
            <text:p>RAMIREZ VARGAS HUMBERTO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RAVH660325I3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 INTERINO</text:p>
          </table:table-cell>
          <table:table-cell office:value-type="string" table:style-name="ce1">
            <text:p>PASANTE LIC. EN ADMON. DE EMPRESAS</text:p>
          </table:table-cell>
          <table:table-cell office:value-type="date" office:date-value="2004-03-16T00:00:00" table:style-name="ce2">
            <text:p>16/03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38</text:p>
          </table:table-cell>
          <table:table-cell office:value-type="string" table:style-name="ce1">
            <text:p>HERNANDEZ CONDADO ROGELIO R.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HECR610315GW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 INTERINO</text:p>
          </table:table-cell>
          <table:table-cell office:value-type="string" table:style-name="ce1">
            <text:p>5º SEMESTRE DE ESTADISTICA</text:p>
          </table:table-cell>
          <table:table-cell office:value-type="date" office:date-value="2004-03-16T00:00:00" table:style-name="ce2">
            <text:p>16/03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39</text:p>
          </table:table-cell>
          <table:table-cell office:value-type="string" table:style-name="ce1">
            <text:p>GAMEZ MAYA NORMA ETELIA</text:p>
          </table:table-cell>
          <table:table-cell office:value-type="string" table:style-name="ce1">
            <text:p>3004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GAMN610315HF4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 INTERINO</text:p>
          </table:table-cell>
          <table:table-cell office:value-type="string" table:style-name="ce1">
            <text:p>LIC. TRABAJO SOCIAL</text:p>
          </table:table-cell>
          <table:table-cell office:value-type="date" office:date-value="2004-03-16T00:00:00" table:style-name="ce2">
            <text:p>16/03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40</text:p>
          </table:table-cell>
          <table:table-cell office:value-type="string" table:style-name="ce1">
            <text:p>VAZQUEZ ANDRADE ERNESTO TOMAS</text:p>
          </table:table-cell>
          <table:table-cell office:value-type="string" table:style-name="ce1">
            <text:p>3007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VAAE71110758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 INTERINO</text:p>
          </table:table-cell>
          <table:table-cell office:value-type="string" table:style-name="ce1">
            <text:p>4 SEMESTTRE LIC. EN PEDAGOGIA</text:p>
          </table:table-cell>
          <table:table-cell office:value-type="date" office:date-value="2004-03-16T00:00:00" table:style-name="ce2">
            <text:p>16/03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41</text:p>
          </table:table-cell>
          <table:table-cell office:value-type="string" table:style-name="ce1">
            <text:p>VILLA HERNANDEZ RAFAEL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VIHR640718HF8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 INTERINO</text:p>
          </table:table-cell>
          <table:table-cell office:value-type="string" table:style-name="ce1">
            <text:p>PASANTE DE LIC. EN DERECHO</text:p>
          </table:table-cell>
          <table:table-cell office:value-type="date" office:date-value="2004-03-16T00:00:00" table:style-name="ce2">
            <text:p>16/03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43</text:p>
          </table:table-cell>
          <table:table-cell office:value-type="string" table:style-name="ce1">
            <text:p>ANASTACIO HERNANDEZ ROGELIO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AAHR740517LE2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 INTERINO</text:p>
          </table:table-cell>
          <table:table-cell office:value-type="string" table:style-name="ce1">
            <text:p>BACHILLERATO</text:p>
          </table:table-cell>
          <table:table-cell office:value-type="date" office:date-value="2004-03-16T00:00:00" table:style-name="ce2">
            <text:p>16/03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47</text:p>
          </table:table-cell>
          <table:table-cell office:value-type="string" table:style-name="ce1">
            <text:p>MELENDEZ CARTAS <text:s/>NORMA EVELIA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ECN68051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 INTERINO</text:p>
          </table:table-cell>
          <table:table-cell office:value-type="string" table:style-name="ce1">
            <text:p>LIC. EN PEDAGOGIA</text:p>
          </table:table-cell>
          <table:table-cell office:value-type="date" office:date-value="1991-10-01T00:00:00" table:style-name="ce2">
            <text:p>01/10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49</text:p>
          </table:table-cell>
          <table:table-cell office:value-type="string" table:style-name="ce1">
            <text:p>ESPINOZA ORIZA ANA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EIOA581107AZ6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 INTERINO</text:p>
          </table:table-cell>
          <table:table-cell office:value-type="string" table:style-name="ce1">
            <text:p>PASANTE DE LIC. EN PEDAGOGIA</text:p>
          </table:table-cell>
          <table:table-cell office:value-type="date" office:date-value="2004-03-16T00:00:00" table:style-name="ce2">
            <text:p>16/03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50</text:p>
          </table:table-cell>
          <table:table-cell office:value-type="string" table:style-name="ce1">
            <text:p>XOLIO PUCHETA CARLOS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XOPC-510525KA1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 INTERINO</text:p>
          </table:table-cell>
          <table:table-cell office:value-type="string" table:style-name="ce1">
            <text:p>BACHILLERATO</text:p>
          </table:table-cell>
          <table:table-cell office:value-type="date" office:date-value="2004-03-16T00:00:00" table:style-name="ce2">
            <text:p>16/03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51</text:p>
          </table:table-cell>
          <table:table-cell office:value-type="string" table:style-name="ce1">
            <text:p>VALENCIA ROCHA ANA GEORGINA</text:p>
          </table:table-cell>
          <table:table-cell office:value-type="string" table:style-name="ce1">
            <text:p>300E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52</text:p>
          </table:table-cell>
          <table:table-cell office:value-type="string" table:style-name="ce1">
            <text:p>GARCAI ALVAREZ SERVIO TULIO</text:p>
          </table:table-cell>
          <table:table-cell office:value-type="string" table:style-name="ce1">
            <text:p>3022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53</text:p>
          </table:table-cell>
          <table:table-cell office:value-type="string" table:style-name="ce1">
            <text:p>ZUÑIGA MARTINEZ GUILLERMO HECTOR</text:p>
          </table:table-cell>
          <table:table-cell office:value-type="string" table:style-name="ce1">
            <text:p>300A</text:p>
          </table:table-cell>
          <table:table-cell office:value-type="string" table:style-name="ce1">
            <text:p>C2974A5</text:p>
          </table:table-cell>
          <table:table-cell office:value-type="string" table:style-name="ce1">
            <text:p>4A5</text:p>
          </table:table-cell>
          <table:table-cell office:value-type="string" table:style-name="ce1">
            <text:p>ZUMG421218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DIRECTOR GENERAL</text:p>
          </table:table-cell>
          <table:table-cell office:value-type="string" table:style-name="ce1">
            <text:p>MTRO. Y LIC. EN DERECHO</text:p>
          </table:table-cell>
          <table:table-cell office:value-type="date" office:date-value="2004-12-01T00:00:00" table:style-name="ce2">
            <text:p>0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54</text:p>
          </table:table-cell>
          <table:table-cell office:value-type="string" table:style-name="ce1">
            <text:p>BLANCAS PORTILLA ANDRES</text:p>
          </table:table-cell>
          <table:table-cell office:value-type="string" table:style-name="ce1">
            <text:p>300C</text:p>
          </table:table-cell>
          <table:table-cell office:value-type="string" table:style-name="ce1">
            <text:p>C2931B3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BAPA380502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SUBDIRECTOR</text:p>
          </table:table-cell>
          <table:table-cell office:value-type="string" table:style-name="ce1">
            <text:p>CONTADOR PUBLICO Y AUDITOR</text:p>
          </table:table-cell>
          <table:table-cell office:value-type="date" office:date-value="2004-12-01T00:00:00" table:style-name="ce2">
            <text:p>0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55</text:p>
          </table:table-cell>
          <table:table-cell office:value-type="string" table:style-name="ce1">
            <text:p>RIVERA FLORES J. ABRAHAM</text:p>
          </table:table-cell>
          <table:table-cell office:value-type="string" table:style-name="ce1">
            <text:p>300F</text:p>
          </table:table-cell>
          <table:table-cell office:value-type="string" table:style-name="ce1">
            <text:p>C2931B3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RIFA520224LQ6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SUBDIRECTOR</text:p>
          </table:table-cell>
          <table:table-cell office:value-type="string" table:style-name="ce1">
            <text:p>CONTADOR PUBLICO Y AUDITOR</text:p>
          </table:table-cell>
          <table:table-cell office:value-type="date" office:date-value="2004-12-01T00:00:00" table:style-name="ce2">
            <text:p>0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56</text:p>
          </table:table-cell>
          <table:table-cell office:value-type="string" table:style-name="ce1">
            <text:p>COUTTOLENC MOLINA TEODORO</text:p>
          </table:table-cell>
          <table:table-cell office:value-type="string" table:style-name="ce1">
            <text:p>300B</text:p>
          </table:table-cell>
          <table:table-cell office:value-type="string" table:style-name="ce1">
            <text:p>C2931B3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COMT380829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SUBDIRECTOR</text:p>
          </table:table-cell>
          <table:table-cell office:value-type="string" table:style-name="ce1">
            <text:p>PROFESOR</text:p>
          </table:table-cell>
          <table:table-cell office:value-type="date" office:date-value="2004-12-01T00:00:00" table:style-name="ce2">
            <text:p>0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57</text:p>
          </table:table-cell>
          <table:table-cell office:value-type="string" table:style-name="ce1">
            <text:p>POZOS GUZMAN LUIS ALBERTO</text:p>
          </table:table-cell>
          <table:table-cell office:value-type="string" table:style-name="ce1">
            <text:p>300E</text:p>
          </table:table-cell>
          <table:table-cell office:value-type="string" table:style-name="ce1">
            <text:p>C2931B3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POGL490422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SUBDIRECTOR</text:p>
          </table:table-cell>
          <table:table-cell office:value-type="string" table:style-name="ce1">
            <text:p>CONTADOR PUBLICO Y AUDITOR</text:p>
          </table:table-cell>
          <table:table-cell office:value-type="date" office:date-value="2004-12-01T00:00:00" table:style-name="ce2">
            <text:p>0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58</text:p>
          </table:table-cell>
          <table:table-cell office:value-type="string" table:style-name="ce1">
            <text:p>AGUILAR Y AGUILAR CARLOS JORGE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C2931B3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AUAC540815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SUBDIRECTOR</text:p>
          </table:table-cell>
          <table:table-cell office:value-type="string" table:style-name="ce1">
            <text:p>LIC. EN PEDAGOGIA</text:p>
          </table:table-cell>
          <table:table-cell office:value-type="date" office:date-value="2004-12-01T00:00:00" table:style-name="ce2">
            <text:p>0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59</text:p>
          </table:table-cell>
          <table:table-cell office:value-type="string" table:style-name="ce1">
            <text:p>FERRARI CAZARIN MARIA DE JESUS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C3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FECJ760525QD5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LICENCIADA EN DERECHO</text:p>
          </table:table-cell>
          <table:table-cell office:value-type="date" office:date-value="2004-12-01T00:00:00" table:style-name="ce2">
            <text:p>0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60</text:p>
          </table:table-cell>
          <table:table-cell office:value-type="string" table:style-name="ce1">
            <text:p>CHACON MORGADO LAHIRI DE LOS ANGELES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C288ZB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CAML7508023A8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JEFE DE DEPARTAMENTO</text:p>
          </table:table-cell>
          <table:table-cell office:value-type="string" table:style-name="ce1">
            <text:p>LIC. EN SOCIOLOGIA</text:p>
          </table:table-cell>
          <table:table-cell office:value-type="date" office:date-value="2004-12-06T00:00:00" table:style-name="ce2">
            <text:p>06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61</text:p>
          </table:table-cell>
          <table:table-cell office:value-type="string" table:style-name="ce1">
            <text:p>ZUÑIGA ALVARADO RODOLFO</text:p>
          </table:table-cell>
          <table:table-cell office:value-type="string" table:style-name="ce1">
            <text:p>300W</text:p>
          </table:table-cell>
          <table:table-cell office:value-type="string" table:style-name="ce1">
            <text:p>C2953A3</text:p>
          </table:table-cell>
          <table:table-cell office:value-type="string" table:style-name="ce1">
            <text:p>3A</text:p>
          </table:table-cell>
          <table:table-cell office:value-type="string" table:style-name="ce1">
            <text:p>ZUAR400425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REGIONAL</text:p>
          </table:table-cell>
          <table:table-cell office:value-type="string" table:style-name="ce1">
            <text:p>PROFESOR</text:p>
          </table:table-cell>
          <table:table-cell office:value-type="date" office:date-value="2004-12-01T00:00:00" table:style-name="ce2">
            <text:p>0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62</text:p>
          </table:table-cell>
          <table:table-cell office:value-type="string" table:style-name="ce1">
            <text:p>MORENO GARIBAY ARMANDO</text:p>
          </table:table-cell>
          <table:table-cell office:value-type="string" table:style-name="ce1">
            <text:p>300U</text:p>
          </table:table-cell>
          <table:table-cell office:value-type="string" table:style-name="ce1">
            <text:p>C2953A3</text:p>
          </table:table-cell>
          <table:table-cell office:value-type="string" table:style-name="ce1">
            <text:p>3A</text:p>
          </table:table-cell>
          <table:table-cell office:value-type="string" table:style-name="ce1">
            <text:p>MOGA530820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REGIONAL</text:p>
          </table:table-cell>
          <table:table-cell office:value-type="string" table:style-name="ce1">
            <text:p>LICENCIADO EN DERECHO</text:p>
          </table:table-cell>
          <table:table-cell office:value-type="date" office:date-value="2004-12-08T00:00:00" table:style-name="ce2">
            <text:p>08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63</text:p>
          </table:table-cell>
          <table:table-cell office:value-type="string" table:style-name="ce1">
            <text:p>ALMANZA KATS JOSE LUIS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C3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AAKL471011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PROFESOR</text:p>
          </table:table-cell>
          <table:table-cell office:value-type="date" office:date-value="2004-12-11T00:00:00" table:style-name="ce2">
            <text:p>1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64</text:p>
          </table:table-cell>
          <table:table-cell office:value-type="string" table:style-name="ce1">
            <text:p>ALCANTARA CORONEL RICARDO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C388ZB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AACR771005U60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USE.- JEFE DEPARTAMENTO</text:p>
          </table:table-cell>
          <table:table-cell office:value-type="string" table:style-name="ce1">
            <text:p>LICENCIADO EN CONTADURIA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65</text:p>
          </table:table-cell>
          <table:table-cell office:value-type="string" table:style-name="ce1">
            <text:p>GARCIA ZAMUDIO NICOLAS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C388ZB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GAZN490903EFA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USE.- JEFE DE DEPARTAMENTO</text:p>
          </table:table-cell>
          <table:table-cell office:value-type="string" table:style-name="ce1">
            <text:p>LICENCIADO</text:p>
          </table:table-cell>
          <table:table-cell office:value-type="date" office:date-value="2004-12-02T00:00:00" table:style-name="ce2">
            <text:p>02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66</text:p>
          </table:table-cell>
          <table:table-cell office:value-type="string" table:style-name="ce1">
            <text:p>TORRES RIOS JOSE ARTURO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C2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TORA670920Q19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PROFESOR</text:p>
          </table:table-cell>
          <table:table-cell office:value-type="date" office:date-value="2004-12-20T00:00:00" table:style-name="ce2">
            <text:p>20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67</text:p>
          </table:table-cell>
          <table:table-cell office:value-type="string" table:style-name="ce1">
            <text:p>FRANCO VAZQUEZ GUILLERMO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C2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FAVG641116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PROFESOR</text:p>
          </table:table-cell>
          <table:table-cell office:value-type="date" office:date-value="2004-12-22T00:00:00" table:style-name="ce2">
            <text:p>22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68</text:p>
          </table:table-cell>
          <table:table-cell office:value-type="string" table:style-name="ce1">
            <text:p>MARTINEZ AZUELA JORGE RAFAEL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C2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MAAJ650105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LICENCIADO EN DERECHO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69</text:p>
          </table:table-cell>
          <table:table-cell office:value-type="string" table:style-name="ce1">
            <text:p>SANTOS CAPETILLO AUREA ESTHER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C3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SACA650220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<text:s/>DE ZONA</text:p>
          </table:table-cell>
          <table:table-cell office:value-type="string" table:style-name="ce1">
            <text:p>LIC. EN DERECHO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70</text:p>
          </table:table-cell>
          <table:table-cell office:value-type="string" table:style-name="ce1">
            <text:p>LLADO CASTILLO REYNA</text:p>
          </table:table-cell>
          <table:table-cell office:value-type="string" table:style-name="ce1">
            <text:p>3004</text:p>
          </table:table-cell>
          <table:table-cell office:value-type="string" table:style-name="ce1">
            <text:p>C3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LACR550106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LIC. EN DERECHO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71</text:p>
          </table:table-cell>
          <table:table-cell office:value-type="string" table:style-name="ce1">
            <text:p>VALLADARES SANCHEZ ANA BERTHA DEL SOCORRO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C2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VASA641210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LIC. EN PEDAGOGIA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72</text:p>
          </table:table-cell>
          <table:table-cell office:value-type="string" table:style-name="ce1">
            <text:p>AZUA GALLEGOS FLORENCIO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C2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AUGF440103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LICENCIADO EN ECONOMIA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73</text:p>
          </table:table-cell>
          <table:table-cell office:value-type="string" table:style-name="ce1">
            <text:p>GASPERIN ZANATTA SOCORRO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C2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GAZS580627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CONTADOR PUBLICO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74</text:p>
          </table:table-cell>
          <table:table-cell office:value-type="string" table:style-name="ce1">
            <text:p>POCEROS DOMINGUEZ MARCELA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C3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PODM441016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PROFESORA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75</text:p>
          </table:table-cell>
          <table:table-cell office:value-type="string" table:style-name="ce1">
            <text:p>MEZA RIVERA ERASMO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C2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MERE220602LD6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table:style-name="ce1"/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76</text:p>
          </table:table-cell>
          <table:table-cell office:value-type="string" table:style-name="ce1">
            <text:p>JUAREZ NUÑEZ ISAAC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C288ZB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JUNI770820RZ1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USE.- JEFE DE OFICINA DE CONTABILIDAD</text:p>
          </table:table-cell>
          <table:table-cell office:value-type="string" table:style-name="ce1">
            <text:p>CONTADOR PUBLICO Y AUDITOR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77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M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78</text:p>
          </table:table-cell>
          <table:table-cell office:value-type="string" table:style-name="ce1">
            <text:p>WONG RAMOS MIGUEL ANTONIO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C3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WORM560117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table:style-name="ce1"/>
          <table:table-cell office:value-type="date" office:date-value="2005-01-16T00:00:00" table:style-name="ce2">
            <text:p>16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79</text:p>
          </table:table-cell>
          <table:table-cell office:value-type="string" table:style-name="ce1">
            <text:p>HERNANDEZ CID GONZALO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C2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HECG490205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table:style-name="ce1"/>
          <table:table-cell office:value-type="date" office:date-value="2005-01-16T00:00:00" table:style-name="ce2">
            <text:p>16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80</text:p>
          </table:table-cell>
          <table:table-cell office:value-type="string" table:style-name="ce1">
            <text:p>FLORES ISABEL ANTONIO</text:p>
          </table:table-cell>
          <table:table-cell office:value-type="string" table:style-name="ce1">
            <text:p>3003</text:p>
          </table:table-cell>
          <table:table-cell office:value-type="string" table:style-name="ce1">
            <text:p>C2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FOIA440707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table:style-name="ce1"/>
          <table:table-cell office:value-type="date" office:date-value="2005-01-16T00:00:00" table:style-name="ce2">
            <text:p>16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81</text:p>
          </table:table-cell>
          <table:table-cell office:value-type="string" table:style-name="ce1">
            <text:p>GOMEZ TORRES MONICA ALEJANDRA</text:p>
          </table:table-cell>
          <table:table-cell office:value-type="string" table:style-name="ce1">
            <text:p>300A</text:p>
          </table:table-cell>
          <table:table-cell office:value-type="string" table:style-name="ce1">
            <text:p>C261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GOTM820622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SECRETARIA EJECUTIVA B</text:p>
          </table:table-cell>
          <table:table-cell table:style-name="ce1"/>
          <table:table-cell office:value-type="date" office:date-value="2005-01-16T00:00:00" table:style-name="ce2">
            <text:p>16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82</text:p>
          </table:table-cell>
          <table:table-cell office:value-type="string" table:style-name="ce1">
            <text:p>VILLARREAL ESPINDOLA FRANCISCO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C2921A3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VIEF400430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LICENCIADO EN DERECHO</text:p>
          </table:table-cell>
          <table:table-cell office:value-type="date" office:date-value="2005-01-16T00:00:00" table:style-name="ce2">
            <text:p>16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83</text:p>
          </table:table-cell>
          <table:table-cell office:value-type="string" table:style-name="ce1">
            <text:p>JIMENEZ ORTIZ ALFREDO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C2921A2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JIOA800503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COORDINADOR DE ZONA ZONGOLICA</text:p>
          </table:table-cell>
          <table:table-cell table:style-name="ce1"/>
          <table:table-cell office:value-type="date" office:date-value="2008-05-16T00:00:00" table:style-name="ce2">
            <text:p>16/05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84</text:p>
          </table:table-cell>
          <table:table-cell office:value-type="string" table:style-name="ce1">
            <text:p>RIVERA ZUMAYA LAURA LETICIA</text:p>
          </table:table-cell>
          <table:table-cell office:value-type="string" table:style-name="ce1">
            <text:p>300G</text:p>
          </table:table-cell>
          <table:table-cell office:value-type="string" table:style-name="ce1">
            <text:p>B24722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IZL801220QB7</text:p>
          </table:table-cell>
          <table:table-cell office:value-type="string" table:style-name="ce1">
            <text:p>BASE (INTERINO)</text:p>
          </table:table-cell>
          <table:table-cell office:value-type="string" table:style-name="ce1">
            <text:p>TECNICO MEDIO</text:p>
          </table:table-cell>
          <table:table-cell table:style-name="ce1"/>
          <table:table-cell office:value-type="date" office:date-value="2005-02-16T00:00:00" table:style-name="ce2">
            <text:p>16/02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85</text:p>
          </table:table-cell>
          <table:table-cell office:value-type="string" table:style-name="ce1">
            <text:p>TLATELPA ESPINOZA FRANCISCO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C282ZO3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TAEF690328A63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7 SEMESTRE LIC. EDUCACION PRIMARIA</text:p>
          </table:table-cell>
          <table:table-cell office:value-type="date" office:date-value="2005-02-16T00:00:00" table:style-name="ce2">
            <text:p>16/02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89</text:p>
          </table:table-cell>
          <table:table-cell office:value-type="string" table:style-name="ce1">
            <text:p>USCANGA SENA MIRNA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C282ZO3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UASM670126</text:p>
          </table:table-cell>
          <table:table-cell office:value-type="string" table:style-name="ce1">
            <text:p>BASE (INTERINO)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BACHILLERATO</text:p>
          </table:table-cell>
          <table:table-cell office:value-type="date" office:date-value="2005-05-01T00:00:00" table:style-name="ce2">
            <text:p>01/05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90</text:p>
          </table:table-cell>
          <table:table-cell office:value-type="string" table:style-name="ce1">
            <text:p>MUÑOZ ZAPATA ELSSA NIDIA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MUZE691107</text:p>
          </table:table-cell>
          <table:table-cell office:value-type="string" table:style-name="ce1">
            <text:p>BASE (INTERINO)</text:p>
          </table:table-cell>
          <table:table-cell office:value-type="string" table:style-name="ce1">
            <text:p>TECNICO DOCENTE</text:p>
          </table:table-cell>
          <table:table-cell office:value-type="string" table:style-name="ce1">
            <text:p>TEC. SECRETARIA EJECUTIVA</text:p>
          </table:table-cell>
          <table:table-cell office:value-type="date" office:date-value="2005-05-16T00:00:00" table:style-name="ce2">
            <text:p>16/05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92</text:p>
          </table:table-cell>
          <table:table-cell office:value-type="string" table:style-name="ce1">
            <text:p>LOPEZ ALVARADO QUETZAL</text:p>
          </table:table-cell>
          <table:table-cell office:value-type="string" table:style-name="ce1">
            <text:p>300I1</text:p>
          </table:table-cell>
          <table:table-cell office:value-type="string" table:style-name="ce1">
            <text:p>C282ZO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LOAQ701028</text:p>
          </table:table-cell>
          <table:table-cell table:style-name="ce1"/>
          <table:table-cell office:value-type="string" table:style-name="ce1">
            <text:p>TECNICO DOCENTE</text:p>
          </table:table-cell>
          <table:table-cell office:value-type="string" table:style-name="ce1">
            <text:p>LICENCIADO EN BIOLOGIA</text:p>
          </table:table-cell>
          <table:table-cell office:value-type="date" office:date-value="2005-06-16T00:00:00" table:style-name="ce2">
            <text:p>16/06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93</text:p>
          </table:table-cell>
          <table:table-cell office:value-type="string" table:style-name="ce1">
            <text:p>BLANCAS GONZALEZ RAMSES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C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BAGR730217</text:p>
          </table:table-cell>
          <table:table-cell table:style-name="ce1"/>
          <table:table-cell office:value-type="string" table:style-name="ce1">
            <text:p>ANALISTA ADMINISTRATIVO</text:p>
          </table:table-cell>
          <table:table-cell office:value-type="string" table:style-name="ce1">
            <text:p>BACHILLERATO</text:p>
          </table:table-cell>
          <table:table-cell office:value-type="date" office:date-value="2005-08-01T00:00:00" table:style-name="ce2">
            <text:p>01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94</text:p>
          </table:table-cell>
          <table:table-cell office:value-type="string" table:style-name="ce1">
            <text:p>FELIX AGUIRRE MARIA ELENA</text:p>
          </table:table-cell>
          <table:table-cell office:value-type="string" table:style-name="ce1">
            <text:p>300F</text:p>
          </table:table-cell>
          <table:table-cell office:value-type="string" table:style-name="ce1">
            <text:p>C2702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FEAE710109</text:p>
          </table:table-cell>
          <table:table-cell table:style-name="ce1"/>
          <table:table-cell office:value-type="string" table:style-name="ce1">
            <text:p>ANALISTA ADMINISTRATIVO</text:p>
          </table:table-cell>
          <table:table-cell office:value-type="string" table:style-name="ce1">
            <text:p>BACHILLERATO</text:p>
          </table:table-cell>
          <table:table-cell office:value-type="date" office:date-value="2005-08-01T00:00:00" table:style-name="ce2">
            <text:p>01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95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1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98</text:p>
          </table:table-cell>
          <table:table-cell office:value-type="string" table:style-name="ce1">
            <text:p>LOPEZ LOPEZ JOSE LUIS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301398</text:p>
          </table:table-cell>
          <table:table-cell office:value-type="string" table:style-name="ce1">
            <text:p>27ZB</text:p>
          </table:table-cell>
          <table:table-cell table:number-columns-repeated="2" table:style-name="ce1"/>
          <table:table-cell office:value-type="string" table:style-name="ce1">
            <text:p>JEFE DEL DEPTO. PLANEACION Y ORGANIZACION</text:p>
          </table:table-cell>
          <table:table-cell office:value-type="string" table:style-name="ce1">
            <text:p>LIC. EN ADMON. DE EMPRESAS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99</text:p>
          </table:table-cell>
          <table:table-cell office:value-type="string" table:style-name="ce1">
            <text:p>ROMERO AGUILAR FERNANDO DANIEL</text:p>
          </table:table-cell>
          <table:table-cell office:value-type="string" table:style-name="ce1">
            <text:p>300B1</text:p>
          </table:table-cell>
          <table:table-cell table:number-columns-repeated="2" table:style-name="ce1"/>
          <table:table-cell office:value-type="string" table:style-name="ce1">
            <text:p>ROAF7606207GA</text:p>
          </table:table-cell>
          <table:table-cell office:value-type="string" table:style-name="ce1">
            <text:p>PLANTILLA</text:p>
          </table:table-cell>
          <table:table-cell office:value-type="string" table:style-name="ce1">
            <text:p>JEFE DE DEPARTAMENTO DE SEGUIMIENTO OPERATIVO</text:p>
          </table:table-cell>
          <table:table-cell table:style-name="ce1"/>
          <table:table-cell office:value-type="date" office:date-value="2002-03-16T00:00:00" table:style-name="ce2">
            <text:p>16/03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02</text:p>
          </table:table-cell>
          <table:table-cell office:value-type="string" table:style-name="ce1">
            <text:p>PEREZ PEREZ OSVALDO</text:p>
          </table:table-cell>
          <table:table-cell office:value-type="string" table:style-name="ce1">
            <text:p>300C</text:p>
          </table:table-cell>
          <table:table-cell table:number-columns-repeated="4" table:style-name="ce1"/>
          <table:table-cell office:value-type="string" table:style-name="ce1">
            <text:p>COORDINADOR REGIONAL ZONA SUR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03</text:p>
          </table:table-cell>
          <table:table-cell office:value-type="string" table:style-name="ce1">
            <text:p>LOMAN AMOROS FERNANDO ANTONIO</text:p>
          </table:table-cell>
          <table:table-cell office:value-type="string" table:style-name="ce1">
            <text:p>3010</text:p>
          </table:table-cell>
          <table:table-cell table:number-columns-repeated="4" table:style-name="ce1"/>
          <table:table-cell office:value-type="string" table:style-name="ce1">
            <text:p>COORDINADOR DE ZONA XALAP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04</text:p>
          </table:table-cell>
          <table:table-cell office:value-type="string" table:style-name="ce1">
            <text:p>GONZALEZ GUZMAN MERCEDES</text:p>
          </table:table-cell>
          <table:table-cell office:value-type="string" table:style-name="ce1">
            <text:p>300C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07</text:p>
          </table:table-cell>
          <table:table-cell office:value-type="string" table:style-name="ce1">
            <text:p>ORTIZ GONZALEZ LINO</text:p>
          </table:table-cell>
          <table:table-cell office:value-type="string" table:style-name="ce1">
            <text:p>3023</text:p>
          </table:table-cell>
          <table:table-cell table:number-columns-repeated="4" table:style-name="ce1"/>
          <table:table-cell office:value-type="string" table:style-name="ce1">
            <text:p>COORDINADOR DE ZONA DE COATZACOALCOS</text:p>
          </table:table-cell>
          <table:table-cell table:style-name="ce1"/>
          <table:table-cell office:value-type="date" office:date-value="2007-01-01T00:00:00" table:style-name="ce2">
            <text:p>01/01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08</text:p>
          </table:table-cell>
          <table:table-cell office:value-type="string" table:style-name="ce1">
            <text:p>CRUZ CRUZ MARGARITO</text:p>
          </table:table-cell>
          <table:table-cell office:value-type="string" table:style-name="ce1">
            <text:p>3004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09</text:p>
          </table:table-cell>
          <table:table-cell office:value-type="string" table:style-name="ce1">
            <text:p>FLORES CARRERA MA. DE LOURDES</text:p>
          </table:table-cell>
          <table:table-cell office:value-type="string" table:style-name="ce1">
            <text:p>300I1</text:p>
          </table:table-cell>
          <table:table-cell table:number-columns-repeated="6" table:style-name="ce1"/>
          <table:table-cell office:value-type="date" office:date-value="2007-01-16T00:00:00" table:style-name="ce2">
            <text:p>16/01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13</text:p>
          </table:table-cell>
          <table:table-cell office:value-type="string" table:style-name="ce1">
            <text:p>LOPEZ VAZQUEZ ROSALBA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B243232</text:p>
          </table:table-cell>
          <table:table-cell table:style-name="ce1"/>
          <table:table-cell office:value-type="string" table:style-name="ce1">
            <text:p>LOVR760408LE5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SECRETARIA C</text:p>
          </table:table-cell>
          <table:table-cell office:value-type="string" table:style-name="ce1">
            <text:p>LIC. EN CONTADURIA</text:p>
          </table:table-cell>
          <table:table-cell office:value-type="date" office:date-value="2007-06-01T00:00:00" table:style-name="ce2">
            <text:p>01/06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14</text:p>
          </table:table-cell>
          <table:table-cell office:value-type="string" table:style-name="ce1">
            <text:p>ALARCON HERNANDEZ ARMANDO</text:p>
          </table:table-cell>
          <table:table-cell office:value-type="string" table:style-name="ce1">
            <text:p>3008</text:p>
          </table:table-cell>
          <table:table-cell table:number-columns-repeated="4" table:style-name="ce1"/>
          <table:table-cell office:value-type="string" table:style-name="ce1">
            <text:p>COORDINADOR DE ZONA</text:p>
          </table:table-cell>
          <table:table-cell office:value-type="string" table:style-name="ce1">
            <text:p>PROFESOR</text:p>
          </table:table-cell>
          <table:table-cell office:value-type="date" office:date-value="2007-06-10T00:00:00" table:style-name="ce2">
            <text:p>10/06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19</text:p>
          </table:table-cell>
          <table:table-cell office:value-type="string" table:style-name="ce1">
            <text:p>CHAGOYA CARCAMO FERNANDO</text:p>
          </table:table-cell>
          <table:table-cell office:value-type="string" table:style-name="ce1">
            <text:p>3007</text:p>
          </table:table-cell>
          <table:table-cell table:number-columns-repeated="4" table:style-name="ce1"/>
          <table:table-cell office:value-type="string" table:style-name="ce1">
            <text:p>COORDINADOR DE ZONA</text:p>
          </table:table-cell>
          <table:table-cell table:style-name="ce1"/>
          <table:table-cell office:value-type="date" office:date-value="2007-10-29T00:00:00" table:style-name="ce2">
            <text:p>29/10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20</text:p>
          </table:table-cell>
          <table:table-cell office:value-type="string" table:style-name="ce1">
            <text:p>JACOME LAGUNES MARIA ANGELICA</text:p>
          </table:table-cell>
          <table:table-cell office:value-type="string" table:style-name="ce1">
            <text:p>3018</text:p>
          </table:table-cell>
          <table:table-cell table:number-columns-repeated="4" table:style-name="ce1"/>
          <table:table-cell office:value-type="string" table:style-name="ce1">
            <text:p>COORDINADORA DE ZONA DE TIERRA BLANCA</text:p>
          </table:table-cell>
          <table:table-cell office:value-type="string" table:style-name="ce1">
            <text:p>LICENCIADA</text:p>
          </table:table-cell>
          <table:table-cell office:value-type="date" office:date-value="2007-11-01T00:00:00" table:style-name="ce2">
            <text:p>01/11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21</text:p>
          </table:table-cell>
          <table:table-cell office:value-type="string" table:style-name="ce1">
            <text:p>ALARCON ARROYO IVAN ERNESTO JOSE</text:p>
          </table:table-cell>
          <table:table-cell office:value-type="string" table:style-name="ce1">
            <text:p>300A</text:p>
          </table:table-cell>
          <table:table-cell table:number-columns-repeated="4" table:style-name="ce1"/>
          <table:table-cell office:value-type="string" table:style-name="ce1">
            <text:p>SECRETARIO EJECUTIVO</text:p>
          </table:table-cell>
          <table:table-cell table:style-name="ce1"/>
          <table:table-cell office:value-type="date" office:date-value="2007-12-10T00:00:00" table:style-name="ce2">
            <text:p>10/12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24</text:p>
          </table:table-cell>
          <table:table-cell office:value-type="string" table:style-name="ce1">
            <text:p>ACOSTA BENITES BALDOMERO</text:p>
          </table:table-cell>
          <table:table-cell office:value-type="string" table:style-name="ce1">
            <text:p>3002</text:p>
          </table:table-cell>
          <table:table-cell table:number-columns-repeated="4" table:style-name="ce1"/>
          <table:table-cell office:value-type="string" table:style-name="ce1">
            <text:p>COORDINADOR DE ZONA</text:p>
          </table:table-cell>
          <table:table-cell table:style-name="ce1"/>
          <table:table-cell office:value-type="date" office:date-value="2008-02-15T00:00:00" table:style-name="ce2">
            <text:p>15/02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25</text:p>
          </table:table-cell>
          <table:table-cell office:value-type="string" table:style-name="ce1">
            <text:p>JAIMES CERECEDO ALMA LETICIA</text:p>
          </table:table-cell>
          <table:table-cell office:value-type="string" table:style-name="ce1">
            <text:p>3001</text:p>
          </table:table-cell>
          <table:table-cell table:number-columns-repeated="4" table:style-name="ce1"/>
          <table:table-cell office:value-type="string" table:style-name="ce1">
            <text:p>COORDINADOR DE ZONA TANTOYUCA</text:p>
          </table:table-cell>
          <table:table-cell table:style-name="ce1"/>
          <table:table-cell office:value-type="date" office:date-value="2008-01-01T00:00:00" table:style-name="ce2">
            <text:p>01/01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26</text:p>
          </table:table-cell>
          <table:table-cell office:value-type="string" table:style-name="ce1">
            <text:p>CAPETILLO HERNANDEZ ALVARO CANDIDO</text:p>
          </table:table-cell>
          <table:table-cell office:value-type="string" table:style-name="ce1">
            <text:p>300A</text:p>
          </table:table-cell>
          <table:table-cell table:number-columns-repeated="4" table:style-name="ce1"/>
          <table:table-cell office:value-type="string" table:style-name="ce1">
            <text:p>DIRECTOR GENERAL</text:p>
          </table:table-cell>
          <table:table-cell table:style-name="ce1"/>
          <table:table-cell office:value-type="date" office:date-value="2008-01-15T00:00:00" table:style-name="ce2">
            <text:p>15/01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27</text:p>
          </table:table-cell>
          <table:table-cell office:value-type="string" table:style-name="ce1">
            <text:p>GALVEZ ESCAMILLA ZAIDA ALICIA</text:p>
          </table:table-cell>
          <table:table-cell office:value-type="string" table:style-name="ce1">
            <text:p>300E</text:p>
          </table:table-cell>
          <table:table-cell table:number-columns-repeated="2" table:style-name="ce1"/>
          <table:table-cell office:value-type="string" table:style-name="ce1">
            <text:p>GAEZ730922TY5</text:p>
          </table:table-cell>
          <table:table-cell table:style-name="ce1"/>
          <table:table-cell office:value-type="string" table:style-name="ce1">
            <text:p>SUBDIRECTOR DE ACREDITACION Y SISTEMAS</text:p>
          </table:table-cell>
          <table:table-cell table:style-name="ce1"/>
          <table:table-cell office:value-type="date" office:date-value="2008-02-16T00:00:00" table:style-name="ce2">
            <text:p>16/02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28</text:p>
          </table:table-cell>
          <table:table-cell office:value-type="string" table:style-name="ce1">
            <text:p>BARCELATA LAGUNES ROBERTO</text:p>
          </table:table-cell>
          <table:table-cell office:value-type="string" table:style-name="ce1">
            <text:p>300B</text:p>
          </table:table-cell>
          <table:table-cell table:number-columns-repeated="2" table:style-name="ce1"/>
          <table:table-cell office:value-type="string" table:style-name="ce1">
            <text:p>BAÑR710409RW1</text:p>
          </table:table-cell>
          <table:table-cell table:style-name="ce1"/>
          <table:table-cell office:value-type="string" table:style-name="ce1">
            <text:p>SUBDIRECTOR DE EVALUACION Y SEGUIMIENTO OPERA</text:p>
          </table:table-cell>
          <table:table-cell table:style-name="ce1"/>
          <table:table-cell office:value-type="date" office:date-value="2008-02-16T00:00:00" table:style-name="ce2">
            <text:p>16/02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30</text:p>
          </table:table-cell>
          <table:table-cell office:value-type="string" table:style-name="ce1">
            <text:p>SANCHEZ GARCIA EUCALIT</text:p>
          </table:table-cell>
          <table:table-cell office:value-type="string" table:style-name="ce1">
            <text:p>3017</text:p>
          </table:table-cell>
          <table:table-cell table:number-columns-repeated="6" table:style-name="ce1"/>
          <table:table-cell office:value-type="date" office:date-value="2008-03-01T00:00:00" table:style-name="ce2">
            <text:p>01/03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31</text:p>
          </table:table-cell>
          <table:table-cell office:value-type="string" table:style-name="ce1">
            <text:p>HERNANDEZ VALENCIA MARTIN</text:p>
          </table:table-cell>
          <table:table-cell office:value-type="string" table:style-name="ce1">
            <text:p>300C</text:p>
          </table:table-cell>
          <table:table-cell office:value-type="string" table:style-name="ce1">
            <text:p>R3001</text:p>
          </table:table-cell>
          <table:table-cell office:value-type="string" table:style-name="ce1">
            <text:p>27</text:p>
          </table:table-cell>
          <table:table-cell table:number-columns-repeated="2" table:style-name="ce1"/>
          <table:table-cell office:value-type="string" table:style-name="ce1">
            <text:p>JEFE DE LA OFNA. INVENTARIO DEL DEPTO. ALMACE</text:p>
          </table:table-cell>
          <table:table-cell office:value-type="string" table:style-name="ce1">
            <text:p>INGENIERO INDUSTRIAL</text:p>
          </table:table-cell>
          <table:table-cell office:value-type="date" office:date-value="2008-02-16T00:00:00" table:style-name="ce2">
            <text:p>16/02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32</text:p>
          </table:table-cell>
          <table:table-cell office:value-type="string" table:style-name="ce1">
            <text:p>PERDOMO GARCIA GUSTAVO</text:p>
          </table:table-cell>
          <table:table-cell office:value-type="string" table:style-name="ce1">
            <text:p>3004</text:p>
          </table:table-cell>
          <table:table-cell table:number-columns-repeated="4" table:style-name="ce1"/>
          <table:table-cell office:value-type="string" table:style-name="ce1">
            <text:p>COORDINADOR DE ZONA</text:p>
          </table:table-cell>
          <table:table-cell office:value-type="string" table:style-name="ce1">
            <text:p>DOCTOR</text:p>
          </table:table-cell>
          <table:table-cell office:value-type="date" office:date-value="2008-04-01T00:00:00" table:style-name="ce2">
            <text:p>01/04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33</text:p>
          </table:table-cell>
          <table:table-cell office:value-type="string" table:style-name="ce1">
            <text:p>HERNANDEZ BRAVO OMAR</text:p>
          </table:table-cell>
          <table:table-cell office:value-type="string" table:style-name="ce1">
            <text:p>3023</text:p>
          </table:table-cell>
          <table:table-cell table:number-columns-repeated="4" table:style-name="ce1"/>
          <table:table-cell office:value-type="string" table:style-name="ce1">
            <text:p>INGENIERO</text:p>
          </table:table-cell>
          <table:table-cell office:value-type="string" table:style-name="ce1">
            <text:p>COORDINADOR DE ZONA EN COATZACOALCOS</text:p>
          </table:table-cell>
          <table:table-cell office:value-type="date" office:date-value="2008-05-16T00:00:00" table:style-name="ce2">
            <text:p>16/05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35</text:p>
          </table:table-cell>
          <table:table-cell office:value-type="string" table:style-name="ce1">
            <text:p>CASTRO FERMAN CARMEN</text:p>
          </table:table-cell>
          <table:table-cell office:value-type="string" table:style-name="ce1">
            <text:p>300I2</text:p>
          </table:table-cell>
          <table:table-cell table:number-columns-repeated="4" table:style-name="ce1"/>
          <table:table-cell office:value-type="string" table:style-name="ce1">
            <text:p>JEFE DE DEPARTAMENTO</text:p>
          </table:table-cell>
          <table:table-cell office:value-type="string" table:style-name="ce1">
            <text:p>MAESTRIA EN ADMINISTRACION DE PERSONAL</text:p>
          </table:table-cell>
          <table:table-cell office:value-type="date" office:date-value="2008-06-01T00:00:00" table:style-name="ce2">
            <text:p>01/06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38</text:p>
          </table:table-cell>
          <table:table-cell office:value-type="string" table:style-name="ce1">
            <text:p>CABRERA BURELA ANA VICTORIA</text:p>
          </table:table-cell>
          <table:table-cell office:value-type="string" table:style-name="ce1">
            <text:p>300A</text:p>
          </table:table-cell>
          <table:table-cell table:number-columns-repeated="4" table:style-name="ce1"/>
          <table:table-cell office:value-type="string" table:style-name="ce1">
            <text:p>SECRETARIA PARTICULAR</text:p>
          </table:table-cell>
          <table:table-cell table:style-name="ce1"/>
          <table:table-cell office:value-type="date" office:date-value="2008-11-01T00:00:00" table:style-name="ce2">
            <text:p>01/11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39</text:p>
          </table:table-cell>
          <table:table-cell office:value-type="string" table:style-name="ce1">
            <text:p>CARRERA MOLINA JUAN</text:p>
          </table:table-cell>
          <table:table-cell office:value-type="string" table:style-name="ce1">
            <text:p>3023</text:p>
          </table:table-cell>
          <table:table-cell table:number-columns-repeated="4" table:style-name="ce1"/>
          <table:table-cell office:value-type="string" table:style-name="ce1">
            <text:p>LICENCIADO</text:p>
          </table:table-cell>
          <table:table-cell table:style-name="ce1"/>
          <table:table-cell office:value-type="date" office:date-value="2011-03-16T00:00:00" table:style-name="ce2">
            <text:p>16/03/20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40</text:p>
          </table:table-cell>
          <table:table-cell office:value-type="string" table:style-name="ce1">
            <text:p>MORENO TOGA CARLOS ANTONIO</text:p>
          </table:table-cell>
          <table:table-cell office:value-type="string" table:style-name="ce1">
            <text:p>3016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42</text:p>
          </table:table-cell>
          <table:table-cell office:value-type="string" table:style-name="ce1">
            <text:p>OLMOS ALVAREZ CRISTHIAN DELFINO</text:p>
          </table:table-cell>
          <table:table-cell office:value-type="string" table:style-name="ce1">
            <text:p>3007</text:p>
          </table:table-cell>
          <table:table-cell table:number-columns-repeated="4" table:style-name="ce1"/>
          <table:table-cell office:value-type="string" table:style-name="ce1">
            <text:p>COORDINADOR DE ZONA EN ESPINAL</text:p>
          </table:table-cell>
          <table:table-cell office:value-type="string" table:style-name="ce1">
            <text:p>LICENCIADO</text:p>
          </table:table-cell>
          <table:table-cell office:value-type="date" office:date-value="2009-03-12T00:00:00" table:style-name="ce2">
            <text:p>12/03/200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43</text:p>
          </table:table-cell>
          <table:table-cell office:value-type="string" table:style-name="ce1">
            <text:p>CUEVAS SANGABRIEL JENNY DIONISIA</text:p>
          </table:table-cell>
          <table:table-cell office:value-type="string" table:style-name="ce1">
            <text:p>300E3</text:p>
          </table:table-cell>
          <table:table-cell table:number-columns-repeated="4" table:style-name="ce1"/>
          <table:table-cell office:value-type="string" table:style-name="ce1">
            <text:p>SECRETARIA C</text:p>
          </table:table-cell>
          <table:table-cell table:style-name="ce1"/>
          <table:table-cell office:value-type="date" office:date-value="2011-02-01T00:00:00" table:style-name="ce2">
            <text:p>01/02/20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44</text:p>
          </table:table-cell>
          <table:table-cell office:value-type="string" table:style-name="ce1">
            <text:p>HERRERA HERNANDEZ HECTOR</text:p>
          </table:table-cell>
          <table:table-cell office:value-type="string" table:style-name="ce1">
            <text:p>300C1</text:p>
          </table:table-cell>
          <table:table-cell table:number-columns-repeated="4" table:style-name="ce1"/>
          <table:table-cell office:value-type="string" table:style-name="ce1">
            <text:p>JEFE DE DEPARTAMENTO</text:p>
          </table:table-cell>
          <table:table-cell office:value-type="string" table:style-name="ce1">
            <text:p>CONTADOR PUBLICO</text:p>
          </table:table-cell>
          <table:table-cell office:value-type="date" office:date-value="2009-05-15T00:00:00" table:style-name="ce2">
            <text:p>15/05/200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45</text:p>
          </table:table-cell>
          <table:table-cell office:value-type="string" table:style-name="ce1">
            <text:p>JUAREZ DE LOS SANTOS JACINTO</text:p>
          </table:table-cell>
          <table:table-cell office:value-type="string" table:style-name="ce1">
            <text:p>3015</text:p>
          </table:table-cell>
          <table:table-cell table:number-columns-repeated="4" table:style-name="ce1"/>
          <table:table-cell office:value-type="string" table:style-name="ce1">
            <text:p>LICENCIADO EN DERECHO</text:p>
          </table:table-cell>
          <table:table-cell office:value-type="string" table:style-name="ce1">
            <text:p>COORDINADOR DE ZONA</text:p>
          </table:table-cell>
          <table:table-cell office:value-type="date" office:date-value="2009-05-18T00:00:00" table:style-name="ce2">
            <text:p>18/05/200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48</text:p>
          </table:table-cell>
          <table:table-cell office:value-type="string" table:style-name="ce1">
            <text:p>DÍAZ ALONSO PENELOPE</text:p>
          </table:table-cell>
          <table:table-cell office:value-type="string" table:style-name="ce1">
            <text:p>3017</text:p>
          </table:table-cell>
          <table:table-cell table:number-columns-repeated="4" table:style-name="ce1"/>
          <table:table-cell office:value-type="string" table:style-name="ce1">
            <text:p>COORDINADORA DE ZONA</text:p>
          </table:table-cell>
          <table:table-cell office:value-type="string" table:style-name="ce1">
            <text:p>INGENIERO</text:p>
          </table:table-cell>
          <table:table-cell office:value-type="date" office:date-value="2009-01-01T00:00:00" table:style-name="ce2">
            <text:p>01/01/200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49</text:p>
          </table:table-cell>
          <table:table-cell office:value-type="string" table:style-name="ce1">
            <text:p>NUÑEZ ORTEGA ANA MARÍA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C388ZB2</text:p>
          </table:table-cell>
          <table:table-cell office:value-type="string" table:style-name="ce1">
            <text:p>8</text:p>
          </table:table-cell>
          <table:table-cell office:value-type="string" table:style-name="ce1">
            <text:p>NUOA770723</text:p>
          </table:table-cell>
          <table:table-cell table:number-columns-repeated="2" table:style-name="ce1"/>
          <table:table-cell office:value-type="string" table:style-name="ce1">
            <text:p>CONTADORA PUBLICA</text:p>
          </table:table-cell>
          <table:table-cell office:value-type="date" office:date-value="2010-01-11T00:00:00" table:style-name="ce2">
            <text:p>11/01/20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51</text:p>
          </table:table-cell>
          <table:table-cell office:value-type="string" table:style-name="ce1">
            <text:p>HERRERA LANDA VICTOR MANUEL</text:p>
          </table:table-cell>
          <table:table-cell office:value-type="string" table:style-name="ce1">
            <text:p>300E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53</text:p>
          </table:table-cell>
          <table:table-cell office:value-type="string" table:style-name="ce1">
            <text:p>CHONTAL AZAMAR ERNESTO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C292143</text:p>
          </table:table-cell>
          <table:table-cell table:style-name="ce1"/>
          <table:table-cell office:value-type="string" table:style-name="ce1">
            <text:p>COAE810703</text:p>
          </table:table-cell>
          <table:table-cell table:style-name="ce1"/>
          <table:table-cell office:value-type="string" table:style-name="ce1">
            <text:p>COORDINADOR DE ZONA</text:p>
          </table:table-cell>
          <table:table-cell office:value-type="string" table:style-name="ce1">
            <text:p>PROFESOR</text:p>
          </table:table-cell>
          <table:table-cell office:value-type="date" office:date-value="2010-02-16T00:00:00" table:style-name="ce2">
            <text:p>16/02/20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54</text:p>
          </table:table-cell>
          <table:table-cell office:value-type="string" table:style-name="ce1">
            <text:p>NAVA LINCE GUSTAVO JAVIER</text:p>
          </table:table-cell>
          <table:table-cell office:value-type="string" table:style-name="ce1">
            <text:p>300C1</text:p>
          </table:table-cell>
          <table:table-cell table:number-columns-repeated="6" table:style-name="ce1"/>
          <table:table-cell office:value-type="date" office:date-value="2010-02-16T00:00:00" table:style-name="ce2">
            <text:p>16/02/20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55</text:p>
          </table:table-cell>
          <table:table-cell office:value-type="string" table:style-name="ce1">
            <text:p>BETANCOURT GARCIA VIANEY IDALIA</text:p>
          </table:table-cell>
          <table:table-cell office:value-type="string" table:style-name="ce1">
            <text:p>3002</text:p>
          </table:table-cell>
          <table:table-cell table:number-columns-repeated="4" table:style-name="ce1"/>
          <table:table-cell office:value-type="string" table:style-name="ce1">
            <text:p>LICENCIADA EN ADMINISTRACIÒN</text:p>
          </table:table-cell>
          <table:table-cell office:value-type="string" table:style-name="ce1">
            <text:p>COORDINADORA DE ZONA</text:p>
          </table:table-cell>
          <table:table-cell office:value-type="date" office:date-value="2010-03-01T00:00:00" table:style-name="ce2">
            <text:p>01/03/20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56</text:p>
          </table:table-cell>
          <table:table-cell office:value-type="string" table:style-name="ce1">
            <text:p>JUAREZ LEOS ARMANDO ELOY</text:p>
          </table:table-cell>
          <table:table-cell office:value-type="string" table:style-name="ce1">
            <text:p>3022</text:p>
          </table:table-cell>
          <table:table-cell table:number-columns-repeated="4" table:style-name="ce1"/>
          <table:table-cell office:value-type="string" table:style-name="ce1">
            <text:p>ARQUITECTO</text:p>
          </table:table-cell>
          <table:table-cell office:value-type="string" table:style-name="ce1">
            <text:p>COORDINADOR DE ZONA</text:p>
          </table:table-cell>
          <table:table-cell office:value-type="date" office:date-value="2010-04-15T00:00:00" table:style-name="ce2">
            <text:p>15/04/20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58</text:p>
          </table:table-cell>
          <table:table-cell office:value-type="string" table:style-name="ce1">
            <text:p>VICENTE SANTES IGNACIA</text:p>
          </table:table-cell>
          <table:table-cell office:value-type="string" table:style-name="ce1">
            <text:p>3006</text:p>
          </table:table-cell>
          <table:table-cell table:number-columns-repeated="4" table:style-name="ce1"/>
          <table:table-cell office:value-type="string" table:style-name="ce1">
            <text:p>LICENCIADA EN DERECHO</text:p>
          </table:table-cell>
          <table:table-cell office:value-type="string" table:style-name="ce1">
            <text:p>COORDINADOR DE ZONA</text:p>
          </table:table-cell>
          <table:table-cell office:value-type="date" office:date-value="2010-04-15T00:00:00" table:style-name="ce2">
            <text:p>15/04/20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60</text:p>
          </table:table-cell>
          <table:table-cell office:value-type="string" table:style-name="ce1">
            <text:p>JACINTO YOBAL ROSALIA</text:p>
          </table:table-cell>
          <table:table-cell office:value-type="string" table:style-name="ce1">
            <text:p>300F1</text:p>
          </table:table-cell>
          <table:table-cell table:number-columns-repeated="4" table:style-name="ce1"/>
          <table:table-cell office:value-type="string" table:style-name="ce1">
            <text:p>AUXILIAR ADMINISTRATIVO</text:p>
          </table:table-cell>
          <table:table-cell table:style-name="ce1"/>
          <table:table-cell office:value-type="date" office:date-value="2012-04-01T00:00:00" table:style-name="ce2">
            <text:p>01/04/20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61</text:p>
          </table:table-cell>
          <table:table-cell office:value-type="string" table:style-name="ce1">
            <text:p>BETANCOURT GARCIA VIANEY IDALIA</text:p>
          </table:table-cell>
          <table:table-cell office:value-type="string" table:style-name="ce1">
            <text:p>3002</text:p>
          </table:table-cell>
          <table:table-cell table:number-columns-repeated="4" table:style-name="ce1"/>
          <table:table-cell office:value-type="string" table:style-name="ce1">
            <text:p>COORDINADOR DE ZONA</text:p>
          </table:table-cell>
          <table:table-cell office:value-type="string" table:style-name="ce1">
            <text:p>LIC. EN ADMINISTRACIÓN</text:p>
          </table:table-cell>
          <table:table-cell office:value-type="date" office:date-value="2010-06-01T00:00:00" table:style-name="ce2">
            <text:p>01/06/20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62</text:p>
          </table:table-cell>
          <table:table-cell office:value-type="string" table:style-name="ce1">
            <text:p>DIAZ ARTEAGA GLORIA GUADALUPE</text:p>
          </table:table-cell>
          <table:table-cell office:value-type="string" table:style-name="ce1">
            <text:p>300E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63</text:p>
          </table:table-cell>
          <table:table-cell office:value-type="string" table:style-name="ce1">
            <text:p>VERONICA RAMIREZ MIRIAM</text:p>
          </table:table-cell>
          <table:table-cell office:value-type="string" table:style-name="ce1">
            <text:p>300C1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66</text:p>
          </table:table-cell>
          <table:table-cell office:value-type="string" table:style-name="ce1">
            <text:p>OLVERA HERNANDEZ JUAN CARLOS</text:p>
          </table:table-cell>
          <table:table-cell office:value-type="string" table:style-name="ce1">
            <text:p>300E</text:p>
          </table:table-cell>
          <table:table-cell table:number-columns-repeated="6" table:style-name="ce1"/>
          <table:table-cell office:value-type="date" office:date-value="2011-03-01T00:00:00" table:style-name="ce2">
            <text:p>01/03/20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67</text:p>
          </table:table-cell>
          <table:table-cell office:value-type="string" table:style-name="ce1">
            <text:p>VLADIMIR MORALES GUEVARA JUAN IGNACIO</text:p>
          </table:table-cell>
          <table:table-cell office:value-type="string" table:style-name="ce1">
            <text:p>3009</text:p>
          </table:table-cell>
          <table:table-cell table:number-columns-repeated="4" table:style-name="ce1"/>
          <table:table-cell office:value-type="string" table:style-name="ce1">
            <text:p>LICENCIADO</text:p>
          </table:table-cell>
          <table:table-cell office:value-type="string" table:style-name="ce1">
            <text:p>COORDINADOR DE ZONA</text:p>
          </table:table-cell>
          <table:table-cell office:value-type="date" office:date-value="2011-03-01T00:00:00" table:style-name="ce2">
            <text:p>01/03/20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73</text:p>
          </table:table-cell>
          <table:table-cell office:value-type="string" table:style-name="ce1">
            <text:p>NIETO MORA JOSE RAMON</text:p>
          </table:table-cell>
          <table:table-cell office:value-type="string" table:style-name="ce1">
            <text:p>3019</text:p>
          </table:table-cell>
          <table:table-cell table:number-columns-repeated="4" table:style-name="ce1"/>
          <table:table-cell office:value-type="string" table:style-name="ce1">
            <text:p>COORDINADOR DE ZONA</text:p>
          </table:table-cell>
          <table:table-cell table:style-name="ce1"/>
          <table:table-cell office:value-type="date" office:date-value="2011-03-01T00:00:00" table:style-name="ce2">
            <text:p>01/03/20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75</text:p>
          </table:table-cell>
          <table:table-cell office:value-type="string" table:style-name="ce1">
            <text:p>LANDA FERNANDEZ JESUS FIDEL</text:p>
          </table:table-cell>
          <table:table-cell office:value-type="string" table:style-name="ce1">
            <text:p>3009</text:p>
          </table:table-cell>
          <table:table-cell table:number-columns-repeated="4" table:style-name="ce1"/>
          <table:table-cell office:value-type="string" table:style-name="ce1">
            <text:p>COORDINADOR DE ZONA PEROTE</text:p>
          </table:table-cell>
          <table:table-cell table:style-name="ce1"/>
          <table:table-cell office:value-type="date" office:date-value="2011-03-01T00:00:00" table:style-name="ce2">
            <text:p>01/03/20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76</text:p>
          </table:table-cell>
          <table:table-cell office:value-type="string" table:style-name="ce1">
            <text:p>ARGUELLES ROBLES JUAN JESUS</text:p>
          </table:table-cell>
          <table:table-cell office:value-type="string" table:style-name="ce1">
            <text:p>3003</text:p>
          </table:table-cell>
          <table:table-cell table:number-columns-repeated="4" table:style-name="ce1"/>
          <table:table-cell office:value-type="string" table:style-name="ce1">
            <text:p>LICENCIADO</text:p>
          </table:table-cell>
          <table:table-cell table:style-name="ce1"/>
          <table:table-cell office:value-type="date" office:date-value="2011-03-01T00:00:00" table:style-name="ce2">
            <text:p>01/03/20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79</text:p>
          </table:table-cell>
          <table:table-cell office:value-type="string" table:style-name="ce1">
            <text:p>CARRERA MOLINA JUAN</text:p>
          </table:table-cell>
          <table:table-cell office:value-type="string" table:style-name="ce1">
            <text:p>3023</text:p>
          </table:table-cell>
          <table:table-cell table:number-columns-repeated="4" table:style-name="ce1"/>
          <table:table-cell office:value-type="string" table:style-name="ce1">
            <text:p>COORDINADOR DE ZONA</text:p>
          </table:table-cell>
          <table:table-cell office:value-type="string" table:style-name="ce1">
            <text:p>LICENCIADO</text:p>
          </table:table-cell>
          <table:table-cell office:value-type="date" office:date-value="2011-03-16T00:00:00" table:style-name="ce2">
            <text:p>16/03/20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81</text:p>
          </table:table-cell>
          <table:table-cell office:value-type="string" table:style-name="ce1">
            <text:p>SOLANO RODRIGUEZ JOSE DE GREGORIO</text:p>
          </table:table-cell>
          <table:table-cell office:value-type="string" table:style-name="ce1">
            <text:p>300C4</text:p>
          </table:table-cell>
          <table:table-cell table:number-columns-repeated="6" table:style-name="ce1"/>
          <table:table-cell office:value-type="date" office:date-value="2011-05-16T00:00:00" table:style-name="ce2">
            <text:p>16/05/20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83</text:p>
          </table:table-cell>
          <table:table-cell office:value-type="string" table:style-name="ce1">
            <text:p>OLIVIER SANDOVAL ALMA</text:p>
          </table:table-cell>
          <table:table-cell office:value-type="string" table:style-name="ce1">
            <text:p>300E3</text:p>
          </table:table-cell>
          <table:table-cell table:number-columns-repeated="6" table:style-name="ce1"/>
          <table:table-cell office:value-type="date" office:date-value="2013-01-01T00:00:00" table:style-name="ce2">
            <text:p>01/01/20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85</text:p>
          </table:table-cell>
          <table:table-cell office:value-type="string" table:style-name="ce1">
            <text:p>MARTINEZ PAÑUELA AGUSTIN</text:p>
          </table:table-cell>
          <table:table-cell office:value-type="string" table:style-name="ce1">
            <text:p>300E1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88</text:p>
          </table:table-cell>
          <table:table-cell office:value-type="string" table:style-name="ce1">
            <text:p>HERNANDEZ SANTOS JOSEFINA</text:p>
          </table:table-cell>
          <table:table-cell office:value-type="string" table:style-name="ce1">
            <text:p>300B2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89</text:p>
          </table:table-cell>
          <table:table-cell office:value-type="string" table:style-name="ce1">
            <text:p>SANTANDER LUNA CARLOS HUGO</text:p>
          </table:table-cell>
          <table:table-cell office:value-type="string" table:style-name="ce1">
            <text:p>300M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93</text:p>
          </table:table-cell>
          <table:table-cell office:value-type="string" table:style-name="ce1">
            <text:p>ALARCON RODRIGUEZ SAMANTHA</text:p>
          </table:table-cell>
          <table:table-cell office:value-type="string" table:style-name="ce1">
            <text:p>300I2</text:p>
          </table:table-cell>
          <table:table-cell table:number-columns-repeated="6" table:style-name="ce1"/>
          <table:table-cell office:value-type="date" office:date-value="2012-02-07T00:00:00" table:style-name="ce2">
            <text:p>07/02/20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98</text:p>
          </table:table-cell>
          <table:table-cell office:value-type="string" table:style-name="ce1">
            <text:p>GONZALEZ GUTIERREZ ANDREA</text:p>
          </table:table-cell>
          <table:table-cell office:value-type="string" table:style-name="ce1">
            <text:p>300F</text:p>
          </table:table-cell>
          <table:table-cell table:number-columns-repeated="4" table:style-name="ce1"/>
          <table:table-cell office:value-type="string" table:style-name="ce1">
            <text:p>SECRETARI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00</text:p>
          </table:table-cell>
          <table:table-cell office:value-type="string" table:style-name="ce1">
            <text:p>VELASQUEZ GOMEZ ERIK DANIEL</text:p>
          </table:table-cell>
          <table:table-cell office:value-type="string" table:style-name="ce1">
            <text:p>300C4</text:p>
          </table:table-cell>
          <table:table-cell table:number-columns-repeated="4" table:style-name="ce1"/>
          <table:table-cell office:value-type="string" table:style-name="ce1">
            <text:p>CHOFER</text:p>
          </table:table-cell>
          <table:table-cell table:style-name="ce1"/>
          <table:table-cell office:value-type="date" office:date-value="2012-06-01T00:00:00" table:style-name="ce2">
            <text:p>01/06/20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01</text:p>
          </table:table-cell>
          <table:table-cell office:value-type="string" table:style-name="ce1">
            <text:p>ORTEGA HERNANDEZ REYNA ALEJANDRA</text:p>
          </table:table-cell>
          <table:table-cell office:value-type="string" table:style-name="ce1">
            <text:p>300C6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02</text:p>
          </table:table-cell>
          <table:table-cell office:value-type="string" table:style-name="ce1">
            <text:p>PALAVICINE ARIAS ADRIANA</text:p>
          </table:table-cell>
          <table:table-cell office:value-type="string" table:style-name="ce1">
            <text:p>300E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04</text:p>
          </table:table-cell>
          <table:table-cell office:value-type="string" table:style-name="ce1">
            <text:p>PAHECO RIVERA MONSERRATH</text:p>
          </table:table-cell>
          <table:table-cell office:value-type="string" table:style-name="ce1">
            <text:p>300E4</text:p>
          </table:table-cell>
          <table:table-cell table:number-columns-repeated="6" table:style-name="ce1"/>
          <table:table-cell office:value-type="date" office:date-value="2013-04-10T00:00:00" table:style-name="ce2">
            <text:p>10/04/20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07</text:p>
          </table:table-cell>
          <table:table-cell office:value-type="string" table:style-name="ce1">
            <text:p>VILLA CHONTAL <text:s/>ANA ISABEL</text:p>
          </table:table-cell>
          <table:table-cell office:value-type="string" table:style-name="ce1">
            <text:p>300I2</text:p>
          </table:table-cell>
          <table:table-cell table:number-columns-repeated="6" table:style-name="ce1"/>
          <table:table-cell office:value-type="date" office:date-value="2013-05-02T00:00:00" table:style-name="ce2">
            <text:p>02/05/20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11</text:p>
          </table:table-cell>
          <table:table-cell office:value-type="string" table:style-name="ce1">
            <text:p>LARA FLORES FRANCISCO JAVIER</text:p>
          </table:table-cell>
          <table:table-cell office:value-type="string" table:style-name="ce1">
            <text:p>3003</text:p>
          </table:table-cell>
          <table:table-cell table:number-columns-repeated="4" table:style-name="ce1"/>
          <table:table-cell office:value-type="string" table:style-name="ce1">
            <text:p>COORDINADOR DE ZONA EN CHICONTEPEC</text:p>
          </table:table-cell>
          <table:table-cell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12</text:p>
          </table:table-cell>
          <table:table-cell office:value-type="string" table:style-name="ce1">
            <text:p>CABANAS CELAYA JOSE MANUEL</text:p>
          </table:table-cell>
          <table:table-cell office:value-type="string" table:style-name="ce1">
            <text:p>3023</text:p>
          </table:table-cell>
          <table:table-cell table:number-columns-repeated="4" table:style-name="ce1"/>
          <table:table-cell office:value-type="string" table:style-name="ce1">
            <text:p>COORDINADOR DE ZONA EN COATZACOALCOS</text:p>
          </table:table-cell>
          <table:table-cell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13</text:p>
          </table:table-cell>
          <table:table-cell office:value-type="string" table:style-name="ce1">
            <text:p>LAMADRID Y GONZALEZ VICTOR GAUDENCIO</text:p>
          </table:table-cell>
          <table:table-cell office:value-type="string" table:style-name="ce1">
            <text:p>3008</text:p>
          </table:table-cell>
          <table:table-cell table:number-columns-repeated="4" table:style-name="ce1"/>
          <table:table-cell office:value-type="string" table:style-name="ce1">
            <text:p>COORDINADOR DE ZONA EN MARTINEZ DE LA TORRE</text:p>
          </table:table-cell>
          <table:table-cell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14</text:p>
          </table:table-cell>
          <table:table-cell office:value-type="string" table:style-name="ce1">
            <text:p>MARIA DEL SOCORRO SANDOVAL VAZQUEZ</text:p>
          </table:table-cell>
          <table:table-cell office:value-type="string" table:style-name="ce1">
            <text:p>300A</text:p>
          </table:table-cell>
          <table:table-cell table:number-columns-repeated="4" table:style-name="ce1"/>
          <table:table-cell office:value-type="string" table:style-name="ce1">
            <text:p>DIRECTORA GENERAL</text:p>
          </table:table-cell>
          <table:table-cell office:value-type="string" table:style-name="ce1">
            <text:p>DOCTORA EN DERECHO</text:p>
          </table:table-cell>
          <table:table-cell office:value-type="date" office:date-value="2014-01-23T00:00:00" table:style-name="ce2">
            <text:p>23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15</text:p>
          </table:table-cell>
          <table:table-cell office:value-type="string" table:style-name="ce1">
            <text:p>POZOS CANCELA SERVANDO MANUEL</text:p>
          </table:table-cell>
          <table:table-cell office:value-type="string" table:style-name="ce1">
            <text:p>300C</text:p>
          </table:table-cell>
          <table:table-cell table:number-columns-repeated="4" table:style-name="ce1"/>
          <table:table-cell office:value-type="string" table:style-name="ce1">
            <text:p>LICENCIADO EN DERECHO</text:p>
          </table:table-cell>
          <table:table-cell office:value-type="string" table:style-name="ce1">
            <text:p>SUBDIRECTOR DE ADMINISTRACION Y FINANZAS</text:p>
          </table:table-cell>
          <table:table-cell office:value-type="date" office:date-value="2014-02-01T00:00:00" table:style-name="ce2">
            <text:p>01/02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16</text:p>
          </table:table-cell>
          <table:table-cell office:value-type="string" table:style-name="ce1">
            <text:p>CANCELADO</text:p>
          </table:table-cell>
          <table:table-cell office:value-type="string" table:style-name="ce1">
            <text:p>300F</text:p>
          </table:table-cell>
          <table:table-cell table:number-columns-repeated="4" table:style-name="ce1"/>
          <table:table-cell office:value-type="string" table:style-name="ce1">
            <text:p>SUBDIRECTORA DE PLANEACION, PROGRAMACION Y PR</text:p>
          </table:table-cell>
          <table:table-cell table:style-name="ce1"/>
          <table:table-cell office:value-type="date" office:date-value="2014-02-01T00:00:00" table:style-name="ce2">
            <text:p>01/02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19</text:p>
          </table:table-cell>
          <table:table-cell office:value-type="string" table:style-name="ce1">
            <text:p>YEPEZ LÓPEZ MATEO</text:p>
          </table:table-cell>
          <table:table-cell office:value-type="string" table:style-name="ce1">
            <text:p>3019</text:p>
          </table:table-cell>
          <table:table-cell table:number-columns-repeated="4" table:style-name="ce1"/>
          <table:table-cell office:value-type="string" table:style-name="ce1">
            <text:p>COORDINADOR DE ZONA EN COSAMALOAPAN</text:p>
          </table:table-cell>
          <table:table-cell table:style-name="ce1"/>
          <table:table-cell office:value-type="date" office:date-value="2014-02-21T00:00:00" table:style-name="ce2">
            <text:p>21/02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22</text:p>
          </table:table-cell>
          <table:table-cell office:value-type="string" table:style-name="ce1">
            <text:p>SEVERINO CESTA OBDULIA ESMERALDA</text:p>
          </table:table-cell>
          <table:table-cell office:value-type="string" table:style-name="ce1">
            <text:p>300P</text:p>
          </table:table-cell>
          <table:table-cell table:number-columns-repeated="4" table:style-name="ce1"/>
          <table:table-cell office:value-type="string" table:style-name="ce1">
            <text:p>ASESOR JURIDICO</text:p>
          </table:table-cell>
          <table:table-cell office:value-type="string" table:style-name="ce1">
            <text:p>LICENCIADA</text:p>
          </table:table-cell>
          <table:table-cell office:value-type="date" office:date-value="2014-02-01T00:00:00" table:style-name="ce2">
            <text:p>01/02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24</text:p>
          </table:table-cell>
          <table:table-cell office:value-type="string" table:style-name="ce1">
            <text:p>FERNANDEZ CERVANTES ALDO RAYMUNDO</text:p>
          </table:table-cell>
          <table:table-cell office:value-type="string" table:style-name="ce1">
            <text:p>300E4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25</text:p>
          </table:table-cell>
          <table:table-cell office:value-type="string" table:style-name="ce1">
            <text:p>CERVANTES RUÍZ ANDRÉS FELIPE</text:p>
          </table:table-cell>
          <table:table-cell office:value-type="string" table:style-name="ce1">
            <text:p>3005</text:p>
          </table:table-cell>
          <table:table-cell table:number-columns-repeated="4" table:style-name="ce1"/>
          <table:table-cell office:value-type="string" table:style-name="ce1">
            <text:p>COORDINADOR DE ZONA POZA RICA</text:p>
          </table:table-cell>
          <table:table-cell office:value-type="string" table:style-name="ce1">
            <text:p>LICENCIADO</text:p>
          </table:table-cell>
          <table:table-cell office:value-type="date" office:date-value="2014-04-03T00:00:00" table:style-name="ce2">
            <text:p>03/04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26</text:p>
          </table:table-cell>
          <table:table-cell office:value-type="string" table:style-name="ce1">
            <text:p>JAIME ISMAEL</text:p>
          </table:table-cell>
          <table:table-cell office:value-type="string" table:style-name="ce1">
            <text:p>3010</text:p>
          </table:table-cell>
          <table:table-cell table:number-columns-repeated="4" table:style-name="ce1"/>
          <table:table-cell office:value-type="string" table:style-name="ce1">
            <text:p>COORDINADOR DE ZONA XALAPA</text:p>
          </table:table-cell>
          <table:table-cell office:value-type="string" table:style-name="ce1">
            <text:p>LICENCIADO</text:p>
          </table:table-cell>
          <table:table-cell office:value-type="date" office:date-value="2014-04-08T00:00:00" table:style-name="ce2">
            <text:p>08/04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28</text:p>
          </table:table-cell>
          <table:table-cell office:value-type="string" table:style-name="ce1">
            <text:p>CABALLERO ZARATE KARINA</text:p>
          </table:table-cell>
          <table:table-cell office:value-type="string" table:style-name="ce1">
            <text:p>300C2</text:p>
          </table:table-cell>
          <table:table-cell table:number-columns-repeated="4" table:style-name="ce1"/>
          <table:table-cell office:value-type="string" table:style-name="ce1">
            <text:p>JEFA DE DEPARTAMENTO DE RECURSOS MATERIALES</text:p>
          </table:table-cell>
          <table:table-cell office:value-type="string" table:style-name="ce1">
            <text:p>LICENCIADA</text:p>
          </table:table-cell>
          <table:table-cell office:value-type="date" office:date-value="2014-05-15T00:00:00" table:style-name="ce2">
            <text:p>15/05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29</text:p>
          </table:table-cell>
          <table:table-cell office:value-type="string" table:style-name="ce1">
            <text:p>ZAVALA GARCÍA ALDO</text:p>
          </table:table-cell>
          <table:table-cell office:value-type="string" table:style-name="ce1">
            <text:p>300C</text:p>
          </table:table-cell>
          <table:table-cell table:number-columns-repeated="4" table:style-name="ce1"/>
          <table:table-cell office:value-type="string" table:style-name="ce1">
            <text:p>SUBDIRECTOR DE ADMINISTRACIÓN Y FINANZAS</text:p>
          </table:table-cell>
          <table:table-cell office:value-type="string" table:style-name="ce1">
            <text:p>LICENCIADO</text:p>
          </table:table-cell>
          <table:table-cell office:value-type="date" office:date-value="2014-06-01T00:00:00" table:style-name="ce2">
            <text:p>01/06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30</text:p>
          </table:table-cell>
          <table:table-cell office:value-type="string" table:style-name="ce1">
            <text:p>ARMENTA MACIAS CESAR</text:p>
          </table:table-cell>
          <table:table-cell office:value-type="string" table:style-name="ce1">
            <text:p>3008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31</text:p>
          </table:table-cell>
          <table:table-cell office:value-type="string" table:style-name="ce1">
            <text:p>CERVANTES MOLINA ELVIRA</text:p>
          </table:table-cell>
          <table:table-cell office:value-type="string" table:style-name="ce1">
            <text:p>3022</text:p>
          </table:table-cell>
          <table:table-cell table:number-columns-repeated="6" table:style-name="ce1"/>
          <table:table-cell office:value-type="date" office:date-value="2014-10-31T00:00:00" table:style-name="ce2">
            <text:p>31/10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39</text:p>
          </table:table-cell>
          <table:table-cell office:value-type="string" table:style-name="ce1">
            <text:p>MARRON LUQUEZ OSWALDO</text:p>
          </table:table-cell>
          <table:table-cell office:value-type="string" table:style-name="ce1">
            <text:p>3013</text:p>
          </table:table-cell>
          <table:table-cell table:number-columns-repeated="4" table:style-name="ce1"/>
          <table:table-cell office:value-type="string" table:style-name="ce1">
            <text:p>COORDINADOR DE ZONA ORIZABA</text:p>
          </table:table-cell>
          <table:table-cell table:style-name="ce1"/>
          <table:table-cell office:value-type="date" office:date-value="2015-05-01T00:00:00" table:style-name="ce2">
            <text:p>01/05/201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41</text:p>
          </table:table-cell>
          <table:table-cell office:value-type="string" table:style-name="ce1">
            <text:p>CARDENAS TORRES AURELIO</text:p>
          </table:table-cell>
          <table:table-cell office:value-type="string" table:style-name="ce1">
            <text:p>3020</text:p>
          </table:table-cell>
          <table:table-cell table:number-columns-repeated="4" table:style-name="ce1"/>
          <table:table-cell office:value-type="string" table:style-name="ce1">
            <text:p>COORDINADOR DE ZONA SAN ANDRES TUXTLA</text:p>
          </table:table-cell>
          <table:table-cell table:style-name="ce1"/>
          <table:table-cell office:value-type="date" office:date-value="2015-05-01T00:00:00" table:style-name="ce2">
            <text:p>01/05/201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801</text:p>
          </table:table-cell>
          <table:table-cell office:value-type="string" table:style-name="ce1">
            <text:p>JIMENEZ LEYTON <text:s/>ARACELI</text:p>
          </table:table-cell>
          <table:table-cell office:value-type="string" table:style-name="ce1">
            <text:p>3004</text:p>
          </table:table-cell>
          <table:table-cell office:value-type="string" table:style-name="ce1">
            <text:p>C382Z02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JILA610829</text:p>
          </table:table-cell>
          <table:table-cell table:style-name="ce1"/>
          <table:table-cell office:value-type="string" table:style-name="ce1">
            <text:p>TECNICO DOCENTE</text:p>
          </table:table-cell>
          <table:table-cell office:value-type="string" table:style-name="ce1">
            <text:p>PASANTE TRABAJO SOCIAL</text:p>
          </table:table-cell>
          <table:table-cell office:value-type="date" office:date-value="1991-04-16T00:00:00" table:style-name="ce2">
            <text:p>16/04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01</text:p>
          </table:table-cell>
          <table:table-cell office:value-type="string" table:style-name="ce1">
            <text:p>TORRES RIVERA ADRIANA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TORA750426AJ0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DE ACREDITACION</text:p>
          </table:table-cell>
          <table:table-cell office:value-type="string" table:style-name="ce1">
            <text:p>PASANTE LIC. EN EDUCACION MEDIA</text:p>
          </table:table-cell>
          <table:table-cell office:value-type="date" office:date-value="2003-01-07T00:00:00" table:style-name="ce2">
            <text:p>07/01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04</text:p>
          </table:table-cell>
          <table:table-cell office:value-type="string" table:style-name="ce1">
            <text:p>CABRERA CRUZ DEYSSY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ACD810607NN6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DE ACREDITACION</text:p>
          </table:table-cell>
          <table:table-cell office:value-type="string" table:style-name="ce1">
            <text:p>TECNICO EN COMPUTACION</text:p>
          </table:table-cell>
          <table:table-cell office:value-type="date" office:date-value="2003-01-07T00:00:00" table:style-name="ce2">
            <text:p>07/01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05</text:p>
          </table:table-cell>
          <table:table-cell office:value-type="string" table:style-name="ce1">
            <text:p>FELICIANO ROSAS CATARINA</text:p>
          </table:table-cell>
          <table:table-cell office:value-type="string" table:style-name="ce1">
            <text:p>3003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FERC730430JD1</text:p>
          </table:table-cell>
          <table:table-cell table:style-name="ce1"/>
          <table:table-cell office:value-type="string" table:style-name="ce1">
            <text:p>AUXILIAR DE INFORMATICA</text:p>
          </table:table-cell>
          <table:table-cell office:value-type="string" table:style-name="ce1">
            <text:p>LIC. EN EDUCACION MEDIA</text:p>
          </table:table-cell>
          <table:table-cell office:value-type="date" office:date-value="2003-01-07T00:00:00" table:style-name="ce2">
            <text:p>07/01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10</text:p>
          </table:table-cell>
          <table:table-cell office:value-type="string" table:style-name="ce1">
            <text:p>TEJEDA CASTRO ZHENIA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TECZ-660811SN0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. DE INFORMATICA</text:p>
          </table:table-cell>
          <table:table-cell office:value-type="string" table:style-name="ce1">
            <text:p>SEC. Y CARRERA COMERCIAL</text:p>
          </table:table-cell>
          <table:table-cell office:value-type="date" office:date-value="2003-04-01T00:00:00" table:style-name="ce2">
            <text:p>01/04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11</text:p>
          </table:table-cell>
          <table:table-cell office:value-type="string" table:style-name="ce1">
            <text:p>RIVERA JUAREZ BEATRIZ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RIJB-760808AK6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. DE ACREDITACION</text:p>
          </table:table-cell>
          <table:table-cell office:value-type="string" table:style-name="ce1">
            <text:p>6o. SEM PEDAGOGIA, ESPEC. EN COMPUT.</text:p>
          </table:table-cell>
          <table:table-cell office:value-type="date" office:date-value="2003-04-01T00:00:00" table:style-name="ce2">
            <text:p>01/04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20</text:p>
          </table:table-cell>
          <table:table-cell office:value-type="string" table:style-name="ce1">
            <text:p>PEREZ RODRIGUEZ LUCIA ERIKA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PERL770508HC7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DE ACREDITACION</text:p>
          </table:table-cell>
          <table:table-cell office:value-type="string" table:style-name="ce1">
            <text:p>LIC. EN INFORMATICA</text:p>
          </table:table-cell>
          <table:table-cell office:value-type="date" office:date-value="2003-01-07T00:00:00" table:style-name="ce2">
            <text:p>07/01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22</text:p>
          </table:table-cell>
          <table:table-cell office:value-type="string" table:style-name="ce1">
            <text:p>ABARCA ZARATE MAURO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AAZM810501JVA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DE INFORMATICA</text:p>
          </table:table-cell>
          <table:table-cell office:value-type="string" table:style-name="ce1">
            <text:p>6o SEMESTRE ING. ELECTROMECANICA</text:p>
          </table:table-cell>
          <table:table-cell office:value-type="date" office:date-value="2003-03-17T00:00:00" table:style-name="ce2">
            <text:p>17/03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25</text:p>
          </table:table-cell>
          <table:table-cell office:value-type="string" table:style-name="ce1">
            <text:p>ROSARIO AGUILAR RICARDO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OAR-781022DV0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. DE ACREDITACION</text:p>
          </table:table-cell>
          <table:table-cell office:value-type="string" table:style-name="ce1">
            <text:p>INGENIERO INDUSTRIAL</text:p>
          </table:table-cell>
          <table:table-cell office:value-type="date" office:date-value="2003-03-16T00:00:00" table:style-name="ce2">
            <text:p>16/03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35</text:p>
          </table:table-cell>
          <table:table-cell office:value-type="string" table:style-name="ce1">
            <text:p>TIBURCIO HERNANDEZ MA. ISABEL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TIHI-8404287F5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ACREDITACION</text:p>
          </table:table-cell>
          <table:table-cell office:value-type="string" table:style-name="ce1">
            <text:p>5o SEMESTRE BACHILLERATO</text:p>
          </table:table-cell>
          <table:table-cell office:value-type="date" office:date-value="2003-08-01T00:00:00" table:style-name="ce2">
            <text:p>01/08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37</text:p>
          </table:table-cell>
          <table:table-cell office:value-type="string" table:style-name="ce1">
            <text:p>LARA CANO LILIANA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LACL-7312098F4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INFORMATICA</text:p>
          </table:table-cell>
          <table:table-cell office:value-type="string" table:style-name="ce1">
            <text:p>LIC. PEDAGOGIA E INFORM.(INCOMPLETO)</text:p>
          </table:table-cell>
          <table:table-cell office:value-type="date" office:date-value="2003-08-01T00:00:00" table:style-name="ce2">
            <text:p>01/08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38</text:p>
          </table:table-cell>
          <table:table-cell office:value-type="string" table:style-name="ce1">
            <text:p>RODRIGUEZ MORTERA EMILIO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ROME650522F42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DE ACREDITACION</text:p>
          </table:table-cell>
          <table:table-cell office:value-type="string" table:style-name="ce1">
            <text:p>TECNICO EN CONTABILIDAD</text:p>
          </table:table-cell>
          <table:table-cell office:value-type="date" office:date-value="2000-04-01T00:00:00" table:style-name="ce2">
            <text:p>01/04/20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39</text:p>
          </table:table-cell>
          <table:table-cell office:value-type="string" table:style-name="ce1">
            <text:p>VILLA MAUS VIVIANA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VIMV-781210N21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INFORMATICA</text:p>
          </table:table-cell>
          <table:table-cell office:value-type="string" table:style-name="ce1">
            <text:p>LIC. EN PEDAGOGIA</text:p>
          </table:table-cell>
          <table:table-cell office:value-type="date" office:date-value="2003-08-01T00:00:00" table:style-name="ce2">
            <text:p>01/08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42</text:p>
          </table:table-cell>
          <table:table-cell office:value-type="string" table:style-name="ce1">
            <text:p>MENDIOLA REYES CAROLINA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MERC-8010183I2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ACREDITACION</text:p>
          </table:table-cell>
          <table:table-cell office:value-type="string" table:style-name="ce1">
            <text:p>TECNICO EN COMPUTACION FISCAL CONTABLE</text:p>
          </table:table-cell>
          <table:table-cell office:value-type="date" office:date-value="2003-08-01T00:00:00" table:style-name="ce2">
            <text:p>01/08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47</text:p>
          </table:table-cell>
          <table:table-cell office:value-type="string" table:style-name="ce1">
            <text:p>HERRERA HERNANDEZ ELISEO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HEHE-780513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<text:s/>INFORMATICA</text:p>
          </table:table-cell>
          <table:table-cell office:value-type="string" table:style-name="ce1">
            <text:p>TECNICO EN INFORMATICA</text:p>
          </table:table-cell>
          <table:table-cell office:value-type="date" office:date-value="2003-08-01T00:00:00" table:style-name="ce2">
            <text:p>01/08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49</text:p>
          </table:table-cell>
          <table:table-cell office:value-type="string" table:style-name="ce1">
            <text:p>CARRANZA RAMIREZ PAOLA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ARP-7912066G6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INFORMATICA</text:p>
          </table:table-cell>
          <table:table-cell office:value-type="string" table:style-name="ce1">
            <text:p>PASANTE LIC. EN INFORMATICA</text:p>
          </table:table-cell>
          <table:table-cell office:value-type="date" office:date-value="2003-08-01T00:00:00" table:style-name="ce2">
            <text:p>01/08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50</text:p>
          </table:table-cell>
          <table:table-cell office:value-type="string" table:style-name="ce1">
            <text:p>VALLADARES HERNANDEZ VERONICA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VAHV-731205S17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ACREDITACION</text:p>
          </table:table-cell>
          <table:table-cell office:value-type="string" table:style-name="ce1">
            <text:p>LIC. EN INFORMATICA</text:p>
          </table:table-cell>
          <table:table-cell office:value-type="date" office:date-value="2003-08-01T00:00:00" table:style-name="ce2">
            <text:p>01/08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54</text:p>
          </table:table-cell>
          <table:table-cell office:value-type="string" table:style-name="ce1">
            <text:p>BARRALES REYNOSO JOSE ANTONIO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BARA691127786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INFORMATICA</text:p>
          </table:table-cell>
          <table:table-cell office:value-type="string" table:style-name="ce1">
            <text:p>OPERADOR DE MICROCOMPUTADORAS</text:p>
          </table:table-cell>
          <table:table-cell office:value-type="date" office:date-value="2003-08-16T00:00:00" table:style-name="ce2">
            <text:p>16/08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55</text:p>
          </table:table-cell>
          <table:table-cell office:value-type="string" table:style-name="ce1">
            <text:p>PALOMO FLORES ZULEICA MONTSERRAT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PAFZ810608SYA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ACREDITACION</text:p>
          </table:table-cell>
          <table:table-cell office:value-type="string" table:style-name="ce1">
            <text:p>4o SEMESTRE LIC. ADMON. EMPRESAS</text:p>
          </table:table-cell>
          <table:table-cell office:value-type="date" office:date-value="2003-08-16T00:00:00" table:style-name="ce2">
            <text:p>16/08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57</text:p>
          </table:table-cell>
          <table:table-cell office:value-type="string" table:style-name="ce1">
            <text:p>PEREZ ZARATE LIZBETH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PEZL7312191N1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INFORMATICA</text:p>
          </table:table-cell>
          <table:table-cell office:value-type="string" table:style-name="ce1">
            <text:p>PASANTE DE LIC. EN PEDAGOGIA</text:p>
          </table:table-cell>
          <table:table-cell office:value-type="date" office:date-value="2003-08-16T00:00:00" table:style-name="ce2">
            <text:p>16/08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63</text:p>
          </table:table-cell>
          <table:table-cell office:value-type="string" table:style-name="ce1">
            <text:p>VIDAÑA GONZALEZ TOMAS ROBERTO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VIGT731117339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INFORMATICA</text:p>
          </table:table-cell>
          <table:table-cell office:value-type="string" table:style-name="ce1">
            <text:p>OPERADOR DE MICROCOMPUTADORAS</text:p>
          </table:table-cell>
          <table:table-cell office:value-type="date" office:date-value="2003-09-01T00:00:00" table:style-name="ce2">
            <text:p>01/09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70</text:p>
          </table:table-cell>
          <table:table-cell office:value-type="string" table:style-name="ce1">
            <text:p>JIMENEZ GARCIA ZENAIDA</text:p>
          </table:table-cell>
          <table:table-cell office:value-type="string" table:style-name="ce1">
            <text:p>3007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JIGZ791011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DE ACREDITACION</text:p>
          </table:table-cell>
          <table:table-cell office:value-type="string" table:style-name="ce1">
            <text:p>PASANTE DE LIC. EN TRABAJO SOCIAL</text:p>
          </table:table-cell>
          <table:table-cell office:value-type="date" office:date-value="2004-02-25T00:00:00" table:style-name="ce2">
            <text:p>25/0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71</text:p>
          </table:table-cell>
          <table:table-cell office:value-type="string" table:style-name="ce1">
            <text:p>GUZMAN GARCIA MARTHA ESTHER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GUGM691222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DE ACREDITACION</text:p>
          </table:table-cell>
          <table:table-cell office:value-type="string" table:style-name="ce1">
            <text:p>3o. SEMESTRE LIC. ADMON. EMPRESAS</text:p>
          </table:table-cell>
          <table:table-cell office:value-type="date" office:date-value="2004-02-25T00:00:00" table:style-name="ce2">
            <text:p>25/0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73</text:p>
          </table:table-cell>
          <table:table-cell office:value-type="string" table:style-name="ce1">
            <text:p>GALVEZ CASTILLO GUADALUPE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GACG731106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DE INFORMATICA</text:p>
          </table:table-cell>
          <table:table-cell office:value-type="string" table:style-name="ce1">
            <text:p>TECNICO EN COMPUTACION</text:p>
          </table:table-cell>
          <table:table-cell office:value-type="date" office:date-value="2004-02-25T00:00:00" table:style-name="ce2">
            <text:p>25/0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75</text:p>
          </table:table-cell>
          <table:table-cell office:value-type="string" table:style-name="ce1">
            <text:p>NORIEGA LEXIUR MARIA ASUNCION</text:p>
          </table:table-cell>
          <table:table-cell office:value-type="string" table:style-name="ce1">
            <text:p>3018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NOLA710815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. DE INFORMATICA</text:p>
          </table:table-cell>
          <table:table-cell office:value-type="string" table:style-name="ce1">
            <text:p>LIC. EN INFORMATICA</text:p>
          </table:table-cell>
          <table:table-cell office:value-type="date" office:date-value="2004-02-25T00:00:00" table:style-name="ce2">
            <text:p>25/0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77</text:p>
          </table:table-cell>
          <table:table-cell office:value-type="string" table:style-name="ce1">
            <text:p>VIDAÑA HERNANDEZ MODESTA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VIHM841104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ACREDITACION</text:p>
          </table:table-cell>
          <table:table-cell office:value-type="string" table:style-name="ce1">
            <text:p>3ER. SEMESTRE LIC. CIENCIAS DE LA EDUCACION</text:p>
          </table:table-cell>
          <table:table-cell office:value-type="date" office:date-value="2004-04-16T00:00:00" table:style-name="ce2">
            <text:p>16/04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78</text:p>
          </table:table-cell>
          <table:table-cell office:value-type="string" table:style-name="ce1">
            <text:p>FERIA REYNA LUZ DEL CARMEN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FERL821125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DE INFORMATICA</text:p>
          </table:table-cell>
          <table:table-cell office:value-type="string" table:style-name="ce1">
            <text:p>TECNICO EN COMPUTACION</text:p>
          </table:table-cell>
          <table:table-cell office:value-type="date" office:date-value="2004-05-16T00:00:00" table:style-name="ce2">
            <text:p>16/05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79</text:p>
          </table:table-cell>
          <table:table-cell office:value-type="string" table:style-name="ce1">
            <text:p>MARTINEZ MEJIA JENI</text:p>
          </table:table-cell>
          <table:table-cell office:value-type="string" table:style-name="ce1">
            <text:p>3003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MAMJ810505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DE ACREDITACION</text:p>
          </table:table-cell>
          <table:table-cell office:value-type="string" table:style-name="ce1">
            <text:p>TECNICO EN INFORMATICA ADMINISTRATIVA</text:p>
          </table:table-cell>
          <table:table-cell office:value-type="date" office:date-value="2004-06-16T00:00:00" table:style-name="ce2">
            <text:p>16/06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80</text:p>
          </table:table-cell>
          <table:table-cell office:value-type="string" table:style-name="ce1">
            <text:p>CASTRO HERNANDEZ GABRIELA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AHG801112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ACREDITACION</text:p>
          </table:table-cell>
          <table:table-cell office:value-type="string" table:style-name="ce1">
            <text:p>PASANTE LIC. ADMON. EMPRESAS</text:p>
          </table:table-cell>
          <table:table-cell office:value-type="date" office:date-value="2004-08-01T00:00:00" table:style-name="ce2">
            <text:p>01/08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81</text:p>
          </table:table-cell>
          <table:table-cell office:value-type="string" table:style-name="ce1">
            <text:p>CERVANTES ROLDAN ROBERTO MARCELO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RR760701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DE ACREDITACION</text:p>
          </table:table-cell>
          <table:table-cell office:value-type="string" table:style-name="ce1">
            <text:p>PAS. LIC. CIENCIAS COMUNICACIÓN</text:p>
          </table:table-cell>
          <table:table-cell office:value-type="date" office:date-value="2004-08-16T00:00:00" table:style-name="ce2">
            <text:p>16/08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83</text:p>
          </table:table-cell>
          <table:table-cell office:value-type="string" table:style-name="ce1">
            <text:p>AZAMAR IGNOT JENY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AAIJ-7810136N7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INFORMATICA</text:p>
          </table:table-cell>
          <table:table-cell office:value-type="string" table:style-name="ce1">
            <text:p>LIC. INFORMATICA</text:p>
          </table:table-cell>
          <table:table-cell office:value-type="date" office:date-value="2003-07-01T00:00:00" table:style-name="ce2">
            <text:p>01/07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86</text:p>
          </table:table-cell>
          <table:table-cell office:value-type="string" table:style-name="ce1">
            <text:p>LOPEZ LOPEZ GUILLERMINA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LOLR660813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DE INFORMATICA</text:p>
          </table:table-cell>
          <table:table-cell office:value-type="string" table:style-name="ce1">
            <text:p>SECUNDARIA Y 1er. SEM. BACH.COMPUTACION</text:p>
          </table:table-cell>
          <table:table-cell office:value-type="date" office:date-value="2004-11-01T00:00:00" table:style-name="ce2">
            <text:p>01/11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88</text:p>
          </table:table-cell>
          <table:table-cell office:value-type="string" table:style-name="ce1">
            <text:p>MARTINEZ GUTIERREZ IRENE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MAGI860221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DE INFORMATICA</text:p>
          </table:table-cell>
          <table:table-cell office:value-type="string" table:style-name="ce1">
            <text:p>TECNICO COMPUTACION FISCAL CONTABLE</text:p>
          </table:table-cell>
          <table:table-cell office:value-type="date" office:date-value="2004-12-01T00:00:00" table:style-name="ce2">
            <text:p>0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89</text:p>
          </table:table-cell>
          <table:table-cell office:value-type="string" table:style-name="ce1">
            <text:p>VARGAS RAMIREZ MIGUEL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VARM780930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DE ACREDITACION</text:p>
          </table:table-cell>
          <table:table-cell office:value-type="string" table:style-name="ce1">
            <text:p>TECNICO ASISTENTE EMPRES. EN INFORMATICA</text:p>
          </table:table-cell>
          <table:table-cell office:value-type="date" office:date-value="2004-12-01T00:00:00" table:style-name="ce2">
            <text:p>0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94</text:p>
          </table:table-cell>
          <table:table-cell office:value-type="string" table:style-name="ce1">
            <text:p>MARTINEZ FERIA REBECA</text:p>
          </table:table-cell>
          <table:table-cell office:value-type="string" table:style-name="ce1">
            <text:p>3018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MAFR670912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. DE ACREDITACION</text:p>
          </table:table-cell>
          <table:table-cell office:value-type="string" table:style-name="ce1">
            <text:p>TEC. PROFESIONAL ANALISTA PROGRAMADOR</text:p>
          </table:table-cell>
          <table:table-cell office:value-type="date" office:date-value="2005-02-16T00:00:00" table:style-name="ce2">
            <text:p>16/02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95</text:p>
          </table:table-cell>
          <table:table-cell office:value-type="string" table:style-name="ce1">
            <text:p>RODRIGUEZ RAMIREZ LIZBETH</text:p>
          </table:table-cell>
          <table:table-cell office:value-type="string" table:style-name="ce1">
            <text:p>3004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RORL841204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AUXILIAR ACREDITACION</text:p>
          </table:table-cell>
          <table:table-cell office:value-type="string" table:style-name="ce1">
            <text:p>1ER SEMESTRE LIC. EN DERECHO</text:p>
          </table:table-cell>
          <table:table-cell office:value-type="date" office:date-value="2005-02-01T00:00:00" table:style-name="ce2">
            <text:p>01/02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98</text:p>
          </table:table-cell>
          <table:table-cell office:value-type="string" table:style-name="ce1">
            <text:p>CASTAÑEDA MERCADO IGNACIO</text:p>
          </table:table-cell>
          <table:table-cell office:value-type="string" table:style-name="ce1">
            <text:p>3004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AMI590626</text:p>
          </table:table-cell>
          <table:table-cell table:style-name="ce1"/>
          <table:table-cell office:value-type="string" table:style-name="ce1">
            <text:p>AUX. DE ACREDITACION</text:p>
          </table:table-cell>
          <table:table-cell office:value-type="string" table:style-name="ce1">
            <text:p>BACHILLERATO</text:p>
          </table:table-cell>
          <table:table-cell office:value-type="date" office:date-value="2005-04-01T00:00:00" table:style-name="ce2">
            <text:p>01/04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099</text:p>
          </table:table-cell>
          <table:table-cell office:value-type="string" table:style-name="ce1">
            <text:p>TORRES MEDINILLA EMMANUEL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TOME810508</text:p>
          </table:table-cell>
          <table:table-cell table:style-name="ce1"/>
          <table:table-cell office:value-type="string" table:style-name="ce1">
            <text:p>AUXILIAR DE ACREDITACION</text:p>
          </table:table-cell>
          <table:table-cell office:value-type="string" table:style-name="ce1">
            <text:p>ING. EN SISTEMAS COMPUTACIONALES</text:p>
          </table:table-cell>
          <table:table-cell office:value-type="date" office:date-value="2005-06-16T00:00:00" table:style-name="ce2">
            <text:p>16/06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101</text:p>
          </table:table-cell>
          <table:table-cell office:value-type="string" table:style-name="ce1">
            <text:p>DZIB OLMEDO MOISES ALBERTO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DIOM820615</text:p>
          </table:table-cell>
          <table:table-cell table:style-name="ce1"/>
          <table:table-cell office:value-type="string" table:style-name="ce1">
            <text:p>AUXILIAR ACREDITACION</text:p>
          </table:table-cell>
          <table:table-cell office:value-type="string" table:style-name="ce1">
            <text:p>1ER SEMESTRE LIC. EN DERECHO</text:p>
          </table:table-cell>
          <table:table-cell office:value-type="date" office:date-value="2005-06-16T00:00:00" table:style-name="ce2">
            <text:p>16/06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102</text:p>
          </table:table-cell>
          <table:table-cell office:value-type="string" table:style-name="ce1">
            <text:p>RINCON PUGA JUAN DOMINGO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RIPJ790309</text:p>
          </table:table-cell>
          <table:table-cell table:style-name="ce1"/>
          <table:table-cell office:value-type="string" table:style-name="ce1">
            <text:p>AUXILIAR INFORMATICA</text:p>
          </table:table-cell>
          <table:table-cell office:value-type="string" table:style-name="ce1">
            <text:p>PAS. ING. SIST. COMPUTACIONALES</text:p>
          </table:table-cell>
          <table:table-cell office:value-type="date" office:date-value="2005-07-01T00:00:00" table:style-name="ce2">
            <text:p>01/07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103</text:p>
          </table:table-cell>
          <table:table-cell office:value-type="string" table:style-name="ce1">
            <text:p>GONZALEZ RODRIGUEZ ROSA AMALIA</text:p>
          </table:table-cell>
          <table:table-cell office:value-type="string" table:style-name="ce1">
            <text:p>3007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GORR860204</text:p>
          </table:table-cell>
          <table:table-cell table:style-name="ce1"/>
          <table:table-cell office:value-type="string" table:style-name="ce1">
            <text:p>AUXILIAR DE INFORMATICA</text:p>
          </table:table-cell>
          <table:table-cell office:value-type="string" table:style-name="ce1">
            <text:p>BACHILLERATO TECNICO</text:p>
          </table:table-cell>
          <table:table-cell office:value-type="date" office:date-value="2005-08-01T00:00:00" table:style-name="ce2">
            <text:p>01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104</text:p>
          </table:table-cell>
          <table:table-cell office:value-type="string" table:style-name="ce1">
            <text:p>GARCIA YAÑEZ SOFIA GUADALUPE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GAYS810918</text:p>
          </table:table-cell>
          <table:table-cell table:style-name="ce1"/>
          <table:table-cell office:value-type="string" table:style-name="ce1">
            <text:p>AUXILIAR DE ACREDITACION</text:p>
          </table:table-cell>
          <table:table-cell office:value-type="string" table:style-name="ce1">
            <text:p>LIC. EN CIENCIAS DE LA COMUNICACIÓN</text:p>
          </table:table-cell>
          <table:table-cell office:value-type="date" office:date-value="2005-08-01T00:00:00" table:style-name="ce2">
            <text:p>01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105</text:p>
          </table:table-cell>
          <table:table-cell office:value-type="string" table:style-name="ce1">
            <text:p>CAPIZ CHONG XAVIER ROSENDO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ACX840507</text:p>
          </table:table-cell>
          <table:table-cell table:style-name="ce1"/>
          <table:table-cell office:value-type="string" table:style-name="ce1">
            <text:p>AUXILIAR DE INFORMATICA</text:p>
          </table:table-cell>
          <table:table-cell office:value-type="string" table:style-name="ce1">
            <text:p>TECNICO EN COMPUTACION</text:p>
          </table:table-cell>
          <table:table-cell office:value-type="date" office:date-value="2005-08-01T00:00:00" table:style-name="ce2">
            <text:p>01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106</text:p>
          </table:table-cell>
          <table:table-cell office:value-type="string" table:style-name="ce1">
            <text:p>BETANCOURT GARCIA VIANEY IDALIA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BEGV760607</text:p>
          </table:table-cell>
          <table:table-cell table:style-name="ce1"/>
          <table:table-cell office:value-type="string" table:style-name="ce1">
            <text:p>AUXILIAR DE INFORMATICA</text:p>
          </table:table-cell>
          <table:table-cell office:value-type="string" table:style-name="ce1">
            <text:p>2do SEMESTRE LIC. EN ADMON.</text:p>
          </table:table-cell>
          <table:table-cell office:value-type="date" office:date-value="2005-08-16T00:00:00" table:style-name="ce2">
            <text:p>16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02</text:p>
          </table:table-cell>
          <table:table-cell office:value-type="string" table:style-name="ce1">
            <text:p>DE LA CRUZ CRUZ FORTUNATO</text:p>
          </table:table-cell>
          <table:table-cell office:value-type="string" table:style-name="ce1">
            <text:p>3003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UCF630805</text:p>
          </table:table-cell>
          <table:table-cell office:value-type="string" table:style-name="ce1">
            <text:p>BILINGÜE</text:p>
          </table:table-cell>
          <table:table-cell office:value-type="string" table:style-name="ce1">
            <text:p>TECNICO DOCENTE BILINGÜE</text:p>
          </table:table-cell>
          <table:table-cell office:value-type="string" table:style-name="ce1">
            <text:p>BACHILLERATO</text:p>
          </table:table-cell>
          <table:table-cell office:value-type="date" office:date-value="2003-01-07T00:00:00" table:style-name="ce2">
            <text:p>07/01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03</text:p>
          </table:table-cell>
          <table:table-cell office:value-type="string" table:style-name="ce1">
            <text:p>HERNANDEZ HERNANDEZ INOCENCIO</text:p>
          </table:table-cell>
          <table:table-cell office:value-type="string" table:style-name="ce1">
            <text:p>3003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HEHI770622K1A</text:p>
          </table:table-cell>
          <table:table-cell office:value-type="string" table:style-name="ce1">
            <text:p>BILINGÜE</text:p>
          </table:table-cell>
          <table:table-cell office:value-type="string" table:style-name="ce1">
            <text:p>TECNICO DOCENTE BILINGÜE</text:p>
          </table:table-cell>
          <table:table-cell office:value-type="string" table:style-name="ce1">
            <text:p>BACHILLERATO TECNICO AGROPECUARIO</text:p>
          </table:table-cell>
          <table:table-cell office:value-type="date" office:date-value="2003-01-07T00:00:00" table:style-name="ce2">
            <text:p>07/01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04</text:p>
          </table:table-cell>
          <table:table-cell office:value-type="string" table:style-name="ce1">
            <text:p>HERNANDEZ MARTINEZ RODRIGO</text:p>
          </table:table-cell>
          <table:table-cell office:value-type="string" table:style-name="ce1">
            <text:p>3003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HEMR 680313M70</text:p>
          </table:table-cell>
          <table:table-cell office:value-type="string" table:style-name="ce1">
            <text:p>BILINGÜE</text:p>
          </table:table-cell>
          <table:table-cell office:value-type="string" table:style-name="ce1">
            <text:p>TECNICO DOCENTE BILINGÜE</text:p>
          </table:table-cell>
          <table:table-cell office:value-type="string" table:style-name="ce1">
            <text:p>1o SEMESTRE FAC. MEDICINA</text:p>
          </table:table-cell>
          <table:table-cell office:value-type="date" office:date-value="2003-01-07T00:00:00" table:style-name="ce2">
            <text:p>07/01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07</text:p>
          </table:table-cell>
          <table:table-cell office:value-type="string" table:style-name="ce1">
            <text:p>MANZANO SALAZAR ANTELMO</text:p>
          </table:table-cell>
          <table:table-cell office:value-type="string" table:style-name="ce1">
            <text:p>3007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MASA-701108DV9</text:p>
          </table:table-cell>
          <table:table-cell office:value-type="string" table:style-name="ce1">
            <text:p>BILINGÜE</text:p>
          </table:table-cell>
          <table:table-cell office:value-type="string" table:style-name="ce1">
            <text:p>TECNICO DOCENTE BILINGÜE</text:p>
          </table:table-cell>
          <table:table-cell office:value-type="string" table:style-name="ce1">
            <text:p>BACHILLERATO</text:p>
          </table:table-cell>
          <table:table-cell office:value-type="date" office:date-value="2003-01-07T00:00:00" table:style-name="ce2">
            <text:p>07/01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08</text:p>
          </table:table-cell>
          <table:table-cell office:value-type="string" table:style-name="ce1">
            <text:p>VAZQUEZ CORTES FRANCISCO</text:p>
          </table:table-cell>
          <table:table-cell office:value-type="string" table:style-name="ce1">
            <text:p>3007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VACF-7609152M9</text:p>
          </table:table-cell>
          <table:table-cell table:style-name="ce1"/>
          <table:table-cell office:value-type="string" table:style-name="ce1">
            <text:p>TECNICO DOCENTE BILINGÜE</text:p>
          </table:table-cell>
          <table:table-cell office:value-type="string" table:style-name="ce1">
            <text:p>LIC. EN EDUCACION PRIMARIA</text:p>
          </table:table-cell>
          <table:table-cell office:value-type="date" office:date-value="2003-01-07T00:00:00" table:style-name="ce2">
            <text:p>07/01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18</text:p>
          </table:table-cell>
          <table:table-cell office:value-type="string" table:style-name="ce1">
            <text:p>PEREZ CASTILLO JOVITA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PECJ671016N53</text:p>
          </table:table-cell>
          <table:table-cell office:value-type="string" table:style-name="ce1">
            <text:p>BILINGÜE</text:p>
          </table:table-cell>
          <table:table-cell office:value-type="string" table:style-name="ce1">
            <text:p>TECNICO DOCENTE BILINGÜE</text:p>
          </table:table-cell>
          <table:table-cell office:value-type="string" table:style-name="ce1">
            <text:p>SECUNDARIA</text:p>
          </table:table-cell>
          <table:table-cell office:value-type="date" office:date-value="2003-01-07T00:00:00" table:style-name="ce2">
            <text:p>07/01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25</text:p>
          </table:table-cell>
          <table:table-cell office:value-type="string" table:style-name="ce1">
            <text:p>APALE MIXCOHUA MARIA ELENA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AAME570722NT2</text:p>
          </table:table-cell>
          <table:table-cell office:value-type="string" table:style-name="ce1">
            <text:p>BILINGÜE</text:p>
          </table:table-cell>
          <table:table-cell office:value-type="string" table:style-name="ce1">
            <text:p>TECNICO DOCENTE BILINGÜE</text:p>
          </table:table-cell>
          <table:table-cell office:value-type="string" table:style-name="ce1">
            <text:p>SECUNDARIA</text:p>
          </table:table-cell>
          <table:table-cell office:value-type="date" office:date-value="2003-01-07T00:00:00" table:style-name="ce2">
            <text:p>07/01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30</text:p>
          </table:table-cell>
          <table:table-cell office:value-type="string" table:style-name="ce1">
            <text:p>RAMIREZ IGNACIO FORTINO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AIF-780812232</text:p>
          </table:table-cell>
          <table:table-cell office:value-type="string" table:style-name="ce1">
            <text:p>BILINGÜE</text:p>
          </table:table-cell>
          <table:table-cell office:value-type="string" table:style-name="ce1">
            <text:p>TECNICO DOCENTE BILINGÜE</text:p>
          </table:table-cell>
          <table:table-cell office:value-type="string" table:style-name="ce1">
            <text:p>BACHILLERATO</text:p>
          </table:table-cell>
          <table:table-cell office:value-type="date" office:date-value="2003-01-07T00:00:00" table:style-name="ce2">
            <text:p>07/01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36</text:p>
          </table:table-cell>
          <table:table-cell office:value-type="string" table:style-name="ce1">
            <text:p>QUIAHUA CALIHUA ERNESTO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QUCE7509212M5</text:p>
          </table:table-cell>
          <table:table-cell office:value-type="string" table:style-name="ce1">
            <text:p>BILINGÜE</text:p>
          </table:table-cell>
          <table:table-cell office:value-type="string" table:style-name="ce1">
            <text:p>TECNICO DOCENTE BILINGÜE</text:p>
          </table:table-cell>
          <table:table-cell office:value-type="string" table:style-name="ce1">
            <text:p>4o SEM. LIC. EN CONTADURIA</text:p>
          </table:table-cell>
          <table:table-cell office:value-type="date" office:date-value="2003-09-01T00:00:00" table:style-name="ce2">
            <text:p>01/09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43</text:p>
          </table:table-cell>
          <table:table-cell office:value-type="string" table:style-name="ce1">
            <text:p>GUTIERREZ RAMIREZ AURELIO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GURA800815</text:p>
          </table:table-cell>
          <table:table-cell office:value-type="string" table:style-name="ce1">
            <text:p>BILINGÜE</text:p>
          </table:table-cell>
          <table:table-cell office:value-type="string" table:style-name="ce1">
            <text:p>TECNICO DOCENTE BILINGÜE</text:p>
          </table:table-cell>
          <table:table-cell office:value-type="string" table:style-name="ce1">
            <text:p>BACHILLERATO TECNICO</text:p>
          </table:table-cell>
          <table:table-cell office:value-type="date" office:date-value="2004-04-01T00:00:00" table:style-name="ce2">
            <text:p>01/04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44</text:p>
          </table:table-cell>
          <table:table-cell office:value-type="string" table:style-name="ce1">
            <text:p>TECPILE MONTALVO RITHA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TEMR820522QW1</text:p>
          </table:table-cell>
          <table:table-cell office:value-type="string" table:style-name="ce1">
            <text:p>BILINGÜE</text:p>
          </table:table-cell>
          <table:table-cell office:value-type="string" table:style-name="ce1">
            <text:p>TECNICO DOCENTE BILINGÜE</text:p>
          </table:table-cell>
          <table:table-cell office:value-type="string" table:style-name="ce1">
            <text:p>BACHILLERATO</text:p>
          </table:table-cell>
          <table:table-cell office:value-type="date" office:date-value="2003-09-25T00:00:00" table:style-name="ce2">
            <text:p>25/09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52</text:p>
          </table:table-cell>
          <table:table-cell office:value-type="string" table:style-name="ce1">
            <text:p>FLORENTINO DE JESUS JULIO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FOJJ800108</text:p>
          </table:table-cell>
          <table:table-cell office:value-type="string" table:style-name="ce1">
            <text:p>BILINGÜE</text:p>
          </table:table-cell>
          <table:table-cell office:value-type="string" table:style-name="ce1">
            <text:p>TECNICO DOCENTE BILINGÜE</text:p>
          </table:table-cell>
          <table:table-cell office:value-type="string" table:style-name="ce1">
            <text:p>TEC. ASISTENTE DIGITAL ADMIVO.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54</text:p>
          </table:table-cell>
          <table:table-cell office:value-type="string" table:style-name="ce1">
            <text:p>BAUTISTA SALAS SAMUEL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BASS700415AX7</text:p>
          </table:table-cell>
          <table:table-cell office:value-type="string" table:style-name="ce1">
            <text:p>BILINGÜE</text:p>
          </table:table-cell>
          <table:table-cell office:value-type="string" table:style-name="ce1">
            <text:p>TECNICO DOCENTE BILINGÜE</text:p>
          </table:table-cell>
          <table:table-cell office:value-type="string" table:style-name="ce1">
            <text:p>BACHILLERATO</text:p>
          </table:table-cell>
          <table:table-cell office:value-type="date" office:date-value="2002-02-16T00:00:00" table:style-name="ce2">
            <text:p>16/02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55</text:p>
          </table:table-cell>
          <table:table-cell office:value-type="string" table:style-name="ce1">
            <text:p>REVILLA COPETE ROSARIO DEL C.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ECR791006J26</text:p>
          </table:table-cell>
          <table:table-cell office:value-type="string" table:style-name="ce1">
            <text:p>BILINGÜE</text:p>
          </table:table-cell>
          <table:table-cell office:value-type="string" table:style-name="ce1">
            <text:p>TECNICO DOCENTE BILINGÜE</text:p>
          </table:table-cell>
          <table:table-cell office:value-type="string" table:style-name="ce1">
            <text:p>1ER SEMESTRE LIC. PEDAGOGIA</text:p>
          </table:table-cell>
          <table:table-cell office:value-type="date" office:date-value="2002-02-16T00:00:00" table:style-name="ce2">
            <text:p>16/02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56</text:p>
          </table:table-cell>
          <table:table-cell office:value-type="string" table:style-name="ce1">
            <text:p>ORTIZ VILLALOBOS JORGE ARTURO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OIVJ790521</text:p>
          </table:table-cell>
          <table:table-cell office:value-type="string" table:style-name="ce1">
            <text:p>BILINGÜE</text:p>
          </table:table-cell>
          <table:table-cell office:value-type="string" table:style-name="ce1">
            <text:p>TECNICO DOCENTE BILINGÜE</text:p>
          </table:table-cell>
          <table:table-cell office:value-type="string" table:style-name="ce1">
            <text:p>BACHILLERATO</text:p>
          </table:table-cell>
          <table:table-cell office:value-type="date" office:date-value="2005-02-16T00:00:00" table:style-name="ce2">
            <text:p>16/02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58</text:p>
          </table:table-cell>
          <table:table-cell office:value-type="string" table:style-name="ce1">
            <text:p>JUAREZ SORIANO ELOY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B5004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JUSE591201</text:p>
          </table:table-cell>
          <table:table-cell office:value-type="string" table:style-name="ce1">
            <text:p>BILINGÜE</text:p>
          </table:table-cell>
          <table:table-cell office:value-type="string" table:style-name="ce1">
            <text:p>TECNICO DOCENTE BILINGÜE</text:p>
          </table:table-cell>
          <table:table-cell office:value-type="string" table:style-name="ce1">
            <text:p>BACHILLERATO TECNICO</text:p>
          </table:table-cell>
          <table:table-cell office:value-type="date" office:date-value="2004-04-01T00:00:00" table:style-name="ce2">
            <text:p>01/04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60</text:p>
          </table:table-cell>
          <table:table-cell office:value-type="string" table:style-name="ce1">
            <text:p>HERNANDEZ TEPOLE ELIZABETH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HETE850905</text:p>
          </table:table-cell>
          <table:table-cell table:style-name="ce1"/>
          <table:table-cell office:value-type="string" table:style-name="ce1">
            <text:p>TECNICO DOCENTE BILINGÜE</text:p>
          </table:table-cell>
          <table:table-cell office:value-type="string" table:style-name="ce1">
            <text:p>4TO. SEMESTRE LIC. EN PEDAGOGIA</text:p>
          </table:table-cell>
          <table:table-cell office:value-type="date" office:date-value="2005-08-01T00:00:00" table:style-name="ce2">
            <text:p>01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62</text:p>
          </table:table-cell>
          <table:table-cell office:value-type="string" table:style-name="ce1">
            <text:p>HIPOLITO VAZQUEZ ESMERALDA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HIVE810410</text:p>
          </table:table-cell>
          <table:table-cell table:style-name="ce1"/>
          <table:table-cell office:value-type="string" table:style-name="ce1">
            <text:p>TECNICO DOCENTE BILINGÜE</text:p>
          </table:table-cell>
          <table:table-cell office:value-type="string" table:style-name="ce1">
            <text:p>TECNICO EN CONTABILIDAD</text:p>
          </table:table-cell>
          <table:table-cell office:value-type="date" office:date-value="2005-07-01T00:00:00" table:style-name="ce2">
            <text:p>01/07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63</text:p>
          </table:table-cell>
          <table:table-cell office:value-type="string" table:style-name="ce1">
            <text:p>SANTIAGO CRUZ RUBEN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SACR860723</text:p>
          </table:table-cell>
          <table:table-cell table:style-name="ce1"/>
          <table:table-cell office:value-type="string" table:style-name="ce1">
            <text:p>TECNICO DOCENTE BILINGÜE</text:p>
          </table:table-cell>
          <table:table-cell office:value-type="string" table:style-name="ce1">
            <text:p>BACHILLERATO</text:p>
          </table:table-cell>
          <table:table-cell office:value-type="date" office:date-value="2005-08-01T00:00:00" table:style-name="ce2">
            <text:p>01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064</text:p>
          </table:table-cell>
          <table:table-cell office:value-type="string" table:style-name="ce1">
            <text:p>HERNANDEZ MAYAHUA CRECENCIO CATALINA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B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HEMC690914</text:p>
          </table:table-cell>
          <table:table-cell table:style-name="ce1"/>
          <table:table-cell office:value-type="string" table:style-name="ce1">
            <text:p>TECNICO DOCENTE BILINGÜE</text:p>
          </table:table-cell>
          <table:table-cell office:value-type="string" table:style-name="ce1">
            <text:p>BACHILLERATO</text:p>
          </table:table-cell>
          <table:table-cell office:value-type="date" office:date-value="2005-08-01T00:00:00" table:style-name="ce2">
            <text:p>01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001</text:p>
          </table:table-cell>
          <table:table-cell office:value-type="string" table:style-name="ce1">
            <text:p>LOMAN AMOROS FERNANDO ANTONIO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C2003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LOAF520313</text:p>
          </table:table-cell>
          <table:table-cell table:style-name="ce1"/>
          <table:table-cell office:value-type="string" table:style-name="ce1">
            <text:p>RESPONSABLE PROGRAMA CIAC</text:p>
          </table:table-cell>
          <table:table-cell office:value-type="string" table:style-name="ce1">
            <text:p>LICENCIADO EN ANTROPOLOGIA</text:p>
          </table:table-cell>
          <table:table-cell office:value-type="date" office:date-value="2005-05-01T00:00:00" table:style-name="ce2">
            <text:p>01/05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003</text:p>
          </table:table-cell>
          <table:table-cell office:value-type="string" table:style-name="ce1">
            <text:p>VAZQUEZ PEREZ ARACELI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VAPA711107</text:p>
          </table:table-cell>
          <table:table-cell table:style-name="ce1"/>
          <table:table-cell office:value-type="string" table:style-name="ce1">
            <text:p>VERIFICADOR</text:p>
          </table:table-cell>
          <table:table-cell office:value-type="string" table:style-name="ce1">
            <text:p>PASANTE LICENCIADA EN PEDAGOGIA</text:p>
          </table:table-cell>
          <table:table-cell office:value-type="date" office:date-value="2005-05-01T00:00:00" table:style-name="ce2">
            <text:p>01/05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004</text:p>
          </table:table-cell>
          <table:table-cell office:value-type="string" table:style-name="ce1">
            <text:p>MONTOYA GALAN OLIVIA DENYS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OGO800128</text:p>
          </table:table-cell>
          <table:table-cell table:style-name="ce1"/>
          <table:table-cell office:value-type="string" table:style-name="ce1">
            <text:p>VERIFICADOR</text:p>
          </table:table-cell>
          <table:table-cell office:value-type="string" table:style-name="ce1">
            <text:p>LICENCIADA EN PSICOLOGIA</text:p>
          </table:table-cell>
          <table:table-cell office:value-type="date" office:date-value="2005-07-01T00:00:00" table:style-name="ce2">
            <text:p>01/07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005</text:p>
          </table:table-cell>
          <table:table-cell office:value-type="string" table:style-name="ce1">
            <text:p>HERNANDEZ OSTOS LEON VLADIMIR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HEOL781110</text:p>
          </table:table-cell>
          <table:table-cell table:style-name="ce1"/>
          <table:table-cell office:value-type="string" table:style-name="ce1">
            <text:p>VERIFICADOR</text:p>
          </table:table-cell>
          <table:table-cell office:value-type="string" table:style-name="ce1">
            <text:p>LICENCIADO EN DERECHO</text:p>
          </table:table-cell>
          <table:table-cell office:value-type="date" office:date-value="2005-07-01T00:00:00" table:style-name="ce2">
            <text:p>01/07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006</text:p>
          </table:table-cell>
          <table:table-cell office:value-type="string" table:style-name="ce1">
            <text:p>ACOSTA SANCHEZ RICARDO</text:p>
          </table:table-cell>
          <table:table-cell office:value-type="string" table:style-name="ce1">
            <text:p>300Y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AOSR740517</text:p>
          </table:table-cell>
          <table:table-cell table:style-name="ce1"/>
          <table:table-cell office:value-type="string" table:style-name="ce1">
            <text:p>VERIFICADOR</text:p>
          </table:table-cell>
          <table:table-cell office:value-type="string" table:style-name="ce1">
            <text:p>LIC. EN PEDAGOGIA</text:p>
          </table:table-cell>
          <table:table-cell office:value-type="date" office:date-value="2005-08-01T00:00:00" table:style-name="ce2">
            <text:p>01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007</text:p>
          </table:table-cell>
          <table:table-cell office:value-type="string" table:style-name="ce1">
            <text:p>DE LA LLAVE COVARRUBIAS CLAUDIA</text:p>
          </table:table-cell>
          <table:table-cell office:value-type="string" table:style-name="ce1">
            <text:p>300Y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LACC780420</text:p>
          </table:table-cell>
          <table:table-cell table:style-name="ce1"/>
          <table:table-cell office:value-type="string" table:style-name="ce1">
            <text:p>VERIFICADOR</text:p>
          </table:table-cell>
          <table:table-cell office:value-type="string" table:style-name="ce1">
            <text:p>LIC. EN ECONOMIA</text:p>
          </table:table-cell>
          <table:table-cell office:value-type="date" office:date-value="2005-07-06T00:00:00" table:style-name="ce2">
            <text:p>06/07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010</text:p>
          </table:table-cell>
          <table:table-cell office:value-type="string" table:style-name="ce1">
            <text:p>ZAMORA GARCIA ROSA EVIT</text:p>
          </table:table-cell>
          <table:table-cell office:value-type="string" table:style-name="ce1">
            <text:p>300B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ZAGR721124</text:p>
          </table:table-cell>
          <table:table-cell table:style-name="ce1"/>
          <table:table-cell office:value-type="string" table:style-name="ce1">
            <text:p>AUXILIAR</text:p>
          </table:table-cell>
          <table:table-cell office:value-type="string" table:style-name="ce1">
            <text:p>LICENCIADA EN EDUCACION</text:p>
          </table:table-cell>
          <table:table-cell office:value-type="date" office:date-value="2005-07-01T00:00:00" table:style-name="ce2">
            <text:p>01/07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011</text:p>
          </table:table-cell>
          <table:table-cell office:value-type="string" table:style-name="ce1">
            <text:p>ANGELES VILLALOBOS NELLY</text:p>
          </table:table-cell>
          <table:table-cell office:value-type="string" table:style-name="ce1">
            <text:p>300B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AEVN780901</text:p>
          </table:table-cell>
          <table:table-cell table:style-name="ce1"/>
          <table:table-cell office:value-type="string" table:style-name="ce1">
            <text:p>AUXILIAR</text:p>
          </table:table-cell>
          <table:table-cell office:value-type="string" table:style-name="ce1">
            <text:p>BACHILLERATO</text:p>
          </table:table-cell>
          <table:table-cell office:value-type="date" office:date-value="2005-07-16T00:00:00" table:style-name="ce2">
            <text:p>16/07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013</text:p>
          </table:table-cell>
          <table:table-cell office:value-type="string" table:style-name="ce1">
            <text:p>MORENO GARIBAY ARMANDO</text:p>
          </table:table-cell>
          <table:table-cell office:value-type="string" table:style-name="ce1">
            <text:p>300Y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014</text:p>
          </table:table-cell>
          <table:table-cell office:value-type="string" table:style-name="ce1">
            <text:p>SANCHEZ CARRILLO EDSON EDUARDO</text:p>
          </table:table-cell>
          <table:table-cell office:value-type="string" table:style-name="ce1">
            <text:p>300B1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SACE801004</text:p>
          </table:table-cell>
          <table:table-cell office:value-type="string" table:style-name="ce1">
            <text:p>CF CONTRATO</text:p>
          </table:table-cell>
          <table:table-cell office:value-type="string" table:style-name="ce1">
            <text:p>JEFE DE OFICINA DE ACREDITACION CONEVIT</text:p>
          </table:table-cell>
          <table:table-cell table:style-name="ce1"/>
          <table:table-cell office:value-type="date" office:date-value="2006-01-01T00:00:00" table:style-name="ce2">
            <text:p>01/01/200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016</text:p>
          </table:table-cell>
          <table:table-cell office:value-type="string" table:style-name="ce1">
            <text:p>MAYORA CRUZ JUANA JAEL</text:p>
          </table:table-cell>
          <table:table-cell office:value-type="string" table:style-name="ce1">
            <text:p>300Y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017</text:p>
          </table:table-cell>
          <table:table-cell office:value-type="string" table:style-name="ce1">
            <text:p>OROZCO GOMEZ FERNANDO</text:p>
          </table:table-cell>
          <table:table-cell office:value-type="string" table:style-name="ce1">
            <text:p>300Y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001</text:p>
          </table:table-cell>
          <table:table-cell office:value-type="string" table:style-name="ce1">
            <text:p>MARTINEZ HERNANDEZ RAFAEL</text:p>
          </table:table-cell>
          <table:table-cell office:value-type="string" table:style-name="ce1">
            <text:p>300V</text:p>
          </table:table-cell>
          <table:table-cell table:number-columns-repeated="6" table:style-name="ce1"/>
          <table:table-cell office:value-type="date" office:date-value="2006-02-01T00:00:00" table:style-name="ce2">
            <text:p>01/02/200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0019</text:p>
          </table:table-cell>
          <table:table-cell office:value-type="string" table:style-name="ce1">
            <text:p>GARNICA SÁNCHEZ DAVID JOSÉ</text:p>
          </table:table-cell>
          <table:table-cell office:value-type="string" table:style-name="ce1">
            <text:p>300V</text:p>
          </table:table-cell>
          <table:table-cell table:number-columns-repeated="4" table:style-name="ce1"/>
          <table:table-cell office:value-type="string" table:style-name="ce1">
            <text:p>JEFE DE UNIDAD</text:p>
          </table:table-cell>
          <table:table-cell office:value-type="string" table:style-name="ce1">
            <text:p>INGENIERO</text:p>
          </table:table-cell>
          <table:table-cell office:value-type="date" office:date-value="2008-09-15T00:00:00" table:style-name="ce2">
            <text:p>15/09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004</text:p>
          </table:table-cell>
          <table:table-cell office:value-type="string" table:style-name="ce1">
            <text:p>LARA PEREZ RANULFO</text:p>
          </table:table-cell>
          <table:table-cell office:value-type="string" table:style-name="ce1">
            <text:p>300V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005</text:p>
          </table:table-cell>
          <table:table-cell office:value-type="string" table:style-name="ce1">
            <text:p>LOPEZ ZAYAS VICTOR HUGO</text:p>
          </table:table-cell>
          <table:table-cell office:value-type="string" table:style-name="ce1">
            <text:p>300V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006</text:p>
          </table:table-cell>
          <table:table-cell office:value-type="string" table:style-name="ce1">
            <text:p>NARVAEZ ANDRADE MIGUEL JAIME AUGUSTO</text:p>
          </table:table-cell>
          <table:table-cell office:value-type="string" table:style-name="ce1">
            <text:p>300V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007</text:p>
          </table:table-cell>
          <table:table-cell office:value-type="string" table:style-name="ce1">
            <text:p>BUSTOS GARCIA FELIPE</text:p>
          </table:table-cell>
          <table:table-cell office:value-type="string" table:style-name="ce1">
            <text:p>300V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008</text:p>
          </table:table-cell>
          <table:table-cell office:value-type="string" table:style-name="ce1">
            <text:p>BARCELATA HERNANDEZ GUADALUPE SUSANA</text:p>
          </table:table-cell>
          <table:table-cell office:value-type="string" table:style-name="ce1">
            <text:p>300V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011</text:p>
          </table:table-cell>
          <table:table-cell office:value-type="string" table:style-name="ce1">
            <text:p>FALCON QUIJANO VERONICA</text:p>
          </table:table-cell>
          <table:table-cell office:value-type="string" table:style-name="ce1">
            <text:p>300V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018</text:p>
          </table:table-cell>
          <table:table-cell office:value-type="string" table:style-name="ce1">
            <text:p>HERNANDEZ CRUZ DANNYRA</text:p>
          </table:table-cell>
          <table:table-cell office:value-type="string" table:style-name="ce1">
            <text:p>300V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034</text:p>
          </table:table-cell>
          <table:table-cell office:value-type="string" table:style-name="ce1">
            <text:p>MARTINEZ GARCIA LUIS GERARDO</text:p>
          </table:table-cell>
          <table:table-cell office:value-type="string" table:style-name="ce1">
            <text:p>300V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035</text:p>
          </table:table-cell>
          <table:table-cell office:value-type="string" table:style-name="ce1">
            <text:p>MORONES GUZMAN NORMA OLIVIA</text:p>
          </table:table-cell>
          <table:table-cell office:value-type="string" table:style-name="ce1">
            <text:p>300V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036</text:p>
          </table:table-cell>
          <table:table-cell office:value-type="string" table:style-name="ce1">
            <text:p>PRIETO DOMINGUEZ YESENIA</text:p>
          </table:table-cell>
          <table:table-cell office:value-type="string" table:style-name="ce1">
            <text:p>300V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041</text:p>
          </table:table-cell>
          <table:table-cell office:value-type="string" table:style-name="ce1">
            <text:p>SANCHEZ VEGA ALICIA</text:p>
          </table:table-cell>
          <table:table-cell office:value-type="string" table:style-name="ce1">
            <text:p>300V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042</text:p>
          </table:table-cell>
          <table:table-cell office:value-type="string" table:style-name="ce1">
            <text:p>GARNICA SÁNCHEZ DAVID JOSÉ</text:p>
          </table:table-cell>
          <table:table-cell office:value-type="string" table:style-name="ce1">
            <text:p>300V</text:p>
          </table:table-cell>
          <table:table-cell table:number-columns-repeated="4" table:style-name="ce1"/>
          <table:table-cell office:value-type="string" table:style-name="ce1">
            <text:p>JEFE DE UNIDAD</text:p>
          </table:table-cell>
          <table:table-cell office:value-type="string" table:style-name="ce1">
            <text:p>INGENIERO</text:p>
          </table:table-cell>
          <table:table-cell office:value-type="date" office:date-value="2008-09-15T00:00:00" table:style-name="ce2">
            <text:p>15/09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001</text:p>
          </table:table-cell>
          <table:table-cell office:value-type="string" table:style-name="ce1">
            <text:p>SOSA MURILLO IDALIA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E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SOMI-740221SL4</text:p>
          </table:table-cell>
          <table:table-cell office:value-type="string" table:style-name="ce1">
            <text:p>ESTRATEGICO</text:p>
          </table:table-cell>
          <table:table-cell office:value-type="string" table:style-name="ce1">
            <text:p>TECNICO DOCENTE PROY. ESTRATEG.</text:p>
          </table:table-cell>
          <table:table-cell office:value-type="string" table:style-name="ce1">
            <text:p>PAS. LIC. PEDAGOGIA</text:p>
          </table:table-cell>
          <table:table-cell office:value-type="date" office:date-value="2003-07-01T00:00:00" table:style-name="ce2">
            <text:p>01/07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008</text:p>
          </table:table-cell>
          <table:table-cell office:value-type="string" table:style-name="ce1">
            <text:p>COMI GAPI ORALIA DEL CARMEN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E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OGO-740104MIA</text:p>
          </table:table-cell>
          <table:table-cell office:value-type="string" table:style-name="ce1">
            <text:p>ESTRATEGICO</text:p>
          </table:table-cell>
          <table:table-cell office:value-type="string" table:style-name="ce1">
            <text:p>TECNICO DOCENTE PROY. ESTRATEG.</text:p>
          </table:table-cell>
          <table:table-cell office:value-type="string" table:style-name="ce1">
            <text:p>PAS. LIC. PEDAGOGIA</text:p>
          </table:table-cell>
          <table:table-cell office:value-type="date" office:date-value="2003-07-01T00:00:00" table:style-name="ce2">
            <text:p>01/07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017</text:p>
          </table:table-cell>
          <table:table-cell office:value-type="string" table:style-name="ce1">
            <text:p>TORRES BAÑOS EVELYN HASSEL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E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TOBE811128</text:p>
          </table:table-cell>
          <table:table-cell office:value-type="string" table:style-name="ce1">
            <text:p>ESTRATEGICO</text:p>
          </table:table-cell>
          <table:table-cell office:value-type="string" table:style-name="ce1">
            <text:p>TECNICO DOCENTE PROY. ESTRATEG.</text:p>
          </table:table-cell>
          <table:table-cell office:value-type="string" table:style-name="ce1">
            <text:p>PAS. LICENCIADO EN DERECHO</text:p>
          </table:table-cell>
          <table:table-cell office:value-type="date" office:date-value="2005-01-16T00:00:00" table:style-name="ce2">
            <text:p>16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018</text:p>
          </table:table-cell>
          <table:table-cell office:value-type="string" table:style-name="ce1">
            <text:p>LAGUNES PRETELIN LIDIA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E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LAPL590831</text:p>
          </table:table-cell>
          <table:table-cell office:value-type="string" table:style-name="ce1">
            <text:p>ESTRATEGICO</text:p>
          </table:table-cell>
          <table:table-cell office:value-type="string" table:style-name="ce1">
            <text:p>TECNICO DOCENTE PROY. ESTRATEG.</text:p>
          </table:table-cell>
          <table:table-cell office:value-type="string" table:style-name="ce1">
            <text:p>CIRUJANO DENTISTA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022</text:p>
          </table:table-cell>
          <table:table-cell office:value-type="string" table:style-name="ce1">
            <text:p>TOLEDO MARTINEZ OLGA LIDIA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E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TOMO770609</text:p>
          </table:table-cell>
          <table:table-cell office:value-type="string" table:style-name="ce1">
            <text:p>ESTRATEGICO</text:p>
          </table:table-cell>
          <table:table-cell office:value-type="string" table:style-name="ce1">
            <text:p>TECNICO DOCENTE PROY. ESTRATEG.</text:p>
          </table:table-cell>
          <table:table-cell office:value-type="string" table:style-name="ce1">
            <text:p>BACHILLERATO</text:p>
          </table:table-cell>
          <table:table-cell office:value-type="date" office:date-value="2005-03-16T00:00:00" table:style-name="ce2">
            <text:p>16/03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023</text:p>
          </table:table-cell>
          <table:table-cell office:value-type="string" table:style-name="ce1">
            <text:p>ALONSO OSORIO ERNESTO</text:p>
          </table:table-cell>
          <table:table-cell office:value-type="string" table:style-name="ce1">
            <text:p>300B1</text:p>
          </table:table-cell>
          <table:table-cell office:value-type="string" table:style-name="ce1">
            <text:p>E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AOOE560925</text:p>
          </table:table-cell>
          <table:table-cell table:style-name="ce1"/>
          <table:table-cell office:value-type="string" table:style-name="ce1">
            <text:p>TEC. DOCENTE PROY. ESTRATEGICO</text:p>
          </table:table-cell>
          <table:table-cell office:value-type="string" table:style-name="ce1">
            <text:p>PASANTE LIC. EN PSICOLOGIA</text:p>
          </table:table-cell>
          <table:table-cell office:value-type="date" office:date-value="2005-06-16T00:00:00" table:style-name="ce2">
            <text:p>16/06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222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2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02</text:p>
          </table:table-cell>
          <table:table-cell office:value-type="string" table:style-name="ce1">
            <text:p>VERA SAN <text:s/>ROMAN <text:s/>EDUARDO RAFAEL</text:p>
          </table:table-cell>
          <table:table-cell office:value-type="string" table:style-name="ce1">
            <text:p>300U</text:p>
          </table:table-cell>
          <table:table-cell office:value-type="string" table:style-name="ce1">
            <text:p>R3001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VESE731013214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AUXILIAR COORDINADOR REGIONAL</text:p>
          </table:table-cell>
          <table:table-cell office:value-type="string" table:style-name="ce1">
            <text:p>LIC. SISTEMAS COMPUTACIONALES</text:p>
          </table:table-cell>
          <table:table-cell office:value-type="date" office:date-value="2003-03-01T00:00:00" table:style-name="ce2">
            <text:p>01/03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04</text:p>
          </table:table-cell>
          <table:table-cell office:value-type="string" table:style-name="ce1">
            <text:p>CALDERA MORENO TOMAS</text:p>
          </table:table-cell>
          <table:table-cell office:value-type="string" table:style-name="ce1">
            <text:p>300F3</text:p>
          </table:table-cell>
          <table:table-cell table:number-columns-repeated="4" table:style-name="ce1"/>
          <table:table-cell office:value-type="string" table:style-name="ce1">
            <text:p>JEFE DE DEAPRTAMENTO</text:p>
          </table:table-cell>
          <table:table-cell office:value-type="string" table:style-name="ce1">
            <text:p>ANTROPOLOGO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05</text:p>
          </table:table-cell>
          <table:table-cell office:value-type="string" table:style-name="ce1">
            <text:p>ROMERO AGUILAR FERNANDO DANIEL</text:p>
          </table:table-cell>
          <table:table-cell office:value-type="string" table:style-name="ce1">
            <text:p>300B1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ROAF7606207GA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DE OFICINA</text:p>
          </table:table-cell>
          <table:table-cell office:value-type="string" table:style-name="ce1">
            <text:p>LIC. EN ESTADISTICA</text:p>
          </table:table-cell>
          <table:table-cell office:value-type="date" office:date-value="2002-03-16T00:00:00" table:style-name="ce2">
            <text:p>16/03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07</text:p>
          </table:table-cell>
          <table:table-cell office:value-type="string" table:style-name="ce1">
            <text:p>JACINTO YOVAL ROSALIA</text:p>
          </table:table-cell>
          <table:table-cell office:value-type="string" table:style-name="ce1">
            <text:p>300B3</text:p>
          </table:table-cell>
          <table:table-cell office:value-type="string" table:style-name="ce1">
            <text:p>O400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JAYR790820GC4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AUXILIAR DE OFICINA</text:p>
          </table:table-cell>
          <table:table-cell office:value-type="string" table:style-name="ce1">
            <text:p>TECNICO ASISTENTE EJECUTIVO</text:p>
          </table:table-cell>
          <table:table-cell office:value-type="date" office:date-value="1998-11-01T00:00:00" table:style-name="ce2">
            <text:p>01/11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19</text:p>
          </table:table-cell>
          <table:table-cell office:value-type="string" table:style-name="ce1">
            <text:p>LANDA GARCIA NORMA ISABEL</text:p>
          </table:table-cell>
          <table:table-cell office:value-type="string" table:style-name="ce1">
            <text:p>300F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LAGN790422PV0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AUXILIAR</text:p>
          </table:table-cell>
          <table:table-cell office:value-type="string" table:style-name="ce1">
            <text:p>BACHILLERATO</text:p>
          </table:table-cell>
          <table:table-cell office:value-type="date" office:date-value="1999-10-16T00:00:00" table:style-name="ce2">
            <text:p>16/10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21</text:p>
          </table:table-cell>
          <table:table-cell office:value-type="string" table:style-name="ce1">
            <text:p>JIMENEZ FIGUEROA PEDRO ANTONIO</text:p>
          </table:table-cell>
          <table:table-cell office:value-type="string" table:style-name="ce1">
            <text:p>300I3</text:p>
          </table:table-cell>
          <table:table-cell office:value-type="string" table:style-name="ce1">
            <text:p>J200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JIFP720903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 JEFE DE DEPARTAMENTO</text:p>
          </table:table-cell>
          <table:table-cell office:value-type="string" table:style-name="ce1">
            <text:p>LIC. EN PEDAGOGIA</text:p>
          </table:table-cell>
          <table:table-cell office:value-type="date" office:date-value="2004-01-01T00:00:00" table:style-name="ce2">
            <text:p>01/01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22</text:p>
          </table:table-cell>
          <table:table-cell office:value-type="string" table:style-name="ce1">
            <text:p>MENDEZ SANCHEZ ANGEL</text:p>
          </table:table-cell>
          <table:table-cell office:value-type="string" table:style-name="ce1">
            <text:p>300I2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ESA6707091E8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.- AUXILIAR DEPARTAMENTO</text:p>
          </table:table-cell>
          <table:table-cell office:value-type="string" table:style-name="ce1">
            <text:p>PASANTE DE LIC. EN PEDAGOGIA</text:p>
          </table:table-cell>
          <table:table-cell office:value-type="date" office:date-value="2001-09-16T00:00:00" table:style-name="ce2">
            <text:p>16/09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27</text:p>
          </table:table-cell>
          <table:table-cell office:value-type="string" table:style-name="ce1">
            <text:p>FLORES CARRERA MA. DE LOURDES</text:p>
          </table:table-cell>
          <table:table-cell office:value-type="string" table:style-name="ce1">
            <text:p>300I4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FOCL5504095H3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.- AUXILIAR DEPARTAMENTO</text:p>
          </table:table-cell>
          <table:table-cell office:value-type="string" table:style-name="ce1">
            <text:p>CAPTURISTA EN SISTEMAS</text:p>
          </table:table-cell>
          <table:table-cell office:value-type="date" office:date-value="2001-01-16T00:00:00" table:style-name="ce2">
            <text:p>16/01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29</text:p>
          </table:table-cell>
          <table:table-cell office:value-type="string" table:style-name="ce1">
            <text:p>CORTES RODRIGUEZ WENDY</text:p>
          </table:table-cell>
          <table:table-cell office:value-type="string" table:style-name="ce1">
            <text:p>300E4</text:p>
          </table:table-cell>
          <table:table-cell office:value-type="string" table:style-name="ce1">
            <text:p>O400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ORW800804NZA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AUXILIAR DE OFICINA</text:p>
          </table:table-cell>
          <table:table-cell office:value-type="string" table:style-name="ce1">
            <text:p>CARRERA COMERCIAL</text:p>
          </table:table-cell>
          <table:table-cell office:value-type="date" office:date-value="2001-10-01T00:00:00" table:style-name="ce2">
            <text:p>01/10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32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E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33</text:p>
          </table:table-cell>
          <table:table-cell office:value-type="string" table:style-name="ce1">
            <text:p>CANCELADO</text:p>
          </table:table-cell>
          <table:table-cell office:value-type="string" table:style-name="ce1">
            <text:p>300E4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OISA7308166V4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OFNA DE CONSOLIDACION Y PROCESAMI</text:p>
          </table:table-cell>
          <table:table-cell office:value-type="string" table:style-name="ce1">
            <text:p>PASANTE DE LIC. EN INFORMATICA</text:p>
          </table:table-cell>
          <table:table-cell office:value-type="date" office:date-value="2001-05-01T00:00:00" table:style-name="ce2">
            <text:p>01/05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34</text:p>
          </table:table-cell>
          <table:table-cell office:value-type="string" table:style-name="ce1">
            <text:p>TENORIO GOMEZ HERNAN</text:p>
          </table:table-cell>
          <table:table-cell office:value-type="string" table:style-name="ce1">
            <text:p>300C6</text:p>
          </table:table-cell>
          <table:table-cell office:value-type="string" table:style-name="ce1">
            <text:p>J200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TEGH701011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DE DEPARTAMENTO</text:p>
          </table:table-cell>
          <table:table-cell office:value-type="string" table:style-name="ce1">
            <text:p>PASANTE DE LIC. EN ECONOMIA</text:p>
          </table:table-cell>
          <table:table-cell office:value-type="date" office:date-value="2001-08-03T00:00:00" table:style-name="ce2">
            <text:p>03/08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38</text:p>
          </table:table-cell>
          <table:table-cell office:value-type="string" table:style-name="ce1">
            <text:p>GARCIA <text:s/>LOPEZ NOE</text:p>
          </table:table-cell>
          <table:table-cell office:value-type="string" table:style-name="ce1">
            <text:p>3018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GALN670526LU1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LA UNIDAD DE ADMON.</text:p>
          </table:table-cell>
          <table:table-cell office:value-type="string" table:style-name="ce1">
            <text:p>PASANTE DE LIC. EN DERECHO</text:p>
          </table:table-cell>
          <table:table-cell office:value-type="date" office:date-value="2000-06-16T00:00:00" table:style-name="ce2">
            <text:p>16/06/20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43</text:p>
          </table:table-cell>
          <table:table-cell office:value-type="string" table:style-name="ce1">
            <text:p>HERNANDEZ VAZQUEZ JOEL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HEVJ-761213FD6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DE OFICINA DE ACTIVO FIJO</text:p>
          </table:table-cell>
          <table:table-cell office:value-type="string" table:style-name="ce1">
            <text:p>TECNICO PROGRAMADOR ANALISTA</text:p>
          </table:table-cell>
          <table:table-cell office:value-type="date" office:date-value="1999-05-01T00:00:00" table:style-name="ce2">
            <text:p>01/05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45</text:p>
          </table:table-cell>
          <table:table-cell office:value-type="string" table:style-name="ce1">
            <text:p>ORTEGA HERNANDEZ JUAN APOLINAR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I500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OEHJ460108688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SECUNDARIA</text:p>
          </table:table-cell>
          <table:table-cell office:value-type="date" office:date-value="2002-02-16T00:00:00" table:style-name="ce2">
            <text:p>16/02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46</text:p>
          </table:table-cell>
          <table:table-cell office:value-type="string" table:style-name="ce1">
            <text:p>CONTRERAS HERNANDEZ GUILLERMO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O400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OHG720223PV9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AUXILIAR OFICINA</text:p>
          </table:table-cell>
          <table:table-cell office:value-type="string" table:style-name="ce1">
            <text:p>BACHILLERATO</text:p>
          </table:table-cell>
          <table:table-cell office:value-type="date" office:date-value="2001-10-01T00:00:00" table:style-name="ce2">
            <text:p>01/10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48</text:p>
          </table:table-cell>
          <table:table-cell office:value-type="string" table:style-name="ce1">
            <text:p>NAVA LINCE GUSTAVO JAVIER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NALG790406J22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OFICINA</text:p>
          </table:table-cell>
          <table:table-cell office:value-type="string" table:style-name="ce1">
            <text:p>LIC. EN INFORMATICA ADMINISTRATIVA</text:p>
          </table:table-cell>
          <table:table-cell office:value-type="date" office:date-value="2002-11-16T00:00:00" table:style-name="ce2">
            <text:p>16/11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51</text:p>
          </table:table-cell>
          <table:table-cell office:value-type="string" table:style-name="ce1">
            <text:p>CORTES HERRERA MARIA DEL CARMEN</text:p>
          </table:table-cell>
          <table:table-cell office:value-type="string" table:style-name="ce1">
            <text:p>300C3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COHC-7611027X6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AUXILIAR DEPTO.</text:p>
          </table:table-cell>
          <table:table-cell office:value-type="string" table:style-name="ce1">
            <text:p>LIC. ADMON. DE NEGOCIOS INT.</text:p>
          </table:table-cell>
          <table:table-cell office:value-type="date" office:date-value="2001-10-01T00:00:00" table:style-name="ce2">
            <text:p>01/10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55</text:p>
          </table:table-cell>
          <table:table-cell office:value-type="string" table:style-name="ce1">
            <text:p>DEL ANGEL ANASTACIO HUMBERTO</text:p>
          </table:table-cell>
          <table:table-cell office:value-type="string" table:style-name="ce1">
            <text:p>3003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DEAH780501U76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UNIDAD DE ADMON.</text:p>
          </table:table-cell>
          <table:table-cell office:value-type="string" table:style-name="ce1">
            <text:p>TECNICO EN CONTABILIDAD</text:p>
          </table:table-cell>
          <table:table-cell office:value-type="date" office:date-value="2000-05-01T00:00:00" table:style-name="ce2">
            <text:p>01/05/20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65</text:p>
          </table:table-cell>
          <table:table-cell office:value-type="string" table:style-name="ce1">
            <text:p>GONZALEZ CRUZ EVELIA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GOCE741216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UNIDAD DE ADMON.</text:p>
          </table:table-cell>
          <table:table-cell office:value-type="string" table:style-name="ce1">
            <text:p>LIC. EN CONTADURIA</text:p>
          </table:table-cell>
          <table:table-cell office:value-type="date" office:date-value="2002-04-07T00:00:00" table:style-name="ce2">
            <text:p>07/04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67</text:p>
          </table:table-cell>
          <table:table-cell office:value-type="string" table:style-name="ce1">
            <text:p>MAGALLANES PATIÑO MIRIAM ISABEL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APM7004113L8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UNIDAD DE ADMON.</text:p>
          </table:table-cell>
          <table:table-cell office:value-type="string" table:style-name="ce1">
            <text:p>PASANTE DE ADMON. DE EMPRESAS</text:p>
          </table:table-cell>
          <table:table-cell office:value-type="date" office:date-value="1997-09-16T00:00:00" table:style-name="ce2">
            <text:p>16/09/199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78</text:p>
          </table:table-cell>
          <table:table-cell office:value-type="string" table:style-name="ce1">
            <text:p>ORTIZ CASTILLO PEDRO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OICP7201172E4</text:p>
          </table:table-cell>
          <table:table-cell table:style-name="ce1"/>
          <table:table-cell office:value-type="string" table:style-name="ce1">
            <text:p>JEFE DE UNIDAD DE ADMON.</text:p>
          </table:table-cell>
          <table:table-cell office:value-type="string" table:style-name="ce1">
            <text:p>LIC. EN ADMON DE EMPRESAS.</text:p>
          </table:table-cell>
          <table:table-cell office:value-type="date" office:date-value="2002-09-01T00:00:00" table:style-name="ce2">
            <text:p>01/09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80</text:p>
          </table:table-cell>
          <table:table-cell office:value-type="string" table:style-name="ce1">
            <text:p>JAEN ALARCON MARIA CARLOTA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JAAC661104BQA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LA UNIDAD DE ADMON.</text:p>
          </table:table-cell>
          <table:table-cell office:value-type="string" table:style-name="ce1">
            <text:p>PASANTE DE CONTADURIA P. Y AUDITOR</text:p>
          </table:table-cell>
          <table:table-cell office:value-type="date" office:date-value="2001-11-16T00:00:00" table:style-name="ce2">
            <text:p>16/11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84</text:p>
          </table:table-cell>
          <table:table-cell office:value-type="string" table:style-name="ce1">
            <text:p>SANTIAGO PEREZ DACIA ISAURA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SAPD7904088L7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UNIDAD DE ADMON.</text:p>
          </table:table-cell>
          <table:table-cell office:value-type="string" table:style-name="ce1">
            <text:p>PASANTE DE LIC. EN ADMON. DE EMPRESAS</text:p>
          </table:table-cell>
          <table:table-cell office:value-type="date" office:date-value="2004-01-16T00:00:00" table:style-name="ce2">
            <text:p>16/01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86</text:p>
          </table:table-cell>
          <table:table-cell office:value-type="string" table:style-name="ce1">
            <text:p>ROMERO HERNANDEZ <text:s text:c="2"/>ISAIAS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ROHI680216FP0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UNIDAD DE ADMON.</text:p>
          </table:table-cell>
          <table:table-cell office:value-type="string" table:style-name="ce1">
            <text:p>PASANTE DE LIC. EN CONTADURIA</text:p>
          </table:table-cell>
          <table:table-cell office:value-type="date" office:date-value="1998-01-16T00:00:00" table:style-name="ce2">
            <text:p>16/01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94</text:p>
          </table:table-cell>
          <table:table-cell office:value-type="string" table:style-name="ce1">
            <text:p>TOGA GONZALEZ MARIA AURORA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TOGA640826TM8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UNIDAD DE ADMON.</text:p>
          </table:table-cell>
          <table:table-cell office:value-type="string" table:style-name="ce1">
            <text:p>PASANTE DE LIC. EN ADMON DE EMPRESAS</text:p>
          </table:table-cell>
          <table:table-cell office:value-type="date" office:date-value="2003-03-16T00:00:00" table:style-name="ce2">
            <text:p>16/03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099</text:p>
          </table:table-cell>
          <table:table-cell office:value-type="string" table:style-name="ce1">
            <text:p>MELENDEZ SANCHEZ MAURILIO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ESM490913BX3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LA UNIDAD DE ADMON.</text:p>
          </table:table-cell>
          <table:table-cell office:value-type="string" table:style-name="ce1">
            <text:p>LIC. EN ADMINISTRACION DE EMPRESAS</text:p>
          </table:table-cell>
          <table:table-cell office:value-type="date" office:date-value="2002-12-01T00:00:00" table:style-name="ce2">
            <text:p>01/12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09</text:p>
          </table:table-cell>
          <table:table-cell office:value-type="string" table:style-name="ce1">
            <text:p>VALENCIA ROCHA ANA GEORGINA</text:p>
          </table:table-cell>
          <table:table-cell office:value-type="string" table:style-name="ce1">
            <text:p>300E2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VARA630510VCO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DE OFICINA CONTROL DE CALIDAD</text:p>
          </table:table-cell>
          <table:table-cell office:value-type="string" table:style-name="ce1">
            <text:p>LIC. EN SOCIOLOGIA</text:p>
          </table:table-cell>
          <table:table-cell office:value-type="date" office:date-value="2004-12-06T00:00:00" table:style-name="ce2">
            <text:p>06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10</text:p>
          </table:table-cell>
          <table:table-cell office:value-type="string" table:style-name="ce1">
            <text:p>CANCELADO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VERM710430M69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OFICINA</text:p>
          </table:table-cell>
          <table:table-cell office:value-type="string" table:style-name="ce1">
            <text:p>CONTADOR PUBLICO Y AUDITOR</text:p>
          </table:table-cell>
          <table:table-cell office:value-type="date" office:date-value="2003-02-16T00:00:00" table:style-name="ce2">
            <text:p>16/02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62</text:p>
          </table:table-cell>
          <table:table-cell office:value-type="string" table:style-name="ce1">
            <text:p>MATIAS LUNA JUANA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ALJ771015MR0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UNIDAD DE ADMON.</text:p>
          </table:table-cell>
          <table:table-cell office:value-type="string" table:style-name="ce1">
            <text:p>CONTADOR PUBLICO Y AUDITOR</text:p>
          </table:table-cell>
          <table:table-cell office:value-type="date" office:date-value="2002-10-16T00:00:00" table:style-name="ce2">
            <text:p>16/10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67</text:p>
          </table:table-cell>
          <table:table-cell office:value-type="string" table:style-name="ce1">
            <text:p>HERRERA AGUILAR LUZ MARIA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HEAL700828JB5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UNIDAD DE ADMON.</text:p>
          </table:table-cell>
          <table:table-cell office:value-type="string" table:style-name="ce1">
            <text:p>LIC. EN ADMINISTRACION DE EMPRESAS</text:p>
          </table:table-cell>
          <table:table-cell office:value-type="date" office:date-value="2002-10-22T00:00:00" table:style-name="ce2">
            <text:p>22/10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68</text:p>
          </table:table-cell>
          <table:table-cell office:value-type="string" table:style-name="ce1">
            <text:p>JIMENEZ ROJAS VICTOR HUGO</text:p>
          </table:table-cell>
          <table:table-cell office:value-type="string" table:style-name="ce1">
            <text:p>3007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JIRV720728KS3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LA UNIDAD DE ADMON.</text:p>
          </table:table-cell>
          <table:table-cell office:value-type="string" table:style-name="ce1">
            <text:p>PASANTE DE FCONTADOR</text:p>
          </table:table-cell>
          <table:table-cell office:value-type="date" office:date-value="2002-11-01T00:00:00" table:style-name="ce2">
            <text:p>01/11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72</text:p>
          </table:table-cell>
          <table:table-cell office:value-type="string" table:style-name="ce1">
            <text:p>CERDAN PASARAN MA. ESTHER</text:p>
          </table:table-cell>
          <table:table-cell office:value-type="string" table:style-name="ce1">
            <text:p>300I2</text:p>
          </table:table-cell>
          <table:table-cell office:value-type="string" table:style-name="ce1">
            <text:p>J200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CEPE590919NM3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 JEFE DE DEPARTAMENTO</text:p>
          </table:table-cell>
          <table:table-cell office:value-type="string" table:style-name="ce1">
            <text:p>PASANTE LIC. ANTROPOLOGIA</text:p>
          </table:table-cell>
          <table:table-cell office:value-type="date" office:date-value="2004-01-01T00:00:00" table:style-name="ce2">
            <text:p>01/01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75</text:p>
          </table:table-cell>
          <table:table-cell office:value-type="string" table:style-name="ce1">
            <text:p>MARQUEZ RODRIGUEZ <text:s/>GERMAN</text:p>
          </table:table-cell>
          <table:table-cell office:value-type="string" table:style-name="ce1">
            <text:p>300B4</text:p>
          </table:table-cell>
          <table:table-cell office:value-type="string" table:style-name="ce1">
            <text:p>J200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MARG651011FD1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DE DEPARTAMENTO</text:p>
          </table:table-cell>
          <table:table-cell office:value-type="string" table:style-name="ce1">
            <text:p>LIC. EN INFORMATICA</text:p>
          </table:table-cell>
          <table:table-cell office:value-type="date" office:date-value="1991-09-16T00:00:00" table:style-name="ce2">
            <text:p>16/09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83</text:p>
          </table:table-cell>
          <table:table-cell office:value-type="string" table:style-name="ce1">
            <text:p>DE LA CRUZ HERNANDEZ MARGARITA</text:p>
          </table:table-cell>
          <table:table-cell office:value-type="string" table:style-name="ce1">
            <text:p>300I4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CUHM7603075TA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.- AUXILIAR DEPARTAMENTO</text:p>
          </table:table-cell>
          <table:table-cell office:value-type="string" table:style-name="ce1">
            <text:p>PASANTE LIC. BIOLOGIA</text:p>
          </table:table-cell>
          <table:table-cell office:value-type="date" office:date-value="2003-05-01T00:00:00" table:style-name="ce2">
            <text:p>01/05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87</text:p>
          </table:table-cell>
          <table:table-cell office:value-type="string" table:style-name="ce1">
            <text:p>SAN ROMAN PECERO JOEL DAMIAN</text:p>
          </table:table-cell>
          <table:table-cell office:value-type="string" table:style-name="ce1">
            <text:p>300C3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ROPJ-800226MD3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OFICINA DE NOMINAS DE PERSONAL IN</text:p>
          </table:table-cell>
          <table:table-cell office:value-type="string" table:style-name="ce1">
            <text:p>LIC. EN ADMON. EMPRESAS</text:p>
          </table:table-cell>
          <table:table-cell office:value-type="date" office:date-value="2003-05-01T00:00:00" table:style-name="ce2">
            <text:p>01/05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89</text:p>
          </table:table-cell>
          <table:table-cell office:value-type="string" table:style-name="ce1">
            <text:p>BARRADAS DORANTES MARITZA</text:p>
          </table:table-cell>
          <table:table-cell office:value-type="string" table:style-name="ce1">
            <text:p>300I2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BADM8003238N6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.- AUXILIAR DEPARTAMENTO</text:p>
          </table:table-cell>
          <table:table-cell office:value-type="string" table:style-name="ce1">
            <text:p>LIC. PEDAGOGIA</text:p>
          </table:table-cell>
          <table:table-cell office:value-type="date" office:date-value="2003-06-16T00:00:00" table:style-name="ce2">
            <text:p>16/06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91</text:p>
          </table:table-cell>
          <table:table-cell office:value-type="string" table:style-name="ce1">
            <text:p>PULIDO HERNANDEZ NICANDRO</text:p>
          </table:table-cell>
          <table:table-cell office:value-type="string" table:style-name="ce1">
            <text:p>300C4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UHN630211KT0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AUXILIAR DEPARTAMENTO</text:p>
          </table:table-cell>
          <table:table-cell office:value-type="string" table:style-name="ce1">
            <text:p>PROFR. EDUCACION FISICA INCOM.</text:p>
          </table:table-cell>
          <table:table-cell office:value-type="date" office:date-value="2003-08-16T00:00:00" table:style-name="ce2">
            <text:p>16/08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93</text:p>
          </table:table-cell>
          <table:table-cell office:value-type="string" table:style-name="ce1">
            <text:p>ARVIZU GONZALEZ LEOPOLDO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AIGL-561114I35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UNIDAD ADMON</text:p>
          </table:table-cell>
          <table:table-cell office:value-type="string" table:style-name="ce1">
            <text:p>9o SEM. LIC. EN CONTADURIA</text:p>
          </table:table-cell>
          <table:table-cell office:value-type="date" office:date-value="2003-09-08T00:00:00" table:style-name="ce2">
            <text:p>08/09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94</text:p>
          </table:table-cell>
          <table:table-cell office:value-type="string" table:style-name="ce1">
            <text:p>LOPEZ VAZQUEZ ROSALBA</text:p>
          </table:table-cell>
          <table:table-cell office:value-type="string" table:style-name="ce1">
            <text:p>300F1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LOVR760408LE5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AUXILIAR DEPARTAMENTO</text:p>
          </table:table-cell>
          <table:table-cell office:value-type="string" table:style-name="ce1">
            <text:p>LIC. EN CONTADURIA</text:p>
          </table:table-cell>
          <table:table-cell office:value-type="date" office:date-value="2003-09-05T00:00:00" table:style-name="ce2">
            <text:p>05/09/2003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95</text:p>
          </table:table-cell>
          <table:table-cell office:value-type="string" table:style-name="ce1">
            <text:p>MIRANDA CUEVAS JUANA MARIA</text:p>
          </table:table-cell>
          <table:table-cell office:value-type="string" table:style-name="ce1">
            <text:p>300I3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ICJ741124AG3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.- AUXILIAR DEPARTAMENTO</text:p>
          </table:table-cell>
          <table:table-cell office:value-type="string" table:style-name="ce1">
            <text:p>LIC. EDUCACION</text:p>
          </table:table-cell>
          <table:table-cell office:value-type="date" office:date-value="2003-09-05T00:00:00" table:style-name="ce2">
            <text:p>05/09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96</text:p>
          </table:table-cell>
          <table:table-cell office:value-type="string" table:style-name="ce1">
            <text:p>CANCELADO</text:p>
          </table:table-cell>
          <table:table-cell office:value-type="string" table:style-name="ce1">
            <text:p>300I1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AUSD6108038L5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.- AUXILIAR DEPARTAMENTO</text:p>
          </table:table-cell>
          <table:table-cell office:value-type="string" table:style-name="ce1">
            <text:p>PAS. LIC. PEDAGOGIA</text:p>
          </table:table-cell>
          <table:table-cell office:value-type="date" office:date-value="2003-09-16T00:00:00" table:style-name="ce2">
            <text:p>16/09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98</text:p>
          </table:table-cell>
          <table:table-cell office:value-type="string" table:style-name="ce1">
            <text:p>PINEDA MELGAREJO MA. ANGELES</text:p>
          </table:table-cell>
          <table:table-cell office:value-type="string" table:style-name="ce1">
            <text:p>300E2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IMA7906176H3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JEFE DE OFICINA DE SEGUIMIENTO AL PROCE</text:p>
          </table:table-cell>
          <table:table-cell office:value-type="string" table:style-name="ce1">
            <text:p>LIC.EDUCACION MEDIA</text:p>
          </table:table-cell>
          <table:table-cell office:value-type="date" office:date-value="2003-09-17T00:00:00" table:style-name="ce2">
            <text:p>17/09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99</text:p>
          </table:table-cell>
          <table:table-cell office:value-type="string" table:style-name="ce1">
            <text:p>MARTINEZ MATAZANS MA. PILAR</text:p>
          </table:table-cell>
          <table:table-cell office:value-type="string" table:style-name="ce1">
            <text:p>3004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AMP-800213UN7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UNIDAD ADMON</text:p>
          </table:table-cell>
          <table:table-cell office:value-type="string" table:style-name="ce1">
            <text:p>LIC.ADMON. EMPRESAS</text:p>
          </table:table-cell>
          <table:table-cell office:value-type="date" office:date-value="2003-10-01T00:00:00" table:style-name="ce2">
            <text:p>01/10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01</text:p>
          </table:table-cell>
          <table:table-cell office:value-type="string" table:style-name="ce1">
            <text:p>POOT CARREON HILDA DE FATIMA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OCI750723BC3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UNIDAD DE ADMON.</text:p>
          </table:table-cell>
          <table:table-cell office:value-type="string" table:style-name="ce1">
            <text:p>LIC. EN ADMINISTRACION DE EMPRESAS</text:p>
          </table:table-cell>
          <table:table-cell office:value-type="date" office:date-value="2003-10-01T00:00:00" table:style-name="ce2">
            <text:p>01/10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02</text:p>
          </table:table-cell>
          <table:table-cell office:value-type="string" table:style-name="ce1">
            <text:p>CABRALES VERA VALENTIN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CAVV7910305W2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DE OFICINA DE TRAMITES DE NOMINA</text:p>
          </table:table-cell>
          <table:table-cell office:value-type="string" table:style-name="ce1">
            <text:p>LIC. EN ADMINISTRACION DE EMPRESAS</text:p>
          </table:table-cell>
          <table:table-cell office:value-type="date" office:date-value="2003-10-01T00:00:00" table:style-name="ce2">
            <text:p>01/10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03</text:p>
          </table:table-cell>
          <table:table-cell office:value-type="string" table:style-name="ce1">
            <text:p>JIMENEZ GARCIA NANCY</text:p>
          </table:table-cell>
          <table:table-cell office:value-type="string" table:style-name="ce1">
            <text:p>300I4</text:p>
          </table:table-cell>
          <table:table-cell office:value-type="string" table:style-name="ce1">
            <text:p>O400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JIGN7701157J0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.- AUXILIAR OFICINA</text:p>
          </table:table-cell>
          <table:table-cell office:value-type="string" table:style-name="ce1">
            <text:p>PASANTE LIC. ANTROPOLOGIA</text:p>
          </table:table-cell>
          <table:table-cell office:value-type="date" office:date-value="2003-10-01T00:00:00" table:style-name="ce2">
            <text:p>01/10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05</text:p>
          </table:table-cell>
          <table:table-cell office:value-type="string" table:style-name="ce1">
            <text:p>AGUILERA CAMACHO LUZ DE ABRYL</text:p>
          </table:table-cell>
          <table:table-cell office:value-type="string" table:style-name="ce1">
            <text:p>300A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AUCL7601015S7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JEFE DE OFICINA</text:p>
          </table:table-cell>
          <table:table-cell office:value-type="string" table:style-name="ce1">
            <text:p>LIC. EN INFORMATICA</text:p>
          </table:table-cell>
          <table:table-cell office:value-type="date" office:date-value="2003-10-16T00:00:00" table:style-name="ce2">
            <text:p>16/10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10</text:p>
          </table:table-cell>
          <table:table-cell office:value-type="string" table:style-name="ce1">
            <text:p>CARLIN CASTRO HILDA MARIA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O400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ACR680606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AUXILIAR OFICINA</text:p>
          </table:table-cell>
          <table:table-cell office:value-type="string" table:style-name="ce1">
            <text:p>6o SEM. LIC. EN PEDAGOGIA</text:p>
          </table:table-cell>
          <table:table-cell office:value-type="date" office:date-value="2004-03-01T00:00:00" table:style-name="ce2">
            <text:p>01/03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12</text:p>
          </table:table-cell>
          <table:table-cell office:value-type="string" table:style-name="ce1">
            <text:p>RAMIREZ VALDES MA. ANGELICA</text:p>
          </table:table-cell>
          <table:table-cell office:value-type="string" table:style-name="ce1">
            <text:p>300I4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RAVA660921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.- AUXILIAR DEPARTAMENTO</text:p>
          </table:table-cell>
          <table:table-cell office:value-type="string" table:style-name="ce1">
            <text:p>LIC. HISTORIA Y C. PUBLICO</text:p>
          </table:table-cell>
          <table:table-cell office:value-type="date" office:date-value="2004-03-01T00:00:00" table:style-name="ce2">
            <text:p>01/03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15</text:p>
          </table:table-cell>
          <table:table-cell office:value-type="string" table:style-name="ce1">
            <text:p>CANCELADO</text:p>
          </table:table-cell>
          <table:table-cell office:value-type="string" table:style-name="ce1">
            <text:p>300C4</text:p>
          </table:table-cell>
          <table:table-cell office:value-type="string" table:style-name="ce1">
            <text:p>O400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MAPA640828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AUXILIAR OFICINA</text:p>
          </table:table-cell>
          <table:table-cell office:value-type="string" table:style-name="ce1">
            <text:p>BACHILLERATO TEC. ING. IND. MEC. En TERMICA</text:p>
          </table:table-cell>
          <table:table-cell office:value-type="date" office:date-value="2004-03-01T00:00:00" table:style-name="ce2">
            <text:p>01/03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19</text:p>
          </table:table-cell>
          <table:table-cell office:value-type="string" table:style-name="ce1">
            <text:p>PEREZ LAGOS GERARDO ASEL</text:p>
          </table:table-cell>
          <table:table-cell office:value-type="string" table:style-name="ce1">
            <text:p>300C4</text:p>
          </table:table-cell>
          <table:table-cell office:value-type="string" table:style-name="ce1">
            <text:p>O400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PELG580914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AUXILIAR OFICINA</text:p>
          </table:table-cell>
          <table:table-cell office:value-type="string" table:style-name="ce1">
            <text:p>SECUNDARIA</text:p>
          </table:table-cell>
          <table:table-cell office:value-type="date" office:date-value="2004-05-01T00:00:00" table:style-name="ce2">
            <text:p>01/05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22</text:p>
          </table:table-cell>
          <table:table-cell office:value-type="string" table:style-name="ce1">
            <text:p>PAJIN MOLINA HOMERO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PAMH760208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AUXILIAR</text:p>
          </table:table-cell>
          <table:table-cell office:value-type="string" table:style-name="ce1">
            <text:p>PASANTE LIC. EN ADMON. DE EMPRESAS</text:p>
          </table:table-cell>
          <table:table-cell office:value-type="date" office:date-value="2004-05-16T00:00:00" table:style-name="ce2">
            <text:p>16/05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26</text:p>
          </table:table-cell>
          <table:table-cell office:value-type="string" table:style-name="ce1">
            <text:p>SAN ROMAN BARRERA MIGUEL ANGEL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ROBM800918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UNIDAD DE ADMON.</text:p>
          </table:table-cell>
          <table:table-cell office:value-type="string" table:style-name="ce1">
            <text:p>ING- INDUSTRIAL</text:p>
          </table:table-cell>
          <table:table-cell office:value-type="date" office:date-value="2004-08-16T00:00:00" table:style-name="ce2">
            <text:p>16/08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30</text:p>
          </table:table-cell>
          <table:table-cell office:value-type="string" table:style-name="ce1">
            <text:p>HERNANDEZ MEDEL ATALA ELDA</text:p>
          </table:table-cell>
          <table:table-cell office:value-type="string" table:style-name="ce1">
            <text:p>300G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HEME520205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AUXILIAR DE OFICINA</text:p>
          </table:table-cell>
          <table:table-cell office:value-type="string" table:style-name="ce1">
            <text:p>LICENCIADO EN DERECHO</text:p>
          </table:table-cell>
          <table:table-cell office:value-type="date" office:date-value="2004-10-01T00:00:00" table:style-name="ce2">
            <text:p>01/10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31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200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33</text:p>
          </table:table-cell>
          <table:table-cell office:value-type="string" table:style-name="ce1">
            <text:p>PORTILLA ALVAREZ LUIS BENJAMIN</text:p>
          </table:table-cell>
          <table:table-cell office:value-type="string" table:style-name="ce1">
            <text:p>300W</text:p>
          </table:table-cell>
          <table:table-cell office:value-type="string" table:style-name="ce1">
            <text:p>R3001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POAL790714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AUXILIAR COORDINADOR REGIONAL</text:p>
          </table:table-cell>
          <table:table-cell office:value-type="string" table:style-name="ce1">
            <text:p>LIC. EN DERECHO</text:p>
          </table:table-cell>
          <table:table-cell office:value-type="date" office:date-value="2004-10-19T00:00:00" table:style-name="ce2">
            <text:p>19/10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35</text:p>
          </table:table-cell>
          <table:table-cell office:value-type="string" table:style-name="ce1">
            <text:p>SUAREZ VILLA MARIA AIDE</text:p>
          </table:table-cell>
          <table:table-cell office:value-type="string" table:style-name="ce1">
            <text:p>300D</text:p>
          </table:table-cell>
          <table:table-cell office:value-type="string" table:style-name="ce1">
            <text:p>U1003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SUVA560814971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EFE DE UNIDAD</text:p>
          </table:table-cell>
          <table:table-cell office:value-type="string" table:style-name="ce1">
            <text:p>PROFESORA</text:p>
          </table:table-cell>
          <table:table-cell office:value-type="date" office:date-value="2004-12-01T00:00:00" table:style-name="ce2">
            <text:p>0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37</text:p>
          </table:table-cell>
          <table:table-cell office:value-type="string" table:style-name="ce1">
            <text:p>MORA RAMOS ANTONIO</text:p>
          </table:table-cell>
          <table:table-cell office:value-type="string" table:style-name="ce1">
            <text:p>300F3</text:p>
          </table:table-cell>
          <table:table-cell office:value-type="string" table:style-name="ce1">
            <text:p>J200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MORA430514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PROGRAMAS ESPECIALES</text:p>
          </table:table-cell>
          <table:table-cell office:value-type="string" table:style-name="ce1">
            <text:p>SECUNDARIA</text:p>
          </table:table-cell>
          <table:table-cell office:value-type="date" office:date-value="2004-12-01T00:00:00" table:style-name="ce2">
            <text:p>0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39</text:p>
          </table:table-cell>
          <table:table-cell office:value-type="string" table:style-name="ce1">
            <text:p>MARIN MARIN MARTIN RAFAEL</text:p>
          </table:table-cell>
          <table:table-cell office:value-type="string" table:style-name="ce1">
            <text:p>300G</text:p>
          </table:table-cell>
          <table:table-cell office:value-type="string" table:style-name="ce1">
            <text:p>U1003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MAMM630509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UNIDAD</text:p>
          </table:table-cell>
          <table:table-cell office:value-type="string" table:style-name="ce1">
            <text:p>LIC. EN DERECHO</text:p>
          </table:table-cell>
          <table:table-cell office:value-type="date" office:date-value="2004-12-06T00:00:00" table:style-name="ce2">
            <text:p>06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41</text:p>
          </table:table-cell>
          <table:table-cell office:value-type="string" table:style-name="ce1">
            <text:p>HURTADO RAMON JOEL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U1003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HURJ4308143Q4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LA UNIDAD</text:p>
          </table:table-cell>
          <table:table-cell office:value-type="string" table:style-name="ce1">
            <text:p>LICENCIADO EN DERECHO</text:p>
          </table:table-cell>
          <table:table-cell office:value-type="date" office:date-value="2004-12-01T00:00:00" table:style-name="ce2">
            <text:p>0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42</text:p>
          </table:table-cell>
          <table:table-cell office:value-type="string" table:style-name="ce1">
            <text:p>VELAZQUEZ CAGNANT JOSE GABRIEL</text:p>
          </table:table-cell>
          <table:table-cell office:value-type="string" table:style-name="ce1">
            <text:p>300B2</text:p>
          </table:table-cell>
          <table:table-cell office:value-type="string" table:style-name="ce1">
            <text:p>J200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VECG810505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OFNA.PLAZAS COMUNITARIAS</text:p>
          </table:table-cell>
          <table:table-cell office:value-type="string" table:style-name="ce1">
            <text:p>LICENCIADO EN ADMON. EMPRESAS</text:p>
          </table:table-cell>
          <table:table-cell office:value-type="date" office:date-value="2004-12-01T00:00:00" table:style-name="ce2">
            <text:p>0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43</text:p>
          </table:table-cell>
          <table:table-cell office:value-type="string" table:style-name="ce1">
            <text:p>ROSAS MARTINEZ JOSE URIEL</text:p>
          </table:table-cell>
          <table:table-cell office:value-type="string" table:style-name="ce1">
            <text:p>300M</text:p>
          </table:table-cell>
          <table:table-cell office:value-type="string" table:style-name="ce1">
            <text:p>U1003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ROMU571011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LA UNIDAD</text:p>
          </table:table-cell>
          <table:table-cell office:value-type="string" table:style-name="ce1">
            <text:p>LICENCIADO EN COMUNICACIÓN</text:p>
          </table:table-cell>
          <table:table-cell office:value-type="date" office:date-value="2004-12-20T00:00:00" table:style-name="ce2">
            <text:p>20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44</text:p>
          </table:table-cell>
          <table:table-cell office:value-type="string" table:style-name="ce1">
            <text:p>FABIAN MONTOR MARIA DE LOS ANGELES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C2001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FAMA431003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LIC. EN EDUCACION ESPECIAL</text:p>
          </table:table-cell>
          <table:table-cell office:value-type="date" office:date-value="2004-12-17T00:00:00" table:style-name="ce2">
            <text:p>17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45</text:p>
          </table:table-cell>
          <table:table-cell office:value-type="string" table:style-name="ce1">
            <text:p>TORRES REYES LUIS JOAQUIN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C2001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TORL480402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PROFESOR DE EDUCACION PRIMARIA</text:p>
          </table:table-cell>
          <table:table-cell office:value-type="date" office:date-value="2004-12-15T00:00:00" table:style-name="ce2">
            <text:p>15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46</text:p>
          </table:table-cell>
          <table:table-cell office:value-type="string" table:style-name="ce1">
            <text:p>VARGAS CRUZ JOEL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C2001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VACJ360410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PROFESOR EN EDUCACION PRIMARIA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48</text:p>
          </table:table-cell>
          <table:table-cell office:value-type="string" table:style-name="ce1">
            <text:p>CAPISTRAN CABRERA MERCEDES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I500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CACM740512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BACHILLERATO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49</text:p>
          </table:table-cell>
          <table:table-cell office:value-type="string" table:style-name="ce1">
            <text:p>ECHEVARRIA MIRANDA ALEJANDRO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EEMA720517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DE OFICINA ADQUISICIONES</text:p>
          </table:table-cell>
          <table:table-cell office:value-type="string" table:style-name="ce1">
            <text:p>LIC. EN ADMON. DE EMPRESAS</text:p>
          </table:table-cell>
          <table:table-cell office:value-type="date" office:date-value="2004-12-01T00:00:00" table:style-name="ce2">
            <text:p>01/1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51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M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53</text:p>
          </table:table-cell>
          <table:table-cell office:value-type="string" table:style-name="ce1">
            <text:p>CASTRO MOSCOSO FRANCISCO JAVIER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CAMF621124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DE OFICINA PARQUE VEHICULAR</text:p>
          </table:table-cell>
          <table:table-cell office:value-type="string" table:style-name="ce1">
            <text:p>LIC. EN ADMON. DE EMPRESAS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54</text:p>
          </table:table-cell>
          <table:table-cell office:value-type="string" table:style-name="ce1">
            <text:p>RIVERA DEL ANGEL JOSE ALFREDO</text:p>
          </table:table-cell>
          <table:table-cell office:value-type="string" table:style-name="ce1">
            <text:p>300Z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RIAA6909258H9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AUXILIAR COORDINADOR REGIONAL</text:p>
          </table:table-cell>
          <table:table-cell office:value-type="string" table:style-name="ce1">
            <text:p>INGENIERO MECANICO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58</text:p>
          </table:table-cell>
          <table:table-cell office:value-type="string" table:style-name="ce1">
            <text:p>MOLINA TORRES KARINA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OTK780618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AUXILIAR DE LA COORDINACION</text:p>
          </table:table-cell>
          <table:table-cell office:value-type="string" table:style-name="ce1">
            <text:p>LICENCIADA EN PEDAGOGIA</text:p>
          </table:table-cell>
          <table:table-cell office:value-type="date" office:date-value="2005-01-16T00:00:00" table:style-name="ce2">
            <text:p>16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60</text:p>
          </table:table-cell>
          <table:table-cell office:value-type="string" table:style-name="ce1">
            <text:p>VARONA CONDE BERTHA ORIANNA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VACB800528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LIC. EN CIENCIAS Y TECNICAS DE LA COMUNICACIÓN</text:p>
          </table:table-cell>
          <table:table-cell office:value-type="date" office:date-value="2005-01-16T00:00:00" table:style-name="ce2">
            <text:p>16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61</text:p>
          </table:table-cell>
          <table:table-cell office:value-type="string" table:style-name="ce1">
            <text:p>SANCHEZ ALATORRE DANTE OMAR</text:p>
          </table:table-cell>
          <table:table-cell office:value-type="string" table:style-name="ce1">
            <text:p>300G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SAAD720315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DE OFICINA</text:p>
          </table:table-cell>
          <table:table-cell office:value-type="string" table:style-name="ce1">
            <text:p>LICENCIADO EN DERECHO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62</text:p>
          </table:table-cell>
          <table:table-cell office:value-type="string" table:style-name="ce1">
            <text:p>CASTILLO PULGAR PEDRO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CAPP700917G11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UNIDAD DE ADMON.</text:p>
          </table:table-cell>
          <table:table-cell office:value-type="string" table:style-name="ce1">
            <text:p>PASANTE LIC- EN ADMON. EMPRESAS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63</text:p>
          </table:table-cell>
          <table:table-cell office:value-type="string" table:style-name="ce1">
            <text:p>FLORES MORA BERENICE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FOMB800110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 .- JEFE OFNA.</text:p>
          </table:table-cell>
          <table:table-cell office:value-type="string" table:style-name="ce1">
            <text:p>LIC. EN RELACIONES INTERNACIONALES</text:p>
          </table:table-cell>
          <table:table-cell office:value-type="date" office:date-value="2005-01-16T00:00:00" table:style-name="ce2">
            <text:p>16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64</text:p>
          </table:table-cell>
          <table:table-cell office:value-type="string" table:style-name="ce1">
            <text:p>HERNANDEZ SANTIAGO RENE GASTON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J200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HESR350501SA3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DE DEPARTAMENTO</text:p>
          </table:table-cell>
          <table:table-cell office:value-type="string" table:style-name="ce1">
            <text:p>LICENCIADO EN DERECHO</text:p>
          </table:table-cell>
          <table:table-cell office:value-type="date" office:date-value="2005-01-16T00:00:00" table:style-name="ce2">
            <text:p>16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65</text:p>
          </table:table-cell>
          <table:table-cell office:value-type="string" table:style-name="ce1">
            <text:p>DIAZ RESENDIZ ANA MARCELA</text:p>
          </table:table-cell>
          <table:table-cell office:value-type="string" table:style-name="ce1">
            <text:p>300D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DIRA710116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DE OFICINA</text:p>
          </table:table-cell>
          <table:table-cell office:value-type="string" table:style-name="ce1">
            <text:p>4TO SEMESTRE DE LIC. EN ADMON. DE EMPRESAS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66</text:p>
          </table:table-cell>
          <table:table-cell office:value-type="string" table:style-name="ce1">
            <text:p>VASSALLO ESPINOZA FRANCISCO JOSE</text:p>
          </table:table-cell>
          <table:table-cell office:value-type="string" table:style-name="ce1">
            <text:p>300D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VAEF440221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JEFE <text:s/>DE OFICINA</text:p>
          </table:table-cell>
          <table:table-cell office:value-type="string" table:style-name="ce1">
            <text:p>LIC. EN DERECHO</text:p>
          </table:table-cell>
          <table:table-cell office:value-type="date" office:date-value="2005-01-16T00:00:00" table:style-name="ce2">
            <text:p>16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67</text:p>
          </table:table-cell>
          <table:table-cell office:value-type="string" table:style-name="ce1">
            <text:p>LARA TORRES OMAR EDMUNDO</text:p>
          </table:table-cell>
          <table:table-cell office:value-type="string" table:style-name="ce1">
            <text:p>300D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LATO760827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DE OFICINA</text:p>
          </table:table-cell>
          <table:table-cell office:value-type="string" table:style-name="ce1">
            <text:p>PASANTE DE INGENIERIA ELECTRONICA</text:p>
          </table:table-cell>
          <table:table-cell office:value-type="date" office:date-value="2005-01-16T00:00:00" table:style-name="ce2">
            <text:p>16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68</text:p>
          </table:table-cell>
          <table:table-cell office:value-type="string" table:style-name="ce1">
            <text:p>CAMPOS SILVA EDUARDO</text:p>
          </table:table-cell>
          <table:table-cell office:value-type="string" table:style-name="ce1">
            <text:p>300F3</text:p>
          </table:table-cell>
          <table:table-cell office:value-type="string" table:style-name="ce1">
            <text:p>J2002</text:p>
          </table:table-cell>
          <table:table-cell office:value-type="string" table:style-name="ce1">
            <text:p>27ZB</text:p>
          </table:table-cell>
          <table:table-cell office:value-type="string" table:style-name="ce1">
            <text:p>CASE5306212L9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JEFE <text:s/>DEPARTAMENTO</text:p>
          </table:table-cell>
          <table:table-cell office:value-type="string" table:style-name="ce1">
            <text:p>CONTADOR PUBLICO Y AUDITOR</text:p>
          </table:table-cell>
          <table:table-cell office:value-type="date" office:date-value="2005-01-19T00:00:00" table:style-name="ce2">
            <text:p>19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70</text:p>
          </table:table-cell>
          <table:table-cell office:value-type="string" table:style-name="ce1">
            <text:p>LIMON SEGOBIA LIDIA PATRICIA</text:p>
          </table:table-cell>
          <table:table-cell office:value-type="string" table:style-name="ce1">
            <text:p>300D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LISL6603137U5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AUXILIAR</text:p>
          </table:table-cell>
          <table:table-cell office:value-type="string" table:style-name="ce1">
            <text:p>LICENCIADA EN EDUCACION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72</text:p>
          </table:table-cell>
          <table:table-cell office:value-type="string" table:style-name="ce1">
            <text:p>NAVARRETE PUCHETA GUADALUPE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C2001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NAPG511204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PROGRAMA CERO REZAGO RODRIGUEZ CLARA</text:p>
          </table:table-cell>
          <table:table-cell office:value-type="string" table:style-name="ce1">
            <text:p>SECUNDARIA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74</text:p>
          </table:table-cell>
          <table:table-cell office:value-type="string" table:style-name="ce1">
            <text:p>BELLO MORALES SEVERINO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C2001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BEMS800602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AUXILIAR DE LA COORDINACION</text:p>
          </table:table-cell>
          <table:table-cell office:value-type="string" table:style-name="ce1">
            <text:p>LIC. EN EDUCACION FISICA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77</text:p>
          </table:table-cell>
          <table:table-cell office:value-type="string" table:style-name="ce1">
            <text:p>DOMINGUEZ VELAZQUEZ DAGOBERTO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DOVD711205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UNIDAD DE ADMON.</text:p>
          </table:table-cell>
          <table:table-cell office:value-type="string" table:style-name="ce1">
            <text:p>BACHILLERATO</text:p>
          </table:table-cell>
          <table:table-cell office:value-type="date" office:date-value="2005-01-16T00:00:00" table:style-name="ce2">
            <text:p>16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80</text:p>
          </table:table-cell>
          <table:table-cell office:value-type="string" table:style-name="ce1">
            <text:p>CARPINTERO FERTO LETICIA ABIGAIL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O400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AFL750408</text:p>
          </table:table-cell>
          <table:table-cell table:style-name="ce1"/>
          <table:table-cell office:value-type="string" table:style-name="ce1">
            <text:p>CUSE.-AUXILIAR DE OFICINA</text:p>
          </table:table-cell>
          <table:table-cell table:style-name="ce1"/>
          <table:table-cell office:value-type="date" office:date-value="2005-02-16T00:00:00" table:style-name="ce2">
            <text:p>16/02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83</text:p>
          </table:table-cell>
          <table:table-cell office:value-type="string" table:style-name="ce1">
            <text:p>TELLEZ MENDEZ ARTURO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TEMA531105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JEFE DE OFICINA</text:p>
          </table:table-cell>
          <table:table-cell office:value-type="string" table:style-name="ce1">
            <text:p>CONTADOR PUBLICO</text:p>
          </table:table-cell>
          <table:table-cell office:value-type="date" office:date-value="2005-02-01T00:00:00" table:style-name="ce2">
            <text:p>01/02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85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0I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86</text:p>
          </table:table-cell>
          <table:table-cell office:value-type="string" table:style-name="ce1">
            <text:p>MONTIEL PEREZ AMADO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R3001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MOPA710524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AUXILIAR DE LA SUBDIRECCION DE SERVICIOS EDUC</text:p>
          </table:table-cell>
          <table:table-cell office:value-type="string" table:style-name="ce1">
            <text:p>LICENCIADO EN EDUCACIÓN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87</text:p>
          </table:table-cell>
          <table:table-cell office:value-type="string" table:style-name="ce1">
            <text:p>MORALES GUEVARA JUAN IGNACIO VLADIMIR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OGI811218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UNIDAD DE ADMON.</text:p>
          </table:table-cell>
          <table:table-cell office:value-type="string" table:style-name="ce1">
            <text:p>LIC. EN ADMON. DE EMPRESAS</text:p>
          </table:table-cell>
          <table:table-cell office:value-type="date" office:date-value="2005-02-16T00:00:00" table:style-name="ce2">
            <text:p>16/02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88</text:p>
          </table:table-cell>
          <table:table-cell office:value-type="string" table:style-name="ce1">
            <text:p>JIMENEZ MARTINEZ JOSE DE JESUS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JIMJ770717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UNIDAD ADMINISTRACION</text:p>
          </table:table-cell>
          <table:table-cell office:value-type="string" table:style-name="ce1">
            <text:p>ING. EN SISTEMAS COMPUTACIONALES</text:p>
          </table:table-cell>
          <table:table-cell office:value-type="date" office:date-value="2005-02-01T00:00:00" table:style-name="ce2">
            <text:p>01/02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89</text:p>
          </table:table-cell>
          <table:table-cell office:value-type="string" table:style-name="ce1">
            <text:p>FLORES CHAVEZ ERIC LUIS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FOCE701010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UNIDAD DE ADMON.</text:p>
          </table:table-cell>
          <table:table-cell office:value-type="string" table:style-name="ce1">
            <text:p>CONTADOR PUBLICO</text:p>
          </table:table-cell>
          <table:table-cell office:value-type="date" office:date-value="2005-02-16T00:00:00" table:style-name="ce2">
            <text:p>16/02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90</text:p>
          </table:table-cell>
          <table:table-cell office:value-type="string" table:style-name="ce1">
            <text:p>CERRILLO SANCHEZ DULCE MARIA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O400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SESD590501BT6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AUXILIAR DE OFICINA</text:p>
          </table:table-cell>
          <table:table-cell office:value-type="string" table:style-name="ce1">
            <text:p>SECUNDARIA Y CARRERA COMERCIAL</text:p>
          </table:table-cell>
          <table:table-cell office:value-type="date" office:date-value="2005-02-16T00:00:00" table:style-name="ce2">
            <text:p>16/02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92</text:p>
          </table:table-cell>
          <table:table-cell office:value-type="string" table:style-name="ce1">
            <text:p>VALENCIA CARRILLO MARCELA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VACM640112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AUXILIAR</text:p>
          </table:table-cell>
          <table:table-cell office:value-type="string" table:style-name="ce1">
            <text:p>BACHILLERATO Y CARRERA COMERCIAL</text:p>
          </table:table-cell>
          <table:table-cell office:value-type="date" office:date-value="2005-03-08T00:00:00" table:style-name="ce2">
            <text:p>08/03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93</text:p>
          </table:table-cell>
          <table:table-cell office:value-type="string" table:style-name="ce1">
            <text:p>SALGADO VILLAREAL NELLY LISETH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SAVN801113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 AUXILIAR DEPARTAMENTO</text:p>
          </table:table-cell>
          <table:table-cell office:value-type="string" table:style-name="ce1">
            <text:p>TECNICO EN PROGRAMADOR ANALISTA</text:p>
          </table:table-cell>
          <table:table-cell office:value-type="date" office:date-value="2001-07-16T00:00:00" table:style-name="ce2">
            <text:p>16/07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94</text:p>
          </table:table-cell>
          <table:table-cell office:value-type="string" table:style-name="ce1">
            <text:p>PEREZ HERNANDEZ JUAN MAURO</text:p>
          </table:table-cell>
          <table:table-cell office:value-type="string" table:style-name="ce1">
            <text:p>300C4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HJ501121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CUSE.-JEFE <text:s/>DE OFICINA</text:p>
          </table:table-cell>
          <table:table-cell office:value-type="string" table:style-name="ce1">
            <text:p>LIC. EN CIENCIAS POLITICAS</text:p>
          </table:table-cell>
          <table:table-cell office:value-type="date" office:date-value="2005-04-16T00:00:00" table:style-name="ce2">
            <text:p>16/04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95</text:p>
          </table:table-cell>
          <table:table-cell office:value-type="string" table:style-name="ce1">
            <text:p>PERALTA PERALTA SERGIO ANTONIO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EPS741008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UNIDAD DE ADMON.</text:p>
          </table:table-cell>
          <table:table-cell office:value-type="string" table:style-name="ce1">
            <text:p>SECUNDARIA</text:p>
          </table:table-cell>
          <table:table-cell office:value-type="date" office:date-value="2005-04-01T00:00:00" table:style-name="ce2">
            <text:p>01/04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96</text:p>
          </table:table-cell>
          <table:table-cell office:value-type="string" table:style-name="ce1">
            <text:p>MARTINEZ PALAS ALBERTO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A4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MAPA800827</text:p>
          </table:table-cell>
          <table:table-cell table:style-name="ce1"/>
          <table:table-cell office:value-type="string" table:style-name="ce1">
            <text:p>AUXILIAR</text:p>
          </table:table-cell>
          <table:table-cell office:value-type="string" table:style-name="ce1">
            <text:p>PASANTE LIC. EN PEDAGOGIA</text:p>
          </table:table-cell>
          <table:table-cell office:value-type="date" office:date-value="2005-06-01T00:00:00" table:style-name="ce2">
            <text:p>01/06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97</text:p>
          </table:table-cell>
          <table:table-cell office:value-type="string" table:style-name="ce1">
            <text:p>MARIN WENDY NINIBETH</text:p>
          </table:table-cell>
          <table:table-cell office:value-type="string" table:style-name="ce1">
            <text:p>300H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AXW780425</text:p>
          </table:table-cell>
          <table:table-cell table:style-name="ce1"/>
          <table:table-cell office:value-type="string" table:style-name="ce1">
            <text:p>AUXILIAR DEPARTAMENTO</text:p>
          </table:table-cell>
          <table:table-cell office:value-type="string" table:style-name="ce1">
            <text:p>PASANTE LIC. EN EDUCACION MEDIA</text:p>
          </table:table-cell>
          <table:table-cell office:value-type="date" office:date-value="2005-06-01T00:00:00" table:style-name="ce2">
            <text:p>01/06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98</text:p>
          </table:table-cell>
          <table:table-cell office:value-type="string" table:style-name="ce1">
            <text:p>MARQUEZ FERNANDEZ MARIO ALBERTO</text:p>
          </table:table-cell>
          <table:table-cell office:value-type="string" table:style-name="ce1">
            <text:p>300H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AFM530119</text:p>
          </table:table-cell>
          <table:table-cell table:style-name="ce1"/>
          <table:table-cell office:value-type="string" table:style-name="ce1">
            <text:p>AUXILIAR DEPARTAMENTO</text:p>
          </table:table-cell>
          <table:table-cell table:style-name="ce1"/>
          <table:table-cell office:value-type="date" office:date-value="2005-06-01T00:00:00" table:style-name="ce2">
            <text:p>01/06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299</text:p>
          </table:table-cell>
          <table:table-cell office:value-type="string" table:style-name="ce1">
            <text:p>VAZQUEZ ORTEGA HIRI ROXANA</text:p>
          </table:table-cell>
          <table:table-cell office:value-type="string" table:style-name="ce1">
            <text:p>300I2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VAOH800412</text:p>
          </table:table-cell>
          <table:table-cell table:style-name="ce1"/>
          <table:table-cell office:value-type="string" table:style-name="ce1">
            <text:p>CUSE..- AUXILIAR DEPARTAMENTO</text:p>
          </table:table-cell>
          <table:table-cell office:value-type="string" table:style-name="ce1">
            <text:p>PASANTE LIC. PEDAGOGIA</text:p>
          </table:table-cell>
          <table:table-cell office:value-type="date" office:date-value="2005-06-16T00:00:00" table:style-name="ce2">
            <text:p>16/06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00</text:p>
          </table:table-cell>
          <table:table-cell office:value-type="string" table:style-name="ce1">
            <text:p>RODRIGUEZ RUIZ CARLOS</text:p>
          </table:table-cell>
          <table:table-cell office:value-type="string" table:style-name="ce1">
            <text:p>300U</text:p>
          </table:table-cell>
          <table:table-cell office:value-type="string" table:style-name="ce1">
            <text:p>R3001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RORC640813</text:p>
          </table:table-cell>
          <table:table-cell table:style-name="ce1"/>
          <table:table-cell office:value-type="string" table:style-name="ce1">
            <text:p>AUXILIAR COORDINADOR REGIONAL</text:p>
          </table:table-cell>
          <table:table-cell office:value-type="string" table:style-name="ce1">
            <text:p>LICENCIADO EN DERECHO</text:p>
          </table:table-cell>
          <table:table-cell office:value-type="date" office:date-value="2005-06-16T00:00:00" table:style-name="ce2">
            <text:p>16/06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01</text:p>
          </table:table-cell>
          <table:table-cell office:value-type="string" table:style-name="ce1">
            <text:p>DELGADILLO CRIVELLI JOSE FRANCISCO</text:p>
          </table:table-cell>
          <table:table-cell office:value-type="string" table:style-name="ce1">
            <text:p>300B2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02</text:p>
          </table:table-cell>
          <table:table-cell office:value-type="string" table:style-name="ce1">
            <text:p>LARA EUSEBIO FRANCISCO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LAEF681106DA2</text:p>
          </table:table-cell>
          <table:table-cell table:style-name="ce1"/>
          <table:table-cell office:value-type="string" table:style-name="ce1">
            <text:p>JEFE DE UNIDAD <text:s/>ADMON.</text:p>
          </table:table-cell>
          <table:table-cell office:value-type="string" table:style-name="ce1">
            <text:p>TECNICO EN CONTABILIDAD</text:p>
          </table:table-cell>
          <table:table-cell office:value-type="date" office:date-value="2005-07-01T00:00:00" table:style-name="ce2">
            <text:p>01/07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03</text:p>
          </table:table-cell>
          <table:table-cell office:value-type="string" table:style-name="ce1">
            <text:p>CRUZ MENDOZA CLAUDIA MARIA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CUMC750518</text:p>
          </table:table-cell>
          <table:table-cell table:style-name="ce1"/>
          <table:table-cell office:value-type="string" table:style-name="ce1">
            <text:p>CUSE.- JEFE OFICINA DE CAJA GENERAL</text:p>
          </table:table-cell>
          <table:table-cell table:style-name="ce1"/>
          <table:table-cell office:value-type="date" office:date-value="2005-07-01T00:00:00" table:style-name="ce2">
            <text:p>01/07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04</text:p>
          </table:table-cell>
          <table:table-cell office:value-type="string" table:style-name="ce1">
            <text:p>HERNANDEZ FLORES FERNANDO</text:p>
          </table:table-cell>
          <table:table-cell office:value-type="string" table:style-name="ce1">
            <text:p>300I2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HEFF770118</text:p>
          </table:table-cell>
          <table:table-cell table:style-name="ce1"/>
          <table:table-cell office:value-type="string" table:style-name="ce1">
            <text:p>CUSE..- AUXILIAR DEPARTAMENTO</text:p>
          </table:table-cell>
          <table:table-cell office:value-type="string" table:style-name="ce1">
            <text:p>LIC. EN EDUCACION PLAN 94</text:p>
          </table:table-cell>
          <table:table-cell office:value-type="date" office:date-value="2005-08-01T00:00:00" table:style-name="ce2">
            <text:p>01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05</text:p>
          </table:table-cell>
          <table:table-cell office:value-type="string" table:style-name="ce1">
            <text:p>HERNANDEZ VALENCIA MARTIN</text:p>
          </table:table-cell>
          <table:table-cell office:value-type="string" table:style-name="ce1">
            <text:p>300C</text:p>
          </table:table-cell>
          <table:table-cell office:value-type="string" table:style-name="ce1">
            <text:p>R3001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HEVM790626</text:p>
          </table:table-cell>
          <table:table-cell table:style-name="ce1"/>
          <table:table-cell office:value-type="string" table:style-name="ce1">
            <text:p>AUXILIAR COORDINADOR REGIONAL</text:p>
          </table:table-cell>
          <table:table-cell office:value-type="string" table:style-name="ce1">
            <text:p>INGENIERO INDUSTRIAL</text:p>
          </table:table-cell>
          <table:table-cell office:value-type="date" office:date-value="2005-07-16T00:00:00" table:style-name="ce2">
            <text:p>16/07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07</text:p>
          </table:table-cell>
          <table:table-cell office:value-type="string" table:style-name="ce1">
            <text:p>MARTINEZ ALEJANDRO SERGIO</text:p>
          </table:table-cell>
          <table:table-cell office:value-type="string" table:style-name="ce1">
            <text:p>3021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09</text:p>
          </table:table-cell>
          <table:table-cell office:value-type="string" table:style-name="ce1">
            <text:p>REYNA FLORES NELLYDA MARGARITA</text:p>
          </table:table-cell>
          <table:table-cell office:value-type="string" table:style-name="ce1">
            <text:p>300Z</text:p>
          </table:table-cell>
          <table:table-cell office:value-type="string" table:style-name="ce1">
            <text:p>R3001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REFN730211</text:p>
          </table:table-cell>
          <table:table-cell table:style-name="ce1"/>
          <table:table-cell office:value-type="string" table:style-name="ce1">
            <text:p>AUXILIAR COORDINADOR REGIONAL</text:p>
          </table:table-cell>
          <table:table-cell office:value-type="string" table:style-name="ce1">
            <text:p>CONTADOR PUBLICO Y AUDITOR</text:p>
          </table:table-cell>
          <table:table-cell office:value-type="date" office:date-value="2005-08-16T00:00:00" table:style-name="ce2">
            <text:p>16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12</text:p>
          </table:table-cell>
          <table:table-cell office:value-type="string" table:style-name="ce1">
            <text:p>ABURTO GARCIA JORGE LUIS</text:p>
          </table:table-cell>
          <table:table-cell office:value-type="string" table:style-name="ce1">
            <text:p>300E1</text:p>
          </table:table-cell>
          <table:table-cell table:number-columns-repeated="4" table:style-name="ce1"/>
          <table:table-cell office:value-type="string" table:style-name="ce1">
            <text:p>AUXILIAR DE DEPARTAMENTO</text:p>
          </table:table-cell>
          <table:table-cell office:value-type="string" table:style-name="ce1">
            <text:p>5TO. CUATRIMESTRE DE LIC. EN PEDAGOGIA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13</text:p>
          </table:table-cell>
          <table:table-cell office:value-type="string" table:style-name="ce1">
            <text:p>HERNANDEZ VALDIVIA OZIEL</text:p>
          </table:table-cell>
          <table:table-cell office:value-type="string" table:style-name="ce1">
            <text:p>300E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14</text:p>
          </table:table-cell>
          <table:table-cell office:value-type="string" table:style-name="ce1">
            <text:p>MORA ARROYO IVETTE JOSEFINA</text:p>
          </table:table-cell>
          <table:table-cell office:value-type="string" table:style-name="ce1">
            <text:p>300I</text:p>
          </table:table-cell>
          <table:table-cell table:number-columns-repeated="4" table:style-name="ce1"/>
          <table:table-cell office:value-type="string" table:style-name="ce1">
            <text:p>AUXILIAR ADMINISTRATIVO</text:p>
          </table:table-cell>
          <table:table-cell table:style-name="ce1"/>
          <table:table-cell office:value-type="date" office:date-value="2014-02-01T00:00:00" table:style-name="ce2">
            <text:p>01/02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15</text:p>
          </table:table-cell>
          <table:table-cell office:value-type="string" table:style-name="ce1">
            <text:p>DELGADO CANCINO MARIA CONCEPCION</text:p>
          </table:table-cell>
          <table:table-cell office:value-type="string" table:style-name="ce1">
            <text:p>300E</text:p>
          </table:table-cell>
          <table:table-cell table:number-columns-repeated="4" table:style-name="ce1"/>
          <table:table-cell office:value-type="string" table:style-name="ce1">
            <text:p>SECRETARIA</text:p>
          </table:table-cell>
          <table:table-cell office:value-type="string" table:style-name="ce1">
            <text:p>BACHILLERATO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16</text:p>
          </table:table-cell>
          <table:table-cell office:value-type="string" table:style-name="ce1">
            <text:p>TOTOMOL CUEVAS GRISELDA</text:p>
          </table:table-cell>
          <table:table-cell office:value-type="string" table:style-name="ce1">
            <text:p>300E4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18</text:p>
          </table:table-cell>
          <table:table-cell office:value-type="string" table:style-name="ce1">
            <text:p>PEREZ ABURTO KARLA IVETTE</text:p>
          </table:table-cell>
          <table:table-cell office:value-type="string" table:style-name="ce1">
            <text:p>300B4</text:p>
          </table:table-cell>
          <table:table-cell table:number-columns-repeated="4" table:style-name="ce1"/>
          <table:table-cell office:value-type="string" table:style-name="ce1">
            <text:p>JEFE DE OFICIINA</text:p>
          </table:table-cell>
          <table:table-cell office:value-type="string" table:style-name="ce1">
            <text:p>LIC. EN INFORMATICA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19</text:p>
          </table:table-cell>
          <table:table-cell office:value-type="string" table:style-name="ce1">
            <text:p>ZARATE ALEMAN CINTYA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ZAAC821127</text:p>
          </table:table-cell>
          <table:table-cell office:value-type="string" table:style-name="ce1">
            <text:p>GOBIERNO</text:p>
          </table:table-cell>
          <table:table-cell office:value-type="string" table:style-name="ce1">
            <text:p>JEFE DE ADMINISTRACION</text:p>
          </table:table-cell>
          <table:table-cell office:value-type="string" table:style-name="ce1">
            <text:p>LIC. EN CONTADURIA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35</text:p>
          </table:table-cell>
          <table:table-cell office:value-type="string" table:style-name="ce1">
            <text:p>FERNANDEZ BLANCO MIGUEL ANGEL</text:p>
          </table:table-cell>
          <table:table-cell office:value-type="string" table:style-name="ce1">
            <text:p>300F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42</text:p>
          </table:table-cell>
          <table:table-cell office:value-type="string" table:style-name="ce1">
            <text:p>MENDEZ LAGOS MARIA DE LA PAZ</text:p>
          </table:table-cell>
          <table:table-cell office:value-type="string" table:style-name="ce1">
            <text:p>200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43</text:p>
          </table:table-cell>
          <table:table-cell office:value-type="string" table:style-name="ce1">
            <text:p>ABURTO GARCIA SANTIAGO</text:p>
          </table:table-cell>
          <table:table-cell office:value-type="string" table:style-name="ce1">
            <text:p>300F3</text:p>
          </table:table-cell>
          <table:table-cell table:number-columns-repeated="4" table:style-name="ce1"/>
          <table:table-cell office:value-type="string" table:style-name="ce1">
            <text:p>JEFE DE OFICIN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46</text:p>
          </table:table-cell>
          <table:table-cell office:value-type="string" table:style-name="ce1">
            <text:p>CORTES RODRIGUEZ MARIA FELIX</text:p>
          </table:table-cell>
          <table:table-cell office:value-type="string" table:style-name="ce1">
            <text:p>300E1</text:p>
          </table:table-cell>
          <table:table-cell office:value-type="string" table:style-name="ce1">
            <text:p>F3003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CORF760719</text:p>
          </table:table-cell>
          <table:table-cell office:value-type="string" table:style-name="ce1">
            <text:p>CF ESTATAL</text:p>
          </table:table-cell>
          <table:table-cell office:value-type="string" table:style-name="ce1">
            <text:p>AUXILIAR DEL DEPTO. DE SOPORTE TECNICO</text:p>
          </table:table-cell>
          <table:table-cell office:value-type="string" table:style-name="ce1">
            <text:p>PROGRAMADOR ANALISTA</text:p>
          </table:table-cell>
          <table:table-cell office:value-type="date" office:date-value="2005-06-07T00:00:00" table:style-name="ce2">
            <text:p>07/06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48</text:p>
          </table:table-cell>
          <table:table-cell office:value-type="string" table:style-name="ce1">
            <text:p>RODRIGUEZ MAURY ARTURO</text:p>
          </table:table-cell>
          <table:table-cell office:value-type="string" table:style-name="ce1">
            <text:p>300F3</text:p>
          </table:table-cell>
          <table:table-cell table:number-columns-repeated="6" table:style-name="ce1"/>
          <table:table-cell office:value-type="date" office:date-value="2006-09-28T00:00:00" table:style-name="ce2">
            <text:p>28/09/200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50</text:p>
          </table:table-cell>
          <table:table-cell office:value-type="string" table:style-name="ce1">
            <text:p>HERNANDEZ CHENA GRECIA</text:p>
          </table:table-cell>
          <table:table-cell office:value-type="string" table:style-name="ce1">
            <text:p>300F1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53</text:p>
          </table:table-cell>
          <table:table-cell office:value-type="string" table:style-name="ce1">
            <text:p>CASTAÑEDA CARRASCO CARLOS GEOVANNI</text:p>
          </table:table-cell>
          <table:table-cell office:value-type="string" table:style-name="ce1">
            <text:p>300I2</text:p>
          </table:table-cell>
          <table:table-cell office:value-type="string" table:style-name="ce1">
            <text:p>D4001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CACC800801</text:p>
          </table:table-cell>
          <table:table-cell office:value-type="string" table:style-name="ce1">
            <text:p>CF ESTATAL</text:p>
          </table:table-cell>
          <table:table-cell office:value-type="string" table:style-name="ce1">
            <text:p>AUXILIAR</text:p>
          </table:table-cell>
          <table:table-cell table:style-name="ce1"/>
          <table:table-cell office:value-type="date" office:date-value="2007-01-01T00:00:00" table:style-name="ce2">
            <text:p>01/01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54</text:p>
          </table:table-cell>
          <table:table-cell office:value-type="string" table:style-name="ce1">
            <text:p>ORTIZ GONZALEZ LINO</text:p>
          </table:table-cell>
          <table:table-cell office:value-type="string" table:style-name="ce1">
            <text:p>3023</text:p>
          </table:table-cell>
          <table:table-cell table:number-columns-repeated="4" table:style-name="ce1"/>
          <table:table-cell office:value-type="string" table:style-name="ce1">
            <text:p>COORDINADOR DE ZONA</text:p>
          </table:table-cell>
          <table:table-cell table:style-name="ce1"/>
          <table:table-cell office:value-type="date" office:date-value="2007-01-01T00:00:00" table:style-name="ce2">
            <text:p>01/01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55</text:p>
          </table:table-cell>
          <table:table-cell office:value-type="string" table:style-name="ce1">
            <text:p>CARDEL OLIVO ROSALBA</text:p>
          </table:table-cell>
          <table:table-cell office:value-type="string" table:style-name="ce1">
            <text:p>300C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56</text:p>
          </table:table-cell>
          <table:table-cell office:value-type="string" table:style-name="ce1">
            <text:p>MEZA MOLINA MARGARITA IVETH</text:p>
          </table:table-cell>
          <table:table-cell office:value-type="string" table:style-name="ce1">
            <text:p>300E3</text:p>
          </table:table-cell>
          <table:table-cell table:number-columns-repeated="6" table:style-name="ce1"/>
          <table:table-cell office:value-type="date" office:date-value="2007-01-24T00:00:00" table:style-name="ce2">
            <text:p>24/01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59</text:p>
          </table:table-cell>
          <table:table-cell office:value-type="string" table:style-name="ce1">
            <text:p>BARRANCO SANCHEZ CARMEN GUADALUPE</text:p>
          </table:table-cell>
          <table:table-cell office:value-type="string" table:style-name="ce1">
            <text:p>3016</text:p>
          </table:table-cell>
          <table:table-cell table:number-columns-repeated="4" table:style-name="ce1"/>
          <table:table-cell office:value-type="string" table:style-name="ce1">
            <text:p>JEFE DE UNIDAD ADMVA, EN LA COORD. DE VERACRU</text:p>
          </table:table-cell>
          <table:table-cell table:style-name="ce1"/>
          <table:table-cell office:value-type="date" office:date-value="2007-04-01T00:00:00" table:style-name="ce2">
            <text:p>01/04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60</text:p>
          </table:table-cell>
          <table:table-cell office:value-type="string" table:style-name="ce1">
            <text:p>CANCELADO</text:p>
          </table:table-cell>
          <table:table-cell office:value-type="string" table:style-name="ce1">
            <text:p>300E3</text:p>
          </table:table-cell>
          <table:table-cell table:number-columns-repeated="4" table:style-name="ce1"/>
          <table:table-cell office:value-type="string" table:style-name="ce1">
            <text:p>AUXILIAR ADMINISTRATIVO</text:p>
          </table:table-cell>
          <table:table-cell office:value-type="string" table:style-name="ce1">
            <text:p>BACHILLERATO</text:p>
          </table:table-cell>
          <table:table-cell office:value-type="date" office:date-value="2007-04-16T00:00:00" table:style-name="ce2">
            <text:p>16/04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63</text:p>
          </table:table-cell>
          <table:table-cell office:value-type="string" table:style-name="ce1">
            <text:p>JESUS ALBERTO ALARCON LUNA</text:p>
          </table:table-cell>
          <table:table-cell office:value-type="string" table:style-name="ce1">
            <text:p>300F2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64</text:p>
          </table:table-cell>
          <table:table-cell office:value-type="string" table:style-name="ce1">
            <text:p>VAZQUEZ FERNANDEZ SILVIA</text:p>
          </table:table-cell>
          <table:table-cell office:value-type="string" table:style-name="ce1">
            <text:p>300F1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65</text:p>
          </table:table-cell>
          <table:table-cell office:value-type="string" table:style-name="ce1">
            <text:p>BECERRA PEREZ MARIA DE JESUS</text:p>
          </table:table-cell>
          <table:table-cell office:value-type="string" table:style-name="ce1">
            <text:p>300C1</text:p>
          </table:table-cell>
          <table:table-cell table:number-columns-repeated="4" table:style-name="ce1"/>
          <table:table-cell office:value-type="string" table:style-name="ce1">
            <text:p>SECRETARIA</text:p>
          </table:table-cell>
          <table:table-cell table:style-name="ce1"/>
          <table:table-cell office:value-type="date" office:date-value="2007-06-18T00:00:00" table:style-name="ce2">
            <text:p>18/06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66</text:p>
          </table:table-cell>
          <table:table-cell office:value-type="string" table:style-name="ce1">
            <text:p>MANCILLA MEJÍA JOSÉ JESÚS</text:p>
          </table:table-cell>
          <table:table-cell office:value-type="string" table:style-name="ce1">
            <text:p>300F1</text:p>
          </table:table-cell>
          <table:table-cell table:number-columns-repeated="4" table:style-name="ce1"/>
          <table:table-cell office:value-type="string" table:style-name="ce1">
            <text:p>JEFE DE DEPARTAMENTO</text:p>
          </table:table-cell>
          <table:table-cell office:value-type="string" table:style-name="ce1">
            <text:p>LIC. EN ADMINISTRACION</text:p>
          </table:table-cell>
          <table:table-cell office:value-type="date" office:date-value="2007-06-01T00:00:00" table:style-name="ce2">
            <text:p>01/06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67</text:p>
          </table:table-cell>
          <table:table-cell office:value-type="string" table:style-name="ce1">
            <text:p>SANTOS REYES TERESA DE JESUS</text:p>
          </table:table-cell>
          <table:table-cell office:value-type="string" table:style-name="ce1">
            <text:p>3009</text:p>
          </table:table-cell>
          <table:table-cell table:number-columns-repeated="4" table:style-name="ce1"/>
          <table:table-cell office:value-type="string" table:style-name="ce1">
            <text:p>COORDINADOR DE ZONA</text:p>
          </table:table-cell>
          <table:table-cell table:style-name="ce1"/>
          <table:table-cell office:value-type="date" office:date-value="2007-10-29T00:00:00" table:style-name="ce2">
            <text:p>29/10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71</text:p>
          </table:table-cell>
          <table:table-cell office:value-type="string" table:style-name="ce1">
            <text:p>PEREZ SALGADO JUAN GABRIEL</text:p>
          </table:table-cell>
          <table:table-cell office:value-type="string" table:style-name="ce1">
            <text:p>300C</text:p>
          </table:table-cell>
          <table:table-cell table:number-columns-repeated="4" table:style-name="ce1"/>
          <table:table-cell office:value-type="string" table:style-name="ce1">
            <text:p>AUXILIAR DE SOPORTE INFORMATICA</text:p>
          </table:table-cell>
          <table:table-cell office:value-type="string" table:style-name="ce1">
            <text:p>LIC. EN INFORMATICA</text:p>
          </table:table-cell>
          <table:table-cell office:value-type="date" office:date-value="2007-08-01T00:00:00" table:style-name="ce2">
            <text:p>01/08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72</text:p>
          </table:table-cell>
          <table:table-cell office:value-type="string" table:style-name="ce1">
            <text:p>PEREZ ACOSTA DORIS</text:p>
          </table:table-cell>
          <table:table-cell office:value-type="string" table:style-name="ce1">
            <text:p>300C2</text:p>
          </table:table-cell>
          <table:table-cell table:number-columns-repeated="4" table:style-name="ce1"/>
          <table:table-cell office:value-type="string" table:style-name="ce1">
            <text:p>INTENDENTE</text:p>
          </table:table-cell>
          <table:table-cell table:style-name="ce1"/>
          <table:table-cell office:value-type="date" office:date-value="2012-01-01T00:00:00" table:style-name="ce2">
            <text:p>01/01/20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74</text:p>
          </table:table-cell>
          <table:table-cell office:value-type="string" table:style-name="ce1">
            <text:p>MARCELIANO GARCÍA JUAN SAULO</text:p>
          </table:table-cell>
          <table:table-cell office:value-type="string" table:style-name="ce1">
            <text:p>300I4</text:p>
          </table:table-cell>
          <table:table-cell table:number-columns-repeated="4" table:style-name="ce1"/>
          <table:table-cell office:value-type="string" table:style-name="ce1">
            <text:p>AUXILIAR</text:p>
          </table:table-cell>
          <table:table-cell office:value-type="string" table:style-name="ce1">
            <text:p>BACHILLERATO</text:p>
          </table:table-cell>
          <table:table-cell office:value-type="date" office:date-value="2007-09-19T00:00:00" table:style-name="ce2">
            <text:p>19/09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75</text:p>
          </table:table-cell>
          <table:table-cell office:value-type="string" table:style-name="ce1">
            <text:p>MALPICA VARGAS JUAN DE DIOS</text:p>
          </table:table-cell>
          <table:table-cell office:value-type="string" table:style-name="ce1">
            <text:p>300C5</text:p>
          </table:table-cell>
          <table:table-cell table:number-columns-repeated="4" table:style-name="ce1"/>
          <table:table-cell office:value-type="string" table:style-name="ce1">
            <text:p>JEFE DE OFICINA DE PARQUE VEHICULAR</text:p>
          </table:table-cell>
          <table:table-cell table:style-name="ce1"/>
          <table:table-cell office:value-type="date" office:date-value="2007-10-01T00:00:00" table:style-name="ce2">
            <text:p>01/10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78</text:p>
          </table:table-cell>
          <table:table-cell office:value-type="string" table:style-name="ce1">
            <text:p>ORTÍZ ORTEGA YOGAN MELESIO</text:p>
          </table:table-cell>
          <table:table-cell office:value-type="string" table:style-name="ce1">
            <text:p>3008</text:p>
          </table:table-cell>
          <table:table-cell table:number-columns-repeated="4" table:style-name="ce1"/>
          <table:table-cell office:value-type="string" table:style-name="ce1">
            <text:p>JEFE DE UNIDAD DE MTZ. DE LA TORRE</text:p>
          </table:table-cell>
          <table:table-cell office:value-type="string" table:style-name="ce1">
            <text:p>LIC. EN CONTADURIA</text:p>
          </table:table-cell>
          <table:table-cell office:value-type="date" office:date-value="2008-01-16T00:00:00" table:style-name="ce2">
            <text:p>16/01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79</text:p>
          </table:table-cell>
          <table:table-cell office:value-type="string" table:style-name="ce1">
            <text:p>FUENTES URRUTIA JOSE ANTONIO</text:p>
          </table:table-cell>
          <table:table-cell office:value-type="string" table:style-name="ce1">
            <text:p>300F3</text:p>
          </table:table-cell>
          <table:table-cell table:number-columns-repeated="4" table:style-name="ce1"/>
          <table:table-cell office:value-type="string" table:style-name="ce1">
            <text:p>JEFE DE DEPARAMENTO DE PROYECTOS ESPECIALES</text:p>
          </table:table-cell>
          <table:table-cell table:style-name="ce1"/>
          <table:table-cell office:value-type="date" office:date-value="2008-01-01T00:00:00" table:style-name="ce2">
            <text:p>01/01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80</text:p>
          </table:table-cell>
          <table:table-cell office:value-type="string" table:style-name="ce1">
            <text:p>RIOS VAZQUEZ DIANA ELISA</text:p>
          </table:table-cell>
          <table:table-cell office:value-type="string" table:style-name="ce1">
            <text:p>300H</text:p>
          </table:table-cell>
          <table:table-cell table:number-columns-repeated="6" table:style-name="ce1"/>
          <table:table-cell office:value-type="date" office:date-value="2008-01-15T00:00:00" table:style-name="ce2">
            <text:p>15/01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82</text:p>
          </table:table-cell>
          <table:table-cell office:value-type="string" table:style-name="ce1">
            <text:p>SERRANO HERNÁNDEZ ELADIO</text:p>
          </table:table-cell>
          <table:table-cell office:value-type="string" table:style-name="ce1">
            <text:p>3018</text:p>
          </table:table-cell>
          <table:table-cell table:number-columns-repeated="4" table:style-name="ce1"/>
          <table:table-cell office:value-type="string" table:style-name="ce1">
            <text:p>JEFE DE UNIDAD ADMINISTRATIVO</text:p>
          </table:table-cell>
          <table:table-cell office:value-type="string" table:style-name="ce1">
            <text:p>LICENCUIADO EN CONTADURIA</text:p>
          </table:table-cell>
          <table:table-cell office:value-type="date" office:date-value="2008-01-16T00:00:00" table:style-name="ce2">
            <text:p>16/01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83</text:p>
          </table:table-cell>
          <table:table-cell office:value-type="string" table:style-name="ce1">
            <text:p>FADANELLI HERNANDEZ MONICA PRISCILLA</text:p>
          </table:table-cell>
          <table:table-cell office:value-type="string" table:style-name="ce1">
            <text:p>300M</text:p>
          </table:table-cell>
          <table:table-cell table:number-columns-repeated="6" table:style-name="ce1"/>
          <table:table-cell office:value-type="date" office:date-value="2008-02-01T00:00:00" table:style-name="ce2">
            <text:p>01/02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84</text:p>
          </table:table-cell>
          <table:table-cell office:value-type="string" table:style-name="ce1">
            <text:p>SANCHEZ GARCIA EUCALIT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C2001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SAGE620209918</text:p>
          </table:table-cell>
          <table:table-cell office:value-type="string" table:style-name="ce1">
            <text:p>CF ESTATAL</text:p>
          </table:table-cell>
          <table:table-cell office:value-type="string" table:style-name="ce1">
            <text:p>COORDINADOR DE ZONA</text:p>
          </table:table-cell>
          <table:table-cell office:value-type="string" table:style-name="ce1">
            <text:p>INGENIERO</text:p>
          </table:table-cell>
          <table:table-cell office:value-type="date" office:date-value="2008-03-01T00:00:00" table:style-name="ce2">
            <text:p>01/03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88</text:p>
          </table:table-cell>
          <table:table-cell office:value-type="string" table:style-name="ce1">
            <text:p>REYES PEREZ DORIS EUGENIA</text:p>
          </table:table-cell>
          <table:table-cell office:value-type="string" table:style-name="ce1">
            <text:p>300C2</text:p>
          </table:table-cell>
          <table:table-cell table:number-columns-repeated="4" table:style-name="ce1"/>
          <table:table-cell office:value-type="string" table:style-name="ce1">
            <text:p>INTENDENTE</text:p>
          </table:table-cell>
          <table:table-cell office:value-type="string" table:style-name="ce1">
            <text:p>SECUNDARIA</text:p>
          </table:table-cell>
          <table:table-cell office:value-type="date" office:date-value="2008-05-16T00:00:00" table:style-name="ce2">
            <text:p>16/05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92</text:p>
          </table:table-cell>
          <table:table-cell office:value-type="string" table:style-name="ce1">
            <text:p>MARIO ALFREDO BAEZ HERNANDEZ</text:p>
          </table:table-cell>
          <table:table-cell office:value-type="string" table:style-name="ce1">
            <text:p>300F2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97</text:p>
          </table:table-cell>
          <table:table-cell office:value-type="string" table:style-name="ce1">
            <text:p>LANDA CAMPOS JOSUE</text:p>
          </table:table-cell>
          <table:table-cell office:value-type="string" table:style-name="ce1">
            <text:p>300M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399</text:p>
          </table:table-cell>
          <table:table-cell office:value-type="string" table:style-name="ce1">
            <text:p>LARA COLL RAMSES ULISES</text:p>
          </table:table-cell>
          <table:table-cell office:value-type="string" table:style-name="ce1">
            <text:p>3017</text:p>
          </table:table-cell>
          <table:table-cell table:number-columns-repeated="4" table:style-name="ce1"/>
          <table:table-cell office:value-type="string" table:style-name="ce1">
            <text:p>COORDINADOR DE ZONA</text:p>
          </table:table-cell>
          <table:table-cell office:value-type="string" table:style-name="ce1">
            <text:p>INGENIERO</text:p>
          </table:table-cell>
          <table:table-cell office:value-type="date" office:date-value="2008-09-16T00:00:00" table:style-name="ce2">
            <text:p>16/09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01</text:p>
          </table:table-cell>
          <table:table-cell office:value-type="string" table:style-name="ce1">
            <text:p>SIMUTA SALAS VIRGINIA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OB2</text:p>
          </table:table-cell>
          <table:table-cell office:value-type="string" table:style-name="ce1">
            <text:p>SISV680823</text:p>
          </table:table-cell>
          <table:table-cell table:style-name="ce1"/>
          <table:table-cell office:value-type="string" table:style-name="ce1">
            <text:p>JEFE DE UNIDAD ADMINISTRATIVA EN COATZACOALCO</text:p>
          </table:table-cell>
          <table:table-cell office:value-type="string" table:style-name="ce1">
            <text:p>CONTADORA</text:p>
          </table:table-cell>
          <table:table-cell office:value-type="date" office:date-value="2007-05-01T00:00:00" table:style-name="ce2">
            <text:p>01/05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02</text:p>
          </table:table-cell>
          <table:table-cell office:value-type="string" table:style-name="ce1">
            <text:p>EVANGELISTA GONZALEZ VIANET</text:p>
          </table:table-cell>
          <table:table-cell office:value-type="string" table:style-name="ce1">
            <text:p>3005</text:p>
          </table:table-cell>
          <table:table-cell table:number-columns-repeated="4" table:style-name="ce1"/>
          <table:table-cell office:value-type="string" table:style-name="ce1">
            <text:p>COORDINADORA DE ZONA EN POZA RICA</text:p>
          </table:table-cell>
          <table:table-cell office:value-type="string" table:style-name="ce1">
            <text:p>LICENCIADA</text:p>
          </table:table-cell>
          <table:table-cell office:value-type="date" office:date-value="2008-12-18T00:00:00" table:style-name="ce2">
            <text:p>18/12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03</text:p>
          </table:table-cell>
          <table:table-cell office:value-type="string" table:style-name="ce1">
            <text:p>HERNÁNDEZ GARCÍA ANA CELIA</text:p>
          </table:table-cell>
          <table:table-cell office:value-type="string" table:style-name="ce1">
            <text:p>300B2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04</text:p>
          </table:table-cell>
          <table:table-cell office:value-type="string" table:style-name="ce1">
            <text:p>MARCIAL PEREDA EVA</text:p>
          </table:table-cell>
          <table:table-cell office:value-type="string" table:style-name="ce1">
            <text:p>300E2</text:p>
          </table:table-cell>
          <table:table-cell table:number-columns-repeated="4" table:style-name="ce1"/>
          <table:table-cell office:value-type="string" table:style-name="ce1">
            <text:p>JEFE DE DEPARTAMENTO</text:p>
          </table:table-cell>
          <table:table-cell office:value-type="string" table:style-name="ce1">
            <text:p>LICENCIADA EN PEDAGOGIA</text:p>
          </table:table-cell>
          <table:table-cell office:value-type="date" office:date-value="2008-12-16T00:00:00" table:style-name="ce2">
            <text:p>16/12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07</text:p>
          </table:table-cell>
          <table:table-cell office:value-type="string" table:style-name="ce1">
            <text:p>GOMEZ CITALAN PHARRIS ARES</text:p>
          </table:table-cell>
          <table:table-cell office:value-type="string" table:style-name="ce1">
            <text:p>2003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08</text:p>
          </table:table-cell>
          <table:table-cell office:value-type="string" table:style-name="ce1">
            <text:p>RAMIREZ MORALES ADELITA</text:p>
          </table:table-cell>
          <table:table-cell office:value-type="string" table:style-name="ce1">
            <text:p>300Z</text:p>
          </table:table-cell>
          <table:table-cell table:number-columns-repeated="6" table:style-name="ce1"/>
          <table:table-cell office:value-type="date" office:date-value="2012-01-01T00:00:00" table:style-name="ce2">
            <text:p>01/01/20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12</text:p>
          </table:table-cell>
          <table:table-cell office:value-type="string" table:style-name="ce1">
            <text:p>OSORIO REYES ENRIQUE</text:p>
          </table:table-cell>
          <table:table-cell office:value-type="string" table:style-name="ce1">
            <text:p>300F1</text:p>
          </table:table-cell>
          <table:table-cell table:number-columns-repeated="4" table:style-name="ce1"/>
          <table:table-cell office:value-type="string" table:style-name="ce1">
            <text:p>AUXILIAR ADMINISTRATIVO</text:p>
          </table:table-cell>
          <table:table-cell office:value-type="string" table:style-name="ce1">
            <text:p>LICENCIADO EN ADMINISTRACIÓN DE EMPRESAS</text:p>
          </table:table-cell>
          <table:table-cell office:value-type="date" office:date-value="2009-04-16T00:00:00" table:style-name="ce2">
            <text:p>16/04/200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13</text:p>
          </table:table-cell>
          <table:table-cell office:value-type="string" table:style-name="ce1">
            <text:p>NUÑEZ ORTEGA ANA MARIA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C388ZB2</text:p>
          </table:table-cell>
          <table:table-cell office:value-type="string" table:style-name="ce1">
            <text:p>8</text:p>
          </table:table-cell>
          <table:table-cell office:value-type="string" table:style-name="ce1">
            <text:p>NUOA770723</text:p>
          </table:table-cell>
          <table:table-cell office:value-type="string" table:style-name="ce1">
            <text:p>J2002</text:p>
          </table:table-cell>
          <table:table-cell office:value-type="string" table:style-name="ce1">
            <text:p>JEFE DE OFICINA DE ADQUISICIONES</text:p>
          </table:table-cell>
          <table:table-cell office:value-type="string" table:style-name="ce1">
            <text:p>LICENCIADA EN CONTADURIA</text:p>
          </table:table-cell>
          <table:table-cell office:value-type="date" office:date-value="2009-10-15T00:00:00" table:style-name="ce2">
            <text:p>15/10/200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22</text:p>
          </table:table-cell>
          <table:table-cell office:value-type="string" table:style-name="ce1">
            <text:p>SUAREZ RUIZ GERARDO</text:p>
          </table:table-cell>
          <table:table-cell office:value-type="string" table:style-name="ce1">
            <text:p>300F1</text:p>
          </table:table-cell>
          <table:table-cell table:number-columns-repeated="4" table:style-name="ce1"/>
          <table:table-cell office:value-type="string" table:style-name="ce1">
            <text:p>JEFE DE OFICINA</text:p>
          </table:table-cell>
          <table:table-cell office:value-type="string" table:style-name="ce1">
            <text:p>CONTADOR PUBLICO</text:p>
          </table:table-cell>
          <table:table-cell office:value-type="date" office:date-value="2010-05-01T00:00:00" table:style-name="ce2">
            <text:p>01/05/20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24</text:p>
          </table:table-cell>
          <table:table-cell office:value-type="string" table:style-name="ce1">
            <text:p>DOMINGUEZ SANCHEZ GERARDO</text:p>
          </table:table-cell>
          <table:table-cell office:value-type="string" table:style-name="ce1">
            <text:p>300F2</text:p>
          </table:table-cell>
          <table:table-cell table:number-columns-repeated="6" table:style-name="ce1"/>
          <table:table-cell office:value-type="date" office:date-value="2011-03-01T00:00:00" table:style-name="ce2">
            <text:p>01/03/20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27</text:p>
          </table:table-cell>
          <table:table-cell office:value-type="string" table:style-name="ce1">
            <text:p>HERNANDEZ OLIVO BLANCA LIZETH</text:p>
          </table:table-cell>
          <table:table-cell office:value-type="string" table:style-name="ce1">
            <text:p>300C1</text:p>
          </table:table-cell>
          <table:table-cell table:number-columns-repeated="4" table:style-name="ce1"/>
          <table:table-cell office:value-type="string" table:style-name="ce1">
            <text:p>ANALISTA</text:p>
          </table:table-cell>
          <table:table-cell table:style-name="ce1"/>
          <table:table-cell office:value-type="date" office:date-value="2012-02-24T00:00:00" table:style-name="ce2">
            <text:p>24/02/20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29</text:p>
          </table:table-cell>
          <table:table-cell office:value-type="string" table:style-name="ce1">
            <text:p>PIÑA ARROYO MURRIETA JOSE SERGIO ARTURO</text:p>
          </table:table-cell>
          <table:table-cell office:value-type="string" table:style-name="ce1">
            <text:p>300F1</text:p>
          </table:table-cell>
          <table:table-cell table:number-columns-repeated="6" table:style-name="ce1"/>
          <table:table-cell office:value-type="date" office:date-value="2011-03-01T00:00:00" table:style-name="ce2">
            <text:p>01/03/20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30</text:p>
          </table:table-cell>
          <table:table-cell office:value-type="string" table:style-name="ce1">
            <text:p>MENDEZ MORALES RUBEN OMAR</text:p>
          </table:table-cell>
          <table:table-cell office:value-type="string" table:style-name="ce1">
            <text:p>3009</text:p>
          </table:table-cell>
          <table:table-cell table:number-columns-repeated="4" table:style-name="ce1"/>
          <table:table-cell office:value-type="string" table:style-name="ce1">
            <text:p>JEFE DE ADMINISTRACION</text:p>
          </table:table-cell>
          <table:table-cell office:value-type="string" table:style-name="ce1">
            <text:p>LICENCIADO EN DERECHO</text:p>
          </table:table-cell>
          <table:table-cell office:value-type="date" office:date-value="2011-02-16T00:00:00" table:style-name="ce2">
            <text:p>16/02/20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34</text:p>
          </table:table-cell>
          <table:table-cell office:value-type="string" table:style-name="ce1">
            <text:p>ARIAS SANTOS JENY MARGARITA</text:p>
          </table:table-cell>
          <table:table-cell office:value-type="string" table:style-name="ce1">
            <text:p>3023</text:p>
          </table:table-cell>
          <table:table-cell table:number-columns-repeated="6" table:style-name="ce1"/>
          <table:table-cell office:value-type="date" office:date-value="2011-03-01T00:00:00" table:style-name="ce2">
            <text:p>01/03/20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36</text:p>
          </table:table-cell>
          <table:table-cell office:value-type="string" table:style-name="ce1">
            <text:p>ACEVEDO SOLAR ANDRES ANTONIO</text:p>
          </table:table-cell>
          <table:table-cell office:value-type="string" table:style-name="ce1">
            <text:p>300I2</text:p>
          </table:table-cell>
          <table:table-cell table:number-columns-repeated="6" table:style-name="ce1"/>
          <table:table-cell office:value-type="date" office:date-value="2011-08-30T00:00:00" table:style-name="ce2">
            <text:p>30/08/20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39</text:p>
          </table:table-cell>
          <table:table-cell office:value-type="string" table:style-name="ce1">
            <text:p>DEL RIO GOLFFIER MANUEL AMADO</text:p>
          </table:table-cell>
          <table:table-cell office:value-type="string" table:style-name="ce1">
            <text:p>300C5</text:p>
          </table:table-cell>
          <table:table-cell table:number-columns-repeated="4" table:style-name="ce1"/>
          <table:table-cell office:value-type="string" table:style-name="ce1">
            <text:p>JEFE DEL DEPARTAMENTO DE ALMANCEN ESTATAL</text:p>
          </table:table-cell>
          <table:table-cell office:value-type="string" table:style-name="ce1">
            <text:p>LICENCIADO</text:p>
          </table:table-cell>
          <table:table-cell office:value-type="date" office:date-value="2012-02-16T00:00:00" table:style-name="ce2">
            <text:p>16/02/20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41</text:p>
          </table:table-cell>
          <table:table-cell office:value-type="string" table:style-name="ce1">
            <text:p>CHAPARRO HERNANDEZ ARGELIA CAROLINA</text:p>
          </table:table-cell>
          <table:table-cell office:value-type="string" table:style-name="ce1">
            <text:p>300M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43</text:p>
          </table:table-cell>
          <table:table-cell office:value-type="string" table:style-name="ce1">
            <text:p>ROMERO DE LA MAZA JORGE RAYMUNDO</text:p>
          </table:table-cell>
          <table:table-cell office:value-type="string" table:style-name="ce1">
            <text:p>300F1</text:p>
          </table:table-cell>
          <table:table-cell table:number-columns-repeated="6" table:style-name="ce1"/>
          <table:table-cell office:value-type="date" office:date-value="2012-04-16T00:00:00" table:style-name="ce2">
            <text:p>16/04/20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45</text:p>
          </table:table-cell>
          <table:table-cell office:value-type="string" table:style-name="ce1">
            <text:p>MERINO MARTINEZ JESUS MANUEL</text:p>
          </table:table-cell>
          <table:table-cell office:value-type="string" table:style-name="ce1">
            <text:p>3002</text:p>
          </table:table-cell>
          <table:table-cell table:number-columns-repeated="4" table:style-name="ce1"/>
          <table:table-cell office:value-type="string" table:style-name="ce1">
            <text:p>JEFE DE UNIDAD ADMINISTRATIVO EN NARANJOS</text:p>
          </table:table-cell>
          <table:table-cell office:value-type="string" table:style-name="ce1">
            <text:p>C.P.</text:p>
          </table:table-cell>
          <table:table-cell office:value-type="date" office:date-value="2012-01-01T00:00:00" table:style-name="ce2">
            <text:p>01/01/20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46</text:p>
          </table:table-cell>
          <table:table-cell office:value-type="string" table:style-name="ce1">
            <text:p>BOLAÑOS SANCHEZ MARTHA SILVIA</text:p>
          </table:table-cell>
          <table:table-cell office:value-type="string" table:style-name="ce1">
            <text:p>300F</text:p>
          </table:table-cell>
          <table:table-cell table:number-columns-repeated="4" table:style-name="ce1"/>
          <table:table-cell office:value-type="string" table:style-name="ce1">
            <text:p>SECRETARIA</text:p>
          </table:table-cell>
          <table:table-cell table:style-name="ce1"/>
          <table:table-cell office:value-type="date" office:date-value="2013-02-01T00:00:00" table:style-name="ce2">
            <text:p>01/02/20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52</text:p>
          </table:table-cell>
          <table:table-cell office:value-type="string" table:style-name="ce1">
            <text:p>TAPIA LANDA AIDE</text:p>
          </table:table-cell>
          <table:table-cell office:value-type="string" table:style-name="ce1">
            <text:p>300G</text:p>
          </table:table-cell>
          <table:table-cell table:number-columns-repeated="4" table:style-name="ce1"/>
          <table:table-cell office:value-type="string" table:style-name="ce1">
            <text:p>AUXILIAR DE LA UNIDAD DE ASUNTOS JURIDICOS</text:p>
          </table:table-cell>
          <table:table-cell office:value-type="string" table:style-name="ce1">
            <text:p>LICENCIADO</text:p>
          </table:table-cell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53</text:p>
          </table:table-cell>
          <table:table-cell office:value-type="string" table:style-name="ce1">
            <text:p>TORRES DIAZ JUAN LUIS</text:p>
          </table:table-cell>
          <table:table-cell office:value-type="string" table:style-name="ce1">
            <text:p>300F2</text:p>
          </table:table-cell>
          <table:table-cell table:number-columns-repeated="4" table:style-name="ce1"/>
          <table:table-cell office:value-type="string" table:style-name="ce1">
            <text:p>JEFE DEL DEPARTAMENTO DE PROGRAMACIÓN, PTTO.</text:p>
          </table:table-cell>
          <table:table-cell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56</text:p>
          </table:table-cell>
          <table:table-cell office:value-type="string" table:style-name="ce1">
            <text:p>FAVIAN BADILLO KAREN GRACIELA</text:p>
          </table:table-cell>
          <table:table-cell office:value-type="string" table:style-name="ce1">
            <text:p>300F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57</text:p>
          </table:table-cell>
          <table:table-cell office:value-type="string" table:style-name="ce1">
            <text:p>RAMIREZ HERNÁNDEZ EVA</text:p>
          </table:table-cell>
          <table:table-cell office:value-type="string" table:style-name="ce1">
            <text:p>300B1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58</text:p>
          </table:table-cell>
          <table:table-cell office:value-type="string" table:style-name="ce1">
            <text:p>VILLALOBOS VILLANUEVA SILVIA</text:p>
          </table:table-cell>
          <table:table-cell office:value-type="string" table:style-name="ce1">
            <text:p>300C1</text:p>
          </table:table-cell>
          <table:table-cell table:number-columns-repeated="4" table:style-name="ce1"/>
          <table:table-cell office:value-type="string" table:style-name="ce1">
            <text:p>AUXILIAR ADMINISTRATIVO</text:p>
          </table:table-cell>
          <table:table-cell office:value-type="string" table:style-name="ce1">
            <text:p>CONTADORA PÚBLICA</text:p>
          </table:table-cell>
          <table:table-cell office:value-type="date" office:date-value="2012-01-01T00:00:00" table:style-name="ce2">
            <text:p>01/01/20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59</text:p>
          </table:table-cell>
          <table:table-cell office:value-type="string" table:style-name="ce1">
            <text:p>LANDA ZAVALETA CITLALIT</text:p>
          </table:table-cell>
          <table:table-cell office:value-type="string" table:style-name="ce1">
            <text:p>300C1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60</text:p>
          </table:table-cell>
          <table:table-cell office:value-type="string" table:style-name="ce1">
            <text:p>RIVAS GARCÍA MARILU</text:p>
          </table:table-cell>
          <table:table-cell office:value-type="string" table:style-name="ce1">
            <text:p>300E1</text:p>
          </table:table-cell>
          <table:table-cell table:number-columns-repeated="4" table:style-name="ce1"/>
          <table:table-cell office:value-type="string" table:style-name="ce1">
            <text:p>LICENCIADA</text:p>
          </table:table-cell>
          <table:table-cell office:value-type="string" table:style-name="ce1">
            <text:p>PROGRAMADOR</text:p>
          </table:table-cell>
          <table:table-cell office:value-type="date" office:date-value="2012-01-01T00:00:00" table:style-name="ce2">
            <text:p>01/01/20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61</text:p>
          </table:table-cell>
          <table:table-cell office:value-type="string" table:style-name="ce1">
            <text:p>ENCARNACION MENDOZA CESAR</text:p>
          </table:table-cell>
          <table:table-cell office:value-type="string" table:style-name="ce1">
            <text:p>300E1</text:p>
          </table:table-cell>
          <table:table-cell table:number-columns-repeated="4" table:style-name="ce1"/>
          <table:table-cell office:value-type="string" table:style-name="ce1">
            <text:p>LICENCIADO</text:p>
          </table:table-cell>
          <table:table-cell office:value-type="string" table:style-name="ce1">
            <text:p>PROGRAMADOR</text:p>
          </table:table-cell>
          <table:table-cell office:value-type="date" office:date-value="2012-01-01T00:00:00" table:style-name="ce2">
            <text:p>01/01/20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62</text:p>
          </table:table-cell>
          <table:table-cell office:value-type="string" table:style-name="ce1">
            <text:p>MURRIETA CERVANTES SALVADOR</text:p>
          </table:table-cell>
          <table:table-cell office:value-type="string" table:style-name="ce1">
            <text:p>300C2</text:p>
          </table:table-cell>
          <table:table-cell table:number-columns-repeated="4" table:style-name="ce1"/>
          <table:table-cell office:value-type="string" table:style-name="ce1">
            <text:p>AUXILIAR DE LA OFICINA DE ACTIVO FIJO</text:p>
          </table:table-cell>
          <table:table-cell office:value-type="string" table:style-name="ce1">
            <text:p>LICENCIADO EN DERECHO</text:p>
          </table:table-cell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64</text:p>
          </table:table-cell>
          <table:table-cell office:value-type="string" table:style-name="ce1">
            <text:p>EDGAR ELIAS MARTINEZ JIMENEZ</text:p>
          </table:table-cell>
          <table:table-cell office:value-type="string" table:style-name="ce1">
            <text:p>300A</text:p>
          </table:table-cell>
          <table:table-cell table:number-columns-repeated="4" table:style-name="ce1"/>
          <table:table-cell office:value-type="string" table:style-name="ce1">
            <text:p>CHOFER</text:p>
          </table:table-cell>
          <table:table-cell table:style-name="ce1"/>
          <table:table-cell office:value-type="date" office:date-value="2013-01-01T00:00:00" table:style-name="ce2">
            <text:p>01/01/20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65</text:p>
          </table:table-cell>
          <table:table-cell office:value-type="string" table:style-name="ce1">
            <text:p>PASARÓN GONZALEZ ROSALBA</text:p>
          </table:table-cell>
          <table:table-cell office:value-type="string" table:style-name="ce1">
            <text:p>300C</text:p>
          </table:table-cell>
          <table:table-cell table:number-columns-repeated="4" table:style-name="ce1"/>
          <table:table-cell office:value-type="string" table:style-name="ce1">
            <text:p>SECRETARIA</text:p>
          </table:table-cell>
          <table:table-cell table:style-name="ce1"/>
          <table:table-cell office:value-type="date" office:date-value="2014-02-01T00:00:00" table:style-name="ce2">
            <text:p>01/02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70</text:p>
          </table:table-cell>
          <table:table-cell office:value-type="string" table:style-name="ce1">
            <text:p>RODRIGUEZ CHAZARO ROSANA</text:p>
          </table:table-cell>
          <table:table-cell office:value-type="string" table:style-name="ce1">
            <text:p>300C</text:p>
          </table:table-cell>
          <table:table-cell table:number-columns-repeated="4" table:style-name="ce1"/>
          <table:table-cell office:value-type="string" table:style-name="ce1">
            <text:p>AUXILIAR ADMINISTRATIVO</text:p>
          </table:table-cell>
          <table:table-cell office:value-type="string" table:style-name="ce1">
            <text:p>CONTADORA PÚBLICA</text:p>
          </table:table-cell>
          <table:table-cell office:value-type="date" office:date-value="2014-02-01T00:00:00" table:style-name="ce2">
            <text:p>01/02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71</text:p>
          </table:table-cell>
          <table:table-cell office:value-type="string" table:style-name="ce1">
            <text:p>DE LA ROSA ACEVEDO JOSE LEOBARDO</text:p>
          </table:table-cell>
          <table:table-cell office:value-type="string" table:style-name="ce1">
            <text:p>300C</text:p>
          </table:table-cell>
          <table:table-cell table:number-columns-repeated="4" table:style-name="ce1"/>
          <table:table-cell office:value-type="string" table:style-name="ce1">
            <text:p>AUXILIAR ADMINISTRATIVO</text:p>
          </table:table-cell>
          <table:table-cell office:value-type="string" table:style-name="ce1">
            <text:p>LICENCIADO</text:p>
          </table:table-cell>
          <table:table-cell office:value-type="date" office:date-value="2014-02-01T00:00:00" table:style-name="ce2">
            <text:p>01/02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72</text:p>
          </table:table-cell>
          <table:table-cell office:value-type="string" table:style-name="ce1">
            <text:p>GAMBOA CARMONA MARIA LOURDES</text:p>
          </table:table-cell>
          <table:table-cell office:value-type="string" table:style-name="ce1">
            <text:p>300F</text:p>
          </table:table-cell>
          <table:table-cell table:number-columns-repeated="4" table:style-name="ce1"/>
          <table:table-cell office:value-type="string" table:style-name="ce1">
            <text:p>SUBDIRECTORA DE PLANEACION, PROGRMACIÓN Y PRE</text:p>
          </table:table-cell>
          <table:table-cell table:style-name="ce1"/>
          <table:table-cell office:value-type="date" office:date-value="2014-02-01T00:00:00" table:style-name="ce2">
            <text:p>01/02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76</text:p>
          </table:table-cell>
          <table:table-cell office:value-type="string" table:style-name="ce1">
            <text:p>MURRIETA DOMINGUEZ JOSE JAVIER</text:p>
          </table:table-cell>
          <table:table-cell office:value-type="string" table:style-name="ce1">
            <text:p>300C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80</text:p>
          </table:table-cell>
          <table:table-cell office:value-type="string" table:style-name="ce1">
            <text:p>RODRÍGUEZ HERNÁNDEZ MARIA LUZ</text:p>
          </table:table-cell>
          <table:table-cell office:value-type="string" table:style-name="ce1">
            <text:p>300I</text:p>
          </table:table-cell>
          <table:table-cell table:number-columns-repeated="6" table:style-name="ce1"/>
          <table:table-cell office:value-type="date" office:date-value="2014-04-30T00:00:00" table:style-name="ce2">
            <text:p>30/04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82</text:p>
          </table:table-cell>
          <table:table-cell office:value-type="string" table:style-name="ce1">
            <text:p>SHUSTER FONSECA JUAN</text:p>
          </table:table-cell>
          <table:table-cell office:value-type="string" table:style-name="ce1">
            <text:p>300N</text:p>
          </table:table-cell>
          <table:table-cell table:number-columns-repeated="4" table:style-name="ce1"/>
          <table:table-cell office:value-type="string" table:style-name="ce1">
            <text:p>SUBDIRECTOR DE ATENCIÓN TERRITORIAL</text:p>
          </table:table-cell>
          <table:table-cell office:value-type="string" table:style-name="ce1">
            <text:p>DOCTOR</text:p>
          </table:table-cell>
          <table:table-cell office:value-type="date" office:date-value="2014-05-01T00:00:00" table:style-name="ce2">
            <text:p>01/05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84</text:p>
          </table:table-cell>
          <table:table-cell office:value-type="string" table:style-name="ce1">
            <text:p>OSORIO CONTRERAS GEOVANY RAFAEL</text:p>
          </table:table-cell>
          <table:table-cell office:value-type="string" table:style-name="ce1">
            <text:p>300F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85</text:p>
          </table:table-cell>
          <table:table-cell office:value-type="string" table:style-name="ce1">
            <text:p>LOPEZ OLIVO DAVID</text:p>
          </table:table-cell>
          <table:table-cell office:value-type="string" table:style-name="ce1">
            <text:p>300F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86</text:p>
          </table:table-cell>
          <table:table-cell office:value-type="string" table:style-name="ce1">
            <text:p>BRUNO CERECEDO JORGE ARTURO</text:p>
          </table:table-cell>
          <table:table-cell office:value-type="string" table:style-name="ce1">
            <text:p>300F1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87</text:p>
          </table:table-cell>
          <table:table-cell office:value-type="string" table:style-name="ce1">
            <text:p>MENDEZ RANGEL ARMANDO</text:p>
          </table:table-cell>
          <table:table-cell office:value-type="string" table:style-name="ce1">
            <text:p>300F1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88</text:p>
          </table:table-cell>
          <table:table-cell office:value-type="string" table:style-name="ce1">
            <text:p>FRANYUTI CARLIN EDITH MARGARITA</text:p>
          </table:table-cell>
          <table:table-cell office:value-type="string" table:style-name="ce1">
            <text:p>300G</text:p>
          </table:table-cell>
          <table:table-cell table:number-columns-repeated="4" table:style-name="ce1"/>
          <table:table-cell office:value-type="string" table:style-name="ce1">
            <text:p>JEFA DE LA UNIDAD DE ASUNTOS JURÍDICOS</text:p>
          </table:table-cell>
          <table:table-cell office:value-type="string" table:style-name="ce1">
            <text:p>LICENCIADA</text:p>
          </table:table-cell>
          <table:table-cell office:value-type="date" office:date-value="2014-06-01T00:00:00" table:style-name="ce2">
            <text:p>01/06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89</text:p>
          </table:table-cell>
          <table:table-cell office:value-type="string" table:style-name="ce1">
            <text:p>VARELA REBOLLEDO ISIDRO ERIK</text:p>
          </table:table-cell>
          <table:table-cell office:value-type="string" table:style-name="ce1">
            <text:p>300E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90</text:p>
          </table:table-cell>
          <table:table-cell office:value-type="string" table:style-name="ce1">
            <text:p>RAMIREZ RIVERA MOISES</text:p>
          </table:table-cell>
          <table:table-cell office:value-type="string" table:style-name="ce1">
            <text:p>300C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91</text:p>
          </table:table-cell>
          <table:table-cell office:value-type="string" table:style-name="ce1">
            <text:p>RAMOS AVIÑA RACHEL</text:p>
          </table:table-cell>
          <table:table-cell office:value-type="string" table:style-name="ce1">
            <text:p>300C</text:p>
          </table:table-cell>
          <table:table-cell table:number-columns-repeated="4" table:style-name="ce1"/>
          <table:table-cell office:value-type="string" table:style-name="ce1">
            <text:p>SECRETARIA</text:p>
          </table:table-cell>
          <table:table-cell office:value-type="string" table:style-name="ce1">
            <text:p>LICENCIADA</text:p>
          </table:table-cell>
          <table:table-cell office:value-type="date" office:date-value="2014-06-15T00:00:00" table:style-name="ce2">
            <text:p>15/06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92</text:p>
          </table:table-cell>
          <table:table-cell office:value-type="string" table:style-name="ce1">
            <text:p>GARCIA MEDINA RAFAELA</text:p>
          </table:table-cell>
          <table:table-cell office:value-type="string" table:style-name="ce1">
            <text:p>300C</text:p>
          </table:table-cell>
          <table:table-cell table:number-columns-repeated="4" table:style-name="ce1"/>
          <table:table-cell office:value-type="string" table:style-name="ce1">
            <text:p>SECRETARIA</text:p>
          </table:table-cell>
          <table:table-cell table:style-name="ce1"/>
          <table:table-cell office:value-type="date" office:date-value="2014-06-15T00:00:00" table:style-name="ce2">
            <text:p>15/06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95</text:p>
          </table:table-cell>
          <table:table-cell office:value-type="string" table:style-name="ce1">
            <text:p>SEPULVEDA REYNA HUMBERTO</text:p>
          </table:table-cell>
          <table:table-cell office:value-type="string" table:style-name="ce1">
            <text:p>300C1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96</text:p>
          </table:table-cell>
          <table:table-cell office:value-type="string" table:style-name="ce1">
            <text:p>ALTAMIRANO MUÑOZ ALFREDO</text:p>
          </table:table-cell>
          <table:table-cell office:value-type="string" table:style-name="ce1">
            <text:p>300G</text:p>
          </table:table-cell>
          <table:table-cell table:number-columns-repeated="4" table:style-name="ce1"/>
          <table:table-cell office:value-type="string" table:style-name="ce1">
            <text:p>AUXILIAR DE LA UNIDAD DE ASUNTOS JURIDICOS</text:p>
          </table:table-cell>
          <table:table-cell office:value-type="string" table:style-name="ce1">
            <text:p>LICENCIADO</text:p>
          </table:table-cell>
          <table:table-cell office:value-type="date" office:date-value="2014-07-01T00:00:00" table:style-name="ce2">
            <text:p>01/07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97</text:p>
          </table:table-cell>
          <table:table-cell office:value-type="string" table:style-name="ce1">
            <text:p>PERALTA VARELA RIBAY</text:p>
          </table:table-cell>
          <table:table-cell office:value-type="string" table:style-name="ce1">
            <text:p>300G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498</text:p>
          </table:table-cell>
          <table:table-cell office:value-type="string" table:style-name="ce1">
            <text:p>LÓPEZ ROBLES LUIS FERNANDO</text:p>
          </table:table-cell>
          <table:table-cell office:value-type="string" table:style-name="ce1">
            <text:p>3003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00</text:p>
          </table:table-cell>
          <table:table-cell office:value-type="string" table:style-name="ce1">
            <text:p>ACOSTA HERNÁNDEZ GABRIEL</text:p>
          </table:table-cell>
          <table:table-cell office:value-type="string" table:style-name="ce1">
            <text:p>300C2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01</text:p>
          </table:table-cell>
          <table:table-cell office:value-type="string" table:style-name="ce1">
            <text:p>SEECHI CASTAÑEDA ISRAEL</text:p>
          </table:table-cell>
          <table:table-cell office:value-type="string" table:style-name="ce1">
            <text:p>300C2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02</text:p>
          </table:table-cell>
          <table:table-cell office:value-type="string" table:style-name="ce1">
            <text:p>PEREZ FLORES CARLOS ARTURO</text:p>
          </table:table-cell>
          <table:table-cell office:value-type="string" table:style-name="ce1">
            <text:p>300E4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03</text:p>
          </table:table-cell>
          <table:table-cell office:value-type="string" table:style-name="ce1">
            <text:p>CEDEÑO MUÑOZ KARINA LIZETH</text:p>
          </table:table-cell>
          <table:table-cell office:value-type="string" table:style-name="ce1">
            <text:p>300E2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04</text:p>
          </table:table-cell>
          <table:table-cell office:value-type="string" table:style-name="ce1">
            <text:p>CORTES FLORES KARINA</text:p>
          </table:table-cell>
          <table:table-cell office:value-type="string" table:style-name="ce1">
            <text:p>300C3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07</text:p>
          </table:table-cell>
          <table:table-cell office:value-type="string" table:style-name="ce1">
            <text:p>OSORNO ESTRADA MARIA DE LOURDES</text:p>
          </table:table-cell>
          <table:table-cell office:value-type="string" table:style-name="ce1">
            <text:p>300O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08</text:p>
          </table:table-cell>
          <table:table-cell office:value-type="string" table:style-name="ce1">
            <text:p>ABDALA ZAMUDIO CARLA MARIA</text:p>
          </table:table-cell>
          <table:table-cell office:value-type="string" table:style-name="ce1">
            <text:p>300I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10</text:p>
          </table:table-cell>
          <table:table-cell office:value-type="string" table:style-name="ce1">
            <text:p>LEON HERNANDEZ LIZBETH</text:p>
          </table:table-cell>
          <table:table-cell office:value-type="string" table:style-name="ce1">
            <text:p>300E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11</text:p>
          </table:table-cell>
          <table:table-cell office:value-type="string" table:style-name="ce1">
            <text:p>FRANCO RODRIGUEZ CHRISTIAN GUSTAVO</text:p>
          </table:table-cell>
          <table:table-cell office:value-type="string" table:style-name="ce1">
            <text:p>300C6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12</text:p>
          </table:table-cell>
          <table:table-cell office:value-type="string" table:style-name="ce1">
            <text:p>LAGUNA MARTINEZ MARIO ALBERTO</text:p>
          </table:table-cell>
          <table:table-cell office:value-type="string" table:style-name="ce1">
            <text:p>300Ñ</text:p>
          </table:table-cell>
          <table:table-cell table:number-columns-repeated="6" table:style-name="ce1"/>
          <table:table-cell office:value-type="date" office:date-value="2014-01-01T00:00:00" table:style-name="ce2">
            <text:p>01/01/201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13</text:p>
          </table:table-cell>
          <table:table-cell office:value-type="string" table:style-name="ce1">
            <text:p>GONGORA LAGUNES ROXANA</text:p>
          </table:table-cell>
          <table:table-cell office:value-type="string" table:style-name="ce1">
            <text:p>300B2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16</text:p>
          </table:table-cell>
          <table:table-cell office:value-type="string" table:style-name="ce1">
            <text:p>VEGA RODRIGUEZ NELLY DEL CARMEN</text:p>
          </table:table-cell>
          <table:table-cell office:value-type="string" table:style-name="ce1">
            <text:p>300C3</text:p>
          </table:table-cell>
          <table:table-cell table:number-columns-repeated="6" table:style-name="ce1"/>
          <table:table-cell office:value-type="date" office:date-value="1981-11-05T00:00:00" table:style-name="ce2">
            <text:p>05/11/198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18</text:p>
          </table:table-cell>
          <table:table-cell office:value-type="string" table:style-name="ce1">
            <text:p>MARTINEZ BARRIA ALFREDO</text:p>
          </table:table-cell>
          <table:table-cell office:value-type="string" table:style-name="ce1">
            <text:p>300G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21</text:p>
          </table:table-cell>
          <table:table-cell office:value-type="string" table:style-name="ce1">
            <text:p>ORTIZ CARMONA MARIANA</text:p>
          </table:table-cell>
          <table:table-cell office:value-type="string" table:style-name="ce1">
            <text:p>300O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22</text:p>
          </table:table-cell>
          <table:table-cell office:value-type="string" table:style-name="ce1">
            <text:p>ORRICO CASTILLO ROXEL</text:p>
          </table:table-cell>
          <table:table-cell office:value-type="string" table:style-name="ce1">
            <text:p>300C2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28</text:p>
          </table:table-cell>
          <table:table-cell office:value-type="string" table:style-name="ce1">
            <text:p>ZAVALA ARADILLAS MIRNA ELDA</text:p>
          </table:table-cell>
          <table:table-cell office:value-type="string" table:style-name="ce1">
            <text:p>300C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29</text:p>
          </table:table-cell>
          <table:table-cell office:value-type="string" table:style-name="ce1">
            <text:p>ACHAVAL VERA TANIA</text:p>
          </table:table-cell>
          <table:table-cell office:value-type="string" table:style-name="ce1">
            <text:p>300G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34</text:p>
          </table:table-cell>
          <table:table-cell office:value-type="string" table:style-name="ce1">
            <text:p>HERRERA JUAREZ HERLINDA</text:p>
          </table:table-cell>
          <table:table-cell office:value-type="string" table:style-name="ce1">
            <text:p>3021</text:p>
          </table:table-cell>
          <table:table-cell table:number-columns-repeated="4" table:style-name="ce1"/>
          <table:table-cell office:value-type="string" table:style-name="ce1">
            <text:p>COORDINADORA DE ZONA ACAYUCAN</text:p>
          </table:table-cell>
          <table:table-cell table:style-name="ce1"/>
          <table:table-cell office:value-type="date" office:date-value="2015-05-01T00:00:00" table:style-name="ce2">
            <text:p>01/05/201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535</text:p>
          </table:table-cell>
          <table:table-cell office:value-type="string" table:style-name="ce1">
            <text:p>ZAMUDIO CORRO ZAIDE DEL CARMEN</text:p>
          </table:table-cell>
          <table:table-cell office:value-type="string" table:style-name="ce1">
            <text:p>300F</text:p>
          </table:table-cell>
          <table:table-cell table:number-columns-repeated="4" table:style-name="ce1"/>
          <table:table-cell office:value-type="string" table:style-name="ce1">
            <text:p>SUBDIRECTORA</text:p>
          </table:table-cell>
          <table:table-cell table:style-name="ce1"/>
          <table:table-cell office:value-type="date" office:date-value="2015-05-01T00:00:00" table:style-name="ce2">
            <text:p>01/05/201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001</text:p>
          </table:table-cell>
          <table:table-cell office:value-type="string" table:style-name="ce1">
            <text:p>VELEZ JOSE ANTONIO</text:p>
          </table:table-cell>
          <table:table-cell office:value-type="string" table:style-name="ce1">
            <text:p>300A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002</text:p>
          </table:table-cell>
          <table:table-cell office:value-type="string" table:style-name="ce1">
            <text:p>SAINZ SANDOVAL ITZEL BLANCA</text:p>
          </table:table-cell>
          <table:table-cell office:value-type="string" table:style-name="ce1">
            <text:p>300A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007</text:p>
          </table:table-cell>
          <table:table-cell office:value-type="string" table:style-name="ce1">
            <text:p>HERRERA AMARO RENE INDALECIO</text:p>
          </table:table-cell>
          <table:table-cell office:value-type="string" table:style-name="ce1">
            <text:p>300C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008</text:p>
          </table:table-cell>
          <table:table-cell office:value-type="string" table:style-name="ce1">
            <text:p>SUAREZ QUIROZ LUIS</text:p>
          </table:table-cell>
          <table:table-cell office:value-type="string" table:style-name="ce1">
            <text:p>300C1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010</text:p>
          </table:table-cell>
          <table:table-cell office:value-type="string" table:style-name="ce1">
            <text:p>MARTINEZ COPTO VIANCA NALLY</text:p>
          </table:table-cell>
          <table:table-cell office:value-type="string" table:style-name="ce1">
            <text:p>300Ñ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03</text:p>
          </table:table-cell>
          <table:table-cell office:value-type="string" table:style-name="ce1">
            <text:p>LUGO LAMBARRIA ANGEL AZORIN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LULA770904GY4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LIC. EN EDUCACION MEDIA (CIENCIAS SOC.)</text:p>
          </table:table-cell>
          <table:table-cell office:value-type="date" office:date-value="2001-03-16T00:00:00" table:style-name="ce2">
            <text:p>16/03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04</text:p>
          </table:table-cell>
          <table:table-cell office:value-type="string" table:style-name="ce1">
            <text:p>CABRERA CRUZ HUBI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CACH760619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TECNICO PROGRAMADOR ANALISTA</text:p>
          </table:table-cell>
          <table:table-cell office:value-type="date" office:date-value="2001-03-16T00:00:00" table:style-name="ce2">
            <text:p>16/03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06</text:p>
          </table:table-cell>
          <table:table-cell office:value-type="string" table:style-name="ce1">
            <text:p>TORRES MOLAR GUADALUPE</text:p>
          </table:table-cell>
          <table:table-cell office:value-type="string" table:style-name="ce1">
            <text:p>3003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TOMG-771212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LIC. EN INFORMATICA</text:p>
          </table:table-cell>
          <table:table-cell office:value-type="date" office:date-value="2001-03-16T00:00:00" table:style-name="ce2">
            <text:p>16/03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07</text:p>
          </table:table-cell>
          <table:table-cell office:value-type="string" table:style-name="ce1">
            <text:p>JUAREZ GARCIA LUCILA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JUGL7203041K5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ACREDITACION</text:p>
          </table:table-cell>
          <table:table-cell office:value-type="string" table:style-name="ce1">
            <text:p>BACHILLERATO</text:p>
          </table:table-cell>
          <table:table-cell office:value-type="date" office:date-value="1999-04-01T00:00:00" table:style-name="ce2">
            <text:p>01/04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12</text:p>
          </table:table-cell>
          <table:table-cell office:value-type="string" table:style-name="ce1">
            <text:p>VILLANUEVA GARCIA FILOMENA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VIGF710308557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TECNICO EJECUTIVO</text:p>
          </table:table-cell>
          <table:table-cell office:value-type="date" office:date-value="1998-07-16T00:00:00" table:style-name="ce2">
            <text:p>16/07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13</text:p>
          </table:table-cell>
          <table:table-cell office:value-type="string" table:style-name="ce1">
            <text:p>BALTAZAR GARCIA LUCERO IBALU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BAGL690923TH4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TECNICO EJECUTIVO (CONALEP)</text:p>
          </table:table-cell>
          <table:table-cell office:value-type="date" office:date-value="1998-07-16T00:00:00" table:style-name="ce2">
            <text:p>16/07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14</text:p>
          </table:table-cell>
          <table:table-cell office:value-type="string" table:style-name="ce1">
            <text:p>VEGA SOLIS VICTOR HUGO</text:p>
          </table:table-cell>
          <table:table-cell office:value-type="string" table:style-name="ce1">
            <text:p>3007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VESV760907SJA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TECNICO ASISTENTE EJECUTIVO</text:p>
          </table:table-cell>
          <table:table-cell office:value-type="date" office:date-value="1998-07-16T00:00:00" table:style-name="ce2">
            <text:p>16/07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15</text:p>
          </table:table-cell>
          <table:table-cell office:value-type="string" table:style-name="ce1">
            <text:p>PAZOS HERNANDEZ VALENTINA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AHV720624L32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10 SEMESTRE LIC. EN PEDAGOGIA</text:p>
          </table:table-cell>
          <table:table-cell office:value-type="date" office:date-value="1998-09-16T00:00:00" table:style-name="ce2">
            <text:p>16/09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16</text:p>
          </table:table-cell>
          <table:table-cell office:value-type="string" table:style-name="ce1">
            <text:p>GUADALUPE MENDEZ LUIS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GUML730904DS1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PASANTE DE LIC. EN INFORMATICA</text:p>
          </table:table-cell>
          <table:table-cell office:value-type="date" office:date-value="2001-03-16T00:00:00" table:style-name="ce2">
            <text:p>16/03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17</text:p>
          </table:table-cell>
          <table:table-cell office:value-type="string" table:style-name="ce1">
            <text:p>GOMEZ GUZMAN GLAFIRA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GOGG680124UC0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LIC. EN HISTORIA</text:p>
          </table:table-cell>
          <table:table-cell office:value-type="date" office:date-value="1998-09-01T00:00:00" table:style-name="ce2">
            <text:p>01/09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18</text:p>
          </table:table-cell>
          <table:table-cell office:value-type="string" table:style-name="ce1">
            <text:p>LOPEZ ROBLES LUIS FERNANDO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LORF680919M93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BACHILLERATO</text:p>
          </table:table-cell>
          <table:table-cell office:value-type="date" office:date-value="2000-10-01T00:00:00" table:style-name="ce2">
            <text:p>01/10/20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19</text:p>
          </table:table-cell>
          <table:table-cell office:value-type="string" table:style-name="ce1">
            <text:p>BONILLA GARCIA JOSE OLEGARIO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BOGO7203066T4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PASANTE DE LIC. EN ADMON. DE EMPRESAS</text:p>
          </table:table-cell>
          <table:table-cell office:value-type="date" office:date-value="1999-03-01T00:00:00" table:style-name="ce2">
            <text:p>01/03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21</text:p>
          </table:table-cell>
          <table:table-cell office:value-type="string" table:style-name="ce1">
            <text:p>ANDRADE VICCON GUADALUPE LUCERO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AAVG731117HM0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PASANTE DE LIC. EN PSICOLOGIA</text:p>
          </table:table-cell>
          <table:table-cell office:value-type="date" office:date-value="1998-08-16T00:00:00" table:style-name="ce2">
            <text:p>16/08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23</text:p>
          </table:table-cell>
          <table:table-cell office:value-type="string" table:style-name="ce1">
            <text:p>OLIVARES LILIA YAZMIN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OILY740803646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4º SEMESTRE LIC. EN ADMON. DE EMPRESAS</text:p>
          </table:table-cell>
          <table:table-cell office:value-type="date" office:date-value="1992-06-01T00:00:00" table:style-name="ce2">
            <text:p>01/06/199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24</text:p>
          </table:table-cell>
          <table:table-cell office:value-type="string" table:style-name="ce1">
            <text:p>JACOME BOLAÑOS CELIA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JABC7010215Q9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5º SEMESTRE DE LIC. EN PEDAGOGIA</text:p>
          </table:table-cell>
          <table:table-cell office:value-type="date" office:date-value="1997-08-16T00:00:00" table:style-name="ce2">
            <text:p>16/08/199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25</text:p>
          </table:table-cell>
          <table:table-cell office:value-type="string" table:style-name="ce1">
            <text:p>CONDE SORIANO MICAELA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COSM701122TW9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PASANTE DE LIC. EN INFORMATICA</text:p>
          </table:table-cell>
          <table:table-cell office:value-type="date" office:date-value="2003-02-01T00:00:00" table:style-name="ce2">
            <text:p>01/02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26</text:p>
          </table:table-cell>
          <table:table-cell office:value-type="string" table:style-name="ce1">
            <text:p>MORALES MARIN CLARA NORMA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OMC690815UE8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LIC. EN INFORMATICA</text:p>
          </table:table-cell>
          <table:table-cell office:value-type="date" office:date-value="2000-04-16T00:00:00" table:style-name="ce2">
            <text:p>16/04/20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27</text:p>
          </table:table-cell>
          <table:table-cell office:value-type="string" table:style-name="ce1">
            <text:p>CONTRERAS QUINTERO YADIRA ELIORET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COQY751031RD0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PASANTE DE LIC. EN INGENIERIA EN SISTEMAS</text:p>
          </table:table-cell>
          <table:table-cell office:value-type="date" office:date-value="2000-04-01T00:00:00" table:style-name="ce2">
            <text:p>01/04/20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29</text:p>
          </table:table-cell>
          <table:table-cell office:value-type="string" table:style-name="ce1">
            <text:p>ZAVALETA MELCHOR JOSE DIONICIO B,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ZAMD710512RY4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BACHILLERATO</text:p>
          </table:table-cell>
          <table:table-cell office:value-type="date" office:date-value="2001-03-16T00:00:00" table:style-name="ce2">
            <text:p>16/03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32</text:p>
          </table:table-cell>
          <table:table-cell office:value-type="string" table:style-name="ce1">
            <text:p>MORENO TOGA CARLOS ANTONIO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OTC760223G46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PASANTE DE LIC. EN INFORMATICA</text:p>
          </table:table-cell>
          <table:table-cell office:value-type="date" office:date-value="2001-09-01T00:00:00" table:style-name="ce2">
            <text:p>01/09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33</text:p>
          </table:table-cell>
          <table:table-cell office:value-type="string" table:style-name="ce1">
            <text:p>BELTRAN VAZQUEZ GLORIA LAURA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BEVG711117SSA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PASANTE DE LIC. EN ADMON. DE EMPRESAS</text:p>
          </table:table-cell>
          <table:table-cell office:value-type="date" office:date-value="2001-07-16T00:00:00" table:style-name="ce2">
            <text:p>16/07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39</text:p>
          </table:table-cell>
          <table:table-cell office:value-type="string" table:style-name="ce1">
            <text:p>LENDECHY BELLO ANA LUISA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LEBA7206217B2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PAS. LIC. EN DERECHO</text:p>
          </table:table-cell>
          <table:table-cell office:value-type="date" office:date-value="1999-09-01T00:00:00" table:style-name="ce2">
            <text:p>01/09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40</text:p>
          </table:table-cell>
          <table:table-cell office:value-type="string" table:style-name="ce1">
            <text:p>MARQUEZ HERNANDEZ PEDRO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AHP730215SM1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LIC. EN INFORMATICA</text:p>
          </table:table-cell>
          <table:table-cell office:value-type="date" office:date-value="2002-03-01T00:00:00" table:style-name="ce2">
            <text:p>01/03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041</text:p>
          </table:table-cell>
          <table:table-cell office:value-type="string" table:style-name="ce1">
            <text:p>HERNANDEZ VIDAL VERONICA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HEVV731230944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TECNICO EN INFORMATICA</text:p>
          </table:table-cell>
          <table:table-cell office:value-type="date" office:date-value="1998-04-01T00:00:00" table:style-name="ce2">
            <text:p>01/04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23</text:p>
          </table:table-cell>
          <table:table-cell office:value-type="string" table:style-name="ce1">
            <text:p>CORTES SILVA GERARDO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COSG720616IZ5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LIC. EN CONTADURIA</text:p>
          </table:table-cell>
          <table:table-cell office:value-type="date" office:date-value="2002-09-01T00:00:00" table:style-name="ce2">
            <text:p>01/09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51</text:p>
          </table:table-cell>
          <table:table-cell office:value-type="string" table:style-name="ce1">
            <text:p>ECHAVARRIA VILLARINO TERESA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EAVT760617N66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PASANTE DE LIC. EN PEDAGOJIA</text:p>
          </table:table-cell>
          <table:table-cell office:value-type="date" office:date-value="2003-01-20T00:00:00" table:style-name="ce2">
            <text:p>20/01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54</text:p>
          </table:table-cell>
          <table:table-cell office:value-type="string" table:style-name="ce1">
            <text:p>HERNANDEZ PEREZ GLORIA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HEPG-781227IP8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PASANTE DE IG. ELECTRONICA</text:p>
          </table:table-cell>
          <table:table-cell office:value-type="date" office:date-value="2003-03-01T00:00:00" table:style-name="ce2">
            <text:p>01/03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55</text:p>
          </table:table-cell>
          <table:table-cell office:value-type="string" table:style-name="ce1">
            <text:p>LIRA LOPEZ IRASEMA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LILI-760309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LIC. EN INFORMATICA</text:p>
          </table:table-cell>
          <table:table-cell office:value-type="date" office:date-value="2003-02-16T00:00:00" table:style-name="ce2">
            <text:p>16/02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57</text:p>
          </table:table-cell>
          <table:table-cell office:value-type="string" table:style-name="ce1">
            <text:p>HERNANDEZ VAZQUEZ RUBEN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HEVR7811202B0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TECNICO EN ELECTRONICA</text:p>
          </table:table-cell>
          <table:table-cell office:value-type="date" office:date-value="2003-04-16T00:00:00" table:style-name="ce2">
            <text:p>16/04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65</text:p>
          </table:table-cell>
          <table:table-cell office:value-type="string" table:style-name="ce1">
            <text:p>GONZALEZ MAR VANESSA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GOMV-7807136Z7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LIC. EN INFORMATICA ADMINISTRATIVA</text:p>
          </table:table-cell>
          <table:table-cell office:value-type="date" office:date-value="2003-10-01T00:00:00" table:style-name="ce2">
            <text:p>01/10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66</text:p>
          </table:table-cell>
          <table:table-cell office:value-type="string" table:style-name="ce1">
            <text:p>CRUZ CRUZ MARGARITO</text:p>
          </table:table-cell>
          <table:table-cell office:value-type="string" table:style-name="ce1">
            <text:p>3004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CUCM-790317CL0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LIC. EN INFORMATICA</text:p>
          </table:table-cell>
          <table:table-cell office:value-type="date" office:date-value="2003-07-16T00:00:00" table:style-name="ce2">
            <text:p>16/07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67</text:p>
          </table:table-cell>
          <table:table-cell office:value-type="string" table:style-name="ce1">
            <text:p>MARTINEZ VALLEJO YADIRA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AVY-751111395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UNIDAD ACREDITACION</text:p>
          </table:table-cell>
          <table:table-cell office:value-type="string" table:style-name="ce1">
            <text:p>PASANTE LIC. EN CONTADURIA</text:p>
          </table:table-cell>
          <table:table-cell office:value-type="date" office:date-value="2003-07-16T00:00:00" table:style-name="ce2">
            <text:p>16/07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68</text:p>
          </table:table-cell>
          <table:table-cell office:value-type="string" table:style-name="ce1">
            <text:p>CHICO PEREZ MIRIAM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CIPM-740502DW6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LIC. INFORMATICA</text:p>
          </table:table-cell>
          <table:table-cell office:value-type="date" office:date-value="2003-07-16T00:00:00" table:style-name="ce2">
            <text:p>16/07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69</text:p>
          </table:table-cell>
          <table:table-cell office:value-type="string" table:style-name="ce1">
            <text:p>RENDON CHAZARO JUANA MARIA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RECJ-781103TS1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LIC. ADMON. EMPRESAS</text:p>
          </table:table-cell>
          <table:table-cell office:value-type="date" office:date-value="2003-07-16T00:00:00" table:style-name="ce2">
            <text:p>16/07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70</text:p>
          </table:table-cell>
          <table:table-cell office:value-type="string" table:style-name="ce1">
            <text:p>CRUZ HERNANDEZ EMILIO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CUHE750527EL1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LIC. EN PEDAGOGIA</text:p>
          </table:table-cell>
          <table:table-cell office:value-type="date" office:date-value="2004-01-16T00:00:00" table:style-name="ce2">
            <text:p>16/01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71</text:p>
          </table:table-cell>
          <table:table-cell office:value-type="string" table:style-name="ce1">
            <text:p>FLORES PALACIOS LAURA SOLEDAD</text:p>
          </table:table-cell>
          <table:table-cell office:value-type="string" table:style-name="ce1">
            <text:p>3007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FOPL780913379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PASANTE LIC. PSICOLOGIA</text:p>
          </table:table-cell>
          <table:table-cell office:value-type="date" office:date-value="2003-12-01T00:00:00" table:style-name="ce2">
            <text:p>01/12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73</text:p>
          </table:table-cell>
          <table:table-cell office:value-type="string" table:style-name="ce1">
            <text:p>MORALES ANDRADE <text:s/>XOCHITL</text:p>
          </table:table-cell>
          <table:table-cell office:value-type="string" table:style-name="ce1">
            <text:p>3018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OAX781108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LIC. EN INFORMATICA</text:p>
          </table:table-cell>
          <table:table-cell office:value-type="date" office:date-value="2004-02-05T00:00:00" table:style-name="ce2">
            <text:p>05/0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74</text:p>
          </table:table-cell>
          <table:table-cell office:value-type="string" table:style-name="ce1">
            <text:p>XALA CHIGO PRIMITIVO</text:p>
          </table:table-cell>
          <table:table-cell office:value-type="string" table:style-name="ce1">
            <text:p>3018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XACP780610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PASANTE LIC. INFORMATICA</text:p>
          </table:table-cell>
          <table:table-cell office:value-type="date" office:date-value="2004-02-05T00:00:00" table:style-name="ce2">
            <text:p>05/0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79</text:p>
          </table:table-cell>
          <table:table-cell office:value-type="string" table:style-name="ce1">
            <text:p>CHORA ROMERO ROBERTO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CORR710228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PASANTE DE LIC. INFORMATICA</text:p>
          </table:table-cell>
          <table:table-cell office:value-type="date" office:date-value="2004-08-16T00:00:00" table:style-name="ce2">
            <text:p>16/08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86</text:p>
          </table:table-cell>
          <table:table-cell office:value-type="string" table:style-name="ce1">
            <text:p>CAMPOS JUAREZ GABRIELA ARACELI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CAJG740324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LIC. EN INFORMATICA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87</text:p>
          </table:table-cell>
          <table:table-cell office:value-type="string" table:style-name="ce1">
            <text:p>VALENCIA SAGRERO RUBI DEL CARMEN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VASR790917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ACREDITACION</text:p>
          </table:table-cell>
          <table:table-cell office:value-type="string" table:style-name="ce1">
            <text:p>PAS. LIC. EN NUTRICION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88</text:p>
          </table:table-cell>
          <table:table-cell office:value-type="string" table:style-name="ce1">
            <text:p>SANTOS VILLALOBOS ELIZABETH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SAVE750228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LIC. EN DERECHO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89</text:p>
          </table:table-cell>
          <table:table-cell office:value-type="string" table:style-name="ce1">
            <text:p>ESPINO D´HOMBRE JESSICA DENISSE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EIDJ790530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DE INFORMATICA</text:p>
          </table:table-cell>
          <table:table-cell office:value-type="string" table:style-name="ce1">
            <text:p>PAS. LIC. EN DERECHO</text:p>
          </table:table-cell>
          <table:table-cell office:value-type="date" office:date-value="2005-01-16T00:00:00" table:style-name="ce2">
            <text:p>16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90</text:p>
          </table:table-cell>
          <table:table-cell office:value-type="string" table:style-name="ce1">
            <text:p>MEJIA BEZARES RAFAEL ALFONSO</text:p>
          </table:table-cell>
          <table:table-cell office:value-type="string" table:style-name="ce1">
            <text:p>3003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EBR511023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LA UNIDAD ACREDITACION</text:p>
          </table:table-cell>
          <table:table-cell office:value-type="string" table:style-name="ce1">
            <text:p>PASANTE LIC. EDUCACION MEDIA</text:p>
          </table:table-cell>
          <table:table-cell office:value-type="date" office:date-value="2005-02-16T00:00:00" table:style-name="ce2">
            <text:p>16/02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91</text:p>
          </table:table-cell>
          <table:table-cell office:value-type="string" table:style-name="ce1">
            <text:p>ZUVIRIA GOMEZ JONATHAN</text:p>
          </table:table-cell>
          <table:table-cell office:value-type="string" table:style-name="ce1">
            <text:p>3004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ZUGJ740902E54</text:p>
          </table:table-cell>
          <table:table-cell office:value-type="string" table:style-name="ce1">
            <text:p>JEFE DE UNID.</text:p>
          </table:table-cell>
          <table:table-cell office:value-type="string" table:style-name="ce1">
            <text:p>JEFE DE UNIDAD DE ACREDITACION</text:p>
          </table:table-cell>
          <table:table-cell office:value-type="string" table:style-name="ce1">
            <text:p>TECNICO EN CONTABILIDAD</text:p>
          </table:table-cell>
          <table:table-cell office:value-type="date" office:date-value="2001-07-01T00:00:00" table:style-name="ce2">
            <text:p>01/07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92</text:p>
          </table:table-cell>
          <table:table-cell office:value-type="string" table:style-name="ce1">
            <text:p>LARA GORRA MANUEL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LAGM570913</text:p>
          </table:table-cell>
          <table:table-cell table:style-name="ce1"/>
          <table:table-cell office:value-type="string" table:style-name="ce1">
            <text:p>JEFE DE LA UNIDAD DE ACREDITACION</text:p>
          </table:table-cell>
          <table:table-cell office:value-type="string" table:style-name="ce1">
            <text:p>MEDICO CIRUJANO</text:p>
          </table:table-cell>
          <table:table-cell office:value-type="date" office:date-value="2005-06-16T00:00:00" table:style-name="ce2">
            <text:p>16/06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93</text:p>
          </table:table-cell>
          <table:table-cell office:value-type="string" table:style-name="ce1">
            <text:p>PACHECO TEOBA JOSE LUIS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J300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ATL781010</text:p>
          </table:table-cell>
          <table:table-cell table:style-name="ce1"/>
          <table:table-cell office:value-type="string" table:style-name="ce1">
            <text:p>JEFE DE LA UNIDAD DE ACREDITACION</text:p>
          </table:table-cell>
          <table:table-cell office:value-type="string" table:style-name="ce1">
            <text:p>PAS. LIC. EN HISTORIA</text:p>
          </table:table-cell>
          <table:table-cell office:value-type="date" office:date-value="2004-04-16T00:00:00" table:style-name="ce2">
            <text:p>16/04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196</text:p>
          </table:table-cell>
          <table:table-cell office:value-type="string" table:style-name="ce1">
            <text:p>SOSA LAGOS ENRIQUE</text:p>
          </table:table-cell>
          <table:table-cell office:value-type="string" table:style-name="ce1">
            <text:p>302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206</text:p>
          </table:table-cell>
          <table:table-cell office:value-type="string" table:style-name="ce1">
            <text:p>DE LOS SANTOS MONTOYA MELISSA</text:p>
          </table:table-cell>
          <table:table-cell office:value-type="string" table:style-name="ce1">
            <text:p>3006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210</text:p>
          </table:table-cell>
          <table:table-cell office:value-type="string" table:style-name="ce1">
            <text:p>ARIAS SANTOS JENY MARGARITA</text:p>
          </table:table-cell>
          <table:table-cell office:value-type="string" table:style-name="ce1">
            <text:p>302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214</text:p>
          </table:table-cell>
          <table:table-cell office:value-type="string" table:style-name="ce1">
            <text:p>GUZMÁN POHLENZ JUAN SALVADOR</text:p>
          </table:table-cell>
          <table:table-cell office:value-type="string" table:style-name="ce1">
            <text:p>3005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216</text:p>
          </table:table-cell>
          <table:table-cell office:value-type="string" table:style-name="ce1">
            <text:p>TORAL AGUILAR ELIA CECILIA</text:p>
          </table:table-cell>
          <table:table-cell office:value-type="string" table:style-name="ce1">
            <text:p>3022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220</text:p>
          </table:table-cell>
          <table:table-cell office:value-type="string" table:style-name="ce1">
            <text:p>PAGOLA BARRADAS BLANCA ESTELA</text:p>
          </table:table-cell>
          <table:table-cell office:value-type="string" table:style-name="ce1">
            <text:p>3018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221</text:p>
          </table:table-cell>
          <table:table-cell office:value-type="string" table:style-name="ce1">
            <text:p>FELICIANO ROSAS CATARINA</text:p>
          </table:table-cell>
          <table:table-cell office:value-type="string" table:style-name="ce1">
            <text:p>300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227</text:p>
          </table:table-cell>
          <table:table-cell office:value-type="string" table:style-name="ce1">
            <text:p>LABASTIDA MUÑOZ MARIO</text:p>
          </table:table-cell>
          <table:table-cell office:value-type="string" table:style-name="ce1">
            <text:p>3017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228</text:p>
          </table:table-cell>
          <table:table-cell office:value-type="string" table:style-name="ce1">
            <text:p>CRUZ JUAREZ ADRIANA</text:p>
          </table:table-cell>
          <table:table-cell office:value-type="string" table:style-name="ce1">
            <text:p>3002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229</text:p>
          </table:table-cell>
          <table:table-cell office:value-type="string" table:style-name="ce1">
            <text:p>GUTIERREZ MONTIEL DIEGO</text:p>
          </table:table-cell>
          <table:table-cell office:value-type="string" table:style-name="ce1">
            <text:p>3012</text:p>
          </table:table-cell>
          <table:table-cell table:number-columns-repeated="6" table:style-name="ce1"/>
          <table:table-cell office:value-type="date" office:date-value="2010-12-10T00:00:00" table:style-name="ce2">
            <text:p>10/12/20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233</text:p>
          </table:table-cell>
          <table:table-cell office:value-type="string" table:style-name="ce1">
            <text:p>MALERVA HERNANDEZ YADIRA</text:p>
          </table:table-cell>
          <table:table-cell office:value-type="string" table:style-name="ce1">
            <text:p>3002</text:p>
          </table:table-cell>
          <table:table-cell table:number-columns-repeated="4" table:style-name="ce1"/>
          <table:table-cell office:value-type="string" table:style-name="ce1">
            <text:p>COORDINADORA DE ZONA NARANJOS</text:p>
          </table:table-cell>
          <table:table-cell table:style-name="ce1"/>
          <table:table-cell office:value-type="date" office:date-value="2015-01-01T00:00:00" table:style-name="ce2">
            <text:p>01/01/201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41</text:p>
          </table:table-cell>
          <table:table-cell office:value-type="string" table:style-name="ce1">
            <text:p>EMPLEADO SIN RELACIÓN EN PLANTILLA</text:p>
          </table:table-cell>
          <table:table-cell office:value-type="string" table:style-name="ce1">
            <text:p>3021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001</text:p>
          </table:table-cell>
          <table:table-cell office:value-type="string" table:style-name="ce1">
            <text:p>FERRER RIVERA JOSE RAUL</text:p>
          </table:table-cell>
          <table:table-cell office:value-type="string" table:style-name="ce1">
            <text:p>300K</text:p>
          </table:table-cell>
          <table:table-cell table:number-columns-repeated="4" table:style-name="ce1"/>
          <table:table-cell office:value-type="string" table:style-name="ce1">
            <text:p>ASESOR JURIDICO</text:p>
          </table:table-cell>
          <table:table-cell table:style-name="ce1"/>
          <table:table-cell office:value-type="date" office:date-value="2007-01-01T00:00:00" table:style-name="ce2">
            <text:p>01/01/200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001</text:p>
          </table:table-cell>
          <table:table-cell office:value-type="string" table:style-name="ce1">
            <text:p>MARTINEZ ARCOS PATRICIA TERESA</text:p>
          </table:table-cell>
          <table:table-cell office:value-type="string" table:style-name="ce1">
            <text:p>300F1</text:p>
          </table:table-cell>
          <table:table-cell office:value-type="string" table:style-name="ce1">
            <text:p>L4004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MAAP581107PQ5</text:p>
          </table:table-cell>
          <table:table-cell office:value-type="string" table:style-name="ce1">
            <text:p>CF PLANTILLA</text:p>
          </table:table-cell>
          <table:table-cell office:value-type="string" table:style-name="ce1">
            <text:p>AUXILIAR DE PRESUPUESTOS</text:p>
          </table:table-cell>
          <table:table-cell office:value-type="string" table:style-name="ce1">
            <text:p>PASANTE DE CONTADOR PUBLICO</text:p>
          </table:table-cell>
          <table:table-cell office:value-type="date" office:date-value="2002-01-16T00:00:00" table:style-name="ce2">
            <text:p>16/01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001</text:p>
          </table:table-cell>
          <table:table-cell office:value-type="string" table:style-name="ce1">
            <text:p>SCHUSTER FONSECA JUAN</text:p>
          </table:table-cell>
          <table:table-cell office:value-type="string" table:style-name="ce1">
            <text:p>300O</text:p>
          </table:table-cell>
          <table:table-cell table:number-columns-repeated="4" table:style-name="ce1"/>
          <table:table-cell office:value-type="string" table:style-name="ce1">
            <text:p>CONTRALOR INTERNO</text:p>
          </table:table-cell>
          <table:table-cell office:value-type="string" table:style-name="ce1">
            <text:p>LICENCIADO</text:p>
          </table:table-cell>
          <table:table-cell office:value-type="date" office:date-value="2011-02-01T00:00:00" table:style-name="ce2">
            <text:p>01/02/20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002</text:p>
          </table:table-cell>
          <table:table-cell office:value-type="string" table:style-name="ce1">
            <text:p>GRIEGO VILLALBA FABIAN</text:p>
          </table:table-cell>
          <table:table-cell office:value-type="string" table:style-name="ce1">
            <text:p>300O</text:p>
          </table:table-cell>
          <table:table-cell table:number-columns-repeated="4" table:style-name="ce1"/>
          <table:table-cell office:value-type="string" table:style-name="ce1">
            <text:p>DELEGADO ESPECIAL EN EL IVEA</text:p>
          </table:table-cell>
          <table:table-cell table:style-name="ce1"/>
          <table:table-cell office:value-type="date" office:date-value="2013-06-03T00:00:00" table:style-name="ce2">
            <text:p>03/06/20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001</text:p>
          </table:table-cell>
          <table:table-cell office:value-type="string" table:style-name="ce1">
            <text:p>MORALES HUERTAS EVARISTO</text:p>
          </table:table-cell>
          <table:table-cell office:value-type="string" table:style-name="ce1">
            <text:p>300N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002</text:p>
          </table:table-cell>
          <table:table-cell office:value-type="string" table:style-name="ce1">
            <text:p>COBOS ECHEGARAY JORGE</text:p>
          </table:table-cell>
          <table:table-cell office:value-type="string" table:style-name="ce1">
            <text:p>300K</text:p>
          </table:table-cell>
          <table:table-cell table:number-columns-repeated="4" table:style-name="ce1"/>
          <table:table-cell office:value-type="string" table:style-name="ce1">
            <text:p>PRESIDENTE DEL PATRONATO DE FOMENTO EDUCATIVO</text:p>
          </table:table-cell>
          <table:table-cell table:style-name="ce1"/>
          <table:table-cell office:value-type="date" office:date-value="2015-03-02T00:00:00" table:style-name="ce2">
            <text:p>02/03/201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003</text:p>
          </table:table-cell>
          <table:table-cell office:value-type="string" table:style-name="ce1">
            <text:p>GONZALEZ NOGUEROLA JUAN JOSE</text:p>
          </table:table-cell>
          <table:table-cell office:value-type="string" table:style-name="ce1">
            <text:p>300K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01</text:p>
          </table:table-cell>
          <table:table-cell office:value-type="string" table:style-name="ce1">
            <text:p>SOTO RODRIGUEZ LUIS CARLOS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R2001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SORL661209</text:p>
          </table:table-cell>
          <table:table-cell table:style-name="ce1"/>
          <table:table-cell office:value-type="string" table:style-name="ce1">
            <text:p>COORD. PROGR. CERO REZAGO</text:p>
          </table:table-cell>
          <table:table-cell office:value-type="string" table:style-name="ce1">
            <text:p>PROFESOR</text:p>
          </table:table-cell>
          <table:table-cell office:value-type="date" office:date-value="2005-04-01T00:00:00" table:style-name="ce2">
            <text:p>01/04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02</text:p>
          </table:table-cell>
          <table:table-cell office:value-type="string" table:style-name="ce1">
            <text:p>MATEO SEDAS FCO. JAVIER DE JESUS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C2004</text:p>
          </table:table-cell>
          <table:table-cell table:style-name="ce1"/>
          <table:table-cell office:value-type="string" table:style-name="ce1">
            <text:p>MASF471203</text:p>
          </table:table-cell>
          <table:table-cell table:style-name="ce1"/>
          <table:table-cell office:value-type="string" table:style-name="ce1">
            <text:p>COORDINADOR ZONAL SANTIAGO TUXTLA</text:p>
          </table:table-cell>
          <table:table-cell office:value-type="string" table:style-name="ce1">
            <text:p>INGENIERO QUIMICO</text:p>
          </table:table-cell>
          <table:table-cell office:value-type="date" office:date-value="2005-06-01T00:00:00" table:style-name="ce2">
            <text:p>01/06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03</text:p>
          </table:table-cell>
          <table:table-cell office:value-type="string" table:style-name="ce1">
            <text:p>CONTRERAS VETERAMO CARLOS ALBERTO</text:p>
          </table:table-cell>
          <table:table-cell office:value-type="string" table:style-name="ce1">
            <text:p>3001-1</text:p>
          </table:table-cell>
          <table:table-cell office:value-type="string" table:style-name="ce1">
            <text:p>C2004</text:p>
          </table:table-cell>
          <table:table-cell table:style-name="ce1"/>
          <table:table-cell office:value-type="string" table:style-name="ce1">
            <text:p>COVC701108</text:p>
          </table:table-cell>
          <table:table-cell table:style-name="ce1"/>
          <table:table-cell office:value-type="string" table:style-name="ce1">
            <text:p>COORDINADOR ZONAL PANUCO</text:p>
          </table:table-cell>
          <table:table-cell office:value-type="string" table:style-name="ce1">
            <text:p>MAESTRO EN CIENCIAS</text:p>
          </table:table-cell>
          <table:table-cell office:value-type="date" office:date-value="2005-06-01T00:00:00" table:style-name="ce2">
            <text:p>01/06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04</text:p>
          </table:table-cell>
          <table:table-cell office:value-type="string" table:style-name="ce1">
            <text:p>MONCADA KRAUSS RAFAEL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P5003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MOKR541024</text:p>
          </table:table-cell>
          <table:table-cell table:style-name="ce1"/>
          <table:table-cell office:value-type="string" table:style-name="ce1">
            <text:p>PROMOTOR ENLACE</text:p>
          </table:table-cell>
          <table:table-cell office:value-type="string" table:style-name="ce1">
            <text:p>PASANTE LIC. EN DERECHO</text:p>
          </table:table-cell>
          <table:table-cell office:value-type="date" office:date-value="2005-06-01T00:00:00" table:style-name="ce2">
            <text:p>01/06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05</text:p>
          </table:table-cell>
          <table:table-cell office:value-type="string" table:style-name="ce1">
            <text:p>COUTIÑO RODRIGUEZ GISELA MARIA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C2003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CORG480612</text:p>
          </table:table-cell>
          <table:table-cell table:style-name="ce1"/>
          <table:table-cell office:value-type="string" table:style-name="ce1">
            <text:p>COORD. PROGR. CERO REZAGO</text:p>
          </table:table-cell>
          <table:table-cell office:value-type="string" table:style-name="ce1">
            <text:p>MAESTRIA EN CIENCIAS</text:p>
          </table:table-cell>
          <table:table-cell office:value-type="date" office:date-value="2005-01-25T00:00:00" table:style-name="ce2">
            <text:p>25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06</text:p>
          </table:table-cell>
          <table:table-cell office:value-type="string" table:style-name="ce1">
            <text:p>LIMON SEGOVIA ARACELI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C2003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LISA610918</text:p>
          </table:table-cell>
          <table:table-cell table:style-name="ce1"/>
          <table:table-cell office:value-type="string" table:style-name="ce1">
            <text:p>COORDINADOR DE PROYECTO</text:p>
          </table:table-cell>
          <table:table-cell office:value-type="string" table:style-name="ce1">
            <text:p>DOCTORA EN CIENCIAS</text:p>
          </table:table-cell>
          <table:table-cell office:value-type="date" office:date-value="2005-07-01T00:00:00" table:style-name="ce2">
            <text:p>01/07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07</text:p>
          </table:table-cell>
          <table:table-cell office:value-type="string" table:style-name="ce1">
            <text:p>MORALES JUAREZ IRAIS MARITZA</text:p>
          </table:table-cell>
          <table:table-cell office:value-type="string" table:style-name="ce1">
            <text:p>3010-10</text:p>
          </table:table-cell>
          <table:table-cell office:value-type="string" table:style-name="ce1">
            <text:p>C2004</text:p>
          </table:table-cell>
          <table:table-cell table:style-name="ce1"/>
          <table:table-cell office:value-type="string" table:style-name="ce1">
            <text:p>MOJI711220</text:p>
          </table:table-cell>
          <table:table-cell table:style-name="ce1"/>
          <table:table-cell office:value-type="string" table:style-name="ce1">
            <text:p>COORDINADOR DE ZONA</text:p>
          </table:table-cell>
          <table:table-cell office:value-type="string" table:style-name="ce1">
            <text:p>LIC. EN DERECHO Y MTRIA EN GOB. Y ADMON PUB.</text:p>
          </table:table-cell>
          <table:table-cell office:value-type="date" office:date-value="2005-07-01T00:00:00" table:style-name="ce2">
            <text:p>01/07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08</text:p>
          </table:table-cell>
          <table:table-cell office:value-type="string" table:style-name="ce1">
            <text:p>MORALES NAJERA GILDARDO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C2004</text:p>
          </table:table-cell>
          <table:table-cell table:style-name="ce1"/>
          <table:table-cell office:value-type="string" table:style-name="ce1">
            <text:p>MONG550818</text:p>
          </table:table-cell>
          <table:table-cell table:style-name="ce1"/>
          <table:table-cell office:value-type="string" table:style-name="ce1">
            <text:p>COORDINADOR DE ZONA</text:p>
          </table:table-cell>
          <table:table-cell office:value-type="string" table:style-name="ce1">
            <text:p>INGENIERO</text:p>
          </table:table-cell>
          <table:table-cell office:value-type="date" office:date-value="2005-08-01T00:00:00" table:style-name="ce2">
            <text:p>01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09</text:p>
          </table:table-cell>
          <table:table-cell office:value-type="string" table:style-name="ce1">
            <text:p>TRONCOSO OLIVARES HUMBERTO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C200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TOOH460126</text:p>
          </table:table-cell>
          <table:table-cell table:style-name="ce1"/>
          <table:table-cell office:value-type="string" table:style-name="ce1">
            <text:p>COORDINADOR <text:s/>DE ZONA</text:p>
          </table:table-cell>
          <table:table-cell office:value-type="string" table:style-name="ce1">
            <text:p>LICENCIADO EN DERECHO</text:p>
          </table:table-cell>
          <table:table-cell office:value-type="date" office:date-value="2005-04-01T00:00:00" table:style-name="ce2">
            <text:p>01/04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10</text:p>
          </table:table-cell>
          <table:table-cell office:value-type="string" table:style-name="ce1">
            <text:p>RONZON CHAMA MELQUIADES</text:p>
          </table:table-cell>
          <table:table-cell office:value-type="string" table:style-name="ce1">
            <text:p>300I</text:p>
          </table:table-cell>
          <table:table-cell table:number-columns-repeated="6" table:style-name="ce1"/>
          <table:table-cell office:value-type="date" office:date-value="2005-07-01T00:00:00" table:style-name="ce2">
            <text:p>01/07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12</text:p>
          </table:table-cell>
          <table:table-cell office:value-type="string" table:style-name="ce1">
            <text:p>ALOR HERNANDEZ JUAN LUIS</text:p>
          </table:table-cell>
          <table:table-cell office:value-type="string" table:style-name="ce1">
            <text:p>3022</text:p>
          </table:table-cell>
          <table:table-cell table:number-columns-repeated="4" table:style-name="ce1"/>
          <table:table-cell office:value-type="string" table:style-name="ce1">
            <text:p>COORDINADOR DE MINATITLAN CERO REZAGO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14</text:p>
          </table:table-cell>
          <table:table-cell office:value-type="string" table:style-name="ce1">
            <text:p>CORTES TORRES ANGELICA</text:p>
          </table:table-cell>
          <table:table-cell office:value-type="string" table:style-name="ce1">
            <text:p>3008-8A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16</text:p>
          </table:table-cell>
          <table:table-cell office:value-type="string" table:style-name="ce1">
            <text:p>CHAGOYA CARCAMO FERNANDO</text:p>
          </table:table-cell>
          <table:table-cell office:value-type="string" table:style-name="ce1">
            <text:p>3006-6</text:p>
          </table:table-cell>
          <table:table-cell table:number-columns-repeated="6" table:style-name="ce1"/>
          <table:table-cell office:value-type="date" office:date-value="2005-08-16T00:00:00" table:style-name="ce2">
            <text:p>16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17</text:p>
          </table:table-cell>
          <table:table-cell office:value-type="string" table:style-name="ce1">
            <text:p>DELGADO HERNANDEZ ALVARO</text:p>
          </table:table-cell>
          <table:table-cell office:value-type="string" table:style-name="ce1">
            <text:p>3005-5</text:p>
          </table:table-cell>
          <table:table-cell table:number-columns-repeated="6" table:style-name="ce1"/>
          <table:table-cell office:value-type="date" office:date-value="2005-08-16T00:00:00" table:style-name="ce2">
            <text:p>16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19</text:p>
          </table:table-cell>
          <table:table-cell office:value-type="string" table:style-name="ce1">
            <text:p>SIRIACO SILVA JESUS</text:p>
          </table:table-cell>
          <table:table-cell office:value-type="string" table:style-name="ce1">
            <text:p>3003-3</text:p>
          </table:table-cell>
          <table:table-cell table:number-columns-repeated="6" table:style-name="ce1"/>
          <table:table-cell office:value-type="date" office:date-value="2005-08-19T00:00:00" table:style-name="ce2">
            <text:p>19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20</text:p>
          </table:table-cell>
          <table:table-cell office:value-type="string" table:style-name="ce1">
            <text:p>ACOSTA BENITES BALDOMERO</text:p>
          </table:table-cell>
          <table:table-cell office:value-type="string" table:style-name="ce1">
            <text:p>3002-2</text:p>
          </table:table-cell>
          <table:table-cell table:number-columns-repeated="4" table:style-name="ce1"/>
          <table:table-cell office:value-type="string" table:style-name="ce1">
            <text:p>COORDINADOR: CERO REZAGO</text:p>
          </table:table-cell>
          <table:table-cell table:style-name="ce1"/>
          <table:table-cell office:value-type="date" office:date-value="2005-08-01T00:00:00" table:style-name="ce2">
            <text:p>01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21</text:p>
          </table:table-cell>
          <table:table-cell office:value-type="string" table:style-name="ce1">
            <text:p>VIRUES ORTIZ ANGEL MANUEL</text:p>
          </table:table-cell>
          <table:table-cell office:value-type="string" table:style-name="ce1">
            <text:p>3011-11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22</text:p>
          </table:table-cell>
          <table:table-cell office:value-type="string" table:style-name="ce1">
            <text:p>OLIVARES HERNANDEZ RICARDO</text:p>
          </table:table-cell>
          <table:table-cell office:value-type="string" table:style-name="ce1">
            <text:p>3012-12</text:p>
          </table:table-cell>
          <table:table-cell table:number-columns-repeated="4" table:style-name="ce1"/>
          <table:table-cell office:value-type="string" table:style-name="ce1">
            <text:p>COORDINADOR DE ZONA CERO REZAGO DE HUATUSCO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24</text:p>
          </table:table-cell>
          <table:table-cell office:value-type="string" table:style-name="ce1">
            <text:p>MELO BAUTISTA JULIO</text:p>
          </table:table-cell>
          <table:table-cell office:value-type="string" table:style-name="ce1">
            <text:p>3013-1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25</text:p>
          </table:table-cell>
          <table:table-cell office:value-type="string" table:style-name="ce1">
            <text:p>PEREZ SANTOS MARIA ISABEL</text:p>
          </table:table-cell>
          <table:table-cell office:value-type="string" table:style-name="ce1">
            <text:p>3015</text:p>
          </table:table-cell>
          <table:table-cell table:number-columns-repeated="4" table:style-name="ce1"/>
          <table:table-cell office:value-type="string" table:style-name="ce1">
            <text:p>COORDINADORA DE ZONGOLICA DE CERO REZAGO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26</text:p>
          </table:table-cell>
          <table:table-cell office:value-type="string" table:style-name="ce1">
            <text:p>LARA COLL ULISES RAMSES</text:p>
          </table:table-cell>
          <table:table-cell office:value-type="string" table:style-name="ce1">
            <text:p>3017-17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27</text:p>
          </table:table-cell>
          <table:table-cell office:value-type="string" table:style-name="ce1">
            <text:p>HERRERA JUAREZ HERMELINDA</text:p>
          </table:table-cell>
          <table:table-cell office:value-type="string" table:style-name="ce1">
            <text:p>3021-21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28</text:p>
          </table:table-cell>
          <table:table-cell office:value-type="string" table:style-name="ce1">
            <text:p>RODRIGUEZ OLAETA ROSELVIA</text:p>
          </table:table-cell>
          <table:table-cell office:value-type="string" table:style-name="ce1">
            <text:p>3023-2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30</text:p>
          </table:table-cell>
          <table:table-cell office:value-type="string" table:style-name="ce1">
            <text:p>MARTINEZ SALAZAR JOSE ANTONIO</text:p>
          </table:table-cell>
          <table:table-cell office:value-type="string" table:style-name="ce1">
            <text:p>3009-9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33</text:p>
          </table:table-cell>
          <table:table-cell office:value-type="string" table:style-name="ce1">
            <text:p>ARRIETA MORALES MARTIN</text:p>
          </table:table-cell>
          <table:table-cell office:value-type="string" table:style-name="ce1">
            <text:p>3008-8A</text:p>
          </table:table-cell>
          <table:table-cell table:number-columns-repeated="6" table:style-name="ce1"/>
          <table:table-cell office:value-type="date" office:date-value="2005-09-01T00:00:00" table:style-name="ce2">
            <text:p>01/09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34</text:p>
          </table:table-cell>
          <table:table-cell office:value-type="string" table:style-name="ce1">
            <text:p>JIMENEZ ORTIZ ALFREDO</text:p>
          </table:table-cell>
          <table:table-cell office:value-type="string" table:style-name="ce1">
            <text:p>3013-13A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35</text:p>
          </table:table-cell>
          <table:table-cell office:value-type="string" table:style-name="ce1">
            <text:p>LANDA HUERTA VICTOR RAUL</text:p>
          </table:table-cell>
          <table:table-cell office:value-type="string" table:style-name="ce1">
            <text:p>3018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36</text:p>
          </table:table-cell>
          <table:table-cell office:value-type="string" table:style-name="ce1">
            <text:p>MONTOYA GARCIA JORGE LUIS</text:p>
          </table:table-cell>
          <table:table-cell office:value-type="string" table:style-name="ce1">
            <text:p>300R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37</text:p>
          </table:table-cell>
          <table:table-cell office:value-type="string" table:style-name="ce1">
            <text:p>CASTILLO BLASCO FRIEDA</text:p>
          </table:table-cell>
          <table:table-cell office:value-type="string" table:style-name="ce1">
            <text:p>3014-14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38</text:p>
          </table:table-cell>
          <table:table-cell office:value-type="string" table:style-name="ce1">
            <text:p>PEÑA GASSOS JUAN JOSE</text:p>
          </table:table-cell>
          <table:table-cell office:value-type="string" table:style-name="ce1">
            <text:p>3010-10</text:p>
          </table:table-cell>
          <table:table-cell table:number-columns-repeated="4" table:style-name="ce1"/>
          <table:table-cell office:value-type="string" table:style-name="ce1">
            <text:p>COORDINADOR DE CERO REZAGO XALAP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39</text:p>
          </table:table-cell>
          <table:table-cell office:value-type="string" table:style-name="ce1">
            <text:p>MORALES HUERTA SENEN</text:p>
          </table:table-cell>
          <table:table-cell office:value-type="string" table:style-name="ce1">
            <text:p>3008-8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41</text:p>
          </table:table-cell>
          <table:table-cell office:value-type="string" table:style-name="ce1">
            <text:p>VAZQUEZ HERNANDEZ MELQUIADES</text:p>
          </table:table-cell>
          <table:table-cell office:value-type="string" table:style-name="ce1">
            <text:p>300R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42</text:p>
          </table:table-cell>
          <table:table-cell office:value-type="string" table:style-name="ce1">
            <text:p>RUIZ MORA MARTHA ALICIA</text:p>
          </table:table-cell>
          <table:table-cell office:value-type="string" table:style-name="ce1">
            <text:p>3018-18</text:p>
          </table:table-cell>
          <table:table-cell office:value-type="string" table:style-name="ce1">
            <text:p>02004</text:p>
          </table:table-cell>
          <table:table-cell table:style-name="ce1"/>
          <table:table-cell office:value-type="string" table:style-name="ce1">
            <text:p>RUMM830224</text:p>
          </table:table-cell>
          <table:table-cell table:style-name="ce1"/>
          <table:table-cell office:value-type="string" table:style-name="ce1">
            <text:p>COORDINAROR DE CERO REZAGOS TIERRA BLANCA</text:p>
          </table:table-cell>
          <table:table-cell office:value-type="string" table:style-name="ce1">
            <text:p>PASANTE ING. EN SISTEMAS</text:p>
          </table:table-cell>
          <table:table-cell office:value-type="date" office:date-value="2006-06-16T00:00:00" table:style-name="ce2">
            <text:p>16/06/200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44</text:p>
          </table:table-cell>
          <table:table-cell office:value-type="string" table:style-name="ce1">
            <text:p>BALCELLS AGUIRRE ABENAMAR</text:p>
          </table:table-cell>
          <table:table-cell office:value-type="string" table:style-name="ce1">
            <text:p>3015-15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057</text:p>
          </table:table-cell>
          <table:table-cell office:value-type="string" table:style-name="ce1">
            <text:p>CERVANTES ROLDAN ROBERTO MARCELO</text:p>
          </table:table-cell>
          <table:table-cell office:value-type="string" table:style-name="ce1">
            <text:p>3015-15</text:p>
          </table:table-cell>
          <table:table-cell table:number-columns-repeated="4" table:style-name="ce1"/>
          <table:table-cell office:value-type="string" table:style-name="ce1">
            <text:p>COORDINADOR DE ZONA CERO REZAGO ZONGOLICA</text:p>
          </table:table-cell>
          <table:table-cell table:style-name="ce1"/>
          <table:table-cell office:value-type="date" office:date-value="2008-01-01T00:00:00" table:style-name="ce2">
            <text:p>01/01/200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10</text:p>
          </table:table-cell>
          <table:table-cell office:value-type="string" table:style-name="ce1">
            <text:p>ZAMORA CRUZ ESMERALDA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ZACE750128U83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LIC. EN PEDAGOGIA</text:p>
          </table:table-cell>
          <table:table-cell office:value-type="date" office:date-value="2003-02-10T00:00:00" table:style-name="ce2">
            <text:p>10/02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11</text:p>
          </table:table-cell>
          <table:table-cell office:value-type="string" table:style-name="ce1">
            <text:p>FOMBONA AVILES ISRAEL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FOAI540822CV4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DE LIC. EN ECONOMIA</text:p>
          </table:table-cell>
          <table:table-cell office:value-type="date" office:date-value="2004-03-16T00:00:00" table:style-name="ce2">
            <text:p>16/03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13</text:p>
          </table:table-cell>
          <table:table-cell office:value-type="string" table:style-name="ce1">
            <text:p>HERNANDEZ SALAZAR JOSE LUIS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HESL730725PE6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EN LIC. EN PEDAGOGIA</text:p>
          </table:table-cell>
          <table:table-cell office:value-type="date" office:date-value="1999-06-16T00:00:00" table:style-name="ce2">
            <text:p>16/06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14</text:p>
          </table:table-cell>
          <table:table-cell office:value-type="string" table:style-name="ce1">
            <text:p>ATZIN SANTES REMEDIOS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AISR740901KR7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10 <text:s/>SEMESTRE LIC. EN PEDAGOGIA</text:p>
          </table:table-cell>
          <table:table-cell office:value-type="date" office:date-value="1991-03-01T00:00:00" table:style-name="ce2">
            <text:p>01/03/199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15</text:p>
          </table:table-cell>
          <table:table-cell office:value-type="string" table:style-name="ce1">
            <text:p>MENDEZ DOMINGUEZ MARTHA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MEDM700113E87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3 ER SEMESTRE BACHILLERATO</text:p>
          </table:table-cell>
          <table:table-cell office:value-type="date" office:date-value="2002-02-16T00:00:00" table:style-name="ce2">
            <text:p>16/02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18</text:p>
          </table:table-cell>
          <table:table-cell office:value-type="string" table:style-name="ce1">
            <text:p>ALDAPE MORALES YADIRA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AAMY7603313G3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SECRETARIA EMPRESARIAL</text:p>
          </table:table-cell>
          <table:table-cell office:value-type="date" office:date-value="1997-06-01T00:00:00" table:style-name="ce2">
            <text:p>01/06/199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23</text:p>
          </table:table-cell>
          <table:table-cell office:value-type="string" table:style-name="ce1">
            <text:p>HERNANDEZ RIOS ELBA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HERE520924C25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1ER AÑO DE LIC. EN ECONOMIA</text:p>
          </table:table-cell>
          <table:table-cell office:value-type="date" office:date-value="1996-11-01T00:00:00" table:style-name="ce2">
            <text:p>01/11/199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25</text:p>
          </table:table-cell>
          <table:table-cell office:value-type="string" table:style-name="ce1">
            <text:p>HERNANDEZ TRIANO QUIRINO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HETQ4808207N7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DE LIC. EN ECONOMIA</text:p>
          </table:table-cell>
          <table:table-cell office:value-type="date" office:date-value="1999-04-01T00:00:00" table:style-name="ce2">
            <text:p>01/04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26</text:p>
          </table:table-cell>
          <table:table-cell office:value-type="string" table:style-name="ce1">
            <text:p>MARCELO MORALES CESAR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MAMC750909120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QUIMICO FARMACEUTICO BIOLOGO</text:p>
          </table:table-cell>
          <table:table-cell office:value-type="date" office:date-value="2000-06-16T00:00:00" table:style-name="ce2">
            <text:p>16/06/20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27</text:p>
          </table:table-cell>
          <table:table-cell office:value-type="string" table:style-name="ce1">
            <text:p>CANCELADO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HELV731205CI6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LIC. EN CONTADURIA</text:p>
          </table:table-cell>
          <table:table-cell office:value-type="date" office:date-value="2001-06-01T00:00:00" table:style-name="ce2">
            <text:p>01/06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28</text:p>
          </table:table-cell>
          <table:table-cell office:value-type="string" table:style-name="ce1">
            <text:p>HERNANDEZ MORALES JORGE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HEMJ7005134DA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ING. AGRONOMO SIST.PROD.PECUARIO</text:p>
          </table:table-cell>
          <table:table-cell office:value-type="date" office:date-value="2002-02-16T00:00:00" table:style-name="ce2">
            <text:p>16/02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31</text:p>
          </table:table-cell>
          <table:table-cell office:value-type="string" table:style-name="ce1">
            <text:p>RODRIGUEZ LOEZA MOISES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OLM590619PE4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LIC. EN DERECHO</text:p>
          </table:table-cell>
          <table:table-cell office:value-type="date" office:date-value="1999-10-01T00:00:00" table:style-name="ce2">
            <text:p>01/10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32</text:p>
          </table:table-cell>
          <table:table-cell office:value-type="string" table:style-name="ce1">
            <text:p>ALDUCIN LANDA MARIA ACELA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AULA680411KA3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TECNICO PROGRAMADOR ANALISTA</text:p>
          </table:table-cell>
          <table:table-cell office:value-type="date" office:date-value="1999-06-01T00:00:00" table:style-name="ce2">
            <text:p>01/06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39</text:p>
          </table:table-cell>
          <table:table-cell office:value-type="string" table:style-name="ce1">
            <text:p>GARCIA HERNANDEZ OCTAVIO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GAHO7405294F1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DE LIC. EN INFORMATICA</text:p>
          </table:table-cell>
          <table:table-cell office:value-type="date" office:date-value="1999-07-01T00:00:00" table:style-name="ce2">
            <text:p>01/07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40</text:p>
          </table:table-cell>
          <table:table-cell office:value-type="string" table:style-name="ce1">
            <text:p>ARRIAGA ORTIZ ANGELA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AIOA630930NI6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DE LIC. EN PEDAGOGIA</text:p>
          </table:table-cell>
          <table:table-cell office:value-type="date" office:date-value="1999-07-16T00:00:00" table:style-name="ce2">
            <text:p>16/07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41</text:p>
          </table:table-cell>
          <table:table-cell office:value-type="string" table:style-name="ce1">
            <text:p>JUAREZ MORENO LORENA GRACIELA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JUML771219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DE LIC. EN PEDAGOGIA</text:p>
          </table:table-cell>
          <table:table-cell office:value-type="date" office:date-value="2001-02-16T00:00:00" table:style-name="ce2">
            <text:p>16/02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42</text:p>
          </table:table-cell>
          <table:table-cell office:value-type="string" table:style-name="ce1">
            <text:p>HERNANDEZ TORRES CLAUDIA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HETC6401228V8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2 SEMESTRE BACHILLERATO</text:p>
          </table:table-cell>
          <table:table-cell office:value-type="date" office:date-value="2002-02-16T00:00:00" table:style-name="ce2">
            <text:p>16/02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51</text:p>
          </table:table-cell>
          <table:table-cell office:value-type="string" table:style-name="ce1">
            <text:p>ARIZA MEXICANO LETICIA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AIML610110Q64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LIC. EN PEDAGOGIA</text:p>
          </table:table-cell>
          <table:table-cell office:value-type="date" office:date-value="1998-11-01T00:00:00" table:style-name="ce2">
            <text:p>01/11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52</text:p>
          </table:table-cell>
          <table:table-cell office:value-type="string" table:style-name="ce1">
            <text:p>CORRO PAREDEZ MARIA ISABEL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OPI630417GX4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DE LIC. EN PEDAGOGIA</text:p>
          </table:table-cell>
          <table:table-cell office:value-type="date" office:date-value="1999-01-01T00:00:00" table:style-name="ce2">
            <text:p>01/01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53</text:p>
          </table:table-cell>
          <table:table-cell office:value-type="string" table:style-name="ce1">
            <text:p>PAEZ BUENAVAD DORA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PABD630909JP4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BACHILLERATO</text:p>
          </table:table-cell>
          <table:table-cell office:value-type="date" office:date-value="1999-08-01T00:00:00" table:style-name="ce2">
            <text:p>01/08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56</text:p>
          </table:table-cell>
          <table:table-cell office:value-type="string" table:style-name="ce1">
            <text:p>LOPEZ LARA ALMA PATRICIA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LOLA740809G61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DE LIC. EN PSICOLOGIA</text:p>
          </table:table-cell>
          <table:table-cell office:value-type="date" office:date-value="1998-10-01T00:00:00" table:style-name="ce2">
            <text:p>01/10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57</text:p>
          </table:table-cell>
          <table:table-cell office:value-type="string" table:style-name="ce1">
            <text:p>FLORES RODRIGUEZ DAVID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S500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FORD741120FL6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 (INTERINO)</text:p>
          </table:table-cell>
          <table:table-cell office:value-type="string" table:style-name="ce1">
            <text:p>PAS.LIC. EN COMUNICACIONES Y PERIODISMO</text:p>
          </table:table-cell>
          <table:table-cell office:value-type="date" office:date-value="2001-08-09T00:00:00" table:style-name="ce2">
            <text:p>09/08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60</text:p>
          </table:table-cell>
          <table:table-cell office:value-type="string" table:style-name="ce1">
            <text:p>ILLESCAZ CHABLET JOSE NOHEEYER</text:p>
          </table:table-cell>
          <table:table-cell office:value-type="string" table:style-name="ce1">
            <text:p>3018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IECN730304NE8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DE LIC. EN PEDAGOGIA</text:p>
          </table:table-cell>
          <table:table-cell office:value-type="date" office:date-value="2002-03-06T00:00:00" table:style-name="ce2">
            <text:p>06/03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63</text:p>
          </table:table-cell>
          <table:table-cell office:value-type="string" table:style-name="ce1">
            <text:p>PITALUA ZAMUDIO GILDA LUCELY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PIZG750505HC4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DE LIC. EN PEDAGOGIA</text:p>
          </table:table-cell>
          <table:table-cell office:value-type="date" office:date-value="1999-05-01T00:00:00" table:style-name="ce2">
            <text:p>01/05/199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64</text:p>
          </table:table-cell>
          <table:table-cell office:value-type="string" table:style-name="ce1">
            <text:p>CASTILLO RAMON PAULO CESAR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ARP730508K11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DE ING. EN ELECTRONICA</text:p>
          </table:table-cell>
          <table:table-cell office:value-type="date" office:date-value="2001-05-16T00:00:00" table:style-name="ce2">
            <text:p>16/05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65</text:p>
          </table:table-cell>
          <table:table-cell office:value-type="string" table:style-name="ce1">
            <text:p>HERNANDEZ TORRECILLA <text:s/>MARTHA I.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HETM770120A15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EN TECNICO EN PROGRAMACION</text:p>
          </table:table-cell>
          <table:table-cell office:value-type="date" office:date-value="1998-08-01T00:00:00" table:style-name="ce2">
            <text:p>01/08/199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67</text:p>
          </table:table-cell>
          <table:table-cell office:value-type="string" table:style-name="ce1">
            <text:p>MARTINEZ ORTIZ LYDIA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MAOL610805JY7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.LIC. EN SOCIOLOGIA</text:p>
          </table:table-cell>
          <table:table-cell office:value-type="date" office:date-value="2001-04-04T00:00:00" table:style-name="ce2">
            <text:p>04/04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68</text:p>
          </table:table-cell>
          <table:table-cell office:value-type="string" table:style-name="ce1">
            <text:p>MALAGA GOMEZ HERLES EDU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MAGH800531EK2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ROFESOR EN EDUCACION PRIMARIA</text:p>
          </table:table-cell>
          <table:table-cell office:value-type="date" office:date-value="2002-10-07T00:00:00" table:style-name="ce2">
            <text:p>07/10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071</text:p>
          </table:table-cell>
          <table:table-cell office:value-type="string" table:style-name="ce1">
            <text:p>FEREZ PORRAS FERMIN ELIAS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FEPF741021R88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. LIC. EN DERECHO</text:p>
          </table:table-cell>
          <table:table-cell office:value-type="date" office:date-value="2002-01-07T00:00:00" table:style-name="ce2">
            <text:p>07/01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22</text:p>
          </table:table-cell>
          <table:table-cell office:value-type="string" table:style-name="ce1">
            <text:p>CHAGOYA CARRANZA URIEL</text:p>
          </table:table-cell>
          <table:table-cell office:value-type="string" table:style-name="ce1">
            <text:p>3003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ACU7403233L9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4o SEMESTRE LIC. EN PSICOLOGIA</text:p>
          </table:table-cell>
          <table:table-cell office:value-type="date" office:date-value="2001-06-01T00:00:00" table:style-name="ce2">
            <text:p>01/06/20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26</text:p>
          </table:table-cell>
          <table:table-cell office:value-type="string" table:style-name="ce1">
            <text:p>OLIVARES TABLAS GUADALUPE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OITG781211I46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LIC. EN DERECHO</text:p>
          </table:table-cell>
          <table:table-cell office:value-type="date" office:date-value="2002-09-01T00:00:00" table:style-name="ce2">
            <text:p>01/09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50</text:p>
          </table:table-cell>
          <table:table-cell office:value-type="string" table:style-name="ce1">
            <text:p>NARSISO FLORES MIGUEL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NAFM720309157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2o SEM. AGRONOMIA</text:p>
          </table:table-cell>
          <table:table-cell office:value-type="date" office:date-value="2003-03-16T00:00:00" table:style-name="ce2">
            <text:p>16/03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69</text:p>
          </table:table-cell>
          <table:table-cell office:value-type="string" table:style-name="ce1">
            <text:p>GARCIA MORALES AGUSTIN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GAMA730712GV0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BACHILLERATO</text:p>
          </table:table-cell>
          <table:table-cell office:value-type="date" office:date-value="2003-03-01T00:00:00" table:style-name="ce2">
            <text:p>01/03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72</text:p>
          </table:table-cell>
          <table:table-cell office:value-type="string" table:style-name="ce1">
            <text:p>PEREZ CASTILLO ADRIANA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PECA790319GWA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LIC. PEDAGOGIA</text:p>
          </table:table-cell>
          <table:table-cell office:value-type="date" office:date-value="2002-10-01T00:00:00" table:style-name="ce2">
            <text:p>01/10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74</text:p>
          </table:table-cell>
          <table:table-cell office:value-type="string" table:style-name="ce1">
            <text:p>PIZANO BALLESTEROS ERNESTINA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PIVE-510714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CARRERA COMERCIAL</text:p>
          </table:table-cell>
          <table:table-cell office:value-type="date" office:date-value="2003-09-16T00:00:00" table:style-name="ce2">
            <text:p>16/09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75</text:p>
          </table:table-cell>
          <table:table-cell office:value-type="string" table:style-name="ce1">
            <text:p>HERNANDEZ MARTINEZ ARTURO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HEMA651215F18</text:p>
          </table:table-cell>
          <table:table-cell table:style-name="ce1"/>
          <table:table-cell office:value-type="string" table:style-name="ce1">
            <text:p>TECNICO DOCENTE SEDENA</text:p>
          </table:table-cell>
          <table:table-cell office:value-type="string" table:style-name="ce1">
            <text:p>PAS. LIC. LENGUA INGLESA</text:p>
          </table:table-cell>
          <table:table-cell office:value-type="date" office:date-value="2003-11-16T00:00:00" table:style-name="ce2">
            <text:p>16/11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76</text:p>
          </table:table-cell>
          <table:table-cell office:value-type="string" table:style-name="ce1">
            <text:p>MARQUEZ <text:s/>GARCIA AGUSTIN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MAGA8207155B6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2o. SEMESTRE LIC. PEDAGOGIA</text:p>
          </table:table-cell>
          <table:table-cell office:value-type="date" office:date-value="2003-10-15T00:00:00" table:style-name="ce2">
            <text:p>15/10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77</text:p>
          </table:table-cell>
          <table:table-cell office:value-type="string" table:style-name="ce1">
            <text:p>VALDEZ HERNANDEZ MA. MAGDALENA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VAHM730529</text:p>
          </table:table-cell>
          <table:table-cell table:style-name="ce1"/>
          <table:table-cell office:value-type="string" table:style-name="ce1">
            <text:p>TECNICO DOCENTE SEDENA</text:p>
          </table:table-cell>
          <table:table-cell office:value-type="string" table:style-name="ce1">
            <text:p>LIC. EDUC,. MEDIA ESPEC.ESPAÑOL</text:p>
          </table:table-cell>
          <table:table-cell office:value-type="date" office:date-value="2004-02-01T00:00:00" table:style-name="ce2">
            <text:p>01/0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78</text:p>
          </table:table-cell>
          <table:table-cell office:value-type="string" table:style-name="ce1">
            <text:p>NICASIO SANTIAGO IRENE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NISI650918</text:p>
          </table:table-cell>
          <table:table-cell table:style-name="ce1"/>
          <table:table-cell office:value-type="string" table:style-name="ce1">
            <text:p>TECNICO DOCENTE SEDENA</text:p>
          </table:table-cell>
          <table:table-cell office:value-type="string" table:style-name="ce1">
            <text:p>LIC. EN TRABAJO SOCIAL</text:p>
          </table:table-cell>
          <table:table-cell office:value-type="date" office:date-value="2004-02-01T00:00:00" table:style-name="ce2">
            <text:p>01/0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79</text:p>
          </table:table-cell>
          <table:table-cell office:value-type="string" table:style-name="ce1">
            <text:p>VELAZQUEZ HERNANDEZ ABIGAIL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VEHA740807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LIC. EDUC,. MEDIA ESPEC.ESPAÑOL</text:p>
          </table:table-cell>
          <table:table-cell office:value-type="date" office:date-value="2004-02-01T00:00:00" table:style-name="ce2">
            <text:p>01/0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82</text:p>
          </table:table-cell>
          <table:table-cell office:value-type="string" table:style-name="ce1">
            <text:p>MARTINEZ MAR FLORENTINO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MAMF760620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DE LIC. EN INFORMATICA</text:p>
          </table:table-cell>
          <table:table-cell office:value-type="date" office:date-value="2004-02-01T00:00:00" table:style-name="ce2">
            <text:p>01/0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84</text:p>
          </table:table-cell>
          <table:table-cell office:value-type="string" table:style-name="ce1">
            <text:p>DOLORES HERNANDEZ NATIVIDAD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DOHN710123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LICENCIADO EN PEDAGOGIA</text:p>
          </table:table-cell>
          <table:table-cell office:value-type="date" office:date-value="2004-02-16T00:00:00" table:style-name="ce2">
            <text:p>16/0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85</text:p>
          </table:table-cell>
          <table:table-cell office:value-type="string" table:style-name="ce1">
            <text:p>JIMENEZ LOPEZ MARIANO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JILM791022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LIC. EN PEDAGOGIA</text:p>
          </table:table-cell>
          <table:table-cell office:value-type="date" office:date-value="2004-02-16T00:00:00" table:style-name="ce2">
            <text:p>16/02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87</text:p>
          </table:table-cell>
          <table:table-cell office:value-type="string" table:style-name="ce1">
            <text:p>LANDA MORALES VICENTE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LAMV730405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BACHILELRATO</text:p>
          </table:table-cell>
          <table:table-cell office:value-type="date" office:date-value="2004-04-01T00:00:00" table:style-name="ce2">
            <text:p>01/04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88</text:p>
          </table:table-cell>
          <table:table-cell office:value-type="string" table:style-name="ce1">
            <text:p>AGUILAR LOPEZ <text:s/>MARIA DE LOS ANGELES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AULA601001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7o. SEM. LIC. DERECHO</text:p>
          </table:table-cell>
          <table:table-cell office:value-type="date" office:date-value="2004-04-01T00:00:00" table:style-name="ce2">
            <text:p>01/04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90</text:p>
          </table:table-cell>
          <table:table-cell office:value-type="string" table:style-name="ce1">
            <text:p>TEMOSTLE SOTO MEDARDO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TESM650608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BACHILLERATO</text:p>
          </table:table-cell>
          <table:table-cell office:value-type="date" office:date-value="2004-04-01T00:00:00" table:style-name="ce2">
            <text:p>01/04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91</text:p>
          </table:table-cell>
          <table:table-cell office:value-type="string" table:style-name="ce1">
            <text:p>DELGADO ZARATE MARIA LUISA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DEZL771223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4O. SEM. LIC. PEDAGOGIA</text:p>
          </table:table-cell>
          <table:table-cell office:value-type="date" office:date-value="2004-04-01T00:00:00" table:style-name="ce2">
            <text:p>01/04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92</text:p>
          </table:table-cell>
          <table:table-cell office:value-type="string" table:style-name="ce1">
            <text:p>SANCHEZ HERNANDEZ RAYMUNDO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SAHR781209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INGENIERO INDUSTRIAL</text:p>
          </table:table-cell>
          <table:table-cell office:value-type="date" office:date-value="2004-04-16T00:00:00" table:style-name="ce2">
            <text:p>16/04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94</text:p>
          </table:table-cell>
          <table:table-cell office:value-type="string" table:style-name="ce1">
            <text:p>DE LA CRUZ HERNANDEZ JUAN</text:p>
          </table:table-cell>
          <table:table-cell office:value-type="string" table:style-name="ce1">
            <text:p>3003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UHJ740803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1er.CUATRIM.TEC,SUP.UNIV.EN INFORMATICA</text:p>
          </table:table-cell>
          <table:table-cell office:value-type="date" office:date-value="2004-05-01T00:00:00" table:style-name="ce2">
            <text:p>01/05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95</text:p>
          </table:table-cell>
          <table:table-cell office:value-type="string" table:style-name="ce1">
            <text:p>VARGAS VALDES TARYN JOANA</text:p>
          </table:table-cell>
          <table:table-cell office:value-type="string" table:style-name="ce1">
            <text:p>3004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VAVT790922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L.A.E. EN RELACIONES TURISTICAS</text:p>
          </table:table-cell>
          <table:table-cell office:value-type="date" office:date-value="2004-06-01T00:00:00" table:style-name="ce2">
            <text:p>01/06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96</text:p>
          </table:table-cell>
          <table:table-cell office:value-type="string" table:style-name="ce1">
            <text:p>GONZALEZ MENDOZA FLORA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GOMF761124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LIC. PEDAGOGIA</text:p>
          </table:table-cell>
          <table:table-cell office:value-type="date" office:date-value="2004-05-01T00:00:00" table:style-name="ce2">
            <text:p>01/05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97</text:p>
          </table:table-cell>
          <table:table-cell office:value-type="string" table:style-name="ce1">
            <text:p>ARANO HERNANDEZ ANGEL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AAHA770407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LIC. PEDAGOGIA</text:p>
          </table:table-cell>
          <table:table-cell office:value-type="date" office:date-value="2004-06-01T00:00:00" table:style-name="ce2">
            <text:p>01/06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98</text:p>
          </table:table-cell>
          <table:table-cell office:value-type="string" table:style-name="ce1">
            <text:p>CRUZ CAMACHO DORALIA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UCD7902168Z5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. LIC. PEDAGOGIA</text:p>
          </table:table-cell>
          <table:table-cell office:value-type="date" office:date-value="2003-07-01T00:00:00" table:style-name="ce2">
            <text:p>01/07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99</text:p>
          </table:table-cell>
          <table:table-cell office:value-type="string" table:style-name="ce1">
            <text:p>SOSA LAGOS ENRIQUE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SOLE-691221672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. LIC. ADMON. EMPRESAS</text:p>
          </table:table-cell>
          <table:table-cell office:value-type="date" office:date-value="2003-07-01T00:00:00" table:style-name="ce2">
            <text:p>01/07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03</text:p>
          </table:table-cell>
          <table:table-cell office:value-type="string" table:style-name="ce1">
            <text:p>NAJERA ORDOÑEZ MARIA IVET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NAOI690927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4o. SEM. BACHILLERATO</text:p>
          </table:table-cell>
          <table:table-cell office:value-type="date" office:date-value="2004-09-16T00:00:00" table:style-name="ce2">
            <text:p>16/09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04</text:p>
          </table:table-cell>
          <table:table-cell office:value-type="string" table:style-name="ce1">
            <text:p>GARCIA GARCIA YULIANA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GAGY810529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. LIC. PEDAGOGIA</text:p>
          </table:table-cell>
          <table:table-cell office:value-type="date" office:date-value="2004-09-16T00:00:00" table:style-name="ce2">
            <text:p>16/09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07</text:p>
          </table:table-cell>
          <table:table-cell office:value-type="string" table:style-name="ce1">
            <text:p>HERNANDEZ GONZALEZ PASCUAL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HEGP790317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1er.CUATRIM.TECNICO COMPUTACION</text:p>
          </table:table-cell>
          <table:table-cell office:value-type="date" office:date-value="2004-10-01T00:00:00" table:style-name="ce2">
            <text:p>01/10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08</text:p>
          </table:table-cell>
          <table:table-cell office:value-type="string" table:style-name="ce1">
            <text:p>ESCAMILLA ALVARADO ANTOLINA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EAAA800907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BACHILLERATO</text:p>
          </table:table-cell>
          <table:table-cell office:value-type="date" office:date-value="2004-10-01T00:00:00" table:style-name="ce2">
            <text:p>01/10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09</text:p>
          </table:table-cell>
          <table:table-cell office:value-type="string" table:style-name="ce1">
            <text:p>HERNANDEZ MARTINEZ EMILIO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HEME-7108285U3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BACHILLERATO</text:p>
          </table:table-cell>
          <table:table-cell office:value-type="date" office:date-value="2003-10-16T00:00:00" table:style-name="ce2">
            <text:p>16/10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10</text:p>
          </table:table-cell>
          <table:table-cell office:value-type="string" table:style-name="ce1">
            <text:p>LARES FLORES JAVIER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LAFJ-7811243K5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8° SEMESTRE LIC. PEDAGOGIA</text:p>
          </table:table-cell>
          <table:table-cell office:value-type="date" office:date-value="2003-10-16T00:00:00" table:style-name="ce2">
            <text:p>16/10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11</text:p>
          </table:table-cell>
          <table:table-cell office:value-type="string" table:style-name="ce1">
            <text:p>RAMOS FITTA TERESITA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AFT-680827FXA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LIC. PEDAGOGIA</text:p>
          </table:table-cell>
          <table:table-cell office:value-type="date" office:date-value="2003-10-16T00:00:00" table:style-name="ce2">
            <text:p>16/10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12</text:p>
          </table:table-cell>
          <table:table-cell office:value-type="string" table:style-name="ce1">
            <text:p>ROSALES CASTILLO MARTIN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OCM800413PI0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BACHILLERATO</text:p>
          </table:table-cell>
          <table:table-cell office:value-type="date" office:date-value="2003-09-25T00:00:00" table:style-name="ce2">
            <text:p>25/09/200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21</text:p>
          </table:table-cell>
          <table:table-cell office:value-type="string" table:style-name="ce1">
            <text:p>VIRUES SALAZAR ZEFERINA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S5002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VISZ620326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LIC. EN TRABAJO SOCIAL</text:p>
          </table:table-cell>
          <table:table-cell office:value-type="date" office:date-value="2005-01-16T00:00:00" table:style-name="ce2">
            <text:p>16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23</text:p>
          </table:table-cell>
          <table:table-cell office:value-type="string" table:style-name="ce1">
            <text:p>MENDEZ TORRES OSCAR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METO770619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LIC EN ADMON DE EMPRESAS TURISCTICAS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26</text:p>
          </table:table-cell>
          <table:table-cell office:value-type="string" table:style-name="ce1">
            <text:p>LUIS ALBERTO MARTINEZ LANDA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ERI720905IM5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3er. SEM. LIC. PEDAGOGIA</text:p>
          </table:table-cell>
          <table:table-cell office:value-type="date" office:date-value="2005-02-16T00:00:00" table:style-name="ce2">
            <text:p>16/02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28</text:p>
          </table:table-cell>
          <table:table-cell office:value-type="string" table:style-name="ce1">
            <text:p>HERRERA GOMEZ BIBIANO</text:p>
          </table:table-cell>
          <table:table-cell office:value-type="string" table:style-name="ce1">
            <text:p>3004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HEGB600118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BACHILLERATO</text:p>
          </table:table-cell>
          <table:table-cell office:value-type="date" office:date-value="2005-02-01T00:00:00" table:style-name="ce2">
            <text:p>01/02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29</text:p>
          </table:table-cell>
          <table:table-cell office:value-type="string" table:style-name="ce1">
            <text:p>TEJEDA CEREZO JUAN ANDRES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TECJ800325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LIC. PEDAGOGIA</text:p>
          </table:table-cell>
          <table:table-cell office:value-type="date" office:date-value="2002-10-01T00:00:00" table:style-name="ce2">
            <text:p>01/10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30</text:p>
          </table:table-cell>
          <table:table-cell office:value-type="string" table:style-name="ce1">
            <text:p>GONZALEZ CRUZ ABEL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GOCA830131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LIC. PEDAGOGIA</text:p>
          </table:table-cell>
          <table:table-cell office:value-type="date" office:date-value="2002-10-01T00:00:00" table:style-name="ce2">
            <text:p>01/10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31</text:p>
          </table:table-cell>
          <table:table-cell office:value-type="string" table:style-name="ce1">
            <text:p>HERNANDEZ MARTINEZ JOSE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DOLF5804012E2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LIC. EN EDUCACION PLAN 2000</text:p>
          </table:table-cell>
          <table:table-cell office:value-type="date" office:date-value="2005-03-01T00:00:00" table:style-name="ce2">
            <text:p>01/03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32</text:p>
          </table:table-cell>
          <table:table-cell office:value-type="string" table:style-name="ce1">
            <text:p>AZCOITIA TRIANA LAURA GUADALUPE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AOTL670119</text:p>
          </table:table-cell>
          <table:table-cell office:value-type="string" table:style-name="ce1">
            <text:p>SEDENA/GOB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PASANTE DE LIC. EN BIOLOGIA</text:p>
          </table:table-cell>
          <table:table-cell office:value-type="date" office:date-value="2002-03-16T00:00:00" table:style-name="ce2">
            <text:p>16/03/200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35</text:p>
          </table:table-cell>
          <table:table-cell office:value-type="string" table:style-name="ce1">
            <text:p>RAMIREZ GARCIA PEDRO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AGP670323</text:p>
          </table:table-cell>
          <table:table-cell table:style-name="ce1"/>
          <table:table-cell office:value-type="string" table:style-name="ce1">
            <text:p>TECNICO DOCENTE SEDENA</text:p>
          </table:table-cell>
          <table:table-cell office:value-type="string" table:style-name="ce1">
            <text:p>PASANTE LIC. EN DERECHO</text:p>
          </table:table-cell>
          <table:table-cell office:value-type="date" office:date-value="2005-06-16T00:00:00" table:style-name="ce2">
            <text:p>16/06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36</text:p>
          </table:table-cell>
          <table:table-cell office:value-type="string" table:style-name="ce1">
            <text:p>CADENA DOMINGUEZ ESTEBAN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ADE680705</text:p>
          </table:table-cell>
          <table:table-cell table:style-name="ce1"/>
          <table:table-cell office:value-type="string" table:style-name="ce1">
            <text:p>TECNICO DOCENTE SEDENA</text:p>
          </table:table-cell>
          <table:table-cell office:value-type="string" table:style-name="ce1">
            <text:p>LIC. EN DERECHO</text:p>
          </table:table-cell>
          <table:table-cell office:value-type="date" office:date-value="2005-07-01T00:00:00" table:style-name="ce2">
            <text:p>01/07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37</text:p>
          </table:table-cell>
          <table:table-cell office:value-type="string" table:style-name="ce1">
            <text:p>ZARATE ALEMAN CINTHIA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ZAAC821127</text:p>
          </table:table-cell>
          <table:table-cell table:style-name="ce1"/>
          <table:table-cell office:value-type="string" table:style-name="ce1">
            <text:p>TECNICO DOCENTE SEDENA</text:p>
          </table:table-cell>
          <table:table-cell office:value-type="string" table:style-name="ce1">
            <text:p>PAS. LIC. EN CONTADURIA</text:p>
          </table:table-cell>
          <table:table-cell office:value-type="date" office:date-value="2005-07-01T00:00:00" table:style-name="ce2">
            <text:p>01/07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38</text:p>
          </table:table-cell>
          <table:table-cell office:value-type="string" table:style-name="ce1">
            <text:p>CONCHA SEGOVIA RICARDO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OSR700427</text:p>
          </table:table-cell>
          <table:table-cell table:style-name="ce1"/>
          <table:table-cell office:value-type="string" table:style-name="ce1">
            <text:p>TECNICO DOCENTE SEDENA</text:p>
          </table:table-cell>
          <table:table-cell office:value-type="string" table:style-name="ce1">
            <text:p>PAS. LIC. EN TRABAJO SOCIAL</text:p>
          </table:table-cell>
          <table:table-cell office:value-type="date" office:date-value="2005-07-01T00:00:00" table:style-name="ce2">
            <text:p>01/07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39</text:p>
          </table:table-cell>
          <table:table-cell office:value-type="string" table:style-name="ce1">
            <text:p>MENDOZA VAZQUEZ DULCE MARIA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MEVD780819</text:p>
          </table:table-cell>
          <table:table-cell table:style-name="ce1"/>
          <table:table-cell office:value-type="string" table:style-name="ce1">
            <text:p>TECNICO DOCENTE SEDENA</text:p>
          </table:table-cell>
          <table:table-cell office:value-type="string" table:style-name="ce1">
            <text:p>OPERADOR DE MICROCOMPUTADORAS</text:p>
          </table:table-cell>
          <table:table-cell office:value-type="date" office:date-value="2005-08-16T00:00:00" table:style-name="ce2">
            <text:p>16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40</text:p>
          </table:table-cell>
          <table:table-cell office:value-type="string" table:style-name="ce1">
            <text:p>MORGADO NAVA JAIME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MONJ740715</text:p>
          </table:table-cell>
          <table:table-cell table:style-name="ce1"/>
          <table:table-cell office:value-type="string" table:style-name="ce1">
            <text:p>TECNICO DOCENTE SEDENA</text:p>
          </table:table-cell>
          <table:table-cell office:value-type="string" table:style-name="ce1">
            <text:p>PASANTE LIC. EN ADMON. DE EMPRESAS</text:p>
          </table:table-cell>
          <table:table-cell office:value-type="date" office:date-value="2005-08-01T00:00:00" table:style-name="ce2">
            <text:p>01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241</text:p>
          </table:table-cell>
          <table:table-cell office:value-type="string" table:style-name="ce1">
            <text:p>CABRERA JIMARES ALMA DELIA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CAJA861201</text:p>
          </table:table-cell>
          <table:table-cell table:style-name="ce1"/>
          <table:table-cell office:value-type="string" table:style-name="ce1">
            <text:p>TECNICO DOCENTE SEDENA</text:p>
          </table:table-cell>
          <table:table-cell office:value-type="string" table:style-name="ce1">
            <text:p>BACHILLERATO</text:p>
          </table:table-cell>
          <table:table-cell office:value-type="date" office:date-value="2005-08-16T00:00:00" table:style-name="ce2">
            <text:p>16/08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501</text:p>
          </table:table-cell>
          <table:table-cell office:value-type="string" table:style-name="ce1">
            <text:p>HERNANDEZ HERNANDEZ ANA MARIA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HEHA620720RD5</text:p>
          </table:table-cell>
          <table:table-cell office:value-type="string" table:style-name="ce1">
            <text:p>SEDENA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TECNICO EN INFORMATICA</text:p>
          </table:table-cell>
          <table:table-cell office:value-type="date" office:date-value="2005-01-01T00:00:00" table:style-name="ce2">
            <text:p>01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504</text:p>
          </table:table-cell>
          <table:table-cell office:value-type="string" table:style-name="ce1">
            <text:p>HERVERT PONCE NORMA EDITH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S5003</text:p>
          </table:table-cell>
          <table:table-cell office:value-type="string" table:style-name="ce1">
            <text:p>27Z</text:p>
          </table:table-cell>
          <table:table-cell office:value-type="string" table:style-name="ce1">
            <text:p>HEPN750306UV3</text:p>
          </table:table-cell>
          <table:table-cell office:value-type="string" table:style-name="ce1">
            <text:p>SEDENA</text:p>
          </table:table-cell>
          <table:table-cell office:value-type="string" table:style-name="ce1">
            <text:p>TECNICO DOCENTE SEDENA</text:p>
          </table:table-cell>
          <table:table-cell office:value-type="string" table:style-name="ce1">
            <text:p>LIC. EN EDUCACION MEDIA (ESPAÑOL)</text:p>
          </table:table-cell>
          <table:table-cell office:value-type="date" office:date-value="2004-03-16T00:00:00" table:style-name="ce2">
            <text:p>16/03/200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220</text:p>
          </table:table-cell>
          <table:table-cell office:value-type="string" table:style-name="ce1">
            <text:p>VARGAS CRUZ ROSAURA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P5003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VACR401125</text:p>
          </table:table-cell>
          <table:table-cell office:value-type="string" table:style-name="ce1">
            <text:p>PROY TECNICO</text:p>
          </table:table-cell>
          <table:table-cell office:value-type="string" table:style-name="ce1">
            <text:p>PROMOTOR EDUCATIVO</text:p>
          </table:table-cell>
          <table:table-cell office:value-type="string" table:style-name="ce1">
            <text:p>LIC. EN EDUCACION PRIMARIA</text:p>
          </table:table-cell>
          <table:table-cell office:value-type="date" office:date-value="2005-01-16T00:00:00" table:style-name="ce2">
            <text:p>16/01/20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1003</text:p>
          </table:table-cell>
          <table:table-cell office:value-type="string" table:style-name="ce1">
            <text:p>ROSAS MARTINEZ JOSE URIEL</text:p>
          </table:table-cell>
          <table:table-cell office:value-type="string" table:style-name="ce1">
            <text:p>300M</text:p>
          </table:table-cell>
          <table:table-cell table:number-columns-repeated="4" table:style-name="ce1"/>
          <table:table-cell office:value-type="string" table:style-name="ce1">
            <text:p>JEFE DE UNIDAD DE APOYO LOGISTICO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7597" table:style-name="ro1">
          <table:table-cell table:number-columns-repeated="16384"/>
        </table:table-row>
      </table:table>
      <table:named-expressions>
        <table:named-range table:name="_02Empleados" table:cell-range-address="02Empleados.$A$1:02Empleados.$K$979" table:base-cell-address="02Emplead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ristian</meta:initial-creator>
    <dc:creator>Christian</dc:creator>
    <meta:creation-date>2015-05-13T15:22:01Z</meta:creation-date>
    <dc:date>2015-05-13T19:59:24Z</dc:date>
  </office:meta>
</office:document-meta>
</file>